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552.39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61.15pt"/>
    </style:style>
    <style:style style:name="co6" style:family="table-column">
      <style:table-column-properties fo:break-before="auto" style:column-width="293.1pt"/>
    </style:style>
    <style:style style:name="co7" style:family="table-column">
      <style:table-column-properties fo:break-before="auto" style:column-width="98.1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2.71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70.64pt"/>
    </style:style>
    <style:style style:name="co14" style:family="table-column">
      <style:table-column-properties fo:break-before="auto" style:column-width="108.2pt"/>
    </style:style>
    <style:style style:name="co15" style:family="table-column">
      <style:table-column-properties fo:break-before="auto" style:column-width="48.25pt"/>
    </style:style>
    <style:style style:name="co16" style:family="table-column">
      <style:table-column-properties fo:break-before="auto" style:column-width="56.89pt"/>
    </style:style>
    <style:style style:name="co17" style:family="table-column">
      <style:table-column-properties fo:break-before="auto" style:column-width="43.91pt"/>
    </style:style>
    <style:style style:name="co18" style:family="table-column">
      <style:table-column-properties fo:break-before="auto" style:column-width="333.55pt"/>
    </style:style>
    <style:style style:name="co19" style:family="table-column">
      <style:table-column-properties fo:break-before="auto" style:column-width="34.5pt"/>
    </style:style>
    <style:style style:name="co20" style:family="table-column">
      <style:table-column-properties fo:break-before="auto" style:column-width="53.29pt"/>
    </style:style>
    <style:style style:name="co21" style:family="table-column">
      <style:table-column-properties fo:break-before="auto" style:column-width="64.86pt"/>
    </style:style>
    <style:style style:name="co22" style:family="table-column">
      <style:table-column-properties fo:break-before="auto" style:column-width="574.55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4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Normal_20_2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35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5" style:family="table-cell" style:parent-style-name="Default" style:data-style-name="N135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4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4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4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4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1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31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131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3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3"/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/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classement" table:style-name="ta1" table:print-ranges="classement.A1:classement.G162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4" table:default-cell-style-name="ce7"/>
        <table:table-column table:style-name="co9" table:number-columns-repeated="1011" table:default-cell-style-name="ce7"/>
        <table:table-row table:style-name="ro1">
          <table:table-cell table:style-name="ce1" office:value-type="string" calcext:value-type="string" table:number-columns-spanned="7" table:number-rows-spanned="1">
            <text:p>Hiérarchisation des vœux</text:p>
          </table:table-cell>
          <table:covered-table-cell table:number-columns-repeated="6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CIRCONSCRIPTION</text:p>
          </table:table-cell>
          <table:table-cell table:style-name="ce8" office:value-type="string" calcext:value-type="string">
            <text:p>ECOLE(S) D'AFFECTATION Ecoles de rattachement des postes fractionnés sont en caractères gras</text:p>
          </table:table-cell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Quotité d'affectation</text:p>
          </table:table-cell>
          <table:table-cell table:style-name="ce8" office:value-type="string" calcext:value-type="string">
            <text:p>OBSERVATION</text:p>
          </table:table-cell>
          <table:table-cell table:style-name="ce8" office:value-type="string" calcext:value-type="string">
            <text:p>Rang des voeux</text:p>
          </table:table-cell>
          <table:table-cell table:style-name="ce8" office:value-type="string" calcext:value-type="string">
            <text:p>Note globale</text:p>
          </table:table-cell>
          <table:table-cell table:style-name="ce8" office:value-type="string" calcext:value-type="string">
            <text:p>Niveau de classe </text:p>
          </table:table-cell>
          <table:table-cell table:style-name="ce8" office:value-type="string" calcext:value-type="string">
            <text:p>Distance (km)</text:p>
          </table:table-cell>
          <table:table-cell table:style-name="ce8" office:value-type="string" calcext:value-type="string">
            <text:p>Trajet (min)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BAYON, Elém. F. Dolto, MS et GS</text:p>
          </table:table-cell>
          <table:table-cell table:style-name="ce9" office:value-type="string" calcext:value-type="string">
            <text:p>0224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2]" office:value-type="float" office:value="859.415694705724" calcext:value-type="float">
            <text:p>859.4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]" office:value-type="float" office:value="39.8" calcext:value-type="float">
            <text:p>39.8</text:p>
          </table:table-cell>
          <table:table-cell table:style-name="ce9" table:formula="of:=[$distances.D2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ANVILLE</text:p>
          </table:table-cell>
          <table:table-cell table:style-name="ce10" office:value-type="string" calcext:value-type="string">
            <text:p>FLAVIGNY SUR MOSELLE, Prim village, MS et GS</text:p>
          </table:table-cell>
          <table:table-cell table:style-name="ce10" office:value-type="string" calcext:value-type="string">
            <text:p>1903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3]" office:value-type="float" office:value="862.100664448748" calcext:value-type="float">
            <text:p>862.1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3]" office:value-type="float" office:value="21.8" calcext:value-type="float">
            <text:p>21.8</text:p>
          </table:table-cell>
          <table:table-cell table:style-name="ce10" table:formula="of:=[$distances.D3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MAGNIERES, Prim (mat 3 niveaux et élém 3 niveaux)</text:p>
          </table:table-cell>
          <table:table-cell table:style-name="ce9" office:value-type="string" calcext:value-type="string">
            <text:p>0703W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54" table:formula="of:=[$notes.B4]" office:value-type="float" office:value="120.085813972885" calcext:value-type="float">
            <text:p>120.0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4]" office:value-type="float" office:value="59.9" calcext:value-type="float">
            <text:p>59.9</text:p>
          </table:table-cell>
          <table:table-cell table:style-name="ce9" table:formula="of:=[$distances.D4]" office:value-type="float" office:value="48" calcext:value-type="float">
            <text:p>4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AINVILLE</text:p>
          </table:table-cell>
          <table:table-cell table:style-name="ce10" office:value-type="string" calcext:value-type="string">
            <text:p>DAMELEVIERES Louis Aragon élémentaire-CE2 et CM1</text:p>
          </table:table-cell>
          <table:table-cell table:style-name="ce10" office:value-type="string" calcext:value-type="string">
            <text:p>1692W</text:p>
          </table:table-cell>
          <table:table-cell table:style-name="ce10" office:value-type="string" calcext:value-type="string">
            <text:p>Complément <text:s/>TP 50% </text:p>
          </table:table-cell>
          <table:table-cell table:style-name="ce10" table:number-columns-repeated="2"/>
          <table:table-cell table:style-name="ce55" table:formula="of:=[$notes.B5]" office:value-type="float" office:value="65.5228349813269" calcext:value-type="float">
            <text:p>65.5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5]" office:value-type="float" office:value="36.5" calcext:value-type="float">
            <text:p>36.5</text:p>
          </table:table-cell>
          <table:table-cell table:style-name="ce10" table:formula="of:=[$distances.D5]" office:value-type="float" office:value="32" calcext:value-type="float">
            <text:p>3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LAINVILLE</text:p>
          </table:table-cell>
          <table:table-cell table:style-name="ce9" office:value-type="string" calcext:value-type="string">
            <text:p>AZERAILLES, Prim, classe de CP et CE1</text:p>
          </table:table-cell>
          <table:table-cell table:style-name="ce9" office:value-type="string" calcext:value-type="string">
            <text:p>0194T</text:p>
          </table:table-cell>
          <table:table-cell table:style-name="ce9" office:value-type="string" calcext:value-type="string">
            <text:p>Complément TP 25% </text:p>
            <text:p>Déchage de direction 25%</text:p>
          </table:table-cell>
          <table:table-cell table:style-name="ce9" table:number-columns-repeated="2"/>
          <table:table-cell table:style-name="ce54" table:formula="of:=[$notes.B6]" office:value-type="float" office:value="118.626324958993" calcext:value-type="float">
            <text:p>118.63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6]" office:value-type="float" office:value="59.7" calcext:value-type="float">
            <text:p>59.7</text:p>
          </table:table-cell>
          <table:table-cell table:style-name="ce9" table:formula="of:=[$distances.D6]" office:value-type="float" office:value="44" calcext:value-type="float">
            <text:p>4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Elém J Zay</text:p>
            <text:p>MERCY LE BAS, Elém J Curie </text:p>
          </table:table-cell>
          <table:table-cell table:style-name="ce10" office:value-type="string" calcext:value-type="string">
            <text:p>0917D</text:p>
            <text:p>0749W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55" table:formula="of:=[$notes.B7]" office:value-type="float" office:value="102.048181337979" calcext:value-type="float">
            <text:p>102.0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7]" office:value-type="float" office:value="107.8" calcext:value-type="float">
            <text:p>107.8</text:p>
          </table:table-cell>
          <table:table-cell table:style-name="ce10" table:formula="of:=[$distances.D7]" office:value-type="float" office:value="73" calcext:value-type="float">
            <text:p>7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AUDUN LE ROMAN Mat. F. Poulbot</text:p>
            <text:p>MONT BONVILLERS EPPU</text:p>
          </table:table-cell>
          <table:table-cell table:style-name="ce9" office:value-type="string" calcext:value-type="string">
            <text:p>0182E</text:p>
            <text:p>1942T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54" table:formula="of:=[$notes.B8]" office:value-type="float" office:value="814.852964071579" calcext:value-type="float">
            <text:p>814.85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8]" office:value-type="float" office:value="96.1" calcext:value-type="float">
            <text:p>96.1</text:p>
          </table:table-cell>
          <table:table-cell table:style-name="ce9" table:formula="of:=[$distances.D8]" office:value-type="float" office:value="62" calcext:value-type="float">
            <text:p>6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MANCIEULLES et VAL-DE-BRIEY, Elém Hervé Bazin</text:p>
          </table:table-cell>
          <table:table-cell table:style-name="ce10" office:value-type="string" calcext:value-type="string">
            <text:p>1945W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55" table:formula="of:=[$notes.B9]" office:value-type="float" office:value="42.6349312846935" calcext:value-type="float">
            <text:p>42.6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]" office:value-type="float" office:value="93" calcext:value-type="float">
            <text:p>93</text:p>
          </table:table-cell>
          <table:table-cell table:style-name="ce10" table:formula="of:=[$distances.D9]" office:value-type="float" office:value="66" calcext:value-type="float">
            <text:p>6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VALLEROY Mat, Emile Duhamel</text:p>
          </table:table-cell>
          <table:table-cell table:style-name="ce9" office:value-type="string" calcext:value-type="string">
            <text:p>1862F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54" table:formula="of:=[$notes.B10]" office:value-type="float" office:value="816.366533838698" calcext:value-type="float">
            <text:p>816.37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0]" office:value-type="float" office:value="83.1" calcext:value-type="float">
            <text:p>83.1</text:p>
          </table:table-cell>
          <table:table-cell table:style-name="ce9" table:formula="of:=[$distances.D10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Mat. Elsa. Triolet</text:p>
          </table:table-cell>
          <table:table-cell table:style-name="ce10" office:value-type="string" calcext:value-type="string">
            <text:p>1730M</text:p>
          </table:table-cell>
          <table:table-cell table:style-name="ce10" office:value-type="string" calcext:value-type="string">
            <text:p>Complément TP 50% <text:s text:c="34"/></text:p>
          </table:table-cell>
          <table:table-cell table:style-name="ce10" table:number-columns-repeated="2"/>
          <table:table-cell table:style-name="ce55" table:formula="of:=[$notes.B11]" office:value-type="float" office:value="832.715047864404" calcext:value-type="float">
            <text:p>832.7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1]" office:value-type="float" office:value="89.3" calcext:value-type="float">
            <text:p>89.3</text:p>
          </table:table-cell>
          <table:table-cell table:style-name="ce10" table:formula="of:=[$distances.D11]" office:value-type="float" office:value="73" calcext:value-type="float">
            <text:p>7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MARS LA TOUR, Primaire Albert Lebrun</text:p>
          </table:table-cell>
          <table:table-cell table:style-name="ce9" office:value-type="string" calcext:value-type="string">
            <text:p>1981K</text:p>
          </table:table-cell>
          <table:table-cell table:style-name="ce9" office:value-type="string" calcext:value-type="string">
            <text:p>Complément TP 50% <text:s text:c="37"/></text:p>
          </table:table-cell>
          <table:table-cell table:style-name="ce9" table:number-columns-repeated="2"/>
          <table:table-cell table:style-name="ce54" table:formula="of:=[$notes.B12]" office:value-type="float" office:value="115.793003363946" calcext:value-type="float">
            <text:p>115.7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12]" office:value-type="float" office:value="67.7" calcext:value-type="float">
            <text:p>67.7</text:p>
          </table:table-cell>
          <table:table-cell table:style-name="ce9" table:formula="of:=[$distances.D12]" office:value-type="float" office:value="50" calcext:value-type="float">
            <text:p>5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JARNY</text:p>
          </table:table-cell>
          <table:table-cell table:style-name="ce10" office:value-type="string" calcext:value-type="string">
            <text:p>HOMECOURT, Mat H. Defaut</text:p>
          </table:table-cell>
          <table:table-cell table:style-name="ce10" office:value-type="string" calcext:value-type="string">
            <text:p>0531J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13]" office:value-type="float" office:value="833.673020786033" calcext:value-type="float">
            <text:p>833.6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3]" office:value-type="float" office:value="82.3" calcext:value-type="float">
            <text:p>82.3</text:p>
          </table:table-cell>
          <table:table-cell table:style-name="ce10" table:formula="of:=[$distances.D13]" office:value-type="float" office:value="53" calcext:value-type="float">
            <text:p>5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JARNY, Prim Jules Ferry (mat)</text:p>
          </table:table-cell>
          <table:table-cell table:style-name="ce9" office:value-type="string" calcext:value-type="string">
            <text:p>0552G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14]" office:value-type="float" office:value="834.195909516352" calcext:value-type="float">
            <text:p>834.2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4]" office:value-type="float" office:value="70.3" calcext:value-type="float">
            <text:p>70.3</text:p>
          </table:table-cell>
          <table:table-cell table:style-name="ce9" table:formula="of:=[$distances.D14]" office:value-type="float" office:value="54" calcext:value-type="float">
            <text:p>5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ROSIERES-AUX-SALINES, Elémentaire</text:p>
            <text:p/>
          </table:table-cell>
          <table:table-cell table:style-name="ce10" office:value-type="string" calcext:value-type="string">
            <text:p>1880A</text:p>
          </table:table-cell>
          <table:table-cell table:style-name="ce10" office:value-type="string" calcext:value-type="string">
            <text:p>Déchage de direction 25%                    </text:p>
            <text:p>Complément TP 25%</text:p>
          </table:table-cell>
          <table:table-cell table:style-name="ce10" table:number-columns-repeated="2"/>
          <table:table-cell table:style-name="ce55" table:formula="of:=[$notes.B15]" office:value-type="float" office:value="48.0402237070123" calcext:value-type="float">
            <text:p>48.0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5]" office:value-type="float" office:value="30.2" calcext:value-type="float">
            <text:p>30.2</text:p>
          </table:table-cell>
          <table:table-cell table:style-name="ce10" table:formula="of:=[$distances.D15]" office:value-type="float" office:value="27" calcext:value-type="float">
            <text:p>2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DOMBASLE, Mat J. L'hôte</text:p>
          </table:table-cell>
          <table:table-cell table:style-name="ce9" office:value-type="string" calcext:value-type="string">
            <text:p>0382X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16]" office:value-type="float" office:value="856.476882373111" calcext:value-type="float">
            <text:p>856.4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6]" office:value-type="float" office:value="31.6" calcext:value-type="float">
            <text:p>31.6</text:p>
          </table:table-cell>
          <table:table-cell table:style-name="ce9" table:formula="of:=[$distances.D16]" office:value-type="float" office:value="29" calcext:value-type="float">
            <text:p>2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JARVILLE, Elem L. Majorelle</text:p>
            <text:p>HEILLECOURT, Prim. E. Gallé</text:p>
          </table:table-cell>
          <table:table-cell table:style-name="ce10" office:value-type="string" calcext:value-type="string">
            <text:p>1797K</text:p>
            <text:p>1693X</text:p>
          </table:table-cell>
          <table:table-cell table:style-name="ce10" office:value-type="string" calcext:value-type="string">
            <text:p>Complément TP 25% </text:p>
            <text:p>Dech Synd 25% </text:p>
          </table:table-cell>
          <table:table-cell table:style-name="ce10" table:number-columns-repeated="2"/>
          <table:table-cell table:style-name="ce55" table:formula="of:=[$notes.B17]" office:value-type="float" office:value="129.07212280718" calcext:value-type="float">
            <text:p>129.07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7]" office:value-type="float" office:value="5.3" calcext:value-type="float">
            <text:p>5.3</text:p>
          </table:table-cell>
          <table:table-cell table:style-name="ce10" table:formula="of:=[$distances.D17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Florian JARVILLE, Mat E. Chatrian</text:p>
          </table:table-cell>
          <table:table-cell table:style-name="ce9" office:value-type="string" calcext:value-type="string">
            <text:p>0565W 0564V</text:p>
          </table:table-cell>
          <table:table-cell table:style-name="ce9" office:value-type="string" calcext:value-type="string">
            <text:p>Déchage de direction 25%                    </text:p>
            <text:p>Déchage de direction 25%</text:p>
          </table:table-cell>
          <table:table-cell table:style-name="ce9" table:number-columns-repeated="2"/>
          <table:table-cell table:style-name="ce54" table:formula="of:=[$notes.B18]" office:value-type="float" office:value="848.974856592129" calcext:value-type="float">
            <text:p>848.97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8]" office:value-type="float" office:value="5.7" calcext:value-type="float">
            <text:p>5.7</text:p>
          </table:table-cell>
          <table:table-cell table:style-name="ce9" table:formula="of:=[$distances.D18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Elém Montaigu</text:p>
          </table:table-cell>
          <table:table-cell table:style-name="ce10" office:value-type="string" calcext:value-type="string">
            <text:p>2137E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19]" office:value-type="float" office:value="73.6552400633867" calcext:value-type="float">
            <text:p>73.6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9]" office:value-type="float" office:value="8.3" calcext:value-type="float">
            <text:p>8.3</text:p>
          </table:table-cell>
          <table:table-cell table:style-name="ce10" table:formula="of:=[$distances.D19]" office:value-type="float" office:value="17" calcext:value-type="float">
            <text:p>1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LANEUVEVILLE-DVT-NANCY, Mat du Centre</text:p>
            <text:p>LANEUVEVILLE-DVT-NANCY, Mat du Centre</text:p>
          </table:table-cell>
          <table:table-cell table:style-name="ce9" office:value-type="string" calcext:value-type="string">
            <text:p>1484V</text:p>
            <text:p>1484V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54" table:formula="of:=[$notes.B20]" office:value-type="float" office:value="847.428499013057" calcext:value-type="float">
            <text:p>847.43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0]" office:value-type="float" office:value="8.8" calcext:value-type="float">
            <text:p>8.8</text:p>
          </table:table-cell>
          <table:table-cell table:style-name="ce9" table:formula="of:=[$distances.D20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Mat Montaigu</text:p>
            <text:p>HEILLECOURT, Prim E. Gallé</text:p>
          </table:table-cell>
          <table:table-cell table:style-name="ce10" office:value-type="string" calcext:value-type="string">
            <text:p>1656G</text:p>
            <text:p>1693X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55" table:formula="of:=[$notes.B21]" office:value-type="float" office:value="847.655240063387" calcext:value-type="float">
            <text:p>847.6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21]" office:value-type="float" office:value="8.3" calcext:value-type="float">
            <text:p>8.3</text:p>
          </table:table-cell>
          <table:table-cell table:style-name="ce10" table:formula="of:=[$distances.D21]" office:value-type="float" office:value="17" calcext:value-type="float">
            <text:p>1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ROSIERES-AUX-SALINES, Mat</text:p>
            <text:p>VARANGEVILLE, Mat L. Michel</text:p>
          </table:table-cell>
          <table:table-cell table:style-name="ce9" office:value-type="string" calcext:value-type="string">
            <text:p>0973P</text:p>
            <text:p>1213A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54" table:formula="of:=[$notes.B22]" office:value-type="float" office:value="840.14938327665" calcext:value-type="float">
            <text:p>840.15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2]" office:value-type="float" office:value="29.8" calcext:value-type="float">
            <text:p>29.8</text:p>
          </table:table-cell>
          <table:table-cell table:style-name="ce9" table:formula="of:=[$distances.D22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ém P et M Curie</text:p>
          </table:table-cell>
          <table:table-cell table:style-name="ce10" office:value-type="string" calcext:value-type="string">
            <text:p>2006M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55" table:formula="of:=[$notes.B23]" office:value-type="float" office:value="67.1842719328323" calcext:value-type="float">
            <text:p>67.1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23]" office:value-type="float" office:value="23.9" calcext:value-type="float">
            <text:p>23.9</text:p>
          </table:table-cell>
          <table:table-cell table:style-name="ce10" table:formula="of:=[$distances.D23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ST-NICOLAS-DE-PORT, Mat P. Castel</text:p>
          </table:table-cell>
          <table:table-cell table:style-name="ce9" office:value-type="string" calcext:value-type="string">
            <text:p>1002W <text:s text:c="67"/>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24]" office:value-type="float" office:value="859.030650826159" calcext:value-type="float">
            <text:p>859.03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4]" office:value-type="float" office:value="24" calcext:value-type="float">
            <text:p>24</text:p>
          </table:table-cell>
          <table:table-cell table:style-name="ce9" table:formula="of:=[$distances.D24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Mat P. Castel</text:p>
            <text:p>ST-NICOLAS-DE-PORT, Mat M. Marvingt</text:p>
          </table:table-cell>
          <table:table-cell table:style-name="ce10" office:value-type="string" calcext:value-type="string">
            <text:p>1002W</text:p>
            <text:p>1418Y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55" table:formula="of:=[$notes.B25]" office:value-type="float" office:value="841.030650826159" calcext:value-type="float">
            <text:p>841.0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25]" office:value-type="float" office:value="24" calcext:value-type="float">
            <text:p>24</text:p>
          </table:table-cell>
          <table:table-cell table:style-name="ce10" table:formula="of:=[$distances.D25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VILLE-EN-VERMOIS, Prim Sonnini</text:p>
          </table:table-cell>
          <table:table-cell table:style-name="ce9" office:value-type="string" calcext:value-type="string">
            <text:p>1135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26]" office:value-type="float" office:value="139.821642309724" calcext:value-type="float">
            <text:p>139.82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26]" office:value-type="float" office:value="23.6" calcext:value-type="float">
            <text:p>23.6</text:p>
          </table:table-cell>
          <table:table-cell table:style-name="ce9" table:formula="of:=[$distances.D26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em J. Moulin</text:p>
          </table:table-cell>
          <table:table-cell table:style-name="ce10" office:value-type="string" calcext:value-type="string">
            <text:p>1001V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27]" office:value-type="float" office:value="67.0340991020212" calcext:value-type="float">
            <text:p>67.0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27]" office:value-type="float" office:value="24" calcext:value-type="float">
            <text:p>24</text:p>
          </table:table-cell>
          <table:table-cell table:style-name="ce10" table:formula="of:=[$distances.D27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Calmette et Guérin </text:p>
            <text:p>ST-NICOLAS-DE-PORT , Mat. P. Castel</text:p>
          </table:table-cell>
          <table:table-cell table:style-name="ce9" office:value-type="string" calcext:value-type="string">
            <text:p>2246Y</text:p>
            <text:p>1002W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54" table:formula="of:=[$notes.B28]" office:value-type="float" office:value="848.361492553911" calcext:value-type="float">
            <text:p>848.3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8]" office:value-type="float" office:value="6.3" calcext:value-type="float">
            <text:p>6.3</text:p>
          </table:table-cell>
          <table:table-cell table:style-name="ce9" table:formula="of:=[$distances.D28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Prim Chadelle</text:p>
          </table:table-cell>
          <table:table-cell table:style-name="ce10" office:value-type="string" calcext:value-type="string">
            <text:p>2154Y</text:p>
          </table:table-cell>
          <table:table-cell table:style-name="ce10" office:value-type="string" calcext:value-type="string">
            <text:p>Décharge EMF 25%</text:p>
            <text:p>Complément TP 25% </text:p>
          </table:table-cell>
          <table:table-cell table:style-name="ce10" table:number-columns-repeated="2"/>
          <table:table-cell table:style-name="ce55" table:formula="of:=[$notes.B29]" office:value-type="float" office:value="100.271490793168" calcext:value-type="float">
            <text:p>100.27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29]" office:value-type="float" office:value="118.3" calcext:value-type="float">
            <text:p>118.3</text:p>
          </table:table-cell>
          <table:table-cell table:style-name="ce10" table:formula="of:=[$distances.D29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LONGWY, Prim Chadelle</text:p>
            <text:p>LONGWY, Mat porte de Bourgogne</text:p>
          </table:table-cell>
          <table:table-cell table:style-name="ce9" office:value-type="string" calcext:value-type="string">
            <text:p>2154Y</text:p>
            <text:p>0672M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54" table:formula="of:=[$notes.B30]" office:value-type="float" office:value="820.271490793168" calcext:value-type="float">
            <text:p>820.27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30]" office:value-type="float" office:value="118.3" calcext:value-type="float">
            <text:p>118.3</text:p>
          </table:table-cell>
          <table:table-cell table:style-name="ce9" table:formula="of:=[$distances.D30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Mat Dartein</text:p>
          </table:table-cell>
          <table:table-cell table:style-name="ce10" office:value-type="string" calcext:value-type="string">
            <text:p>0671L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31]" office:value-type="float" office:value="837.369414970021" calcext:value-type="float">
            <text:p>837.3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31]" office:value-type="float" office:value="116" calcext:value-type="float">
            <text:p>116</text:p>
          </table:table-cell>
          <table:table-cell table:style-name="ce10" table:formula="of:=[$distances.D3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MONT-ST-MARTIN, Mat J. Macé </text:p>
          </table:table-cell>
          <table:table-cell table:style-name="ce9" office:value-type="string" calcext:value-type="string">
            <text:p>1217E</text:p>
          </table:table-cell>
          <table:table-cell table:style-name="ce9" office:value-type="string" calcext:value-type="string">
            <text:p>Décharge EMF 25%</text:p>
            <text:p>Complément TP 25% </text:p>
          </table:table-cell>
          <table:table-cell table:style-name="ce9" table:number-columns-repeated="2"/>
          <table:table-cell table:style-name="ce54" table:formula="of:=[$notes.B32]" office:value-type="float" office:value="821.900314153593" calcext:value-type="float">
            <text:p>821.9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32]" office:value-type="float" office:value="121.7" calcext:value-type="float">
            <text:p>121.7</text:p>
          </table:table-cell>
          <table:table-cell table:style-name="ce9" table:formula="of:=[$distances.D32]" office:value-type="float" office:value="76" calcext:value-type="float">
            <text:p>7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CONS-LA-GRANDVILLE, Prim</text:p>
          </table:table-cell>
          <table:table-cell table:style-name="ce10" office:value-type="string" calcext:value-type="string">
            <text:p>0337Y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33]" office:value-type="float" office:value="119.380098045575" calcext:value-type="float">
            <text:p>119.38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33]" office:value-type="float" office:value="117.4" calcext:value-type="float">
            <text:p>117.4</text:p>
          </table:table-cell>
          <table:table-cell table:style-name="ce10" table:formula="of:=[$distances.D33]" office:value-type="float" office:value="78" calcext:value-type="float">
            <text:p>7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HERSERANGE- Elém J. Simon</text:p>
          </table:table-cell>
          <table:table-cell table:style-name="ce9" office:value-type="string" calcext:value-type="string">
            <text:p>2271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34]" office:value-type="float" office:value="44.7205534292783" calcext:value-type="float">
            <text:p>44.7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34]" office:value-type="float" office:value="115.2" calcext:value-type="float">
            <text:p>115.2</text:p>
          </table:table-cell>
          <table:table-cell table:style-name="ce9" table:formula="of:=[$distances.D34]" office:value-type="float" office:value="73" calcext:value-type="float">
            <text:p>7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LEXY, Elém J. Macé</text:p>
          </table:table-cell>
          <table:table-cell table:style-name="ce10" office:value-type="string" calcext:value-type="string">
            <text:p>2191N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35]" office:value-type="float" office:value="47.1347199955517" calcext:value-type="float">
            <text:p>47.1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35]" office:value-type="float" office:value="118.1" calcext:value-type="float">
            <text:p>118.1</text:p>
          </table:table-cell>
          <table:table-cell table:style-name="ce10" table:formula="of:=[$distances.D35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MORFONTAINE, Prim G. Sand</text:p>
          </table:table-cell>
          <table:table-cell table:style-name="ce9" office:value-type="string" calcext:value-type="string">
            <text:p>0789P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36]" office:value-type="float" office:value="115.17539130193" calcext:value-type="float">
            <text:p>115.18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36]" office:value-type="float" office:value="107.4" calcext:value-type="float">
            <text:p>107.4</text:p>
          </table:table-cell>
          <table:table-cell table:style-name="ce9" table:formula="of:=[$distances.D36]" office:value-type="float" office:value="67" calcext:value-type="float">
            <text:p>6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REHAINVILLER, Prim</text:p>
            <text:p>LUNEVILLE mat La Fontaine </text:p>
          </table:table-cell>
          <table:table-cell table:style-name="ce10" office:value-type="string" calcext:value-type="string">
            <text:p>1846N   </text:p>
            <text:p>2146P </text:p>
          </table:table-cell>
          <table:table-cell table:style-name="ce10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0" table:number-columns-repeated="2"/>
          <table:table-cell table:style-name="ce55" table:formula="of:=[$notes.B37]" office:value-type="float" office:value="838.141117052331" calcext:value-type="float">
            <text:p>838.1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37]" office:value-type="float" office:value="41.3" calcext:value-type="float">
            <text:p>41.3</text:p>
          </table:table-cell>
          <table:table-cell table:style-name="ce10" table:formula="of:=[$distances.D37]" office:value-type="float" office:value="34" calcext:value-type="float">
            <text:p>3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Demangeot Elem</text:p>
          </table:table-cell>
          <table:table-cell table:style-name="ce9" office:value-type="string" calcext:value-type="string">
            <text:p>0683Z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54" table:formula="of:=[$notes.B38]" office:value-type="float" office:value="63.4054416221076" calcext:value-type="float">
            <text:p>63.4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38]" office:value-type="float" office:value="39.1" calcext:value-type="float">
            <text:p>39.1</text:p>
          </table:table-cell>
          <table:table-cell table:style-name="ce9" table:formula="of:=[$distances.D38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CIREY SUR VEZOUZE, Elem</text:p>
          </table:table-cell>
          <table:table-cell table:style-name="ce10" office:value-type="string" calcext:value-type="string">
            <text:p>2007N</text:p>
          </table:table-cell>
          <table:table-cell table:style-name="ce10" office:value-type="string" calcext:value-type="string">
            <text:p>Complément TP 50%</text:p>
          </table:table-cell>
          <table:table-cell table:style-name="ce10" table:number-columns-repeated="2"/>
          <table:table-cell table:style-name="ce55" table:formula="of:=[$notes.B39]" office:value-type="float" office:value="62.8349535256558" calcext:value-type="float">
            <text:p>62.8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39]" office:value-type="float" office:value="77.3" calcext:value-type="float">
            <text:p>77.3</text:p>
          </table:table-cell>
          <table:table-cell table:style-name="ce10" table:formula="of:=[$distances.D39]" office:value-type="float" office:value="57" calcext:value-type="float">
            <text:p>5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Alsace Maternelle</text:p>
            <text:p>LUNEVILLE, Alsace Maternelle</text:p>
          </table:table-cell>
          <table:table-cell table:style-name="ce9" office:value-type="string" calcext:value-type="string">
            <text:p>1431M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54" table:formula="of:=[$notes.B40]" office:value-type="float" office:value="837.247980242612" calcext:value-type="float">
            <text:p>837.25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40]" office:value-type="float" office:value="42.2" calcext:value-type="float">
            <text:p>42.2</text:p>
          </table:table-cell>
          <table:table-cell table:style-name="ce9" table:formula="of:=[$distances.D40]" office:value-type="float" office:value="35" calcext:value-type="float">
            <text:p>3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55" table:formula="of:=[$notes.B41]" office:value-type="float" office:value="58.7935000787701" calcext:value-type="float">
            <text:p>58.7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1]" office:value-type="float" office:value="0.9" calcext:value-type="float">
            <text:p>0.9</text:p>
          </table:table-cell>
          <table:table-cell table:style-name="ce10" table:formula="of:=[$distances.D41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54" table:formula="of:=[$notes.B42]" office:value-type="float" office:value="57.9949299873041" calcext:value-type="float">
            <text:p>57.9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42]" office:value-type="float" office:value="2.1" calcext:value-type="float">
            <text:p>2.1</text:p>
          </table:table-cell>
          <table:table-cell table:style-name="ce9" table:formula="of:=[$distances.D4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raconnot</text:p>
          </table:table-cell>
          <table:table-cell table:style-name="ce10" office:value-type="string" calcext:value-type="string">
            <text:p>2172T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55" table:formula="of:=[$notes.B43]" office:value-type="float" office:value="57.9949299873041" calcext:value-type="float">
            <text:p>57.9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3]" office:value-type="float" office:value="2.1" calcext:value-type="float">
            <text:p>2.1</text:p>
          </table:table-cell>
          <table:table-cell table:style-name="ce10" table:formula="of:=[$distances.D43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Braconnot</text:p>
            <text:p>NANCY, Elem Clémenceau</text:p>
          </table:table-cell>
          <table:table-cell table:style-name="ce9" office:value-type="string" calcext:value-type="string">
            <text:p>2172T</text:p>
            <text:p>0129X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54" table:formula="of:=[$notes.B44]" office:value-type="float" office:value="57.9949299873041" calcext:value-type="float">
            <text:p>57.9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44]" office:value-type="float" office:value="2.1" calcext:value-type="float">
            <text:p>2.1</text:p>
          </table:table-cell>
          <table:table-cell table:style-name="ce9" table:formula="of:=[$distances.D4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Didion Raugraff </text:p>
            <text:p>NANCY, Elem Alfred Mézières </text:p>
          </table:table-cell>
          <table:table-cell table:style-name="ce10" office:value-type="string" calcext:value-type="string">
            <text:p>0844Z  </text:p>
            <text:p>0827F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55" table:formula="of:=[$notes.B45]" office:value-type="float" office:value="58.1218350647305" calcext:value-type="float">
            <text:p>58.1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5]" office:value-type="float" office:value="2.5" calcext:value-type="float">
            <text:p>2.5</text:p>
          </table:table-cell>
          <table:table-cell table:style-name="ce10" table:formula="of:=[$distances.D45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54" table:formula="of:=[$notes.B46]" office:value-type="float" office:value="57.9838465744285" calcext:value-type="float">
            <text:p>57.9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46]" office:value-type="float" office:value="1.9" calcext:value-type="float">
            <text:p>1.9</text:p>
          </table:table-cell>
          <table:table-cell table:style-name="ce9" table:formula="of:=[$distances.D46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III Maisons</text:p>
          </table:table-cell>
          <table:table-cell table:style-name="ce10" office:value-type="string" calcext:value-type="string">
            <text:p>1840G</text:p>
          </table:table-cell>
          <table:table-cell table:style-name="ce10" office:value-type="string" calcext:value-type="string">
            <text:p>Décharge syndicale 25% </text:p>
            <text:p>Décharge EMF 25%</text:p>
          </table:table-cell>
          <table:table-cell table:style-name="ce10" table:number-columns-repeated="2"/>
          <table:table-cell table:style-name="ce55" table:formula="of:=[$notes.B47]" office:value-type="float" office:value="57.9838465744285" calcext:value-type="float">
            <text:p>57.9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7]" office:value-type="float" office:value="1.9" calcext:value-type="float">
            <text:p>1.9</text:p>
          </table:table-cell>
          <table:table-cell table:style-name="ce10" table:formula="of:=[$distances.D47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A. Mézières </text:p>
            <text:p/>
            <text:p>NANCY, Mat Clémenceau</text:p>
          </table:table-cell>
          <table:table-cell table:style-name="ce9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9" office:value-type="string" calcext:value-type="string">
            <text:p>Complément TP 25% <text:s text:c="53"/>Complément TP 25% </text:p>
          </table:table-cell>
          <table:table-cell table:style-name="ce9" table:number-columns-repeated="2"/>
          <table:table-cell table:style-name="ce54" table:formula="of:=[$notes.B48]" office:value-type="float" office:value="850.696948354632" calcext:value-type="float">
            <text:p>850.7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48]" office:value-type="float" office:value="0.9" calcext:value-type="float">
            <text:p>0.9</text:p>
          </table:table-cell>
          <table:table-cell table:style-name="ce9" table:formula="of:=[$distances.D4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Boudonville</text:p>
          </table:table-cell>
          <table:table-cell table:style-name="ce10" office:value-type="string" calcext:value-type="string">
            <text:p>0852H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55" table:formula="of:=[$notes.B49]" office:value-type="float" office:value="850.79350007877" calcext:value-type="float">
            <text:p>850.7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49]" office:value-type="float" office:value="0.9" calcext:value-type="float">
            <text:p>0.9</text:p>
          </table:table-cell>
          <table:table-cell table:style-name="ce10" table:formula="of:=[$distances.D4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Charles III </text:p>
            <text:p>NANCY, Mat Montet</text:p>
          </table:table-cell>
          <table:table-cell table:style-name="ce9" office:value-type="string" calcext:value-type="string">
            <text:p>0856M</text:p>
            <text:p>0866Y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54" table:formula="of:=[$notes.B50]" office:value-type="float" office:value="848.852511838679" calcext:value-type="float">
            <text:p>848.85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0]" office:value-type="float" office:value="4.6" calcext:value-type="float">
            <text:p>4.6</text:p>
          </table:table-cell>
          <table:table-cell table:style-name="ce9" table:formula="of:=[$distances.D50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Didion</text:p>
          </table:table-cell>
          <table:table-cell table:style-name="ce10" office:value-type="string" calcext:value-type="string">
            <text:p>0858P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55" table:formula="of:=[$notes.B51]" office:value-type="float" office:value="850.094248857834" calcext:value-type="float">
            <text:p>850.0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1]" office:value-type="float" office:value="2.5" calcext:value-type="float">
            <text:p>2.5</text:p>
          </table:table-cell>
          <table:table-cell table:style-name="ce10" table:formula="of:=[$distances.D51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Gallé NANCY, Mat Tiercelins</text:p>
          </table:table-cell>
          <table:table-cell table:style-name="ce9" office:value-type="string" calcext:value-type="string">
            <text:p>0872E 0877K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54" table:formula="of:=[$notes.B52]" office:value-type="float" office:value="849.458857926586" calcext:value-type="float">
            <text:p>849.4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2]" office:value-type="float" office:value="3.9" calcext:value-type="float">
            <text:p>3.9</text:p>
          </table:table-cell>
          <table:table-cell table:style-name="ce9" table:formula="of:=[$distances.D52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Gebhart</text:p>
            <text:p>VILLERS, Mat Placieux</text:p>
          </table:table-cell>
          <table:table-cell table:style-name="ce10" office:value-type="string" calcext:value-type="string">
            <text:p>0860S</text:p>
            <text:p>0867Z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55" table:formula="of:=[$notes.B53]" office:value-type="float" office:value="849.368366864673" calcext:value-type="float">
            <text:p>849.3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3]" office:value-type="float" office:value="4.5" calcext:value-type="float">
            <text:p>4.5</text:p>
          </table:table-cell>
          <table:table-cell table:style-name="ce10" table:formula="of:=[$distances.D53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III Maisons</text:p>
          </table:table-cell>
          <table:table-cell table:style-name="ce9" office:value-type="string" calcext:value-type="string">
            <text:p>0874G</text:p>
          </table:table-cell>
          <table:table-cell table:style-name="ce9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9" table:number-columns-repeated="2"/>
          <table:table-cell table:style-name="ce54" table:formula="of:=[$notes.B54]" office:value-type="float" office:value="849.983846574428" calcext:value-type="float">
            <text:p>849.9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4]" office:value-type="float" office:value="1.9" calcext:value-type="float">
            <text:p>1.9</text:p>
          </table:table-cell>
          <table:table-cell table:style-name="ce9" table:formula="of:=[$distances.D5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III Maisons</text:p>
          </table:table-cell>
          <table:table-cell table:style-name="ce10" office:value-type="string" calcext:value-type="string">
            <text:p>0874G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55]" office:value-type="float" office:value="867.983846574429" calcext:value-type="float">
            <text:p>867.9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5]" office:value-type="float" office:value="1.9" calcext:value-type="float">
            <text:p>1.9</text:p>
          </table:table-cell>
          <table:table-cell table:style-name="ce10" table:formula="of:=[$distances.D55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M. Leroy</text:p>
            <text:p>NANCY, Mat Roberty</text:p>
          </table:table-cell>
          <table:table-cell table:style-name="ce9" office:value-type="string" calcext:value-type="string">
            <text:p>0865X</text:p>
            <text:p>0868A</text:p>
          </table:table-cell>
          <table:table-cell table:style-name="ce9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9" table:number-columns-repeated="2"/>
          <table:table-cell table:style-name="ce54" table:formula="of:=[$notes.B56]" office:value-type="float" office:value="849.981160978231" calcext:value-type="float">
            <text:p>849.9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6]" office:value-type="float" office:value="3" calcext:value-type="float">
            <text:p>3</text:p>
          </table:table-cell>
          <table:table-cell table:style-name="ce9" table:formula="of:=[$distances.D56]" office:value-type="float" office:value="8" calcext:value-type="float">
            <text:p>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55" table:formula="of:=[$notes.B57]" office:value-type="float" office:value="850.126154444949" calcext:value-type="float">
            <text:p>850.1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7]" office:value-type="float" office:value="2.4" calcext:value-type="float">
            <text:p>2.4</text:p>
          </table:table-cell>
          <table:table-cell table:style-name="ce10" table:formula="of:=[$distances.D57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oudonville</text:p>
          </table:table-cell>
          <table:table-cell table:style-name="ce9" office:value-type="string" calcext:value-type="string">
            <text:p>1914M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54" table:formula="of:=[$notes.B58]" office:value-type="float" office:value="76.7935000787701" calcext:value-type="float">
            <text:p>76.7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58]" office:value-type="float" office:value="0.9" calcext:value-type="float">
            <text:p>0.9</text:p>
          </table:table-cell>
          <table:table-cell table:style-name="ce9" table:formula="of:=[$distances.D5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e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Poste vacant 50%</text:p>
          </table:table-cell>
          <table:table-cell table:style-name="ce10" table:number-columns-repeated="2"/>
          <table:table-cell table:style-name="ce55" table:formula="of:=[$notes.B59]" office:value-type="float" office:value="76.7935000787701" calcext:value-type="float">
            <text:p>76.7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59]" office:value-type="float" office:value="0.9" calcext:value-type="float">
            <text:p>0.9</text:p>
          </table:table-cell>
          <table:table-cell table:style-name="ce10" table:formula="of:=[$distances.D5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54" table:formula="of:=[$notes.B60]" office:value-type="float" office:value="75.9949299873041" calcext:value-type="float">
            <text:p>75.9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60]" office:value-type="float" office:value="2.1" calcext:value-type="float">
            <text:p>2.1</text:p>
          </table:table-cell>
          <table:table-cell table:style-name="ce9" table:formula="of:=[$distances.D60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Roberty</text:p>
          </table:table-cell>
          <table:table-cell table:style-name="ce10" office:value-type="string" calcext:value-type="string">
            <text:p>0868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61]" office:value-type="float" office:value="867.30494305387" calcext:value-type="float">
            <text:p>867.3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61]" office:value-type="float" office:value="3.3" calcext:value-type="float">
            <text:p>3.3</text:p>
          </table:table-cell>
          <table:table-cell table:style-name="ce10" table:formula="of:=[$distances.D61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54" table:formula="of:=[$notes.B62]" office:value-type="float" office:value="75.9838465744285" calcext:value-type="float">
            <text:p>75.9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62]" office:value-type="float" office:value="1.9" calcext:value-type="float">
            <text:p>1.9</text:p>
          </table:table-cell>
          <table:table-cell table:style-name="ce9" table:formula="of:=[$distances.D6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55" table:formula="of:=[$notes.B63]" office:value-type="float" office:value="850.126154444949" calcext:value-type="float">
            <text:p>850.13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63]" office:value-type="float" office:value="2.4" calcext:value-type="float">
            <text:p>2.4</text:p>
          </table:table-cell>
          <table:table-cell table:style-name="ce10" table:formula="of:=[$distances.D63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 Elem V.Hugo 4,5 jours</text:p>
          </table:table-cell>
          <table:table-cell table:style-name="ce9" office:value-type="string" calcext:value-type="string">
            <text:p>1908F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54" table:formula="of:=[$notes.B64]" office:value-type="float" office:value="73.2137402811628" calcext:value-type="float">
            <text:p>73.2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64]" office:value-type="float" office:value="7.9" calcext:value-type="float">
            <text:p>7.9</text:p>
          </table:table-cell>
          <table:table-cell table:style-name="ce9" table:formula="of:=[$distances.D64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 Mat Vautrin 4,5 jours</text:p>
          </table:table-cell>
          <table:table-cell table:style-name="ce10" office:value-type="string" calcext:value-type="string">
            <text:p>0744R <text:s text:c="71"/>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65]" office:value-type="float" office:value="867.618329333049" calcext:value-type="float">
            <text:p>867.6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65]" office:value-type="float" office:value="1.9" calcext:value-type="float">
            <text:p>1.9</text:p>
          </table:table-cell>
          <table:table-cell table:style-name="ce10" table:formula="of:=[$distances.D65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Mat V.Hugo</text:p>
          </table:table-cell>
          <table:table-cell table:style-name="ce9" office:value-type="string" calcext:value-type="string">
            <text:p>0622H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54" table:formula="of:=[$notes.B66]" office:value-type="float" office:value="847.213740281163" calcext:value-type="float">
            <text:p>847.2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66]" office:value-type="float" office:value="7.9" calcext:value-type="float">
            <text:p>7.9</text:p>
          </table:table-cell>
          <table:table-cell table:style-name="ce9" table:formula="of:=[$distances.D66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Complément vacation INSPE 50% </text:p>
          </table:table-cell>
          <table:table-cell table:style-name="ce10" table:number-columns-repeated="2"/>
          <table:table-cell table:style-name="ce55" table:formula="of:=[$notes.B67]" office:value-type="float" office:value="75.9328851161627" calcext:value-type="float">
            <text:p>75.9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67]" office:value-type="float" office:value="3" calcext:value-type="float">
            <text:p>3</text:p>
          </table:table-cell>
          <table:table-cell table:style-name="ce10" table:formula="of:=[$distances.D67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BEAUREGARD Primaire (Poste ECMA)</text:p>
          </table:table-cell>
          <table:table-cell table:style-name="ce9" office:value-type="string" calcext:value-type="string">
            <text:p>0127V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68]" office:value-type="float" office:value="156.743142833313" calcext:value-type="float">
            <text:p>156.7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68]" office:value-type="float" office:value="-10" calcext:value-type="float">
            <text:p>-10</text:p>
          </table:table-cell>
          <table:table-cell table:style-name="ce9" table:formula="of:=[$distances.D68]" office:value-type="float" office:value="-10" calcext:value-type="float">
            <text:p>-1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</table:table-cell>
          <table:table-cell table:style-name="ce10" office:value-type="string" calcext:value-type="string">
            <text:p>1753M <text:s text:c="63"/>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55" table:formula="of:=[$notes.B69]" office:value-type="float" office:value="57.618329333049" calcext:value-type="float">
            <text:p>57.6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69]" office:value-type="float" office:value="1.9" calcext:value-type="float">
            <text:p>1.9</text:p>
          </table:table-cell>
          <table:table-cell table:style-name="ce10" table:formula="of:=[$distances.D69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LLE-Elem Vautrin 4,5 jours </text:p>
          </table:table-cell>
          <table:table-cell table:style-name="ce9" office:value-type="string" calcext:value-type="string">
            <text:p>1753M <text:s text:c="63"/>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54" table:formula="of:=[$notes.B70]" office:value-type="float" office:value="57.618329333049" calcext:value-type="float">
            <text:p>57.6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0]" office:value-type="float" office:value="1.9" calcext:value-type="float">
            <text:p>1.9</text:p>
          </table:table-cell>
          <table:table-cell table:style-name="ce9" table:formula="of:=[$distances.D70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  <text:p>LAXOU-Elem Pergaud 4,5 jours</text:p>
          </table:table-cell>
          <table:table-cell table:style-name="ce10" office:value-type="string" calcext:value-type="string">
            <text:p>1753M</text:p>
            <text:p>1750J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55" table:formula="of:=[$notes.B71]" office:value-type="float" office:value="57.618329333049" calcext:value-type="float">
            <text:p>57.6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1]" office:value-type="float" office:value="1.9" calcext:value-type="float">
            <text:p>1.9</text:p>
          </table:table-cell>
          <table:table-cell table:style-name="ce10" table:formula="of:=[$distances.D71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Pergaud 4,5 jours </text:p>
          </table:table-cell>
          <table:table-cell table:style-name="ce9" office:value-type="string" calcext:value-type="string">
            <text:p>1750J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54" table:formula="of:=[$notes.B72]" office:value-type="float" office:value="57.3347199955519" calcext:value-type="float">
            <text:p>57.3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2]" office:value-type="float" office:value="3.9" calcext:value-type="float">
            <text:p>3.9</text:p>
          </table:table-cell>
          <table:table-cell table:style-name="ce9" table:formula="of:=[$distances.D72]" office:value-type="float" office:value="11" calcext:value-type="float">
            <text:p>1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55" table:formula="of:=[$notes.B73]" office:value-type="float" office:value="57.9328851161627" calcext:value-type="float">
            <text:p>57.9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3]" office:value-type="float" office:value="3" calcext:value-type="float">
            <text:p>3</text:p>
          </table:table-cell>
          <table:table-cell table:style-name="ce10" table:formula="of:=[$distances.D73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Elem Charlemagne </text:p>
            <text:p/>
          </table:table-cell>
          <table:table-cell table:style-name="ce9" office:value-type="string" calcext:value-type="string">
            <text:p>2305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54" table:formula="of:=[$notes.B74]" office:value-type="float" office:value="57.9328851161627" calcext:value-type="float">
            <text:p>57.9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4]" office:value-type="float" office:value="3" calcext:value-type="float">
            <text:p>3</text:p>
          </table:table-cell>
          <table:table-cell table:style-name="ce9" table:formula="of:=[$distances.D74]" office:value-type="float" office:value="8" calcext:value-type="float">
            <text:p>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Mat Zola</text:p>
            <text:p>NANCY-Mat Charlemagne</text:p>
          </table:table-cell>
          <table:table-cell table:style-name="ce10" office:value-type="string" calcext:value-type="string">
            <text:p>0620F <text:s text:c="65"/>0855L</text:p>
          </table:table-cell>
          <table:table-cell table:style-name="ce10" office:value-type="string" calcext:value-type="string">
            <text:p>Déchage de direction 25%</text:p>
            <text:p>Déchage de direction 25%</text:p>
          </table:table-cell>
          <table:table-cell table:style-name="ce10" office:value-type="string" calcext:value-type="string">
            <text:p> </text:p>
            <text:p/>
          </table:table-cell>
          <table:table-cell table:style-name="ce10"/>
          <table:table-cell table:style-name="ce55" table:formula="of:=[$notes.B75]" office:value-type="float" office:value="849.691450203412" calcext:value-type="float">
            <text:p>849.69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75]" office:value-type="float" office:value="3.5" calcext:value-type="float">
            <text:p>3.5</text:p>
          </table:table-cell>
          <table:table-cell table:style-name="ce10" table:formula="of:=[$distances.D75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ILE-Mat Vautrin 4,5 jours </text:p>
            <text:p>LAXOU Mat. Hugo 4,5 jours</text:p>
          </table:table-cell>
          <table:table-cell table:style-name="ce9" office:value-type="string" calcext:value-type="string">
            <text:p>0744R</text:p>
            <text:p>0622H </text:p>
          </table:table-cell>
          <table:table-cell table:style-name="ce9" office:value-type="string" calcext:value-type="string">
            <text:p>Déchage de direction 25% </text:p>
            <text:p>Complément TP 25%</text:p>
          </table:table-cell>
          <table:table-cell table:style-name="ce9" table:number-columns-repeated="2"/>
          <table:table-cell table:style-name="ce54" table:formula="of:=[$notes.B76]" office:value-type="float" office:value="849.618329333049" calcext:value-type="float">
            <text:p>849.6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76]" office:value-type="float" office:value="1.9" calcext:value-type="float">
            <text:p>1.9</text:p>
          </table:table-cell>
          <table:table-cell table:style-name="ce9" table:formula="of:=[$distances.D76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Elem Zola 4,5 Jours</text:p>
          </table:table-cell>
          <table:table-cell table:style-name="ce10" office:value-type="string" calcext:value-type="string">
            <text:p>0124S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55" table:formula="of:=[$notes.B77]" office:value-type="float" office:value="57.6914502034122" calcext:value-type="float">
            <text:p>57.6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7]" office:value-type="float" office:value="3.5" calcext:value-type="float">
            <text:p>3.5</text:p>
          </table:table-cell>
          <table:table-cell table:style-name="ce10" table:formula="of:=[$distances.D77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Zola 4,5 Jours</text:p>
          </table:table-cell>
          <table:table-cell table:style-name="ce9" office:value-type="string" calcext:value-type="string">
            <text:p>0124S </text:p>
          </table:table-cell>
          <table:table-cell table:style-name="ce9" office:value-type="string" calcext:value-type="string">
            <text:p>Déchage de direction 50% </text:p>
          </table:table-cell>
          <table:table-cell table:style-name="ce9" table:number-columns-repeated="2"/>
          <table:table-cell table:style-name="ce54" table:formula="of:=[$notes.B78]" office:value-type="float" office:value="75.6914502034122" calcext:value-type="float">
            <text:p>75.6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8]" office:value-type="float" office:value="3.5" calcext:value-type="float">
            <text:p>3.5</text:p>
          </table:table-cell>
          <table:table-cell table:style-name="ce9" table:formula="of:=[$distances.D7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BOUXIERES-AUX-DAMES, Elém Thibault</text:p>
          </table:table-cell>
          <table:table-cell table:style-name="ce10" office:value-type="string" calcext:value-type="string">
            <text:p>2278H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55" table:formula="of:=[$notes.B79]" office:value-type="float" office:value="70.1710561676969" calcext:value-type="float">
            <text:p>70.1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9]" office:value-type="float" office:value="8.4" calcext:value-type="float">
            <text:p>8.4</text:p>
          </table:table-cell>
          <table:table-cell table:style-name="ce10" table:formula="of:=[$distances.D79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/>
            <text:p>FAULX, Prim Les Marronniers</text:p>
            <text:p>CUSTINES, Elém. L. Guingot</text:p>
          </table:table-cell>
          <table:table-cell table:style-name="ce9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9" office:value-type="string" calcext:value-type="string">
            <text:p>Déchage de direction 25% </text:p>
            <text:p>Complément CLM fractionné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54" table:formula="of:=[$notes.B80]" office:value-type="float" office:value="119.157363148579" calcext:value-type="float">
            <text:p>119.16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80]" office:value-type="float" office:value="15.7" calcext:value-type="float">
            <text:p>15.7</text:p>
          </table:table-cell>
          <table:table-cell table:style-name="ce9" table:formula="of:=[$distances.D80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304M</text:p>
          </table:table-cell>
          <table:table-cell table:style-name="ce10" office:value-type="string" calcext:value-type="string">
            <text:p><text:s/>Déchage de direction 50% </text:p>
          </table:table-cell>
          <table:table-cell table:style-name="ce10" table:number-columns-repeated="2"/>
          <table:table-cell table:style-name="ce55" table:formula="of:=[$notes.B81]" office:value-type="float" office:value="73.1900897978853" calcext:value-type="float">
            <text:p>73.1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81]" office:value-type="float" office:value="4.8" calcext:value-type="float">
            <text:p>4.8</text:p>
          </table:table-cell>
          <table:table-cell table:style-name="ce10" table:formula="of:=[$distances.D8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CHAMPIGNEULLES, Prim Buffon </text:p>
          </table:table-cell>
          <table:table-cell table:style-name="ce9" office:value-type="string" calcext:value-type="string">
            <text:p>2207F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82]" office:value-type="float" office:value="145.027295220973" calcext:value-type="float">
            <text:p>145.03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82]" office:value-type="float" office:value="5.3" calcext:value-type="float">
            <text:p>5.3</text:p>
          </table:table-cell>
          <table:table-cell table:style-name="ce9" table:formula="of:=[$distances.D82]" office:value-type="float" office:value="10" calcext:value-type="float">
            <text:p>1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455B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83]" office:value-type="float" office:value="73.1900897978853" calcext:value-type="float">
            <text:p>73.1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83]" office:value-type="float" office:value="4.8" calcext:value-type="float">
            <text:p>4.8</text:p>
          </table:table-cell>
          <table:table-cell table:style-name="ce10" table:formula="of:=[$distances.D83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Elém. P. Bert</text:p>
            <text:p>BOUXIERES-AUX-CHENES, Prim Les Gesnels</text:p>
          </table:table-cell>
          <table:table-cell table:style-name="ce9" office:value-type="string" calcext:value-type="string">
            <text:p>0714H</text:p>
            <text:p>0270A</text:p>
          </table:table-cell>
          <table:table-cell table:style-name="ce9" office:value-type="string" calcext:value-type="string">
            <text:p>Déchage de direction 25% <text:s text:c="54"/>Déchage de direction 25% </text:p>
          </table:table-cell>
          <table:table-cell table:style-name="ce9" table:number-columns-repeated="2"/>
          <table:table-cell table:style-name="ce54" table:formula="of:=[$notes.B84]" office:value-type="float" office:value="57.0677014892179" calcext:value-type="float">
            <text:p>57.0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84]" office:value-type="float" office:value="2.9" calcext:value-type="float">
            <text:p>2.9</text:p>
          </table:table-cell>
          <table:table-cell table:style-name="ce9" table:formula="of:=[$distances.D84]" office:value-type="float" office:value="8" calcext:value-type="float">
            <text:p>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EULMONT, Prim. Les Vignottes</text:p>
          </table:table-cell>
          <table:table-cell table:style-name="ce10" office:value-type="string" calcext:value-type="string">
            <text:p>0420N</text:p>
          </table:table-cell>
          <table:table-cell table:style-name="ce10" office:value-type="string" calcext:value-type="string">
            <text:p>Déchage de direction 25% </text:p>
            <text:p>DSYND 25% </text:p>
            <text:p/>
          </table:table-cell>
          <table:table-cell table:style-name="ce10" table:number-columns-repeated="2"/>
          <table:table-cell table:style-name="ce55" table:formula="of:=[$notes.B85]" office:value-type="float" office:value="121.988075137384" calcext:value-type="float">
            <text:p>121.99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85]" office:value-type="float" office:value="13.3" calcext:value-type="float">
            <text:p>13.3</text:p>
          </table:table-cell>
          <table:table-cell table:style-name="ce10" table:formula="of:=[$distances.D8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 Mat. Rond Chêne</text:p>
          </table:table-cell>
          <table:table-cell table:style-name="ce9" office:value-type="string" calcext:value-type="string">
            <text:p>1485W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86]" office:value-type="float" office:value="860.706344234494" calcext:value-type="float">
            <text:p>860.7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86]" office:value-type="float" office:value="11.6" calcext:value-type="float">
            <text:p>11.6</text:p>
          </table:table-cell>
          <table:table-cell table:style-name="ce9" table:formula="of:=[$distances.D86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MALLELOY, Prim. </text:p>
            <text:p>LAY ST CHRISTOPHE, Elém Hanry</text:p>
          </table:table-cell>
          <table:table-cell table:style-name="ce10" office:value-type="string" calcext:value-type="string">
            <text:p>0712F</text:p>
            <text:p>2140H</text:p>
          </table:table-cell>
          <table:table-cell table:style-name="ce10" office:value-type="string" calcext:value-type="string">
            <text:p>Déchage de direction 25% </text:p>
            <text:p>Déchage de direction 25%</text:p>
          </table:table-cell>
          <table:table-cell table:style-name="ce10" office:value-type="string" calcext:value-type="string">
            <text:p>Ecole d'immersion 40 à 50 % des cours en allemand</text:p>
          </table:table-cell>
          <table:table-cell table:style-name="ce10"/>
          <table:table-cell table:style-name="ce55" table:formula="of:=[$notes.B87]" office:value-type="float" office:value="120.68757564244" calcext:value-type="float">
            <text:p>120.69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87]" office:value-type="float" office:value="12.6" calcext:value-type="float">
            <text:p>12.6</text:p>
          </table:table-cell>
          <table:table-cell table:style-name="ce10" table:formula="of:=[$distances.D87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Mat Geny</text:p>
            <text:p>MALZEVILLE, Mat. Leclerc</text:p>
          </table:table-cell>
          <table:table-cell table:style-name="ce9" office:value-type="string" calcext:value-type="string">
            <text:p>0718M</text:p>
            <text:p>0717L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54" table:formula="of:=[$notes.B88]" office:value-type="float" office:value="849.098735971976" calcext:value-type="float">
            <text:p>849.1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88]" office:value-type="float" office:value="2.9" calcext:value-type="float">
            <text:p>2.9</text:p>
          </table:table-cell>
          <table:table-cell table:style-name="ce9" table:formula="of:=[$distances.D8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USTINES, Mat Centre </text:p>
          </table:table-cell>
          <table:table-cell table:style-name="ce10" office:value-type="string" calcext:value-type="string">
            <text:p>1272P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89]" office:value-type="float" office:value="859.71047827336" calcext:value-type="float">
            <text:p>859.71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89]" office:value-type="float" office:value="10.8" calcext:value-type="float">
            <text:p>10.8</text:p>
          </table:table-cell>
          <table:table-cell table:style-name="ce10" table:formula="of:=[$distances.D89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, Elem Rond Chêne </text:p>
          </table:table-cell>
          <table:table-cell table:style-name="ce9" office:value-type="string" calcext:value-type="string">
            <text:p>1477M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54" table:formula="of:=[$notes.B90]" office:value-type="float" office:value="50.706344234494" calcext:value-type="float">
            <text:p>50.7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90]" office:value-type="float" office:value="11.6" calcext:value-type="float">
            <text:p>11.6</text:p>
          </table:table-cell>
          <table:table-cell table:style-name="ce9" table:formula="of:=[$distances.D90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DIEULOUARD, Prim</text:p>
          </table:table-cell>
          <table:table-cell table:style-name="ce10" office:value-type="string" calcext:value-type="string">
            <text:p>2268X</text:p>
          </table:table-cell>
          <table:table-cell table:style-name="ce10" office:value-type="string" calcext:value-type="string">
            <text:p>Complément TP 2 x 25% 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/>
          <table:table-cell table:style-name="ce55" table:formula="of:=[$notes.B91]" office:value-type="float" office:value="115.815540872402" calcext:value-type="float">
            <text:p>115.82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91]" office:value-type="float" office:value="19.5" calcext:value-type="float">
            <text:p>19.5</text:p>
          </table:table-cell>
          <table:table-cell table:style-name="ce10" table:formula="of:=[$distances.D91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JEANDELAINCOURT – Prim (4,5 jours)</text:p>
          </table:table-cell>
          <table:table-cell table:style-name="ce9" office:value-type="string" calcext:value-type="string">
            <text:p>2509J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54" table:formula="of:=[$notes.B92]" office:value-type="float" office:value="129.986703611376" calcext:value-type="float">
            <text:p>129.9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92]" office:value-type="float" office:value="28.8" calcext:value-type="float">
            <text:p>28.8</text:p>
          </table:table-cell>
          <table:table-cell table:style-name="ce9" table:formula="of:=[$distances.D92]" office:value-type="float" office:value="25" calcext:value-type="float">
            <text:p>2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MARBACHE, Elém</text:p>
          </table:table-cell>
          <table:table-cell table:style-name="ce10" office:value-type="string" calcext:value-type="string">
            <text:p>1836C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93]" office:value-type="float" office:value="64.0775496019796" calcext:value-type="float">
            <text:p>64.0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3]" office:value-type="float" office:value="17.5" calcext:value-type="float">
            <text:p>17.5</text:p>
          </table:table-cell>
          <table:table-cell table:style-name="ce10" table:formula="of:=[$distances.D93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AGNY-SUR-MOSELLE, Elém P. Bert</text:p>
          </table:table-cell>
          <table:table-cell table:style-name="ce9" office:value-type="string" calcext:value-type="string">
            <text:p>0902M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54" table:formula="of:=[$notes.B94]" office:value-type="float" office:value="50.4044324384436" calcext:value-type="float">
            <text:p>50.4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94]" office:value-type="float" office:value="38.2" calcext:value-type="float">
            <text:p>38.2</text:p>
          </table:table-cell>
          <table:table-cell table:style-name="ce9" table:formula="of:=[$distances.D94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P. Dohm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95]" office:value-type="float" office:value="56.1129312661594" calcext:value-type="float">
            <text:p>56.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5]" office:value-type="float" office:value="27.9" calcext:value-type="float">
            <text:p>27.9</text:p>
          </table:table-cell>
          <table:table-cell table:style-name="ce10" table:formula="of:=[$distances.D95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ONT-A-MOUSSON, Elém St Jean</text:p>
          </table:table-cell>
          <table:table-cell table:style-name="ce9" office:value-type="string" calcext:value-type="string">
            <text:p>1687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96]" office:value-type="float" office:value="56.3768082365697" calcext:value-type="float">
            <text:p>56.3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96]" office:value-type="float" office:value="27.5" calcext:value-type="float">
            <text:p>27.5</text:p>
          </table:table-cell>
          <table:table-cell table:style-name="ce9" table:formula="of:=[$distances.D96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St Martin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Déchage de direction 25% <text:s text:c="36"/></text:p>
          </table:table-cell>
          <table:table-cell table:style-name="ce10" table:number-columns-repeated="2"/>
          <table:table-cell table:style-name="ce55" table:formula="of:=[$notes.B97]" office:value-type="float" office:value="38.5786875978833" calcext:value-type="float">
            <text:p>38.5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7]" office:value-type="float" office:value="26.7" calcext:value-type="float">
            <text:p>26.7</text:p>
          </table:table-cell>
          <table:table-cell table:style-name="ce10" table:formula="of:=[$distances.D9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BRIN SUR SEILLE, Prim.</text:p>
          </table:table-cell>
          <table:table-cell table:style-name="ce9" office:value-type="string" calcext:value-type="string">
            <text:p>0286T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98]" office:value-type="float" office:value="132.368738474085" calcext:value-type="float">
            <text:p>132.37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98]" office:value-type="float" office:value="28.2" calcext:value-type="float">
            <text:p>28.2</text:p>
          </table:table-cell>
          <table:table-cell table:style-name="ce9" table:formula="of:=[$distances.D98]" office:value-type="float" office:value="25" calcext:value-type="float">
            <text:p>2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CHAMPENOUX, Prim</text:p>
          </table:table-cell>
          <table:table-cell table:style-name="ce10" office:value-type="string" calcext:value-type="string">
            <text:p>030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55" table:formula="of:=[$notes.B99]" office:value-type="float" office:value="134.99864052118" calcext:value-type="float">
            <text:p>135.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99]" office:value-type="float" office:value="24.5" calcext:value-type="float">
            <text:p>24.5</text:p>
          </table:table-cell>
          <table:table-cell table:style-name="ce10" table:formula="of:=[$distances.D99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CHAMPENOUX, Prim (site de Ceville)</text:p>
          </table:table-cell>
          <table:table-cell table:style-name="ce9" office:value-type="string" calcext:value-type="string">
            <text:p>0302K</text:p>
          </table:table-cell>
          <table:table-cell table:style-name="ce9" office:value-type="string" calcext:value-type="string">
            <text:p><text:s/>Complément TP 50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54" table:formula="of:=[$notes.B100]" office:value-type="float" office:value="134.99864052118" calcext:value-type="float">
            <text:p>135.0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100]" office:value-type="float" office:value="24.5" calcext:value-type="float">
            <text:p>24.5</text:p>
          </table:table-cell>
          <table:table-cell table:style-name="ce9" table:formula="of:=[$distances.D100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Centre</text:p>
          </table:table-cell>
          <table:table-cell table:style-name="ce10" office:value-type="string" calcext:value-type="string">
            <text:p>1684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55" table:formula="of:=[$notes.B101]" office:value-type="float" office:value="55.4706363695337" calcext:value-type="float">
            <text:p>55.4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1]" office:value-type="float" office:value="5.8" calcext:value-type="float">
            <text:p>5.8</text:p>
          </table:table-cell>
          <table:table-cell table:style-name="ce10" table:formula="of:=[$distances.D10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Elém Centre</text:p>
          </table:table-cell>
          <table:table-cell table:style-name="ce9" office:value-type="string" calcext:value-type="string">
            <text:p>1684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54" table:formula="of:=[$notes.B102]" office:value-type="float" office:value="55.4706363695337" calcext:value-type="float">
            <text:p>55.4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02]" office:value-type="float" office:value="5.8" calcext:value-type="float">
            <text:p>5.8</text:p>
          </table:table-cell>
          <table:table-cell table:style-name="ce9" table:formula="of:=[$distances.D10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Mouzimpré</text:p>
          </table:table-cell>
          <table:table-cell table:style-name="ce10" office:value-type="string" calcext:value-type="string">
            <text:p>168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55" table:formula="of:=[$notes.B103]" office:value-type="float" office:value="73.6004494527796" calcext:value-type="float">
            <text:p>73.6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3]" office:value-type="float" office:value="6" calcext:value-type="float">
            <text:p>6</text:p>
          </table:table-cell>
          <table:table-cell table:style-name="ce10" table:formula="of:=[$distances.D103]" office:value-type="float" office:value="15" calcext:value-type="float">
            <text:p>1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mat Prevert, mat Delaunay</text:p>
          </table:table-cell>
          <table:table-cell table:style-name="ce9" office:value-type="string" calcext:value-type="string">
            <text:p>0419M 1902Z</text:p>
          </table:table-cell>
          <table:table-cell table:style-name="ce9" office:value-type="string" calcext:value-type="string">
            <text:p>Déchage de direction 25%                   </text:p>
            <text:p>Complément TP 25% </text:p>
          </table:table-cell>
          <table:table-cell table:style-name="ce9" office:value-type="string" calcext:value-type="string">
            <text:p><text:s text:c="35"/></text:p>
          </table:table-cell>
          <table:table-cell table:style-name="ce9"/>
          <table:table-cell table:style-name="ce54" table:formula="of:=[$notes.B104]" office:value-type="float" office:value="847.649136772651" calcext:value-type="float">
            <text:p>847.65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04]" office:value-type="float" office:value="5.5" calcext:value-type="float">
            <text:p>5.5</text:p>
          </table:table-cell>
          <table:table-cell table:style-name="ce9" table:formula="of:=[$distances.D104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SEICHAMPS L Michel </text:p>
          </table:table-cell>
          <table:table-cell table:style-name="ce10" office:value-type="string" calcext:value-type="string">
            <text:p>2087A</text:p>
          </table:table-cell>
          <table:table-cell table:style-name="ce10" office:value-type="string" calcext:value-type="string">
            <text:p>Déchage de direction 25% <text:s text:c="46"/>Complément TP 25% </text:p>
          </table:table-cell>
          <table:table-cell table:style-name="ce10" office:value-type="string" calcext:value-type="string">
            <text:p><text:s text:c="27"/></text:p>
          </table:table-cell>
          <table:table-cell table:style-name="ce10"/>
          <table:table-cell table:style-name="ce55" table:formula="of:=[$notes.B105]" office:value-type="float" office:value="120.60841171728" calcext:value-type="float">
            <text:p>120.6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05]" office:value-type="float" office:value="18.5" calcext:value-type="float">
            <text:p>18.5</text:p>
          </table:table-cell>
          <table:table-cell table:style-name="ce10" table:formula="of:=[$distances.D105]" office:value-type="float" office:value="19" calcext:value-type="float">
            <text:p>1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TOMBLAINE, Elém Brossolette (4,5j )</text:p>
          </table:table-cell>
          <table:table-cell table:style-name="ce9" office:value-type="string" calcext:value-type="string">
            <text:p>2313W</text:p>
          </table:table-cell>
          <table:table-cell table:style-name="ce9" office:value-type="string" calcext:value-type="string">
            <text:p>Complément TP 25%                  </text:p>
            <text:p>Complément TP 25% </text:p>
          </table:table-cell>
          <table:table-cell table:style-name="ce9" table:number-columns-repeated="2"/>
          <table:table-cell table:style-name="ce54" table:formula="of:=[$notes.B106]" office:value-type="float" office:value="55.5340258921869" calcext:value-type="float">
            <text:p>55.5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06]" office:value-type="float" office:value="7.3" calcext:value-type="float">
            <text:p>7.3</text:p>
          </table:table-cell>
          <table:table-cell table:style-name="ce9" table:formula="of:=[$distances.D106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TOMBLAINE, Elém Brossolette (4,5j )</text:p>
          </table:table-cell>
          <table:table-cell table:style-name="ce10" office:value-type="string" calcext:value-type="string">
            <text:p>2313W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55" table:formula="of:=[$notes.B107]" office:value-type="float" office:value="73.5340258921869" calcext:value-type="float">
            <text:p>73.5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7]" office:value-type="float" office:value="7.3" calcext:value-type="float">
            <text:p>7.3</text:p>
          </table:table-cell>
          <table:table-cell table:style-name="ce10" table:formula="of:=[$distances.D107]" office:value-type="float" office:value="17" calcext:value-type="float">
            <text:p>1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Elém Luton</text:p>
          </table:table-cell>
          <table:table-cell table:style-name="ce9" office:value-type="string" calcext:value-type="string">
            <text:p>0443N</text:p>
          </table:table-cell>
          <table:table-cell table:style-name="ce9" office:value-type="string" calcext:value-type="string">
            <text:p>Déchage de direction 25% <text:s text:c="44"/>Complément TP 25% <text:s/></text:p>
          </table:table-cell>
          <table:table-cell table:style-name="ce9" table:number-columns-repeated="2"/>
          <table:table-cell table:style-name="ce54" table:formula="of:=[$notes.B108]" office:value-type="float" office:value="44.186334782085" calcext:value-type="float">
            <text:p>44.1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08]" office:value-type="float" office:value="33" calcext:value-type="float">
            <text:p>33</text:p>
          </table:table-cell>
          <table:table-cell table:style-name="ce9" table:formula="of:=[$distances.D108]" office:value-type="float" office:value="29" calcext:value-type="float">
            <text:p>2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MARTIN-LES-TOUL, Elém J. Ferry</text:p>
          </table:table-cell>
          <table:table-cell table:style-name="ce10" office:value-type="string" calcext:value-type="string">
            <text:p>1584D</text:p>
          </table:table-cell>
          <table:table-cell table:style-name="ce10" office:value-type="string" calcext:value-type="string">
            <text:p>Complément TP 25%                </text:p>
            <text:p>Complément TP 25% </text:p>
          </table:table-cell>
          <table:table-cell table:style-name="ce10" table:number-columns-repeated="2"/>
          <table:table-cell table:style-name="ce55" table:formula="of:=[$notes.B109]" office:value-type="float" office:value="49.2748584455422" calcext:value-type="float">
            <text:p>49.2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9]" office:value-type="float" office:value="20.2" calcext:value-type="float">
            <text:p>20.2</text:p>
          </table:table-cell>
          <table:table-cell table:style-name="ce10" table:formula="of:=[$distances.D109]" office:value-type="float" office:value="19" calcext:value-type="float">
            <text:p>1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Elém La Sapinière </text:p>
          </table:table-cell>
          <table:table-cell table:style-name="ce9" office:value-type="string" calcext:value-type="string">
            <text:p>1293M </text:p>
          </table:table-cell>
          <table:table-cell table:style-name="ce9" office:value-type="string" calcext:value-type="string">
            <text:p>Déchage de direction 50% <text:s text:c="24"/></text:p>
          </table:table-cell>
          <table:table-cell table:style-name="ce9" table:number-columns-repeated="2"/>
          <table:table-cell table:style-name="ce54" table:formula="of:=[$notes.B110]" office:value-type="float" office:value="65.1263193987528" calcext:value-type="float">
            <text:p>65.1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10]" office:value-type="float" office:value="23.7" calcext:value-type="float">
            <text:p>23.7</text:p>
          </table:table-cell>
          <table:table-cell table:style-name="ce9" table:formula="of:=[$distances.D110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FAVIERES, Prim</text:p>
          </table:table-cell>
          <table:table-cell table:style-name="ce17" office:value-type="string" calcext:value-type="string">
            <text:p>1749H</text:p>
          </table:table-cell>
          <table:table-cell table:style-name="ce10" office:value-type="string" calcext:value-type="string">
            <text:p>Déchage de direction 25% <text:s text:c="53"/>Complément TP 25%</text:p>
          </table:table-cell>
          <table:table-cell table:style-name="ce10" table:number-columns-repeated="2"/>
          <table:table-cell table:style-name="ce55" table:formula="of:=[$notes.B111]" office:value-type="float" office:value="120.346161117238" calcext:value-type="float">
            <text:p>120.35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11]" office:value-type="float" office:value="48.1" calcext:value-type="float">
            <text:p>48.1</text:p>
          </table:table-cell>
          <table:table-cell table:style-name="ce10" table:formula="of:=[$distances.D111]" office:value-type="float" office:value="41" calcext:value-type="float">
            <text:p>4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COLOMBEY-LES-BELLES, Elém</text:p>
          </table:table-cell>
          <table:table-cell table:style-name="ce9" office:value-type="string" calcext:value-type="string">
            <text:p>2009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112]" office:value-type="float" office:value="66.0083060727095" calcext:value-type="float">
            <text:p>66.0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12]" office:value-type="float" office:value="38.1" calcext:value-type="float">
            <text:p>38.1</text:p>
          </table:table-cell>
          <table:table-cell table:style-name="ce9" table:formula="of:=[$distances.D112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COLOMBEY-LES-BELLES, Elém</text:p>
          </table:table-cell>
          <table:table-cell table:style-name="ce10" office:value-type="string" calcext:value-type="string">
            <text:p>2009R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113]" office:value-type="float" office:value="66.0083060727095" calcext:value-type="float">
            <text:p>66.0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13]" office:value-type="float" office:value="38.1" calcext:value-type="float">
            <text:p>38.1</text:p>
          </table:table-cell>
          <table:table-cell table:style-name="ce10" table:formula="of:=[$distances.D113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VILLEY-SAINT-ETIENNE Elém</text:p>
          </table:table-cell>
          <table:table-cell table:style-name="ce9" office:value-type="string" calcext:value-type="string">
            <text:p>1843K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114]" office:value-type="float" office:value="65.1689840513767" calcext:value-type="float">
            <text:p>65.1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14]" office:value-type="float" office:value="20.3" calcext:value-type="float">
            <text:p>20.3</text:p>
          </table:table-cell>
          <table:table-cell table:style-name="ce9" table:formula="of:=[$distances.D114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MENIL-LA-TOUR, Prim</text:p>
          </table:table-cell>
          <table:table-cell table:style-name="ce10" office:value-type="string" calcext:value-type="string">
            <text:p>0747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115]" office:value-type="float" office:value="131.839696410865" calcext:value-type="float">
            <text:p>131.8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15]" office:value-type="float" office:value="31.1" calcext:value-type="float">
            <text:p>31.1</text:p>
          </table:table-cell>
          <table:table-cell table:style-name="ce10" table:formula="of:=[$distances.D115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Mat Les Eglantines</text:p>
          </table:table-cell>
          <table:table-cell table:style-name="ce9" office:value-type="string" calcext:value-type="string">
            <text:p>1980J</text:p>
          </table:table-cell>
          <table:table-cell table:style-name="ce9" office:value-type="string" calcext:value-type="string">
            <text:p>Déchage de direction 25% <text:s text:c="57"/>Complément TP 25% </text:p>
          </table:table-cell>
          <table:table-cell table:style-name="ce9" table:number-columns-repeated="2"/>
          <table:table-cell table:style-name="ce54" table:formula="of:=[$notes.B116]" office:value-type="float" office:value="839.884232084442" calcext:value-type="float">
            <text:p>839.8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16]" office:value-type="float" office:value="22.6" calcext:value-type="float">
            <text:p>22.6</text:p>
          </table:table-cell>
          <table:table-cell table:style-name="ce9" table:formula="of:=[$distances.D116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TOUL</text:p>
          </table:table-cell>
          <table:table-cell table:style-name="ce11" office:value-type="string" calcext:value-type="string">
            <text:p>TOUL, Saint-Evre</text:p>
            <text:p>TOUL, Jean Feidt Mat</text:p>
          </table:table-cell>
          <table:table-cell table:style-name="ce11" office:value-type="string" calcext:value-type="string">
            <text:p>2232H 1832Y</text:p>
          </table:table-cell>
          <table:table-cell table:style-name="ce11" office:value-type="string" calcext:value-type="string">
            <text:p>Déchage de direction 25% </text:p>
            <text:p>Déchage de direction 25% </text:p>
          </table:table-cell>
          <table:table-cell table:style-name="ce11"/>
          <table:table-cell table:style-name="ce10"/>
          <table:table-cell table:style-name="ce55" table:formula="of:=[$notes.B117]" office:value-type="float" office:value="839.422793279523" calcext:value-type="float">
            <text:p>839.4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17]" office:value-type="float" office:value="24.8" calcext:value-type="float">
            <text:p>24.8</text:p>
          </table:table-cell>
          <table:table-cell table:style-name="ce10" table:formula="of:=[$distances.D11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Mat Les Tilleuls ECROUVES, Prim Mathy (mat)</text:p>
          </table:table-cell>
          <table:table-cell table:style-name="ce9" office:value-type="string" calcext:value-type="string">
            <text:p>2232H 0403V</text:p>
          </table:table-cell>
          <table:table-cell table:style-name="ce9" office:value-type="string" calcext:value-type="string">
            <text:p>Déchage de direction 25% <text:s text:c="45"/>Déchage de direction 25% </text:p>
          </table:table-cell>
          <table:table-cell table:style-name="ce9" table:number-columns-repeated="2"/>
          <table:table-cell table:style-name="ce54" table:formula="of:=[$notes.B118]" office:value-type="float" office:value="836.331279133344" calcext:value-type="float">
            <text:p>836.33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18]" office:value-type="float" office:value="32.5" calcext:value-type="float">
            <text:p>32.5</text:p>
          </table:table-cell>
          <table:table-cell table:style-name="ce9" table:formula="of:=[$distances.D11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EVRE EN HAYE, Elém</text:p>
          </table:table-cell>
          <table:table-cell table:style-name="ce10" office:value-type="string" calcext:value-type="string">
            <text:p>2162G</text:p>
          </table:table-cell>
          <table:table-cell table:style-name="ce10" office:value-type="string" calcext:value-type="string">
            <text:p>Déchage de direction 25% <text:s text:c="44"/>Complément TP 25% </text:p>
          </table:table-cell>
          <table:table-cell table:style-name="ce10" table:number-columns-repeated="2"/>
          <table:table-cell table:style-name="ce55" table:formula="of:=[$notes.B119]" office:value-type="float" office:value="39.9472027356383" calcext:value-type="float">
            <text:p>39.9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19]" office:value-type="float" office:value="31.4" calcext:value-type="float">
            <text:p>31.4</text:p>
          </table:table-cell>
          <table:table-cell table:style-name="ce10" table:formula="of:=[$distances.D119]" office:value-type="float" office:value="25" calcext:value-type="float">
            <text:p>2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TOUL</text:p>
          </table:table-cell>
          <table:table-cell table:style-name="ce14" office:value-type="string" calcext:value-type="string">
            <text:p>VANNES, Prim</text:p>
            <text:p>COLOMBEY LES BELLES, Elém</text:p>
          </table:table-cell>
          <table:table-cell table:style-name="ce14" office:value-type="string" calcext:value-type="string">
            <text:p/>
            <text:p>2009R</text:p>
            <text:p/>
          </table:table-cell>
          <table:table-cell table:style-name="ce14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54" table:formula="of:=[$notes.B120]" office:value-type="float" office:value="118.99155677469" calcext:value-type="float">
            <text:p>118.9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120]" office:value-type="float" office:value="39.8" calcext:value-type="float">
            <text:p>39.8</text:p>
          </table:table-cell>
          <table:table-cell table:style-name="ce9" table:formula="of:=[$distances.D120]" office:value-type="float" office:value="35" calcext:value-type="float">
            <text:p>35</text:p>
          </table:table-cell>
          <table:table-cell table:style-name="ce22" table:number-columns-repeated="3"/>
          <table:table-cell table:style-name="ce25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ALLAIN, Prim</text:p>
          </table:table-cell>
          <table:table-cell table:style-name="ce10" office:value-type="string" calcext:value-type="string">
            <text:p>0149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55" table:formula="of:=[$notes.B121]" office:value-type="float" office:value="161.601763522968" calcext:value-type="float">
            <text:p>161.6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21]" office:value-type="float" office:value="-10" calcext:value-type="float">
            <text:p>-10</text:p>
          </table:table-cell>
          <table:table-cell table:style-name="ce10" table:formula="of:=[$distances.D121]" office:value-type="float" office:value="-10" calcext:value-type="float">
            <text:p>-10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Europe Nations</text:p>
          </table:table-cell>
          <table:table-cell table:style-name="ce9" office:value-type="string" calcext:value-type="string">
            <text:p>2315Y</text:p>
            <text:p/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Ecole porteuse en 2020/2021 d'un projet EPS important</text:p>
          </table:table-cell>
          <table:table-cell table:style-name="ce9"/>
          <table:table-cell table:style-name="ce54" table:formula="of:=[$notes.B122]" office:value-type="float" office:value="57.142240220927" calcext:value-type="float">
            <text:p>57.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22]" office:value-type="float" office:value="5.5" calcext:value-type="float">
            <text:p>5.5</text:p>
          </table:table-cell>
          <table:table-cell table:style-name="ce9" table:formula="of:=[$distances.D122]" office:value-type="float" office:value="16" calcext:value-type="float">
            <text:p>16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Elém Europe Nations</text:p>
            <text:p/>
          </table:table-cell>
          <table:table-cell table:style-name="ce10" office:value-type="string" calcext:value-type="string">
            <text:p>2315Y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Ecole porteuse en 2020/2021 d'un projet EPS important</text:p>
          </table:table-cell>
          <table:table-cell table:style-name="ce10"/>
          <table:table-cell table:style-name="ce55" table:formula="of:=[$notes.B123]" office:value-type="float" office:value="57.142240220927" calcext:value-type="float">
            <text:p>57.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23]" office:value-type="float" office:value="5.5" calcext:value-type="float">
            <text:p>5.5</text:p>
          </table:table-cell>
          <table:table-cell table:style-name="ce10" table:formula="of:=[$distances.D123]" office:value-type="float" office:value="16" calcext:value-type="float">
            <text:p>16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Charmois</text:p>
          </table:table-cell>
          <table:table-cell table:style-name="ce9" office:value-type="string" calcext:value-type="string">
            <text:p>1228S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<text:s text:c="33"/></text:p>
          </table:table-cell>
          <table:table-cell table:style-name="ce9"/>
          <table:table-cell table:style-name="ce54" table:formula="of:=[$notes.B124]" office:value-type="float" office:value="849.166535692111" calcext:value-type="float">
            <text:p>849.17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24]" office:value-type="float" office:value="5.2" calcext:value-type="float">
            <text:p>5.2</text:p>
          </table:table-cell>
          <table:table-cell table:style-name="ce9" table:formula="of:=[$distances.D124]" office:value-type="float" office:value="14" calcext:value-type="float">
            <text:p>14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Charmois</text:p>
          </table:table-cell>
          <table:table-cell table:style-name="ce10" office:value-type="string" calcext:value-type="string">
            <text:p>1228S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<text:s text:c="25"/></text:p>
          </table:table-cell>
          <table:table-cell table:style-name="ce10"/>
          <table:table-cell table:style-name="ce55" table:formula="of:=[$notes.B125]" office:value-type="float" office:value="849.166535692111" calcext:value-type="float">
            <text:p>849.17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25]" office:value-type="float" office:value="5.2" calcext:value-type="float">
            <text:p>5.2</text:p>
          </table:table-cell>
          <table:table-cell table:style-name="ce10" table:formula="of:=[$distances.D125]" office:value-type="float" office:value="14" calcext:value-type="float">
            <text:p>14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Brossolette</text:p>
          </table:table-cell>
          <table:table-cell table:style-name="ce9" office:value-type="string" calcext:value-type="string">
            <text:p>1109M</text:p>
          </table:table-cell>
          <table:table-cell table:style-name="ce9" office:value-type="string" calcext:value-type="string">
            <text:p>Déchage de direction 25% <text:s text:c="36"/>Décharge syndicale 25%</text:p>
          </table:table-cell>
          <table:table-cell table:style-name="ce9" table:number-columns-repeated="2"/>
          <table:table-cell table:style-name="ce54" table:formula="of:=[$notes.B126]" office:value-type="float" office:value="849.159481600237" calcext:value-type="float">
            <text:p>849.1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26]" office:value-type="float" office:value="5.5" calcext:value-type="float">
            <text:p>5.5</text:p>
          </table:table-cell>
          <table:table-cell table:style-name="ce9" table:formula="of:=[$distances.D126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Elém J Prévert</text:p>
          </table:table-cell>
          <table:table-cell table:style-name="ce10" office:value-type="string" calcext:value-type="string">
            <text:p>1752L</text:p>
          </table:table-cell>
          <table:table-cell table:style-name="ce10" office:value-type="string" calcext:value-type="string">
            <text:p>Déchage de direction 25% <text:s text:c="56"/>Complément TP 25%</text:p>
          </table:table-cell>
          <table:table-cell table:style-name="ce10" office:value-type="string" calcext:value-type="string">
            <text:p><text:s text:c="31"/></text:p>
          </table:table-cell>
          <table:table-cell table:style-name="ce10"/>
          <table:table-cell table:style-name="ce55" table:formula="of:=[$notes.B127]" office:value-type="float" office:value="52.1152758342678" calcext:value-type="float">
            <text:p>52.1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27]" office:value-type="float" office:value="17.7" calcext:value-type="float">
            <text:p>17.7</text:p>
          </table:table-cell>
          <table:table-cell table:style-name="ce10" table:formula="of:=[$distances.D127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Brabois</text:p>
            <text:p>VANDOEUVRE, Elém J. Ferry</text:p>
          </table:table-cell>
          <table:table-cell table:style-name="ce9" office:value-type="string" calcext:value-type="string">
            <text:p>2175W</text:p>
            <text:p>1101D</text:p>
          </table:table-cell>
          <table:table-cell table:style-name="ce9" office:value-type="string" calcext:value-type="string">
            <text:p>Déchage de direction 25% <text:s text:c="31"/>Déchage de direction 25% </text:p>
          </table:table-cell>
          <table:table-cell table:style-name="ce9" office:value-type="string" calcext:value-type="string">
            <text:p>Ecole immersion Anglais</text:p>
          </table:table-cell>
          <table:table-cell table:style-name="ce9"/>
          <table:table-cell table:style-name="ce54" table:formula="of:=[$notes.B128]" office:value-type="float" office:value="54.3920340286723" calcext:value-type="float">
            <text:p>54.3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28]" office:value-type="float" office:value="11.2" calcext:value-type="float">
            <text:p>11.2</text:p>
          </table:table-cell>
          <table:table-cell table:style-name="ce9" table:formula="of:=[$distances.D128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Bert</text:p>
          </table:table-cell>
          <table:table-cell table:style-name="ce10" office:value-type="string" calcext:value-type="string">
            <text:p>1110N</text:p>
          </table:table-cell>
          <table:table-cell table:style-name="ce10" office:value-type="string" calcext:value-type="string">
            <text:p>Déchage de direction 25% et REP 25% <text:s text:c="38"/></text:p>
          </table:table-cell>
          <table:table-cell table:style-name="ce10" table:number-columns-repeated="2"/>
          <table:table-cell table:style-name="ce55" table:formula="of:=[$notes.B129]" office:value-type="float" office:value="849.160576040923" calcext:value-type="float">
            <text:p>849.1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29]" office:value-type="float" office:value="5.4" calcext:value-type="float">
            <text:p>5.4</text:p>
          </table:table-cell>
          <table:table-cell table:style-name="ce10" table:formula="of:=[$distances.D129]" office:value-type="float" office:value="15" calcext:value-type="float">
            <text:p>1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LUDRES, Mat J. Prévert</text:p>
          </table:table-cell>
          <table:table-cell table:style-name="ce9" office:value-type="string" calcext:value-type="string">
            <text:p>1731N</text:p>
          </table:table-cell>
          <table:table-cell table:style-name="ce9" office:value-type="string" calcext:value-type="string">
            <text:p>Déchage de direction 25%                  </text:p>
            <text:p>Complément TP 25% </text:p>
          </table:table-cell>
          <table:table-cell table:style-name="ce9" office:value-type="string" calcext:value-type="string">
            <text:p><text:s text:c="76"/></text:p>
          </table:table-cell>
          <table:table-cell table:style-name="ce9"/>
          <table:table-cell table:style-name="ce54" table:formula="of:=[$notes.B130]" office:value-type="float" office:value="844.115275834268" calcext:value-type="float">
            <text:p>844.1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30]" office:value-type="float" office:value="17.7" calcext:value-type="float">
            <text:p>17.7</text:p>
          </table:table-cell>
          <table:table-cell table:style-name="ce9" table:formula="of:=[$distances.D130]" office:value-type="float" office:value="20" calcext:value-type="float">
            <text:p>2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OEUVRE, Mat J. Macé VANDOEUVRE, Elém J. Macé</text:p>
          </table:table-cell>
          <table:table-cell table:style-name="ce10" office:value-type="string" calcext:value-type="string">
            <text:p>1108L <text:s text:c="43"/>1294N</text:p>
          </table:table-cell>
          <table:table-cell table:style-name="ce10" office:value-type="string" calcext:value-type="string">
            <text:p>Déchage de direction 25% <text:s text:c="46"/>Déchage de direction 25% </text:p>
          </table:table-cell>
          <table:table-cell table:style-name="ce10" office:value-type="string" calcext:value-type="string">
            <text:p><text:s text:c="79"/></text:p>
          </table:table-cell>
          <table:table-cell table:style-name="ce10"/>
          <table:table-cell table:style-name="ce55" table:formula="of:=[$notes.B131]" office:value-type="float" office:value="849.558022037087" calcext:value-type="float">
            <text:p>849.5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31]" office:value-type="float" office:value="4.5" calcext:value-type="float">
            <text:p>4.5</text:p>
          </table:table-cell>
          <table:table-cell table:style-name="ce10" table:formula="of:=[$distances.D13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OEUVRE, Mat J. Pompey VANDOEUVRE, Mat G. Monne</text:p>
          </table:table-cell>
          <table:table-cell table:style-name="ce9" office:value-type="string" calcext:value-type="string">
            <text:p>2204C <text:s text:c="48"/>2164J</text:p>
          </table:table-cell>
          <table:table-cell table:style-name="ce9" office:value-type="string" calcext:value-type="string">
            <text:p>Déchage de direction 25% <text:s text:c="37"/>DS 25% </text:p>
          </table:table-cell>
          <table:table-cell table:style-name="ce9" office:value-type="string" calcext:value-type="string">
            <text:p><text:s text:c="40"/></text:p>
          </table:table-cell>
          <table:table-cell table:style-name="ce9"/>
          <table:table-cell table:style-name="ce54" table:formula="of:=[$notes.B132]" office:value-type="float" office:value="849.085201419715" calcext:value-type="float">
            <text:p>849.09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32]" office:value-type="float" office:value="5.7" calcext:value-type="float">
            <text:p>5.7</text:p>
          </table:table-cell>
          <table:table-cell table:style-name="ce9" table:formula="of:=[$distances.D132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Mat P. Loti LUDRES, Elém P. Loti</text:p>
          </table:table-cell>
          <table:table-cell table:style-name="ce10" office:value-type="string" calcext:value-type="string">
            <text:p>1732P <text:s text:c="31"/>1742A</text:p>
          </table:table-cell>
          <table:table-cell table:style-name="ce10" office:value-type="string" calcext:value-type="string">
            <text:p>Déchage de direction 25% <text:s text:c="45"/>Déchage de direction 25% </text:p>
          </table:table-cell>
          <table:table-cell table:style-name="ce10" office:value-type="string" calcext:value-type="string">
            <text:p><text:s text:c="70"/></text:p>
          </table:table-cell>
          <table:table-cell table:style-name="ce10"/>
          <table:table-cell table:style-name="ce55" table:formula="of:=[$notes.B133]" office:value-type="float" office:value="844.648214699423" calcext:value-type="float">
            <text:p>844.6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33]" office:value-type="float" office:value="17.1" calcext:value-type="float">
            <text:p>17.1</text:p>
          </table:table-cell>
          <table:table-cell table:style-name="ce10" table:formula="of:=[$distances.D133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9" office:value-type="string" calcext:value-type="string">
            <text:p>0710D</text:p>
            <text:p>2095J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54" table:formula="of:=[$notes.B134]" office:value-type="float" office:value="841.117844665413" calcext:value-type="float">
            <text:p>841.1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34]" office:value-type="float" office:value="28.1" calcext:value-type="float">
            <text:p>28.1</text:p>
          </table:table-cell>
          <table:table-cell table:style-name="ce9" table:formula="of:=[$distances.D134]" office:value-type="float" office:value="27" calcext:value-type="float">
            <text:p>2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des Aiguillettes</text:p>
          </table:table-cell>
          <table:table-cell table:style-name="ce10" office:value-type="string" calcext:value-type="string">
            <text:p>1919T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55" table:formula="of:=[$notes.B135]" office:value-type="float" office:value="73.2653096590647" calcext:value-type="float">
            <text:p>73.2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35]" office:value-type="float" office:value="8.1" calcext:value-type="float">
            <text:p>8.1</text:p>
          </table:table-cell>
          <table:table-cell table:style-name="ce10" table:formula="of:=[$distances.D13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Elém des Aiguillettes</text:p>
          </table:table-cell>
          <table:table-cell table:style-name="ce9" office:value-type="string" calcext:value-type="string">
            <text:p>1919T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54" table:formula="of:=[$notes.B136]" office:value-type="float" office:value="73.2653096590647" calcext:value-type="float">
            <text:p>73.2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36]" office:value-type="float" office:value="8.1" calcext:value-type="float">
            <text:p>8.1</text:p>
          </table:table-cell>
          <table:table-cell table:style-name="ce9" table:formula="of:=[$distances.D136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SEXEY-AUX-FORGES, Elém</text:p>
          </table:table-cell>
          <table:table-cell table:style-name="ce10" office:value-type="string" calcext:value-type="string">
            <text:p>1760V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55" table:formula="of:=[$notes.B137]" office:value-type="float" office:value="52.6723239025475" calcext:value-type="float">
            <text:p>52.6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37]" office:value-type="float" office:value="16.7" calcext:value-type="float">
            <text:p>16.7</text:p>
          </table:table-cell>
          <table:table-cell table:style-name="ce10" table:formula="of:=[$distances.D137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ELAINE, Elém CHAVIGNY du Châtel, Elém </text:p>
          </table:table-cell>
          <table:table-cell table:style-name="ce9" office:value-type="string" calcext:value-type="string">
            <text:p>1121A 1712T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54" table:formula="of:=[$notes.B138]" office:value-type="float" office:value="39.8171839234911" calcext:value-type="float">
            <text:p>39.8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38]" office:value-type="float" office:value="69.4" calcext:value-type="float">
            <text:p>69.4</text:p>
          </table:table-cell>
          <table:table-cell table:style-name="ce9" table:formula="of:=[$distances.D138]" office:value-type="float" office:value="51" calcext:value-type="float">
            <text:p>5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NEUVES-MAISONS, Elém E. Zola</text:p>
            <text:p>NEUVES-MAISONS, Elém F. Villon </text:p>
          </table:table-cell>
          <table:table-cell table:style-name="ce10" office:value-type="string" calcext:value-type="string">
            <text:p>0879M 2199X </text:p>
          </table:table-cell>
          <table:table-cell table:style-name="ce10" office:value-type="string" calcext:value-type="string">
            <text:p>Déchage de direction 25% <text:s text:c="47"/>Déchage de direction 25%</text:p>
          </table:table-cell>
          <table:table-cell table:style-name="ce10" table:number-columns-repeated="2"/>
          <table:table-cell table:style-name="ce55" table:formula="of:=[$notes.B139]" office:value-type="float" office:value="53.1324467838641" calcext:value-type="float">
            <text:p>53.1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39]" office:value-type="float" office:value="16" calcext:value-type="float">
            <text:p>16</text:p>
          </table:table-cell>
          <table:table-cell table:style-name="ce10" table:formula="of:=[$distances.D139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9" office:value-type="string" calcext:value-type="string">
            <text:p>1185V</text:p>
            <text:p>1147D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54" table:formula="of:=[$notes.B140]" office:value-type="float" office:value="841.813382572353" calcext:value-type="float">
            <text:p>841.8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40]" office:value-type="float" office:value="45.7" calcext:value-type="float">
            <text:p>45.7</text:p>
          </table:table-cell>
          <table:table-cell table:style-name="ce9" table:formula="of:=[$distances.D1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EZELISE, maternelle</text:p>
          </table:table-cell>
          <table:table-cell table:style-name="ce10" office:value-type="string" calcext:value-type="string">
            <text:p>1868M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55" table:formula="of:=[$notes.B141]" office:value-type="float" office:value="842.335005421234" calcext:value-type="float">
            <text:p>842.3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41]" office:value-type="float" office:value="34.7" calcext:value-type="float">
            <text:p>34.7</text:p>
          </table:table-cell>
          <table:table-cell table:style-name="ce10" table:formula="of:=[$distances.D141]" office:value-type="float" office:value="31" calcext:value-type="float">
            <text:p>3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élém du Château</text:p>
          </table:table-cell>
          <table:table-cell table:style-name="ce9" office:value-type="string" calcext:value-type="string">
            <text:p>1758T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54" table:formula="of:=[$notes.B142]" office:value-type="float" office:value="55.22622858149" calcext:value-type="float">
            <text:p>55.2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42]" office:value-type="float" office:value="8.4" calcext:value-type="float">
            <text:p>8.4</text:p>
          </table:table-cell>
          <table:table-cell table:style-name="ce9" table:formula="of:=[$distances.D142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DIARVILLE, Elém.</text:p>
            <text:p>HAROUE, N. Mandela</text:p>
          </table:table-cell>
          <table:table-cell table:style-name="ce10" office:value-type="string" calcext:value-type="string">
            <text:p>0371K</text:p>
            <text:p>0501B</text:p>
          </table:table-cell>
          <table:table-cell table:style-name="ce10" office:value-type="string" calcext:value-type="string">
            <text:p>Complément TP 25% </text:p>
            <text:p>Déchage de direction 25%</text:p>
          </table:table-cell>
          <table:table-cell table:style-name="ce10" table:number-columns-repeated="2"/>
          <table:table-cell table:style-name="ce55" table:formula="of:=[$notes.B143]" office:value-type="float" office:value="122.389672779842" calcext:value-type="float">
            <text:p>122.39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43]" office:value-type="float" office:value="50.9" calcext:value-type="float">
            <text:p>50.9</text:p>
          </table:table-cell>
          <table:table-cell table:style-name="ce10" table:formula="of:=[$distances.D143]" office:value-type="float" office:value="42" calcext:value-type="float">
            <text:p>4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CHALIGNY, Elém Banvoie</text:p>
          </table:table-cell>
          <table:table-cell table:style-name="ce9" office:value-type="string" calcext:value-type="string">
            <text:p>1603Z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54" table:formula="of:=[$notes.B144]" office:value-type="float" office:value="70.6723239025475" calcext:value-type="float">
            <text:p>70.6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44]" office:value-type="float" office:value="16.7" calcext:value-type="float">
            <text:p>16.7</text:p>
          </table:table-cell>
          <table:table-cell table:style-name="ce9" table:formula="of:=[$distances.D144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A. Camus</text:p>
          </table:table-cell>
          <table:table-cell table:style-name="ce10" office:value-type="string" calcext:value-type="string">
            <text:p>1738W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55" table:formula="of:=[$notes.B145]" office:value-type="float" office:value="52.5972903094275" calcext:value-type="float">
            <text:p>52.6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45]" office:value-type="float" office:value="14" calcext:value-type="float">
            <text:p>14</text:p>
          </table:table-cell>
          <table:table-cell table:style-name="ce10" table:formula="of:=[$distances.D145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Mat. Camus</text:p>
            <text:p>VILLERS-LES-NANCY, Mat. Deruet</text:p>
          </table:table-cell>
          <table:table-cell table:style-name="ce9" office:value-type="string" calcext:value-type="string">
            <text:p>1689T</text:p>
            <text:p>2101R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54" table:formula="of:=[$notes.B146]" office:value-type="float" office:value="844.597290309427" calcext:value-type="float">
            <text:p>844.6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46]" office:value-type="float" office:value="14" calcext:value-type="float">
            <text:p>14</text:p>
          </table:table-cell>
          <table:table-cell table:style-name="ce9" table:formula="of:=[$distances.D146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2" office:value-type="string" calcext:value-type="string">
            <text:p>VILLERS</text:p>
          </table:table-cell>
          <table:table-cell table:style-name="ce12" office:value-type="string" calcext:value-type="string">
            <text:p>BENNEY, primaire (classe élém)</text:p>
          </table:table-cell>
          <table:table-cell table:style-name="ce12" office:value-type="string" calcext:value-type="string">
            <text:p>023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56" table:formula="of:=[$notes.B147]" office:value-type="float" office:value="68.9229823277021" calcext:value-type="float">
            <text:p>68.9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$distances.C147]" office:value-type="float" office:value="30.2" calcext:value-type="float">
            <text:p>30.2</text:p>
          </table:table-cell>
          <table:table-cell table:style-name="ce12" table:formula="of:=[$distances.D147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2">
          <table:table-cell office:value-type="string" calcext:value-type="string">
            <text:p>Légende :</text:p>
          </table:table-cell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TP</text:p>
          </table:table-cell>
          <table:table-cell table:style-name="ce2"/>
          <table:table-cell table:style-name="ce15" office:value-type="string" calcext:value-type="string">
            <text:p>Temps partiel</text:p>
          </table:table-cell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EMF</text:p>
          </table:table-cell>
          <table:table-cell table:style-name="ce2"/>
          <table:table-cell table:style-name="ce15" office:value-type="string" calcext:value-type="string">
            <text:p>Enseignant maitre formateur</text:p>
          </table:table-cell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 table:number-rows-repeated="3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 table:number-rows-repeated="6">
          <table:table-cell/>
          <table:table-cell table:style-name="ce2"/>
          <table:table-cell table:style-name="ce16"/>
          <table:table-cell table:style-name="ce2"/>
          <table:table-cell table:style-name="ce20"/>
          <table:table-cell table:style-name="ce2"/>
          <table:table-cell table:number-columns-repeated="1016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Print_Area" table:base-cell-address="$classement.$A$1" table:cell-range-address="$classement.$A$1:.$G$162" table:range-usable-as="print-range"/>
        </table:named-expressions>
      </table:table>
      <table:table table:name="distances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9" table:number-columns-repeated="1008" table:default-cell-style-name="Default"/>
        <table:table-row table:style-name="ro1">
          <table:table-cell table:style-name="ce3"/>
          <table:table-cell table:style-name="ce29" office:value-type="string" calcext:value-type="string">
            <text:p>Addresses</text:p>
          </table:table-cell>
          <table:table-cell table:style-name="ce29" office:value-type="string" calcext:value-type="string">
            <text:p>Distances (km)</text:p>
          </table:table-cell>
          <table:table-cell table:style-name="ce29" office:value-type="string" calcext:value-type="string">
            <text:p>Trajet (min)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 office:value-type="string" calcext:value-type="string">
            <text:p>Latitude</text:p>
            <text:p>Normalisée</text:p>
          </table:table-cell>
          <table:table-cell table:style-name="ce29" office:value-type="string" calcext:value-type="string">
            <text:p>Distance</text:p>
            <text:p>Normalisée</text:p>
          </table:table-cell>
          <table:table-cell table:style-name="ce21"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20 Rue des Ãcoles, 54290 Bayon, France</text:p>
          </table:table-cell>
          <table:table-cell table:style-name="ce33" office:value-type="float" office:value="39.8" calcext:value-type="float">
            <text:p>39.8</text:p>
          </table:table-cell>
          <table:table-cell table:style-name="ce30" office:value-type="float" office:value="34" calcext:value-type="float">
            <text:p>34</text:p>
          </table:table-cell>
          <table:table-cell table:style-name="ce65" office:value-type="float" office:value="48.477" calcext:value-type="float">
            <text:p>48.4770</text:p>
          </table:table-cell>
          <table:table-cell table:style-name="ce65" office:value-type="float" office:value="6.3159" calcext:value-type="float">
            <text:p>6.3159</text:p>
          </table:table-cell>
          <table:table-cell table:style-name="ce93" table:formula="of:=([.E2]-48.39)/1.16" office:value-type="float" office:value="0.0749999999999967" calcext:value-type="float">
            <text:p>0.0750</text:p>
          </table:table-cell>
          <table:table-cell table:style-name="ce96" table:formula="of:=([.C2]-61)*([.C2]-61)/3721" office:value-type="float" office:value="0.120784735286213" calcext:value-type="float">
            <text:p>0.1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1" office:value-type="string" calcext:value-type="string">
            <text:p>54630 Flavigny-sur-Moselle, France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5686" calcext:value-type="float">
            <text:p>48.5686</text:p>
          </table:table-cell>
          <table:table-cell table:style-name="ce31" office:value-type="float" office:value="6.1885" calcext:value-type="float">
            <text:p>6.1885</text:p>
          </table:table-cell>
          <table:table-cell table:style-name="ce94" table:formula="of:=([.E3]-48.39)/1.16" office:value-type="float" office:value="0.153965517241382" calcext:value-type="float">
            <text:p>0.1540</text:p>
          </table:table-cell>
          <table:table-cell table:style-name="ce97" table:formula="of:=([.C3]-61)*([.C3]-61)/3721" office:value-type="float" office:value="0.412964256920183" calcext:value-type="float">
            <text:p>0.4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8 Rue de l'Ãglise, 54129 MagniÃ¨res, France</text:p>
          </table:table-cell>
          <table:table-cell table:style-name="ce30" office:value-type="float" office:value="59.9" calcext:value-type="float">
            <text:p>59.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8.4457" calcext:value-type="float">
            <text:p>48.4457</text:p>
          </table:table-cell>
          <table:table-cell table:style-name="ce30" office:value-type="float" office:value="6.5661" calcext:value-type="float">
            <text:p>6.5661</text:p>
          </table:table-cell>
          <table:table-cell table:style-name="ce93" table:formula="of:=([.E4]-48.39)/1.16" office:value-type="float" office:value="0.0480172413793118" calcext:value-type="float">
            <text:p>0.0480</text:p>
          </table:table-cell>
          <table:table-cell table:style-name="ce96" table:formula="of:=([.C4]-61)*([.C4]-61)/3721" office:value-type="float" office:value="0.000325181402848697" calcext:value-type="float">
            <text:p>0.0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10 Rue du Grand PrÃ©, 54360 DameleviÃ¨res, France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8.5554" calcext:value-type="float">
            <text:p>48.5554</text:p>
          </table:table-cell>
          <table:table-cell table:style-name="ce31" office:value-type="float" office:value="6.3926" calcext:value-type="float">
            <text:p>6.3926</text:p>
          </table:table-cell>
          <table:table-cell table:style-name="ce94" table:formula="of:=([.E5]-48.39)/1.16" office:value-type="float" office:value="0.14258620689655" calcext:value-type="float">
            <text:p>0.1426</text:p>
          </table:table-cell>
          <table:table-cell table:style-name="ce97" table:formula="of:=([.C5]-61)*([.C5]-61)/3721" office:value-type="float" office:value="0.161314162859446" calcext:value-type="float">
            <text:p>0.1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1 Place du GÃ©n Helle, 54122 Azerailles, France</text:p>
          </table:table-cell>
          <table:table-cell table:style-name="ce30" office:value-type="float" office:value="59.7" calcext:value-type="float">
            <text:p>59.7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8.4881" calcext:value-type="float">
            <text:p>48.4881</text:p>
          </table:table-cell>
          <table:table-cell table:style-name="ce30" office:value-type="float" office:value="6.696" calcext:value-type="float">
            <text:p>6.696</text:p>
          </table:table-cell>
          <table:table-cell table:style-name="ce93" table:formula="of:=([.E6]-48.39)/1.16" office:value-type="float" office:value="0.0845689655172434" calcext:value-type="float">
            <text:p>0.0846</text:p>
          </table:table-cell>
          <table:table-cell table:style-name="ce96" table:formula="of:=([.C6]-61)*([.C6]-61)/3721" office:value-type="float" office:value="0.000454178984144045" calcext:value-type="float">
            <text:p>0.0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1" office:value-type="string" calcext:value-type="string">
            <text:p>89 Rue de Verdun, 54490 Piennes, France</text:p>
          </table:table-cell>
          <table:table-cell table:style-name="ce31" office:value-type="float" office:value="107.8" calcext:value-type="float">
            <text:p>107.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9.31" calcext:value-type="float">
            <text:p>49.31</text:p>
          </table:table-cell>
          <table:table-cell table:style-name="ce31" office:value-type="float" office:value="5.7694" calcext:value-type="float">
            <text:p>5.7694</text:p>
          </table:table-cell>
          <table:table-cell table:style-name="ce94" table:formula="of:=([.E7]-48.39)/1.16" office:value-type="float" office:value="0.793103448275864" calcext:value-type="float">
            <text:p>0.7931</text:p>
          </table:table-cell>
          <table:table-cell table:style-name="ce97" table:formula="of:=([.C7]-61)*([.C7]-61)/3721" office:value-type="float" office:value="0.588615963450685" calcext:value-type="float">
            <text:p>0.5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1 Rue des Ãcoles, 54560 Audun-le-Roman, France</text:p>
          </table:table-cell>
          <table:table-cell table:style-name="ce30" office:value-type="float" office:value="96.1" calcext:value-type="float">
            <text:p>96.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9.3693" calcext:value-type="float">
            <text:p>49.3693</text:p>
          </table:table-cell>
          <table:table-cell table:style-name="ce30" office:value-type="float" office:value="5.896" calcext:value-type="float">
            <text:p>5.896</text:p>
          </table:table-cell>
          <table:table-cell table:style-name="ce93" table:formula="of:=([.E8]-48.39)/1.16" office:value-type="float" office:value="0.844224137931036" calcext:value-type="float">
            <text:p>0.8442</text:p>
          </table:table-cell>
          <table:table-cell table:style-name="ce96" table:formula="of:=([.C8]-61)*([.C8]-61)/3721" office:value-type="float" office:value="0.33109647944101" calcext:value-type="float">
            <text:p>0.3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1" office:value-type="string" calcext:value-type="string">
            <text:p>2 Place de L HÃ´tel de ville, 54790 Val de Briey, France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49.2852" calcext:value-type="float">
            <text:p>49.2852</text:p>
          </table:table-cell>
          <table:table-cell table:style-name="ce31" office:value-type="float" office:value="5.8937" calcext:value-type="float">
            <text:p>5.8937</text:p>
          </table:table-cell>
          <table:table-cell table:style-name="ce94" table:formula="of:=([.E9]-48.39)/1.16" office:value-type="float" office:value="0.771724137931037" calcext:value-type="float">
            <text:p>0.7717</text:p>
          </table:table-cell>
          <table:table-cell table:style-name="ce97" table:formula="of:=([.C9]-61)*([.C9]-61)/3721" office:value-type="float" office:value="0.275194840096748" calcext:value-type="float">
            <text:p>0.28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13 Place de la Mairie, 54910 Valleroy, France</text:p>
          </table:table-cell>
          <table:table-cell table:style-name="ce30" office:value-type="float" office:value="83.1" calcext:value-type="float">
            <text:p>83.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2095" calcext:value-type="float">
            <text:p>49.2095</text:p>
          </table:table-cell>
          <table:table-cell table:style-name="ce30" office:value-type="float" office:value="5.9346" calcext:value-type="float">
            <text:p>5.9346</text:p>
          </table:table-cell>
          <table:table-cell table:style-name="ce93" table:formula="of:=([.E10]-48.39)/1.16" office:value-type="float" office:value="0.706465517241378" calcext:value-type="float">
            <text:p>0.7065</text:p>
          </table:table-cell>
          <table:table-cell table:style-name="ce96" table:formula="of:=([.C10]-61)*([.C10]-61)/3721" office:value-type="float" office:value="0.13125772641763" calcext:value-type="float">
            <text:p>0.1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31" office:value-type="string" calcext:value-type="string">
            <text:p>9 Rue Jean Moulin, 54490 Piennes, France</text:p>
          </table:table-cell>
          <table:table-cell table:style-name="ce31" office:value-type="float" office:value="89.3" calcext:value-type="float">
            <text:p>89.3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9.3061" calcext:value-type="float">
            <text:p>49.3061</text:p>
          </table:table-cell>
          <table:table-cell table:style-name="ce31" office:value-type="float" office:value="5.7915" calcext:value-type="float">
            <text:p>5.7915</text:p>
          </table:table-cell>
          <table:table-cell table:style-name="ce94" table:formula="of:=([.E11]-48.39)/1.16" office:value-type="float" office:value="0.789741379310345" calcext:value-type="float">
            <text:p>0.7897</text:p>
          </table:table-cell>
          <table:table-cell table:style-name="ce97" table:formula="of:=([.C11]-61)*([.C11]-61)/3721" office:value-type="float" office:value="0.215235151840903" calcext:value-type="float">
            <text:p>0.2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Rue des Ãcoles, 54800 Mars-la-Tour, France</text:p>
          </table:table-cell>
          <table:table-cell table:style-name="ce30" office:value-type="float" office:value="67.7" calcext:value-type="float">
            <text:p>67.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9.099" calcext:value-type="float">
            <text:p>49.099</text:p>
          </table:table-cell>
          <table:table-cell table:style-name="ce30" office:value-type="float" office:value="5.8855" calcext:value-type="float">
            <text:p>5.8855</text:p>
          </table:table-cell>
          <table:table-cell table:style-name="ce93" table:formula="of:=([.E12]-48.39)/1.16" office:value-type="float" office:value="0.611206896551721" calcext:value-type="float">
            <text:p>0.6112</text:p>
          </table:table-cell>
          <table:table-cell table:style-name="ce96" table:formula="of:=([.C12]-61)*([.C12]-61)/3721" office:value-type="float" office:value="0.0120639613007256" calcext:value-type="float">
            <text:p>0.01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1" office:value-type="string" calcext:value-type="string">
            <text:p>5 Place Neruda Allende, 54310 HomÃ©court, France</text:p>
          </table:table-cell>
          <table:table-cell table:style-name="ce31" office:value-type="float" office:value="82.3" calcext:value-type="float">
            <text:p>82.3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9.2242" calcext:value-type="float">
            <text:p>49.2242</text:p>
          </table:table-cell>
          <table:table-cell table:style-name="ce31" office:value-type="float" office:value="5.9944" calcext:value-type="float">
            <text:p>5.9944</text:p>
          </table:table-cell>
          <table:table-cell table:style-name="ce94" table:formula="of:=([.E13]-48.39)/1.16" office:value-type="float" office:value="0.719137931034485" calcext:value-type="float">
            <text:p>0.7191</text:p>
          </table:table-cell>
          <table:table-cell table:style-name="ce97" table:formula="of:=([.C13]-61)*([.C13]-61)/3721" office:value-type="float" office:value="0.121926901370599" calcext:value-type="float">
            <text:p>0.1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54800 Jarny, France</text:p>
          </table:table-cell>
          <table:table-cell table:style-name="ce30" office:value-type="float" office:value="70.3" calcext:value-type="float">
            <text:p>70.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9.1518" calcext:value-type="float">
            <text:p>49.1518</text:p>
          </table:table-cell>
          <table:table-cell table:style-name="ce30" office:value-type="float" office:value="5.8858" calcext:value-type="float">
            <text:p>5.8858</text:p>
          </table:table-cell>
          <table:table-cell table:style-name="ce93" table:formula="of:=([.E14]-48.39)/1.16" office:value-type="float" office:value="0.656724137931035" calcext:value-type="float">
            <text:p>0.6567</text:p>
          </table:table-cell>
          <table:table-cell table:style-name="ce96" table:formula="of:=([.C14]-61)*([.C14]-61)/3721" office:value-type="float" office:value="0.023243751679656" calcext:value-type="float">
            <text:p>0.0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1" office:value-type="string" calcext:value-type="string">
            <text:p>4 Place Saint-Pierre, 54110 RosiÃ¨res-aux-Salines, France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8.5947" calcext:value-type="float">
            <text:p>48.5947</text:p>
          </table:table-cell>
          <table:table-cell table:style-name="ce31" office:value-type="float" office:value="6.3328" calcext:value-type="float">
            <text:p>6.3328</text:p>
          </table:table-cell>
          <table:table-cell table:style-name="ce94" table:formula="of:=([.E15]-48.39)/1.16" office:value-type="float" office:value="0.176465517241382" calcext:value-type="float">
            <text:p>0.1765</text:p>
          </table:table-cell>
          <table:table-cell table:style-name="ce97" table:formula="of:=([.C15]-61)*([.C15]-61)/3721" office:value-type="float" office:value="0.254942219833378" calcext:value-type="float">
            <text:p>0.2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2 Rue de la Mothe, 54110 Dombasle-sur-Meurthe, France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48.6269" calcext:value-type="float">
            <text:p>48.6269</text:p>
          </table:table-cell>
          <table:table-cell table:style-name="ce30" office:value-type="float" office:value="6.3513" calcext:value-type="float">
            <text:p>6.3513</text:p>
          </table:table-cell>
          <table:table-cell table:style-name="ce93" table:formula="of:=([.E16]-48.39)/1.16" office:value-type="float" office:value="0.204224137931033" calcext:value-type="float">
            <text:p>0.2042</text:p>
          </table:table-cell>
          <table:table-cell table:style-name="ce96" table:formula="of:=([.C16]-61)*([.C16]-61)/3721" office:value-type="float" office:value="0.232292394517603" calcext:value-type="float">
            <text:p>0.2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31" office:value-type="string" calcext:value-type="string">
            <text:p>30 Avenue de la Malgrange, 54140 Jarville-la-Malgrange, France</text:p>
          </table:table-cell>
          <table:table-cell table:style-name="ce31" office:value-type="float" office:value="5.3" calcext:value-type="float">
            <text:p>5.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6685" calcext:value-type="float">
            <text:p>48.6685</text:p>
          </table:table-cell>
          <table:table-cell table:style-name="ce31" office:value-type="float" office:value="6.1983" calcext:value-type="float">
            <text:p>6.1983</text:p>
          </table:table-cell>
          <table:table-cell table:style-name="ce94" table:formula="of:=([.E17]-48.39)/1.16" office:value-type="float" office:value="0.240086206896553" calcext:value-type="float">
            <text:p>0.2401</text:p>
          </table:table-cell>
          <table:table-cell table:style-name="ce97" table:formula="of:=([.C17]-61)*([.C17]-61)/3721" office:value-type="float" office:value="0.83377855415211" calcext:value-type="float">
            <text:p>0.8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14 Rue FranÃ§ois Evrard, 54140 Jarville-la-Malgrange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44" calcext:value-type="float">
            <text:p>48.6644</text:p>
          </table:table-cell>
          <table:table-cell table:style-name="ce30" office:value-type="float" office:value="6.2003" calcext:value-type="float">
            <text:p>6.2003</text:p>
          </table:table-cell>
          <table:table-cell table:style-name="ce93" table:formula="of:=([.E18]-48.39)/1.16" office:value-type="float" office:value="0.236551724137931" calcext:value-type="float">
            <text:p>0.2366</text:p>
          </table:table-cell>
          <table:table-cell table:style-name="ce96" table:formula="of:=([.C18]-61)*([.C18]-61)/3721" office:value-type="float" office:value="0.82184627788229" calcext:value-type="float">
            <text:p>0.8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94" table:formula="of:=([.E19]-48.39)/1.16" office:value-type="float" office:value="0.231810344827588" calcext:value-type="float">
            <text:p>0.2318</text:p>
          </table:table-cell>
          <table:table-cell table:style-name="ce97" table:formula="of:=([.C19]-61)*([.C19]-61)/3721" office:value-type="float" office:value="0.74638269282451" calcext:value-type="float">
            <text:p>0.7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2 Rue Jeannequin, 54410 Laneuveville-devant-Nancy, France</text:p>
          </table:table-cell>
          <table:table-cell table:style-name="ce30" office:value-type="float" office:value="8.8" calcext:value-type="float">
            <text:p>8.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73" calcext:value-type="float">
            <text:p>48.6573</text:p>
          </table:table-cell>
          <table:table-cell table:style-name="ce30" office:value-type="float" office:value="6.2324" calcext:value-type="float">
            <text:p>6.2324</text:p>
          </table:table-cell>
          <table:table-cell table:style-name="ce93" table:formula="of:=([.E20]-48.39)/1.16" office:value-type="float" office:value="0.230431034482758" calcext:value-type="float">
            <text:p>0.2304</text:p>
          </table:table-cell>
          <table:table-cell table:style-name="ce96" table:formula="of:=([.C20]-61)*([.C20]-61)/3721" office:value-type="float" office:value="0.732287019618382" calcext:value-type="float">
            <text:p>0.7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94" table:formula="of:=([.E21]-48.39)/1.16" office:value-type="float" office:value="0.231810344827588" calcext:value-type="float">
            <text:p>0.2318</text:p>
          </table:table-cell>
          <table:table-cell table:style-name="ce97" table:formula="of:=([.C21]-61)*([.C21]-61)/3721" office:value-type="float" office:value="0.74638269282451" calcext:value-type="float">
            <text:p>0.7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54110 RosiÃ¨res-aux-Salines, France</text:p>
          </table:table-cell>
          <table:table-cell table:style-name="ce30" office:value-type="float" office:value="29.8" calcext:value-type="float">
            <text:p>29.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5954" calcext:value-type="float">
            <text:p>48.5954</text:p>
          </table:table-cell>
          <table:table-cell table:style-name="ce30" office:value-type="float" office:value="6.3329" calcext:value-type="float">
            <text:p>6.3329</text:p>
          </table:table-cell>
          <table:table-cell table:style-name="ce93" table:formula="of:=([.E22]-48.39)/1.16" office:value-type="float" office:value="0.177068965517239" calcext:value-type="float">
            <text:p>0.1771</text:p>
          </table:table-cell>
          <table:table-cell table:style-name="ce96" table:formula="of:=([.C22]-61)*([.C22]-61)/3721" office:value-type="float" office:value="0.261607094866971" calcext:value-type="float">
            <text:p>0.2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31" office:value-type="string" calcext:value-type="string">
            <text:p>Rue du Ctre, 54210 Saint-Nicolas-de-Port, France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8.6282" calcext:value-type="float">
            <text:p>48.6282</text:p>
          </table:table-cell>
          <table:table-cell table:style-name="ce31" office:value-type="float" office:value="6.2918" calcext:value-type="float">
            <text:p>6.2918</text:p>
          </table:table-cell>
          <table:table-cell table:style-name="ce94" table:formula="of:=([.E23]-48.39)/1.16" office:value-type="float" office:value="0.205344827586206" calcext:value-type="float">
            <text:p>0.2053</text:p>
          </table:table-cell>
          <table:table-cell table:style-name="ce97" table:formula="of:=([.C23]-61)*([.C23]-61)/3721" office:value-type="float" office:value="0.369903251814028" calcext:value-type="float">
            <text:p>0.3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Ecole Paulette Castelle, Rue Porte de Fer, 54210 Saint-Nicolas-de-Port, France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30" office:value-type="float" office:value="48.6315" calcext:value-type="float">
            <text:p>48.6315</text:p>
          </table:table-cell>
          <table:table-cell table:style-name="ce30" office:value-type="float" office:value="6.2986" calcext:value-type="float">
            <text:p>6.2986</text:p>
          </table:table-cell>
          <table:table-cell table:style-name="ce93" table:formula="of:=([.E24]-48.39)/1.16" office:value-type="float" office:value="0.208189655172416" calcext:value-type="float">
            <text:p>0.2082</text:p>
          </table:table-cell>
          <table:table-cell table:style-name="ce96" table:formula="of:=([.C24]-61)*([.C24]-61)/3721" office:value-type="float" office:value="0.367911851652781" calcext:value-type="float">
            <text:p>0.3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1" office:value-type="string" calcext:value-type="string">
            <text:p>Ecole Paulette Castelle,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5" calcext:value-type="float">
            <text:p>48.6315</text:p>
          </table:table-cell>
          <table:table-cell table:style-name="ce31" office:value-type="float" office:value="6.2986" calcext:value-type="float">
            <text:p>6.2986</text:p>
          </table:table-cell>
          <table:table-cell table:style-name="ce94" table:formula="of:=([.E25]-48.39)/1.16" office:value-type="float" office:value="0.208189655172416" calcext:value-type="float">
            <text:p>0.2082</text:p>
          </table:table-cell>
          <table:table-cell table:style-name="ce97" table:formula="of:=([.C25]-61)*([.C25]-61)/3721" office:value-type="float" office:value="0.367911851652781" calcext:value-type="float">
            <text:p>0.3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8 Rue des Ãcoles, 54210 Ville-en-Vermois, France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6132" calcext:value-type="float">
            <text:p>48.6132</text:p>
          </table:table-cell>
          <table:table-cell table:style-name="ce30" office:value-type="float" office:value="6.2549" calcext:value-type="float">
            <text:p>6.2549</text:p>
          </table:table-cell>
          <table:table-cell table:style-name="ce93" table:formula="of:=([.E26]-48.39)/1.16" office:value-type="float" office:value="0.192413793103447" calcext:value-type="float">
            <text:p>0.1924</text:p>
          </table:table-cell>
          <table:table-cell table:style-name="ce96" table:formula="of:=([.C26]-61)*([.C26]-61)/3721" office:value-type="float" office:value="0.375909701693093" calcext:value-type="float">
            <text:p>0.3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1" office:value-type="string" calcext:value-type="string">
            <text:p>26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4" calcext:value-type="float">
            <text:p>48.6314</text:p>
          </table:table-cell>
          <table:table-cell table:style-name="ce31" office:value-type="float" office:value="6.2988" calcext:value-type="float">
            <text:p>6.2988</text:p>
          </table:table-cell>
          <table:table-cell table:style-name="ce94" table:formula="of:=([.E27]-48.39)/1.16" office:value-type="float" office:value="0.208103448275861" calcext:value-type="float">
            <text:p>0.2081</text:p>
          </table:table-cell>
          <table:table-cell table:style-name="ce97" table:formula="of:=([.C27]-61)*([.C27]-61)/3721" office:value-type="float" office:value="0.367911851652781" calcext:value-type="float">
            <text:p>0.3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54140 Jarville-la-Malgrange, France</text:p>
          </table:table-cell>
          <table:table-cell table:style-name="ce30" office:value-type="float" office:value="6.3" calcext:value-type="float">
            <text:p>6.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6719" calcext:value-type="float">
            <text:p>48.6719</text:p>
          </table:table-cell>
          <table:table-cell table:style-name="ce30" office:value-type="float" office:value="6.209" calcext:value-type="float">
            <text:p>6.209</text:p>
          </table:table-cell>
          <table:table-cell table:style-name="ce93" table:formula="of:=([.E28]-48.39)/1.16" office:value-type="float" office:value="0.243017241379311" calcext:value-type="float">
            <text:p>0.2430</text:p>
          </table:table-cell>
          <table:table-cell table:style-name="ce96" table:formula="of:=([.C28]-61)*([.C28]-61)/3721" office:value-type="float" office:value="0.804109110454179" calcext:value-type="float">
            <text:p>0.8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31" office:value-type="string" calcext:value-type="string">
            <text:p>18 AllÃ©e du BÃ©arn, 54400 Longwy, France</text:p>
          </table:table-cell>
          <table:table-cell table:style-name="ce31" office:value-type="float" office:value="118.3" calcext:value-type="float">
            <text:p>118.3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319" calcext:value-type="float">
            <text:p>49.5319</text:p>
          </table:table-cell>
          <table:table-cell table:style-name="ce31" office:value-type="float" office:value="5.7608" calcext:value-type="float">
            <text:p>5.7608</text:p>
          </table:table-cell>
          <table:table-cell table:style-name="ce94" table:formula="of:=([.E29]-48.39)/1.16" office:value-type="float" office:value="0.984396551724138" calcext:value-type="float">
            <text:p>0.9844</text:p>
          </table:table-cell>
          <table:table-cell table:style-name="ce97" table:formula="of:=([.C29]-61)*([.C29]-61)/3721" office:value-type="float" office:value="0.882367643106691" calcext:value-type="float">
            <text:p>0.88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18 AllÃ©e du BÃ©arn, 54400 Longwy, France</text:p>
          </table:table-cell>
          <table:table-cell table:style-name="ce30" office:value-type="float" office:value="118.3" calcext:value-type="float">
            <text:p>118.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319" calcext:value-type="float">
            <text:p>49.5319</text:p>
          </table:table-cell>
          <table:table-cell table:style-name="ce30" office:value-type="float" office:value="5.7608" calcext:value-type="float">
            <text:p>5.7608</text:p>
          </table:table-cell>
          <table:table-cell table:style-name="ce93" table:formula="of:=([.E30]-48.39)/1.16" office:value-type="float" office:value="0.984396551724138" calcext:value-type="float">
            <text:p>0.9844</text:p>
          </table:table-cell>
          <table:table-cell table:style-name="ce96" table:formula="of:=([.C30]-61)*([.C30]-61)/3721" office:value-type="float" office:value="0.882367643106691" calcext:value-type="float">
            <text:p>0.8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31" office:value-type="string" calcext:value-type="string">
            <text:p>10 Avenue Raymond PoincarÃ©, 54400 Longwy, France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178" calcext:value-type="float">
            <text:p>49.5178</text:p>
          </table:table-cell>
          <table:table-cell table:style-name="ce31" office:value-type="float" office:value="5.7661" calcext:value-type="float">
            <text:p>5.7661</text:p>
          </table:table-cell>
          <table:table-cell table:style-name="ce94" table:formula="of:=([.E31]-48.39)/1.16" office:value-type="float" office:value="0.972241379310345" calcext:value-type="float">
            <text:p>0.9722</text:p>
          </table:table-cell>
          <table:table-cell table:style-name="ce97" table:formula="of:=([.C31]-61)*([.C31]-61)/3721" office:value-type="float" office:value="0.812953507121741" calcext:value-type="float">
            <text:p>0.8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Rue de Marseille, 54350 Mont-Saint-Martin, France</text:p>
          </table:table-cell>
          <table:table-cell table:style-name="ce30" office:value-type="float" office:value="121.7" calcext:value-type="float">
            <text:p>121.7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49.5472" calcext:value-type="float">
            <text:p>49.5472</text:p>
          </table:table-cell>
          <table:table-cell table:style-name="ce30" office:value-type="float" office:value="5.7892" calcext:value-type="float">
            <text:p>5.7892</text:p>
          </table:table-cell>
          <table:table-cell table:style-name="ce93" table:formula="of:=([.E32]-48.39)/1.16" office:value-type="float" office:value="0.997586206896548" calcext:value-type="float">
            <text:p>0.9976</text:p>
          </table:table-cell>
          <table:table-cell table:style-name="ce96" table:formula="of:=([.C32]-61)*([.C32]-61)/3721" office:value-type="float" office:value="0.990188121472722" calcext:value-type="float">
            <text:p>0.9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31" office:value-type="string" calcext:value-type="string">
            <text:p>1 Rue des Ãcoles, 54870 Cons-la-Grandville, France</text:p>
          </table:table-cell>
          <table:table-cell table:style-name="ce31" office:value-type="float" office:value="117.4" calcext:value-type="float">
            <text:p>117.4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49.4838" calcext:value-type="float">
            <text:p>49.4838</text:p>
          </table:table-cell>
          <table:table-cell table:style-name="ce31" office:value-type="float" office:value="5.7053" calcext:value-type="float">
            <text:p>5.7053</text:p>
          </table:table-cell>
          <table:table-cell table:style-name="ce94" table:formula="of:=([.E33]-48.39)/1.16" office:value-type="float" office:value="0.94293103448276" calcext:value-type="float">
            <text:p>0.9429</text:p>
          </table:table-cell>
          <table:table-cell table:style-name="ce97" table:formula="of:=([.C33]-61)*([.C33]-61)/3721" office:value-type="float" office:value="0.854866971244289" calcext:value-type="float">
            <text:p>0.8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Herserange, France</text:p>
          </table:table-cell>
          <table:table-cell table:style-name="ce30" office:value-type="float" office:value="115.2" calcext:value-type="float">
            <text:p>115.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9.523" calcext:value-type="float">
            <text:p>49.523</text:p>
          </table:table-cell>
          <table:table-cell table:style-name="ce30" office:value-type="float" office:value="5.7961" calcext:value-type="float">
            <text:p>5.7961</text:p>
          </table:table-cell>
          <table:table-cell table:style-name="ce93" table:formula="of:=([.E34]-48.39)/1.16" office:value-type="float" office:value="0.976724137931037" calcext:value-type="float">
            <text:p>0.9767</text:p>
          </table:table-cell>
          <table:table-cell table:style-name="ce96" table:formula="of:=([.C34]-61)*([.C34]-61)/3721" office:value-type="float" office:value="0.789475947325988" calcext:value-type="float">
            <text:p>0.7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31" office:value-type="string" calcext:value-type="string">
            <text:p>19 Rue de Longwy, 54720 Lexy, France</text:p>
          </table:table-cell>
          <table:table-cell table:style-name="ce31" office:value-type="float" office:value="118.1" calcext:value-type="float">
            <text:p>118.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033" calcext:value-type="float">
            <text:p>49.5033</text:p>
          </table:table-cell>
          <table:table-cell table:style-name="ce31" office:value-type="float" office:value="5.733" calcext:value-type="float">
            <text:p>5.733</text:p>
          </table:table-cell>
          <table:table-cell table:style-name="ce94" table:formula="of:=([.E35]-48.39)/1.16" office:value-type="float" office:value="0.959741379310347" calcext:value-type="float">
            <text:p>0.9597</text:p>
          </table:table-cell>
          <table:table-cell table:style-name="ce97" table:formula="of:=([.C35]-61)*([.C35]-61)/3721" office:value-type="float" office:value="0.87621875839828" calcext:value-type="float">
            <text:p>0.88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1 Rue Louise Michel, 54920 Morfontaine, France</text:p>
          </table:table-cell>
          <table:table-cell table:style-name="ce30" office:value-type="float" office:value="107.4" calcext:value-type="float">
            <text:p>107.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9.4455" calcext:value-type="float">
            <text:p>49.4455</text:p>
          </table:table-cell>
          <table:table-cell table:style-name="ce30" office:value-type="float" office:value="5.8353" calcext:value-type="float">
            <text:p>5.8353</text:p>
          </table:table-cell>
          <table:table-cell table:style-name="ce93" table:formula="of:=([.E36]-48.39)/1.16" office:value-type="float" office:value="0.90991379310345" calcext:value-type="float">
            <text:p>0.9099</text:p>
          </table:table-cell>
          <table:table-cell table:style-name="ce96" table:formula="of:=([.C36]-61)*([.C36]-61)/3721" office:value-type="float" office:value="0.578597151303413" calcext:value-type="float">
            <text:p>0.5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1" office:value-type="string" calcext:value-type="string">
            <text:p>54300 Rehainviller, France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8.5624" calcext:value-type="float">
            <text:p>48.5624</text:p>
          </table:table-cell>
          <table:table-cell table:style-name="ce31" office:value-type="float" office:value="6.4663" calcext:value-type="float">
            <text:p>6.4663</text:p>
          </table:table-cell>
          <table:table-cell table:style-name="ce94" table:formula="of:=([.E37]-48.39)/1.16" office:value-type="float" office:value="0.148620689655169" calcext:value-type="float">
            <text:p>0.1486</text:p>
          </table:table-cell>
          <table:table-cell table:style-name="ce97" table:formula="of:=([.C37]-61)*([.C37]-61)/3721" office:value-type="float" office:value="0.104297231926901" calcext:value-type="float">
            <text:p>0.10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5 Place des Carmes, 54300 LunÃ©ville, France</text:p>
          </table:table-cell>
          <table:table-cell table:style-name="ce30" office:value-type="float" office:value="39.1" calcext:value-type="float">
            <text:p>39.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598" calcext:value-type="float">
            <text:p>48.598</text:p>
          </table:table-cell>
          <table:table-cell table:style-name="ce30" office:value-type="float" office:value="6.4885" calcext:value-type="float">
            <text:p>6.4885</text:p>
          </table:table-cell>
          <table:table-cell table:style-name="ce93" table:formula="of:=([.E38]-48.39)/1.16" office:value-type="float" office:value="0.179310344827585" calcext:value-type="float">
            <text:p>0.1793</text:p>
          </table:table-cell>
          <table:table-cell table:style-name="ce96" table:formula="of:=([.C38]-61)*([.C38]-61)/3721" office:value-type="float" office:value="0.128892770760548" calcext:value-type="float">
            <text:p>0.1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31" office:value-type="string" calcext:value-type="string">
            <text:p>54480 Cirey-sur-Vezouze, France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48.5812" calcext:value-type="float">
            <text:p>48.5812</text:p>
          </table:table-cell>
          <table:table-cell table:style-name="ce31" office:value-type="float" office:value="6.9454" calcext:value-type="float">
            <text:p>6.9454</text:p>
          </table:table-cell>
          <table:table-cell table:style-name="ce94" table:formula="of:=([.E39]-48.39)/1.16" office:value-type="float" office:value="0.164827586206898" calcext:value-type="float">
            <text:p>0.1648</text:p>
          </table:table-cell>
          <table:table-cell table:style-name="ce97" table:formula="of:=([.C39]-61)*([.C39]-61)/3721" office:value-type="float" office:value="0.0714028486965869" calcext:value-type="float">
            <text:p>0.0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5 Rue des Jonquilles, 54300 LunÃ©ville, France</text:p>
          </table:table-cell>
          <table:table-cell table:style-name="ce30" office:value-type="float" office:value="42.2" calcext:value-type="float">
            <text:p>42.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8.5829" calcext:value-type="float">
            <text:p>48.5829</text:p>
          </table:table-cell>
          <table:table-cell table:style-name="ce30" office:value-type="float" office:value="6.5083" calcext:value-type="float">
            <text:p>6.5083</text:p>
          </table:table-cell>
          <table:table-cell table:style-name="ce93" table:formula="of:=([.E40]-48.39)/1.16" office:value-type="float" office:value="0.166293103448277" calcext:value-type="float">
            <text:p>0.1663</text:p>
          </table:table-cell>
          <table:table-cell table:style-name="ce96" table:formula="of:=([.C40]-61)*([.C40]-61)/3721" office:value-type="float" office:value="0.0949852190271432" calcext:value-type="float">
            <text:p>0.0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94" table:formula="of:=([.E41]-48.39)/1.16" office:value-type="float" office:value="0.26551724137931" calcext:value-type="float">
            <text:p>0.2655</text:p>
          </table:table-cell>
          <table:table-cell table:style-name="ce97" table:formula="of:=([.C41]-61)*([.C41]-61)/3721" office:value-type="float" office:value="0.970709486697125" calcext:value-type="float">
            <text:p>0.9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93" table:formula="of:=([.E42]-48.39)/1.16" office:value-type="float" office:value="0.266293103448277" calcext:value-type="float">
            <text:p>0.2663</text:p>
          </table:table-cell>
          <table:table-cell table:style-name="ce96" table:formula="of:=([.C42]-61)*([.C42]-61)/3721" office:value-type="float" office:value="0.932332706261758" calcext:value-type="float">
            <text:p>0.9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31" office:value-type="string" calcext:value-type="string">
            <text:p>12 Rue Braconnot, 54000 Nancy, France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6989" calcext:value-type="float">
            <text:p>48.6989</text:p>
          </table:table-cell>
          <table:table-cell table:style-name="ce31" office:value-type="float" office:value="6.1796" calcext:value-type="float">
            <text:p>6.1796</text:p>
          </table:table-cell>
          <table:table-cell table:style-name="ce94" table:formula="of:=([.E43]-48.39)/1.16" office:value-type="float" office:value="0.266293103448277" calcext:value-type="float">
            <text:p>0.2663</text:p>
          </table:table-cell>
          <table:table-cell table:style-name="ce97" table:formula="of:=([.C43]-61)*([.C43]-61)/3721" office:value-type="float" office:value="0.932332706261758" calcext:value-type="float">
            <text:p>0.9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93" table:formula="of:=([.E44]-48.39)/1.16" office:value-type="float" office:value="0.266293103448277" calcext:value-type="float">
            <text:p>0.2663</text:p>
          </table:table-cell>
          <table:table-cell table:style-name="ce96" table:formula="of:=([.C44]-61)*([.C44]-61)/3721" office:value-type="float" office:value="0.932332706261758" calcext:value-type="float">
            <text:p>0.9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31" office:value-type="string" calcext:value-type="string">
            <text:p>21 Boulevard Joffre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79" calcext:value-type="float">
            <text:p>48.6879</text:p>
          </table:table-cell>
          <table:table-cell table:style-name="ce31" office:value-type="float" office:value="6.1794" calcext:value-type="float">
            <text:p>6.1794</text:p>
          </table:table-cell>
          <table:table-cell table:style-name="ce94" table:formula="of:=([.E45]-48.39)/1.16" office:value-type="float" office:value="0.256810344827585" calcext:value-type="float">
            <text:p>0.2568</text:p>
          </table:table-cell>
          <table:table-cell table:style-name="ce97" table:formula="of:=([.C45]-61)*([.C45]-61)/3721" office:value-type="float" office:value="0.919712442891696" calcext:value-type="float">
            <text:p>0.9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7 Rue de l'Atri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9" calcext:value-type="float">
            <text:p>48.7029</text:p>
          </table:table-cell>
          <table:table-cell table:style-name="ce30" office:value-type="float" office:value="6.177" calcext:value-type="float">
            <text:p>6.177</text:p>
          </table:table-cell>
          <table:table-cell table:style-name="ce93" table:formula="of:=([.E46]-48.39)/1.16" office:value-type="float" office:value="0.269741379310344" calcext:value-type="float">
            <text:p>0.2697</text:p>
          </table:table-cell>
          <table:table-cell table:style-name="ce96" table:formula="of:=([.C46]-61)*([.C46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31" office:value-type="string" calcext:value-type="string">
            <text:p>7 Rue de l'Atri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9" calcext:value-type="float">
            <text:p>48.7029</text:p>
          </table:table-cell>
          <table:table-cell table:style-name="ce31" office:value-type="float" office:value="6.177" calcext:value-type="float">
            <text:p>6.177</text:p>
          </table:table-cell>
          <table:table-cell table:style-name="ce94" table:formula="of:=([.E47]-48.39)/1.16" office:value-type="float" office:value="0.269741379310344" calcext:value-type="float">
            <text:p>0.2697</text:p>
          </table:table-cell>
          <table:table-cell table:style-name="ce97" table:formula="of:=([.C47]-61)*([.C47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16 Rue Alfred MÃ©ziÃ¨res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7008" calcext:value-type="float">
            <text:p>48.7008</text:p>
          </table:table-cell>
          <table:table-cell table:style-name="ce30" office:value-type="float" office:value="6.1709" calcext:value-type="float">
            <text:p>6.1709</text:p>
          </table:table-cell>
          <table:table-cell table:style-name="ce93" table:formula="of:=([.E48]-48.39)/1.16" office:value-type="float" office:value="0.267931034482759" calcext:value-type="float">
            <text:p>0.2679</text:p>
          </table:table-cell>
          <table:table-cell table:style-name="ce96" table:formula="of:=([.C48]-61)*([.C48]-61)/3721" office:value-type="float" office:value="0.970709486697125" calcext:value-type="float">
            <text:p>0.9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94" table:formula="of:=([.E49]-48.39)/1.16" office:value-type="float" office:value="0.26551724137931" calcext:value-type="float">
            <text:p>0.2655</text:p>
          </table:table-cell>
          <table:table-cell table:style-name="ce97" table:formula="of:=([.C49]-61)*([.C49]-61)/3721" office:value-type="float" office:value="0.970709486697125" calcext:value-type="float">
            <text:p>0.9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100 Rue St Nicolas, 54000 Nancy, France</text:p>
          </table:table-cell>
          <table:table-cell table:style-name="ce30" office:value-type="float" office:value="4.6" calcext:value-type="float">
            <text:p>4.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871" calcext:value-type="float">
            <text:p>48.6871</text:p>
          </table:table-cell>
          <table:table-cell table:style-name="ce30" office:value-type="float" office:value="6.1883" calcext:value-type="float">
            <text:p>6.1883</text:p>
          </table:table-cell>
          <table:table-cell table:style-name="ce93" table:formula="of:=([.E50]-48.39)/1.16" office:value-type="float" office:value="0.256120689655173" calcext:value-type="float">
            <text:p>0.2561</text:p>
          </table:table-cell>
          <table:table-cell table:style-name="ce96" table:formula="of:=([.C50]-61)*([.C50]-61)/3721" office:value-type="float" office:value="0.854866971244289" calcext:value-type="float">
            <text:p>0.85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31" office:value-type="string" calcext:value-type="string">
            <text:p>19 Rue Saint-ThiÃ©baut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87" calcext:value-type="float">
            <text:p>48.6887</text:p>
          </table:table-cell>
          <table:table-cell table:style-name="ce31" office:value-type="float" office:value="6.1786" calcext:value-type="float">
            <text:p>6.1786</text:p>
          </table:table-cell>
          <table:table-cell table:style-name="ce94" table:formula="of:=([.E51]-48.39)/1.16" office:value-type="float" office:value="0.257499999999997" calcext:value-type="float">
            <text:p>0.2575</text:p>
          </table:table-cell>
          <table:table-cell table:style-name="ce97" table:formula="of:=([.C51]-61)*([.C51]-61)/3721" office:value-type="float" office:value="0.919712442891696" calcext:value-type="float">
            <text:p>0.9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106 Avenue de Strasbourg, 54000 Nancy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819" calcext:value-type="float">
            <text:p>48.6819</text:p>
          </table:table-cell>
          <table:table-cell table:style-name="ce30" office:value-type="float" office:value="6.1921" calcext:value-type="float">
            <text:p>6.1921</text:p>
          </table:table-cell>
          <table:table-cell table:style-name="ce93" table:formula="of:=([.E52]-48.39)/1.16" office:value-type="float" office:value="0.251637931034481" calcext:value-type="float">
            <text:p>0.2516</text:p>
          </table:table-cell>
          <table:table-cell table:style-name="ce96" table:formula="of:=([.C52]-61)*([.C52]-61)/3721" office:value-type="float" office:value="0.87621875839828" calcext:value-type="float">
            <text:p>0.8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31" office:value-type="string" calcext:value-type="string">
            <text:p>30 Rue Emile Gebhart, 54000 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6739" calcext:value-type="float">
            <text:p>48.6739</text:p>
          </table:table-cell>
          <table:table-cell table:style-name="ce31" office:value-type="float" office:value="6.173" calcext:value-type="float">
            <text:p>6.173</text:p>
          </table:table-cell>
          <table:table-cell table:style-name="ce94" table:formula="of:=([.E53]-48.39)/1.16" office:value-type="float" office:value="0.244741379310347" calcext:value-type="float">
            <text:p>0.2447</text:p>
          </table:table-cell>
          <table:table-cell table:style-name="ce97" table:formula="of:=([.C53]-61)*([.C53]-61)/3721" office:value-type="float" office:value="0.85790110185434" calcext:value-type="float">
            <text:p>0.8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7 Rue de l'Atri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9" calcext:value-type="float">
            <text:p>48.7029</text:p>
          </table:table-cell>
          <table:table-cell table:style-name="ce30" office:value-type="float" office:value="6.177" calcext:value-type="float">
            <text:p>6.177</text:p>
          </table:table-cell>
          <table:table-cell table:style-name="ce93" table:formula="of:=([.E54]-48.39)/1.16" office:value-type="float" office:value="0.269741379310344" calcext:value-type="float">
            <text:p>0.2697</text:p>
          </table:table-cell>
          <table:table-cell table:style-name="ce96" table:formula="of:=([.C54]-61)*([.C54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31" office:value-type="string" calcext:value-type="string">
            <text:p>7 Rue de l'Atri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9" calcext:value-type="float">
            <text:p>48.7029</text:p>
          </table:table-cell>
          <table:table-cell table:style-name="ce31" office:value-type="float" office:value="6.177" calcext:value-type="float">
            <text:p>6.177</text:p>
          </table:table-cell>
          <table:table-cell table:style-name="ce94" table:formula="of:=([.E55]-48.39)/1.16" office:value-type="float" office:value="0.269741379310344" calcext:value-type="float">
            <text:p>0.2697</text:p>
          </table:table-cell>
          <table:table-cell table:style-name="ce97" table:formula="of:=([.C55]-61)*([.C55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101 Rue de Mon DÃ©sert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8.6829" calcext:value-type="float">
            <text:p>48.6829</text:p>
          </table:table-cell>
          <table:table-cell table:style-name="ce30" office:value-type="float" office:value="6.1703" calcext:value-type="float">
            <text:p>6.1703</text:p>
          </table:table-cell>
          <table:table-cell table:style-name="ce93" table:formula="of:=([.E56]-48.39)/1.16" office:value-type="float" office:value="0.252500000000003" calcext:value-type="float">
            <text:p>0.2525</text:p>
          </table:table-cell>
          <table:table-cell table:style-name="ce96" table:formula="of:=([.C56]-61)*([.C56]-61)/3721" office:value-type="float" office:value="0.904058048911583" calcext:value-type="float">
            <text:p>0.9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94" table:formula="of:=([.E57]-48.39)/1.16" office:value-type="float" office:value="0.258275862068964" calcext:value-type="float">
            <text:p>0.2583</text:p>
          </table:table-cell>
          <table:table-cell table:style-name="ce97" table:formula="of:=([.C57]-61)*([.C57]-61)/3721" office:value-type="float" office:value="0.92285944638538" calcext:value-type="float">
            <text:p>0.9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56 Rue de Boudonville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698" calcext:value-type="float">
            <text:p>48.698</text:p>
          </table:table-cell>
          <table:table-cell table:style-name="ce30" office:value-type="float" office:value="6.1642" calcext:value-type="float">
            <text:p>6.1642</text:p>
          </table:table-cell>
          <table:table-cell table:style-name="ce93" table:formula="of:=([.E58]-48.39)/1.16" office:value-type="float" office:value="0.26551724137931" calcext:value-type="float">
            <text:p>0.2655</text:p>
          </table:table-cell>
          <table:table-cell table:style-name="ce96" table:formula="of:=([.C58]-61)*([.C58]-61)/3721" office:value-type="float" office:value="0.970709486697125" calcext:value-type="float">
            <text:p>0.9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94" table:formula="of:=([.E59]-48.39)/1.16" office:value-type="float" office:value="0.26551724137931" calcext:value-type="float">
            <text:p>0.2655</text:p>
          </table:table-cell>
          <table:table-cell table:style-name="ce97" table:formula="of:=([.C59]-61)*([.C59]-61)/3721" office:value-type="float" office:value="0.970709486697125" calcext:value-type="float">
            <text:p>0.9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93" table:formula="of:=([.E60]-48.39)/1.16" office:value-type="float" office:value="0.266293103448277" calcext:value-type="float">
            <text:p>0.2663</text:p>
          </table:table-cell>
          <table:table-cell table:style-name="ce96" table:formula="of:=([.C60]-61)*([.C60]-61)/3721" office:value-type="float" office:value="0.932332706261758" calcext:value-type="float">
            <text:p>0.9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31" office:value-type="string" calcext:value-type="string">
            <text:p>9 Rue des Ãtats, 54000 Nancy, France</text:p>
          </table:table-cell>
          <table:table-cell table:style-name="ce31" office:value-type="float" office:value="3.3" calcext:value-type="float">
            <text:p>3.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971" calcext:value-type="float">
            <text:p>48.6971</text:p>
          </table:table-cell>
          <table:table-cell table:style-name="ce31" office:value-type="float" office:value="6.1784" calcext:value-type="float">
            <text:p>6.1784</text:p>
          </table:table-cell>
          <table:table-cell table:style-name="ce94" table:formula="of:=([.E61]-48.39)/1.16" office:value-type="float" office:value="0.264741379310343" calcext:value-type="float">
            <text:p>0.2647</text:p>
          </table:table-cell>
          <table:table-cell table:style-name="ce97" table:formula="of:=([.C61]-61)*([.C61]-61)/3721" office:value-type="float" office:value="0.894729911314163" calcext:value-type="float">
            <text:p>0.8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7 Rue de l'Atri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9" calcext:value-type="float">
            <text:p>48.7029</text:p>
          </table:table-cell>
          <table:table-cell table:style-name="ce30" office:value-type="float" office:value="6.177" calcext:value-type="float">
            <text:p>6.177</text:p>
          </table:table-cell>
          <table:table-cell table:style-name="ce93" table:formula="of:=([.E62]-48.39)/1.16" office:value-type="float" office:value="0.269741379310344" calcext:value-type="float">
            <text:p>0.2697</text:p>
          </table:table-cell>
          <table:table-cell table:style-name="ce96" table:formula="of:=([.C62]-61)*([.C62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94" table:formula="of:=([.E63]-48.39)/1.16" office:value-type="float" office:value="0.258275862068964" calcext:value-type="float">
            <text:p>0.2583</text:p>
          </table:table-cell>
          <table:table-cell table:style-name="ce97" table:formula="of:=([.C63]-61)*([.C63]-61)/3721" office:value-type="float" office:value="0.92285944638538" calcext:value-type="float">
            <text:p>0.9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93" table:formula="of:=([.E64]-48.39)/1.16" office:value-type="float" office:value="0.24853448275862" calcext:value-type="float">
            <text:p>0.2485</text:p>
          </table:table-cell>
          <table:table-cell table:style-name="ce96" table:formula="of:=([.C64]-61)*([.C64]-61)/3721" office:value-type="float" office:value="0.757755979575383" calcext:value-type="float">
            <text:p>0.7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94" table:formula="of:=([.E65]-48.39)/1.16" office:value-type="float" office:value="0.27887931034483" calcext:value-type="float">
            <text:p>0.2789</text:p>
          </table:table-cell>
          <table:table-cell table:style-name="ce97" table:formula="of:=([.C65]-61)*([.C65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93" table:formula="of:=([.E66]-48.39)/1.16" office:value-type="float" office:value="0.24853448275862" calcext:value-type="float">
            <text:p>0.2485</text:p>
          </table:table-cell>
          <table:table-cell table:style-name="ce96" table:formula="of:=([.C66]-61)*([.C66]-61)/3721" office:value-type="float" office:value="0.757755979575383" calcext:value-type="float">
            <text:p>0.7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94" table:formula="of:=([.E67]-48.39)/1.16" office:value-type="float" office:value="0.253706896551724" calcext:value-type="float">
            <text:p>0.2537</text:p>
          </table:table-cell>
          <table:table-cell table:style-name="ce97" table:formula="of:=([.C67]-61)*([.C67]-61)/3721" office:value-type="float" office:value="0.904058048911583" calcext:value-type="float">
            <text:p>0.90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12 Rue Gustave Charpentier, 54000 Nancy, France</text:p>
          </table:table-cell>
          <table:table-cell table:number-columns-repeated="2" table:style-name="ce30" office:value-type="float" office:value="-10" calcext:value-type="float">
            <text:p>-10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6.1402" calcext:value-type="float">
            <text:p>6.1402</text:p>
          </table:table-cell>
          <table:table-cell table:style-name="ce93" table:formula="of:=([.E68]-48.39)/1.16" office:value-type="float" office:value="0.258793103448273" calcext:value-type="float">
            <text:p>0.2588</text:p>
          </table:table-cell>
          <table:table-cell table:style-name="ce96" table:formula="of:=([.C68]-61)*([.C68]-61)/3721" office:value-type="float" office:value="1.35474334856221" calcext:value-type="float">
            <text:p>1.35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94" table:formula="of:=([.E69]-48.39)/1.16" office:value-type="float" office:value="0.27887931034483" calcext:value-type="float">
            <text:p>0.2789</text:p>
          </table:table-cell>
          <table:table-cell table:style-name="ce97" table:formula="of:=([.C69]-61)*([.C69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93" table:formula="of:=([.E70]-48.39)/1.16" office:value-type="float" office:value="0.27887931034483" calcext:value-type="float">
            <text:p>0.2789</text:p>
          </table:table-cell>
          <table:table-cell table:style-name="ce96" table:formula="of:=([.C70]-61)*([.C70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94" table:formula="of:=([.E71]-48.39)/1.16" office:value-type="float" office:value="0.27887931034483" calcext:value-type="float">
            <text:p>0.2789</text:p>
          </table:table-cell>
          <table:table-cell table:style-name="ce97" table:formula="of:=([.C71]-61)*([.C71]-61)/3721" office:value-type="float" office:value="0.938675087342112" calcext:value-type="float">
            <text:p>0.9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0" office:value-type="string" calcext:value-type="string">
            <text:p>7 Rue Louis Pergaud, 54520 Laxou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8.6855" calcext:value-type="float">
            <text:p>48.6855</text:p>
          </table:table-cell>
          <table:table-cell table:style-name="ce30" office:value-type="float" office:value="6.1426" calcext:value-type="float">
            <text:p>6.1426</text:p>
          </table:table-cell>
          <table:table-cell table:style-name="ce93" table:formula="of:=([.E72]-48.39)/1.16" office:value-type="float" office:value="0.254741379310342" calcext:value-type="float">
            <text:p>0.2547</text:p>
          </table:table-cell>
          <table:table-cell table:style-name="ce96" table:formula="of:=([.C72]-61)*([.C72]-61)/3721" office:value-type="float" office:value="0.87621875839828" calcext:value-type="float">
            <text:p>0.8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94" table:formula="of:=([.E73]-48.39)/1.16" office:value-type="float" office:value="0.253706896551724" calcext:value-type="float">
            <text:p>0.2537</text:p>
          </table:table-cell>
          <table:table-cell table:style-name="ce97" table:formula="of:=([.C73]-61)*([.C73]-61)/3721" office:value-type="float" office:value="0.904058048911583" calcext:value-type="float">
            <text:p>0.90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>
            <text:p>4 Place des Ducs de Bar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8.6843" calcext:value-type="float">
            <text:p>48.6843</text:p>
          </table:table-cell>
          <table:table-cell table:style-name="ce30" office:value-type="float" office:value="6.1623" calcext:value-type="float">
            <text:p>6.1623</text:p>
          </table:table-cell>
          <table:table-cell table:style-name="ce93" table:formula="of:=([.E74]-48.39)/1.16" office:value-type="float" office:value="0.253706896551724" calcext:value-type="float">
            <text:p>0.2537</text:p>
          </table:table-cell>
          <table:table-cell table:style-name="ce96" table:formula="of:=([.C74]-61)*([.C74]-61)/3721" office:value-type="float" office:value="0.904058048911583" calcext:value-type="float">
            <text:p>0.9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94" table:formula="of:=([.E75]-48.39)/1.16" office:value-type="float" office:value="0.251982758620687" calcext:value-type="float">
            <text:p>0.2520</text:p>
          </table:table-cell>
          <table:table-cell table:style-name="ce97" table:formula="of:=([.C75]-61)*([.C75]-61)/3721" office:value-type="float" office:value="0.888538027411986" calcext:value-type="float">
            <text:p>0.8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93" table:formula="of:=([.E76]-48.39)/1.16" office:value-type="float" office:value="0.27887931034483" calcext:value-type="float">
            <text:p>0.2789</text:p>
          </table:table-cell>
          <table:table-cell table:style-name="ce96" table:formula="of:=([.C76]-61)*([.C76]-61)/3721" office:value-type="float" office:value="0.938675087342112" calcext:value-type="float">
            <text:p>0.9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94" table:formula="of:=([.E77]-48.39)/1.16" office:value-type="float" office:value="0.251982758620687" calcext:value-type="float">
            <text:p>0.2520</text:p>
          </table:table-cell>
          <table:table-cell table:style-name="ce97" table:formula="of:=([.C77]-61)*([.C77]-61)/3721" office:value-type="float" office:value="0.888538027411986" calcext:value-type="float">
            <text:p>0.8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30" office:value-type="string" calcext:value-type="string">
            <text:p>52 Boulevard Emile Zola, 54520 Laxou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3" calcext:value-type="float">
            <text:p>48.6823</text:p>
          </table:table-cell>
          <table:table-cell table:style-name="ce30" office:value-type="float" office:value="6.1556" calcext:value-type="float">
            <text:p>6.1556</text:p>
          </table:table-cell>
          <table:table-cell table:style-name="ce93" table:formula="of:=([.E78]-48.39)/1.16" office:value-type="float" office:value="0.251982758620687" calcext:value-type="float">
            <text:p>0.2520</text:p>
          </table:table-cell>
          <table:table-cell table:style-name="ce96" table:formula="of:=([.C78]-61)*([.C78]-61)/3721" office:value-type="float" office:value="0.888538027411986" calcext:value-type="float">
            <text:p>0.8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31" office:value-type="string" calcext:value-type="string">
            <text:p>Rue Saint-Antoine, 54136 BouxiÃ¨res-aux-Dames, France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7583" calcext:value-type="float">
            <text:p>48.7583</text:p>
          </table:table-cell>
          <table:table-cell table:style-name="ce31" office:value-type="float" office:value="6.1611" calcext:value-type="float">
            <text:p>6.1611</text:p>
          </table:table-cell>
          <table:table-cell table:style-name="ce94" table:formula="of:=([.E79]-48.39)/1.16" office:value-type="float" office:value="0.317499999999998" calcext:value-type="float">
            <text:p>0.3175</text:p>
          </table:table-cell>
          <table:table-cell table:style-name="ce97" table:formula="of:=([.C79]-61)*([.C79]-61)/3721" office:value-type="float" office:value="0.743552808384843" calcext:value-type="float">
            <text:p>0.7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>
            <text:p>54760 Faulx, France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7923" calcext:value-type="float">
            <text:p>48.7923</text:p>
          </table:table-cell>
          <table:table-cell table:style-name="ce30" office:value-type="float" office:value="6.1995" calcext:value-type="float">
            <text:p>6.1995</text:p>
          </table:table-cell>
          <table:table-cell table:style-name="ce93" table:formula="of:=([.E80]-48.39)/1.16" office:value-type="float" office:value="0.346810344827583" calcext:value-type="float">
            <text:p>0.3468</text:p>
          </table:table-cell>
          <table:table-cell table:style-name="ce96" table:formula="of:=([.C80]-61)*([.C80]-61)/3721" office:value-type="float" office:value="0.551488847084117" calcext:value-type="float">
            <text:p>0.55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94" table:formula="of:=([.E81]-48.39)/1.16" office:value-type="float" office:value="0.294655172413792" calcext:value-type="float">
            <text:p>0.2947</text:p>
          </table:table-cell>
          <table:table-cell table:style-name="ce97" table:formula="of:=([.C81]-61)*([.C81]-61)/3721" office:value-type="float" office:value="0.848814834721849" calcext:value-type="float">
            <text:p>0.8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0" office:value-type="string" calcext:value-type="string">
            <text:p>Rue de la Papeterie, 54250 Champigneulles, France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8.7278" calcext:value-type="float">
            <text:p>48.7278</text:p>
          </table:table-cell>
          <table:table-cell table:style-name="ce30" office:value-type="float" office:value="6.1584" calcext:value-type="float">
            <text:p>6.1584</text:p>
          </table:table-cell>
          <table:table-cell table:style-name="ce93" table:formula="of:=([.E82]-48.39)/1.16" office:value-type="float" office:value="0.291206896551725" calcext:value-type="float">
            <text:p>0.2912</text:p>
          </table:table-cell>
          <table:table-cell table:style-name="ce96" table:formula="of:=([.C82]-61)*([.C82]-61)/3721" office:value-type="float" office:value="0.83377855415211" calcext:value-type="float">
            <text:p>0.8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94" table:formula="of:=([.E83]-48.39)/1.16" office:value-type="float" office:value="0.294655172413792" calcext:value-type="float">
            <text:p>0.2947</text:p>
          </table:table-cell>
          <table:table-cell table:style-name="ce97" table:formula="of:=([.C83]-61)*([.C83]-61)/3721" office:value-type="float" office:value="0.848814834721849" calcext:value-type="float">
            <text:p>0.8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0" office:value-type="string" calcext:value-type="string">
            <text:p>34 Rue de la RÃ©publique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8.7112" calcext:value-type="float">
            <text:p>48.7112</text:p>
          </table:table-cell>
          <table:table-cell table:style-name="ce30" office:value-type="float" office:value="6.1849" calcext:value-type="float">
            <text:p>6.1849</text:p>
          </table:table-cell>
          <table:table-cell table:style-name="ce93" table:formula="of:=([.E84]-48.39)/1.16" office:value-type="float" office:value="0.276896551724136" calcext:value-type="float">
            <text:p>0.2769</text:p>
          </table:table-cell>
          <table:table-cell table:style-name="ce96" table:formula="of:=([.C84]-61)*([.C84]-61)/3721" office:value-type="float" office:value="0.907178177909164" calcext:value-type="float">
            <text:p>0.91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31" office:value-type="string" calcext:value-type="string">
            <text:p>Eulmont, France</text:p>
          </table:table-cell>
          <table:table-cell table:style-name="ce31" office:value-type="float" office:value="13.3" calcext:value-type="float">
            <text:p>13.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745" calcext:value-type="float">
            <text:p>48.745</text:p>
          </table:table-cell>
          <table:table-cell table:style-name="ce31" office:value-type="float" office:value="6.2207" calcext:value-type="float">
            <text:p>6.2207</text:p>
          </table:table-cell>
          <table:table-cell table:style-name="ce94" table:formula="of:=([.E85]-48.39)/1.16" office:value-type="float" office:value="0.306034482758618" calcext:value-type="float">
            <text:p>0.3060</text:p>
          </table:table-cell>
          <table:table-cell table:style-name="ce97" table:formula="of:=([.C85]-61)*([.C85]-61)/3721" office:value-type="float" office:value="0.611472722386455" calcext:value-type="float">
            <text:p>0.6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93" table:formula="of:=([.E86]-48.39)/1.16" office:value-type="float" office:value="0.310258620689652" calcext:value-type="float">
            <text:p>0.3103</text:p>
          </table:table-cell>
          <table:table-cell table:style-name="ce96" table:formula="of:=([.C86]-61)*([.C86]-61)/3721" office:value-type="float" office:value="0.655834453104004" calcext:value-type="float">
            <text:p>0.6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31" office:value-type="string" calcext:value-type="string">
            <text:p>2 Rue de la Gare, 54670 Malleloy, France</text:p>
          </table:table-cell>
          <table:table-cell table:style-name="ce31" office:value-type="float" office:value="12.6" calcext:value-type="float">
            <text:p>12.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932" calcext:value-type="float">
            <text:p>48.7932</text:p>
          </table:table-cell>
          <table:table-cell table:style-name="ce31" office:value-type="float" office:value="6.1621" calcext:value-type="float">
            <text:p>6.1621</text:p>
          </table:table-cell>
          <table:table-cell table:style-name="ce94" table:formula="of:=([.E87]-48.39)/1.16" office:value-type="float" office:value="0.34758620689655" calcext:value-type="float">
            <text:p>0.3476</text:p>
          </table:table-cell>
          <table:table-cell table:style-name="ce97" table:formula="of:=([.C87]-61)*([.C87]-61)/3721" office:value-type="float" office:value="0.629551195915077" calcext:value-type="float">
            <text:p>0.6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30" office:value-type="string" calcext:value-type="string">
            <text:p>16 bis Rue Geny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03" calcext:value-type="float">
            <text:p>48.7103</text:p>
          </table:table-cell>
          <table:table-cell table:style-name="ce30" office:value-type="float" office:value="6.1859" calcext:value-type="float">
            <text:p>6.1859</text:p>
          </table:table-cell>
          <table:table-cell table:style-name="ce93" table:formula="of:=([.E88]-48.39)/1.16" office:value-type="float" office:value="0.276120689655169" calcext:value-type="float">
            <text:p>0.2761</text:p>
          </table:table-cell>
          <table:table-cell table:style-name="ce96" table:formula="of:=([.C88]-61)*([.C88]-61)/3721" office:value-type="float" office:value="0.907178177909164" calcext:value-type="float">
            <text:p>0.91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31" office:value-type="string" calcext:value-type="string">
            <text:p>8 Rue du GÃ©nÃ©ral Leclerc, 54670 Custines, France</text:p>
          </table:table-cell>
          <table:table-cell table:style-name="ce31" office:value-type="float" office:value="10.8" calcext:value-type="float">
            <text:p>10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912" calcext:value-type="float">
            <text:p>48.7912</text:p>
          </table:table-cell>
          <table:table-cell table:style-name="ce31" office:value-type="float" office:value="6.1428" calcext:value-type="float">
            <text:p>6.1428</text:p>
          </table:table-cell>
          <table:table-cell table:style-name="ce94" table:formula="of:=([.E89]-48.39)/1.16" office:value-type="float" office:value="0.34586206896552" calcext:value-type="float">
            <text:p>0.3459</text:p>
          </table:table-cell>
          <table:table-cell table:style-name="ce97" table:formula="of:=([.C89]-61)*([.C89]-61)/3721" office:value-type="float" office:value="0.677248051599033" calcext:value-type="float">
            <text:p>0.68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93" table:formula="of:=([.E90]-48.39)/1.16" office:value-type="float" office:value="0.310258620689652" calcext:value-type="float">
            <text:p>0.3103</text:p>
          </table:table-cell>
          <table:table-cell table:style-name="ce96" table:formula="of:=([.C90]-61)*([.C90]-61)/3721" office:value-type="float" office:value="0.655834453104004" calcext:value-type="float">
            <text:p>0.6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31" office:value-type="string" calcext:value-type="string">
            <text:p>18 Rue Jean JaurÃ¨s, 54380 Dieulouard, France</text:p>
          </table:table-cell>
          <table:table-cell table:style-name="ce31" office:value-type="float" office:value="19.5" calcext:value-type="float">
            <text:p>19.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8378" calcext:value-type="float">
            <text:p>48.8378</text:p>
          </table:table-cell>
          <table:table-cell table:style-name="ce31" office:value-type="float" office:value="6.07" calcext:value-type="float">
            <text:p>6.07</text:p>
          </table:table-cell>
          <table:table-cell table:style-name="ce94" table:formula="of:=([.E91]-48.39)/1.16" office:value-type="float" office:value="0.386034482758621" calcext:value-type="float">
            <text:p>0.3860</text:p>
          </table:table-cell>
          <table:table-cell table:style-name="ce97" table:formula="of:=([.C91]-61)*([.C91]-61)/3721" office:value-type="float" office:value="0.462846009137329" calcext:value-type="float">
            <text:p>0.4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>
            <text:p>2 Impasse de Lorraine, 54114 Jeandelaincourt, France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8.842" calcext:value-type="float">
            <text:p>48.842</text:p>
          </table:table-cell>
          <table:table-cell table:style-name="ce30" office:value-type="float" office:value="6.2414" calcext:value-type="float">
            <text:p>6.2414</text:p>
          </table:table-cell>
          <table:table-cell table:style-name="ce93" table:formula="of:=([.E92]-48.39)/1.16" office:value-type="float" office:value="0.389655172413792" calcext:value-type="float">
            <text:p>0.3897</text:p>
          </table:table-cell>
          <table:table-cell table:style-name="ce96" table:formula="of:=([.C92]-61)*([.C92]-61)/3721" office:value-type="float" office:value="0.278645525396399" calcext:value-type="float">
            <text:p>0.28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31" office:value-type="string" calcext:value-type="string">
            <text:p>5 Rue Clemenceau, 54820 Marbache, France</text:p>
          </table:table-cell>
          <table:table-cell table:style-name="ce31" office:value-type="float" office:value="17.5" calcext:value-type="float">
            <text:p>17.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87" calcext:value-type="float">
            <text:p>48.7987</text:p>
          </table:table-cell>
          <table:table-cell table:style-name="ce31" office:value-type="float" office:value="6.1057" calcext:value-type="float">
            <text:p>6.1057</text:p>
          </table:table-cell>
          <table:table-cell table:style-name="ce94" table:formula="of:=([.E93]-48.39)/1.16" office:value-type="float" office:value="0.352327586206893" calcext:value-type="float">
            <text:p>0.3523</text:p>
          </table:table-cell>
          <table:table-cell table:style-name="ce97" table:formula="of:=([.C93]-61)*([.C93]-61)/3721" office:value-type="float" office:value="0.508532652512765" calcext:value-type="float">
            <text:p>0.5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0" office:value-type="string" calcext:value-type="string">
            <text:p>4 Rue Albert Favelin, 54530 Pagny-sur-Moselle, France</text:p>
          </table:table-cell>
          <table:table-cell table:style-name="ce30" office:value-type="float" office:value="38.2" calcext:value-type="float">
            <text:p>38.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9813" calcext:value-type="float">
            <text:p>48.9813</text:p>
          </table:table-cell>
          <table:table-cell table:style-name="ce30" office:value-type="float" office:value="6.0246" calcext:value-type="float">
            <text:p>6.0246</text:p>
          </table:table-cell>
          <table:table-cell table:style-name="ce93" table:formula="of:=([.E94]-48.39)/1.16" office:value-type="float" office:value="0.509741379310342" calcext:value-type="float">
            <text:p>0.5097</text:p>
          </table:table-cell>
          <table:table-cell table:style-name="ce96" table:formula="of:=([.C94]-61)*([.C94]-61)/3721" office:value-type="float" office:value="0.139704380542865" calcext:value-type="float">
            <text:p>0.1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31" office:value-type="string" calcext:value-type="string">
            <text:p>66 Rue du 26Ã¨me Bataillon de Chasseurs Ã Pieds, 54700 Pont-Ã -Mousson, France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9055" calcext:value-type="float">
            <text:p>48.9055</text:p>
          </table:table-cell>
          <table:table-cell table:style-name="ce31" office:value-type="float" office:value="6.0498" calcext:value-type="float">
            <text:p>6.0498</text:p>
          </table:table-cell>
          <table:table-cell table:style-name="ce94" table:formula="of:=([.E95]-48.39)/1.16" office:value-type="float" office:value="0.444396551724141" calcext:value-type="float">
            <text:p>0.4444</text:p>
          </table:table-cell>
          <table:table-cell table:style-name="ce97" table:formula="of:=([.C95]-61)*([.C95]-61)/3721" office:value-type="float" office:value="0.294439666756248" calcext:value-type="float">
            <text:p>0.2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0" office:value-type="string" calcext:value-type="string">
            <text:p>13 Rue de l'Institut Joseph Magot, 54700 Pont-Ã -Mousson, France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902" calcext:value-type="float">
            <text:p>48.902</text:p>
          </table:table-cell>
          <table:table-cell table:style-name="ce30" office:value-type="float" office:value="6.0579" calcext:value-type="float">
            <text:p>6.0579</text:p>
          </table:table-cell>
          <table:table-cell table:style-name="ce93" table:formula="of:=([.E96]-48.39)/1.16" office:value-type="float" office:value="0.441379310344828" calcext:value-type="float">
            <text:p>0.4414</text:p>
          </table:table-cell>
          <table:table-cell table:style-name="ce96" table:formula="of:=([.C96]-61)*([.C96]-61)/3721" office:value-type="float" office:value="0.30159903251814" calcext:value-type="float">
            <text:p>0.3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31" office:value-type="string" calcext:value-type="string">
            <text:p>2 Rue Paul FranÃ§ois, 54700 Pont-Ã -Mousson, France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9046" calcext:value-type="float">
            <text:p>48.9046</text:p>
          </table:table-cell>
          <table:table-cell table:style-name="ce31" office:value-type="float" office:value="6.0595" calcext:value-type="float">
            <text:p>6.0595</text:p>
          </table:table-cell>
          <table:table-cell table:style-name="ce94" table:formula="of:=([.E97]-48.39)/1.16" office:value-type="float" office:value="0.443620689655174" calcext:value-type="float">
            <text:p>0.4436</text:p>
          </table:table-cell>
          <table:table-cell table:style-name="ce97" table:formula="of:=([.C97]-61)*([.C97]-61)/3721" office:value-type="float" office:value="0.316175759204515" calcext:value-type="float">
            <text:p>0.3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>
            <text:p>Rue de la Haute Brin, 54280 Brin-sur-Seille, France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8.779" calcext:value-type="float">
            <text:p>48.779</text:p>
          </table:table-cell>
          <table:table-cell table:style-name="ce30" office:value-type="float" office:value="6.3536" calcext:value-type="float">
            <text:p>6.3536</text:p>
          </table:table-cell>
          <table:table-cell table:style-name="ce93" table:formula="of:=([.E98]-48.39)/1.16" office:value-type="float" office:value="0.335344827586209" calcext:value-type="float">
            <text:p>0.3353</text:p>
          </table:table-cell>
          <table:table-cell table:style-name="ce96" table:formula="of:=([.C98]-61)*([.C98]-61)/3721" office:value-type="float" office:value="0.289126578876646" calcext:value-type="float">
            <text:p>0.2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31" office:value-type="string" calcext:value-type="string">
            <text:p>1 Rue du Chanoine Rolin, 54280 Champenoux, France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7427" calcext:value-type="float">
            <text:p>48.7427</text:p>
          </table:table-cell>
          <table:table-cell table:style-name="ce31" office:value-type="float" office:value="6.3481" calcext:value-type="float">
            <text:p>6.3481</text:p>
          </table:table-cell>
          <table:table-cell table:style-name="ce94" table:formula="of:=([.E99]-48.39)/1.16" office:value-type="float" office:value="0.30405172413793" calcext:value-type="float">
            <text:p>0.3041</text:p>
          </table:table-cell>
          <table:table-cell table:style-name="ce97" table:formula="of:=([.C99]-61)*([.C99]-61)/3721" office:value-type="float" office:value="0.358035474334856" calcext:value-type="float">
            <text:p>0.3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0" office:value-type="string" calcext:value-type="string">
            <text:p>1 Rue du Chanoine Rolin, 54280 Champenoux, France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7427" calcext:value-type="float">
            <text:p>48.7427</text:p>
          </table:table-cell>
          <table:table-cell table:style-name="ce30" office:value-type="float" office:value="6.3481" calcext:value-type="float">
            <text:p>6.3481</text:p>
          </table:table-cell>
          <table:table-cell table:style-name="ce93" table:formula="of:=([.E100]-48.39)/1.16" office:value-type="float" office:value="0.30405172413793" calcext:value-type="float">
            <text:p>0.3041</text:p>
          </table:table-cell>
          <table:table-cell table:style-name="ce96" table:formula="of:=([.C100]-61)*([.C100]-61)/3721" office:value-type="float" office:value="0.358035474334856" calcext:value-type="float">
            <text:p>0.3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31" office:value-type="string" calcext:value-type="string">
            <text:p>6 Rue Roger Berin, 54270 Essey-lÃ¨s-Nancy, France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063" calcext:value-type="float">
            <text:p>48.7063</text:p>
          </table:table-cell>
          <table:table-cell table:style-name="ce31" office:value-type="float" office:value="6.2221" calcext:value-type="float">
            <text:p>6.2221</text:p>
          </table:table-cell>
          <table:table-cell table:style-name="ce94" table:formula="of:=([.E101]-48.39)/1.16" office:value-type="float" office:value="0.272672413793102" calcext:value-type="float">
            <text:p>0.2727</text:p>
          </table:table-cell>
          <table:table-cell table:style-name="ce97" table:formula="of:=([.C101]-61)*([.C101]-61)/3721" office:value-type="float" office:value="0.818876646062886" calcext:value-type="float">
            <text:p>0.8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30" office:value-type="string" calcext:value-type="string">
            <text:p>6 Rue Roger Berin, 54270 Essey-lÃ¨s-Nancy, France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21" calcext:value-type="float">
            <text:p>6.2221</text:p>
          </table:table-cell>
          <table:table-cell table:style-name="ce93" table:formula="of:=([.E102]-48.39)/1.16" office:value-type="float" office:value="0.272672413793102" calcext:value-type="float">
            <text:p>0.2727</text:p>
          </table:table-cell>
          <table:table-cell table:style-name="ce96" table:formula="of:=([.C102]-61)*([.C102]-61)/3721" office:value-type="float" office:value="0.818876646062886" calcext:value-type="float">
            <text:p>0.8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31" office:value-type="string" calcext:value-type="string">
            <text:p>13 AllÃ©e Roland Garros, 54270 Essey-lÃ¨s-Nancy, Fran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991" calcext:value-type="float">
            <text:p>48.6991</text:p>
          </table:table-cell>
          <table:table-cell table:style-name="ce31" office:value-type="float" office:value="6.2217" calcext:value-type="float">
            <text:p>6.2217</text:p>
          </table:table-cell>
          <table:table-cell table:style-name="ce94" table:formula="of:=([.E103]-48.39)/1.16" office:value-type="float" office:value="0.26646551724138" calcext:value-type="float">
            <text:p>0.2665</text:p>
          </table:table-cell>
          <table:table-cell table:style-name="ce97" table:formula="of:=([.C103]-61)*([.C103]-61)/3721" office:value-type="float" office:value="0.812953507121741" calcext:value-type="float">
            <text:p>0.81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>
            <text:p>1Bis Rue Roger Berin, 54270 Essey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09" calcext:value-type="float">
            <text:p>6.2209</text:p>
          </table:table-cell>
          <table:table-cell table:style-name="ce93" table:formula="of:=([.E104]-48.39)/1.16" office:value-type="float" office:value="0.272672413793102" calcext:value-type="float">
            <text:p>0.2727</text:p>
          </table:table-cell>
          <table:table-cell table:style-name="ce96" table:formula="of:=([.C104]-61)*([.C104]-61)/3721" office:value-type="float" office:value="0.827801666218758" calcext:value-type="float">
            <text:p>0.8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1" office:value-type="string" calcext:value-type="string">
            <text:p>1 Rue des FlÃ©oles, 54280 Seichamps, France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8.7119" calcext:value-type="float">
            <text:p>48.7119</text:p>
          </table:table-cell>
          <table:table-cell table:style-name="ce31" office:value-type="float" office:value="6.2637" calcext:value-type="float">
            <text:p>6.2637</text:p>
          </table:table-cell>
          <table:table-cell table:style-name="ce94" table:formula="of:=([.E105]-48.39)/1.16" office:value-type="float" office:value="0.277499999999999" calcext:value-type="float">
            <text:p>0.2775</text:p>
          </table:table-cell>
          <table:table-cell table:style-name="ce97" table:formula="of:=([.C105]-61)*([.C105]-61)/3721" office:value-type="float" office:value="0.485420585864015" calcext:value-type="float">
            <text:p>0.4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30" office:value-type="string" calcext:value-type="string">
            <text:p>Rue Jean MacÃ©, 54510 Tomblaine, France</text:p>
          </table:table-cell>
          <table:table-cell table:style-name="ce30" office:value-type="float" office:value="7.3" calcext:value-type="float">
            <text:p>7.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79" calcext:value-type="float">
            <text:p>48.679</text:p>
          </table:table-cell>
          <table:table-cell table:style-name="ce30" office:value-type="float" office:value="6.2203" calcext:value-type="float">
            <text:p>6.2203</text:p>
          </table:table-cell>
          <table:table-cell table:style-name="ce93" table:formula="of:=([.E106]-48.39)/1.16" office:value-type="float" office:value="0.249137931034484" calcext:value-type="float">
            <text:p>0.2491</text:p>
          </table:table-cell>
          <table:table-cell table:style-name="ce96" table:formula="of:=([.C106]-61)*([.C106]-61)/3721" office:value-type="float" office:value="0.774977156678312" calcext:value-type="float">
            <text:p>0.7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31" office:value-type="string" calcext:value-type="string">
            <text:p>Rue Jean MacÃ©, 54510 Tomblaine, France</text:p>
          </table:table-cell>
          <table:table-cell table:style-name="ce31" office:value-type="float" office:value="7.3" calcext:value-type="float">
            <text:p>7.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8.679" calcext:value-type="float">
            <text:p>48.679</text:p>
          </table:table-cell>
          <table:table-cell table:style-name="ce31" office:value-type="float" office:value="6.2203" calcext:value-type="float">
            <text:p>6.2203</text:p>
          </table:table-cell>
          <table:table-cell table:style-name="ce94" table:formula="of:=([.E107]-48.39)/1.16" office:value-type="float" office:value="0.249137931034484" calcext:value-type="float">
            <text:p>0.2491</text:p>
          </table:table-cell>
          <table:table-cell table:style-name="ce97" table:formula="of:=([.C107]-61)*([.C107]-61)/3721" office:value-type="float" office:value="0.774977156678312" calcext:value-type="float">
            <text:p>0.77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30" office:value-type="string" calcext:value-type="string">
            <text:p>Rue du Luton, 54570 Foug, France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48.6808" calcext:value-type="float">
            <text:p>48.6808</text:p>
          </table:table-cell>
          <table:table-cell table:style-name="ce30" office:value-type="float" office:value="5.7855" calcext:value-type="float">
            <text:p>5.7855</text:p>
          </table:table-cell>
          <table:table-cell table:style-name="ce93" table:formula="of:=([.E108]-48.39)/1.16" office:value-type="float" office:value="0.250689655172411" calcext:value-type="float">
            <text:p>0.2507</text:p>
          </table:table-cell>
          <table:table-cell table:style-name="ce96" table:formula="of:=([.C108]-61)*([.C108]-61)/3721" office:value-type="float" office:value="0.210696049449073" calcext:value-type="float">
            <text:p>0.21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1" office:value-type="string" calcext:value-type="string">
            <text:p>28 Avenue du GÃ©nÃ©ral Leclerc, 54200 Dommartin-lÃ¨s-Toul, France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8.6705" calcext:value-type="float">
            <text:p>48.6705</text:p>
          </table:table-cell>
          <table:table-cell table:style-name="ce31" office:value-type="float" office:value="5.91" calcext:value-type="float">
            <text:p>5.91</text:p>
          </table:table-cell>
          <table:table-cell table:style-name="ce94" table:formula="of:=([.E109]-48.39)/1.16" office:value-type="float" office:value="0.241810344827583" calcext:value-type="float">
            <text:p>0.2418</text:p>
          </table:table-cell>
          <table:table-cell table:style-name="ce97" table:formula="of:=([.C109]-61)*([.C109]-61)/3721" office:value-type="float" office:value="0.447363611932276" calcext:value-type="float">
            <text:p>0.4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>
            <text:p>848 Rue Card Tisserand, 54200 Toul, France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5.889" calcext:value-type="float">
            <text:p>5.889</text:p>
          </table:table-cell>
          <table:table-cell table:style-name="ce93" table:formula="of:=([.E110]-48.39)/1.16" office:value-type="float" office:value="0.258793103448273" calcext:value-type="float">
            <text:p>0.2588</text:p>
          </table:table-cell>
          <table:table-cell table:style-name="ce96" table:formula="of:=([.C110]-61)*([.C110]-61)/3721" office:value-type="float" office:value="0.373902176834184" calcext:value-type="float">
            <text:p>0.3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31" office:value-type="string" calcext:value-type="string">
            <text:p>24 Rue de l'AbbÃ© Lenfant, 54115 FaviÃ¨res, France</text:p>
          </table:table-cell>
          <table:table-cell table:style-name="ce31" office:value-type="float" office:value="48.1" calcext:value-type="float">
            <text:p>48.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8.4639" calcext:value-type="float">
            <text:p>48.4639</text:p>
          </table:table-cell>
          <table:table-cell table:style-name="ce31" office:value-type="float" office:value="5.957" calcext:value-type="float">
            <text:p>5.957</text:p>
          </table:table-cell>
          <table:table-cell table:style-name="ce94" table:formula="of:=([.E111]-48.39)/1.16" office:value-type="float" office:value="0.0637068965517257" calcext:value-type="float">
            <text:p>0.0637</text:p>
          </table:table-cell>
          <table:table-cell table:style-name="ce97" table:formula="of:=([.C111]-61)*([.C111]-61)/3721" office:value-type="float" office:value="0.0447218489653319" calcext:value-type="float">
            <text:p>0.0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30" office:value-type="string" calcext:value-type="string">
            <text:p>2 Route de Moncel, 54170 Colombey-les-Belles, France</text:p>
          </table:table-cell>
          <table:table-cell table:style-name="ce30" office:value-type="float" office:value="38.1" calcext:value-type="float">
            <text:p>38.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5295" calcext:value-type="float">
            <text:p>48.5295</text:p>
          </table:table-cell>
          <table:table-cell table:style-name="ce30" office:value-type="float" office:value="5.8918" calcext:value-type="float">
            <text:p>5.8918</text:p>
          </table:table-cell>
          <table:table-cell table:style-name="ce93" table:formula="of:=([.E112]-48.39)/1.16" office:value-type="float" office:value="0.120258620689654" calcext:value-type="float">
            <text:p>0.1203</text:p>
          </table:table-cell>
          <table:table-cell table:style-name="ce96" table:formula="of:=([.C112]-61)*([.C112]-61)/3721" office:value-type="float" office:value="0.140932545014781" calcext:value-type="float">
            <text:p>0.1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31" office:value-type="string" calcext:value-type="string">
            <text:p>2 Route de Moncel, 54170 Colombey-les-Belles, France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295" calcext:value-type="float">
            <text:p>48.5295</text:p>
          </table:table-cell>
          <table:table-cell table:style-name="ce31" office:value-type="float" office:value="5.8918" calcext:value-type="float">
            <text:p>5.8918</text:p>
          </table:table-cell>
          <table:table-cell table:style-name="ce94" table:formula="of:=([.E113]-48.39)/1.16" office:value-type="float" office:value="0.120258620689654" calcext:value-type="float">
            <text:p>0.1203</text:p>
          </table:table-cell>
          <table:table-cell table:style-name="ce97" table:formula="of:=([.C113]-61)*([.C113]-61)/3721" office:value-type="float" office:value="0.140932545014781" calcext:value-type="float">
            <text:p>0.1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0" office:value-type="string" calcext:value-type="string">
            <text:p>15 Rue Neuve, 54200 Villey-Saint-Ãtienne, France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7303" calcext:value-type="float">
            <text:p>48.7303</text:p>
          </table:table-cell>
          <table:table-cell table:style-name="ce30" office:value-type="float" office:value="5.9783" calcext:value-type="float">
            <text:p>5.9783</text:p>
          </table:table-cell>
          <table:table-cell table:style-name="ce93" table:formula="of:=([.E114]-48.39)/1.16" office:value-type="float" office:value="0.293362068965517" calcext:value-type="float">
            <text:p>0.2934</text:p>
          </table:table-cell>
          <table:table-cell table:style-name="ce96" table:formula="of:=([.C114]-61)*([.C114]-61)/3721" office:value-type="float" office:value="0.445173340499866" calcext:value-type="float">
            <text:p>0.45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31" office:value-type="string" calcext:value-type="string">
            <text:p>54200 MÃ©nil-la-Tour, France</text:p>
          </table:table-cell>
          <table:table-cell table:style-name="ce31" office:value-type="float" office:value="31.1" calcext:value-type="float">
            <text:p>31.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8.766" calcext:value-type="float">
            <text:p>48.766</text:p>
          </table:table-cell>
          <table:table-cell table:style-name="ce31" office:value-type="float" office:value="5.8634" calcext:value-type="float">
            <text:p>5.8634</text:p>
          </table:table-cell>
          <table:table-cell table:style-name="ce94" table:formula="of:=([.E115]-48.39)/1.16" office:value-type="float" office:value="0.324137931034481" calcext:value-type="float">
            <text:p>0.3241</text:p>
          </table:table-cell>
          <table:table-cell table:style-name="ce97" table:formula="of:=([.C115]-61)*([.C115]-61)/3721" office:value-type="float" office:value="0.240260682612201" calcext:value-type="float">
            <text:p>0.2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0" office:value-type="string" calcext:value-type="string">
            <text:p>130 B Ancienne Rue de Saint-Michel, 54200 Toul, France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6812" calcext:value-type="float">
            <text:p>48.6812</text:p>
          </table:table-cell>
          <table:table-cell table:style-name="ce30" office:value-type="float" office:value="5.8799" calcext:value-type="float">
            <text:p>5.8799</text:p>
          </table:table-cell>
          <table:table-cell table:style-name="ce93" table:formula="of:=([.E116]-48.39)/1.16" office:value-type="float" office:value="0.251034482758618" calcext:value-type="float">
            <text:p>0.2510</text:p>
          </table:table-cell>
          <table:table-cell table:style-name="ce96" table:formula="of:=([.C116]-61)*([.C116]-61)/3721" office:value-type="float" office:value="0.396280569739317" calcext:value-type="float">
            <text:p>0.4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31" office:value-type="string" calcext:value-type="string">
            <text:p>53 Rue Albert Denis, 54200 Toul, France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69" calcext:value-type="float">
            <text:p>48.669</text:p>
          </table:table-cell>
          <table:table-cell table:style-name="ce31" office:value-type="float" office:value="5.8826" calcext:value-type="float">
            <text:p>5.8826</text:p>
          </table:table-cell>
          <table:table-cell table:style-name="ce94" table:formula="of:=([.E117]-48.39)/1.16" office:value-type="float" office:value="0.240517241379307" calcext:value-type="float">
            <text:p>0.2405</text:p>
          </table:table-cell>
          <table:table-cell table:style-name="ce97" table:formula="of:=([.C117]-61)*([.C117]-61)/3721" office:value-type="float" office:value="0.352174146734749" calcext:value-type="float">
            <text:p>0.3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30" office:value-type="string" calcext:value-type="string">
            <text:p>5 Rue Jules Ferry, 54570 Foug, France</text:p>
          </table:table-cell>
          <table:table-cell table:style-name="ce30" office:value-type="float" office:value="32.5" calcext:value-type="float">
            <text:p>32.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1" calcext:value-type="float">
            <text:p>48.681</text:p>
          </table:table-cell>
          <table:table-cell table:style-name="ce30" office:value-type="float" office:value="5.7918" calcext:value-type="float">
            <text:p>5.7918</text:p>
          </table:table-cell>
          <table:table-cell table:style-name="ce93" table:formula="of:=([.E118]-48.39)/1.16" office:value-type="float" office:value="0.250862068965514" calcext:value-type="float">
            <text:p>0.2509</text:p>
          </table:table-cell>
          <table:table-cell table:style-name="ce96" table:formula="of:=([.C118]-61)*([.C118]-61)/3721" office:value-type="float" office:value="0.218288094598226" calcext:value-type="float">
            <text:p>0.2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31" office:value-type="string" calcext:value-type="string">
            <text:p>54385 DomÃ¨vre-en-Haye, France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8181" calcext:value-type="float">
            <text:p>48.8181</text:p>
          </table:table-cell>
          <table:table-cell table:style-name="ce31" office:value-type="float" office:value="5.9303" calcext:value-type="float">
            <text:p>5.9303</text:p>
          </table:table-cell>
          <table:table-cell table:style-name="ce94" table:formula="of:=([.E119]-48.39)/1.16" office:value-type="float" office:value="0.369051724137932" calcext:value-type="float">
            <text:p>0.3691</text:p>
          </table:table-cell>
          <table:table-cell table:style-name="ce97" table:formula="of:=([.C119]-61)*([.C119]-61)/3721" office:value-type="float" office:value="0.23546358505778" calcext:value-type="float">
            <text:p>0.24</text:p>
          </table:table-cell>
          <table:table-cell table:style-name="ce24" table:number-columns-repeated="4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>
            <text:p>Rue de la LibertÃ©, 54112 Vannes-le-ChÃ¢tel, France</text:p>
          </table:table-cell>
          <table:table-cell table:style-name="ce30" office:value-type="float" office:value="39.8" calcext:value-type="float">
            <text:p>39.8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8.5473" calcext:value-type="float">
            <text:p>48.5473</text:p>
          </table:table-cell>
          <table:table-cell table:style-name="ce30" office:value-type="float" office:value="5.7785" calcext:value-type="float">
            <text:p>5.7785</text:p>
          </table:table-cell>
          <table:table-cell table:style-name="ce93" table:formula="of:=([.E120]-48.39)/1.16" office:value-type="float" office:value="0.135603448275861" calcext:value-type="float">
            <text:p>0.1356</text:p>
          </table:table-cell>
          <table:table-cell table:style-name="ce96" table:formula="of:=([.C120]-61)*([.C120]-61)/3721" office:value-type="float" office:value="0.120784735286213" calcext:value-type="float">
            <text:p>0.12</text:p>
          </table:table-cell>
          <table:table-cell table:style-name="ce25" table:number-columns-repeated="4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31" office:value-type="string" calcext:value-type="string">
            <text:p>35bis Rue Etienne Olry, 54170 Allain, France</text:p>
          </table:table-cell>
          <table:table-cell table:number-columns-repeated="2" table:style-name="ce31" office:value-type="float" office:value="-10" calcext:value-type="float">
            <text:p>-10</text:p>
          </table:table-cell>
          <table:table-cell table:style-name="ce31" office:value-type="float" office:value="48.5493" calcext:value-type="float">
            <text:p>48.5493</text:p>
          </table:table-cell>
          <table:table-cell table:style-name="ce31" office:value-type="float" office:value="5.9103" calcext:value-type="float">
            <text:p>5.9103</text:p>
          </table:table-cell>
          <table:table-cell table:style-name="ce94" table:formula="of:=([.E121]-48.39)/1.16" office:value-type="float" office:value="0.137327586206898" calcext:value-type="float">
            <text:p>0.1373</text:p>
          </table:table-cell>
          <table:table-cell table:style-name="ce97" table:formula="of:=([.C121]-61)*([.C121]-61)/3721" office:value-type="float" office:value="1.35474334856221" calcext:value-type="float">
            <text:p>1.35</text:p>
          </table:table-cell>
          <table:table-cell table:style-name="ce24" table:number-columns-repeated="4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30" office:value-type="string" calcext:value-type="string">
            <text:p>2 Place de Delft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663" calcext:value-type="float">
            <text:p>48.663</text:p>
          </table:table-cell>
          <table:table-cell table:style-name="ce30" office:value-type="float" office:value="6.1813" calcext:value-type="float">
            <text:p>6.1813</text:p>
          </table:table-cell>
          <table:table-cell table:style-name="ce93" table:formula="of:=([.E122]-48.39)/1.16" office:value-type="float" office:value="0.235344827586204" calcext:value-type="float">
            <text:p>0.2353</text:p>
          </table:table-cell>
          <table:table-cell table:style-name="ce96" table:formula="of:=([.C122]-61)*([.C122]-61)/3721" office:value-type="float" office:value="0.827801666218758" calcext:value-type="float">
            <text:p>0.83</text:p>
          </table:table-cell>
          <table:table-cell table:style-name="ce26" table:number-columns-repeated="4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31" office:value-type="string" calcext:value-type="string">
            <text:p>2 Place de Delft, 54500 VandÅuvre-lÃ¨s-Nancy, France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63" calcext:value-type="float">
            <text:p>48.663</text:p>
          </table:table-cell>
          <table:table-cell table:style-name="ce31" office:value-type="float" office:value="6.1813" calcext:value-type="float">
            <text:p>6.1813</text:p>
          </table:table-cell>
          <table:table-cell table:style-name="ce94" table:formula="of:=([.E123]-48.39)/1.16" office:value-type="float" office:value="0.235344827586204" calcext:value-type="float">
            <text:p>0.2353</text:p>
          </table:table-cell>
          <table:table-cell table:style-name="ce97" table:formula="of:=([.C123]-61)*([.C123]-61)/3721" office:value-type="float" office:value="0.827801666218758" calcext:value-type="float">
            <text:p>0.83</text:p>
          </table:table-cell>
          <table:table-cell table:style-name="ce24" table:number-columns-repeated="4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0" office:value-type="string" calcext:value-type="string">
            <text:p>1 Avenue du Charmois, 54500 VandÅuvre-lÃ¨s-Nancy, France</text:p>
          </table:table-cell>
          <table:table-cell table:style-name="ce30" office:value-type="float" office:value="5.2" calcext:value-type="float">
            <text:p>5.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675" calcext:value-type="float">
            <text:p>48.6675</text:p>
          </table:table-cell>
          <table:table-cell table:style-name="ce30" office:value-type="float" office:value="6.1712" calcext:value-type="float">
            <text:p>6.1712</text:p>
          </table:table-cell>
          <table:table-cell table:style-name="ce93" table:formula="of:=([.E124]-48.39)/1.16" office:value-type="float" office:value="0.239224137931031" calcext:value-type="float">
            <text:p>0.2392</text:p>
          </table:table-cell>
          <table:table-cell table:style-name="ce96" table:formula="of:=([.C124]-61)*([.C124]-61)/3721" office:value-type="float" office:value="0.836775060467616" calcext:value-type="float">
            <text:p>0.84</text:p>
          </table:table-cell>
          <table:table-cell table:style-name="ce26" table:number-columns-repeated="4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1" office:value-type="string" calcext:value-type="string">
            <text:p>1 Avenue du Charmois, 54500 VandÅuvre-lÃ¨s-Nancy, France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6675" calcext:value-type="float">
            <text:p>48.6675</text:p>
          </table:table-cell>
          <table:table-cell table:style-name="ce31" office:value-type="float" office:value="6.1712" calcext:value-type="float">
            <text:p>6.1712</text:p>
          </table:table-cell>
          <table:table-cell table:style-name="ce94" table:formula="of:=([.E125]-48.39)/1.16" office:value-type="float" office:value="0.239224137931031" calcext:value-type="float">
            <text:p>0.2392</text:p>
          </table:table-cell>
          <table:table-cell table:style-name="ce97" table:formula="of:=([.C125]-61)*([.C125]-61)/3721" office:value-type="float" office:value="0.836775060467616" calcext:value-type="float">
            <text:p>0.84</text:p>
          </table:table-cell>
          <table:table-cell table:style-name="ce24" table:number-columns-repeated="4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0" office:value-type="string" calcext:value-type="string">
            <text:p>18 Rue de Lisbonne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6625" calcext:value-type="float">
            <text:p>48.6625</text:p>
          </table:table-cell>
          <table:table-cell table:style-name="ce30" office:value-type="float" office:value="6.1701" calcext:value-type="float">
            <text:p>6.1701</text:p>
          </table:table-cell>
          <table:table-cell table:style-name="ce93" table:formula="of:=([.E126]-48.39)/1.16" office:value-type="float" office:value="0.234913793103449" calcext:value-type="float">
            <text:p>0.2349</text:p>
          </table:table-cell>
          <table:table-cell table:style-name="ce96" table:formula="of:=([.C126]-61)*([.C126]-61)/3721" office:value-type="float" office:value="0.827801666218758" calcext:value-type="float">
            <text:p>0.8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31" office:value-type="string" calcext:value-type="string">
            <text:p>79 Rue de Secours, 54710 Ludres, France</text:p>
          </table:table-cell>
          <table:table-cell table:style-name="ce31" office:value-type="float" office:value="17.7" calcext:value-type="float">
            <text:p>17.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209" calcext:value-type="float">
            <text:p>48.6209</text:p>
          </table:table-cell>
          <table:table-cell table:style-name="ce31" office:value-type="float" office:value="6.1605" calcext:value-type="float">
            <text:p>6.1605</text:p>
          </table:table-cell>
          <table:table-cell table:style-name="ce94" table:formula="of:=([.E127]-48.39)/1.16" office:value-type="float" office:value="0.19905172413793" calcext:value-type="float">
            <text:p>0.1991</text:p>
          </table:table-cell>
          <table:table-cell table:style-name="ce97" table:formula="of:=([.C127]-61)*([.C127]-61)/3721" office:value-type="float" office:value="0.50386723998925" calcext:value-type="float">
            <text:p>0.50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30" office:value-type="string" calcext:value-type="string">
            <text:p>2 Rue du Morvan, 54500 VandÅuvre-lÃ¨s-Nancy, France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492" calcext:value-type="float">
            <text:p>48.6492</text:p>
          </table:table-cell>
          <table:table-cell table:style-name="ce30" office:value-type="float" office:value="6.152" calcext:value-type="float">
            <text:p>6.152</text:p>
          </table:table-cell>
          <table:table-cell table:style-name="ce93" table:formula="of:=([.E128]-48.39)/1.16" office:value-type="float" office:value="0.223448275862069" calcext:value-type="float">
            <text:p>0.2234</text:p>
          </table:table-cell>
          <table:table-cell table:style-name="ce96" table:formula="of:=([.C128]-61)*([.C128]-61)/3721" office:value-type="float" office:value="0.666498253157753" calcext:value-type="float">
            <text:p>0.67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31" office:value-type="string" calcext:value-type="string">
            <text:p>4 Rue Paul Bert, 54500 VandÅuvre-lÃ¨s-Nancy, France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42" calcext:value-type="float">
            <text:p>48.6642</text:p>
          </table:table-cell>
          <table:table-cell table:style-name="ce31" office:value-type="float" office:value="6.1852" calcext:value-type="float">
            <text:p>6.1852</text:p>
          </table:table-cell>
          <table:table-cell table:style-name="ce94" table:formula="of:=([.E129]-48.39)/1.16" office:value-type="float" office:value="0.236379310344828" calcext:value-type="float">
            <text:p>0.2364</text:p>
          </table:table-cell>
          <table:table-cell table:style-name="ce97" table:formula="of:=([.C129]-61)*([.C129]-61)/3721" office:value-type="float" office:value="0.830787422735824" calcext:value-type="float">
            <text:p>0.8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>
            <text:p>79 Rue de Secours, 54710 Ludres, France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8.6209" calcext:value-type="float">
            <text:p>48.6209</text:p>
          </table:table-cell>
          <table:table-cell table:style-name="ce30" office:value-type="float" office:value="6.1605" calcext:value-type="float">
            <text:p>6.1605</text:p>
          </table:table-cell>
          <table:table-cell table:style-name="ce93" table:formula="of:=([.E130]-48.39)/1.16" office:value-type="float" office:value="0.19905172413793" calcext:value-type="float">
            <text:p>0.1991</text:p>
          </table:table-cell>
          <table:table-cell table:style-name="ce96" table:formula="of:=([.C130]-61)*([.C130]-61)/3721" office:value-type="float" office:value="0.50386723998925" calcext:value-type="float">
            <text:p>0.50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31" office:value-type="string" calcext:value-type="string">
            <text:p>161 Rue Gabriel PÃ©ri, 54500 VandÅuvre-lÃ¨s-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6684" calcext:value-type="float">
            <text:p>48.6684</text:p>
          </table:table-cell>
          <table:table-cell table:style-name="ce31" office:value-type="float" office:value="6.1778" calcext:value-type="float">
            <text:p>6.1778</text:p>
          </table:table-cell>
          <table:table-cell table:style-name="ce94" table:formula="of:=([.E131]-48.39)/1.16" office:value-type="float" office:value="0.239999999999998" calcext:value-type="float">
            <text:p>0.2400</text:p>
          </table:table-cell>
          <table:table-cell table:style-name="ce97" table:formula="of:=([.C131]-61)*([.C131]-61)/3721" office:value-type="float" office:value="0.85790110185434" calcext:value-type="float">
            <text:p>0.86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30" office:value-type="string" calcext:value-type="string">
            <text:p>AllÃ©e de Cologne, 54500 VandÅuvre-lÃ¨s-Nancy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12" calcext:value-type="float">
            <text:p>48.6612</text:p>
          </table:table-cell>
          <table:table-cell table:style-name="ce30" office:value-type="float" office:value="6.1779" calcext:value-type="float">
            <text:p>6.1779</text:p>
          </table:table-cell>
          <table:table-cell table:style-name="ce93" table:formula="of:=([.E132]-48.39)/1.16" office:value-type="float" office:value="0.233793103448276" calcext:value-type="float">
            <text:p>0.2338</text:p>
          </table:table-cell>
          <table:table-cell table:style-name="ce96" table:formula="of:=([.C132]-61)*([.C132]-61)/3721" office:value-type="float" office:value="0.82184627788229" calcext:value-type="float">
            <text:p>0.8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31" office:value-type="string" calcext:value-type="string">
            <text:p>243 Rue Hector Berlioz, 54710 Ludres, France</text:p>
          </table:table-cell>
          <table:table-cell table:style-name="ce31" office:value-type="float" office:value="17.1" calcext:value-type="float">
            <text:p>17.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136" calcext:value-type="float">
            <text:p>48.6136</text:p>
          </table:table-cell>
          <table:table-cell table:style-name="ce31" office:value-type="float" office:value="6.1708" calcext:value-type="float">
            <text:p>6.1708</text:p>
          </table:table-cell>
          <table:table-cell table:style-name="ce94" table:formula="of:=([.E133]-48.39)/1.16" office:value-type="float" office:value="0.192758620689653" calcext:value-type="float">
            <text:p>0.1928</text:p>
          </table:table-cell>
          <table:table-cell table:style-name="ce97" table:formula="of:=([.C133]-61)*([.C133]-61)/3721" office:value-type="float" office:value="0.517927976350443" calcext:value-type="float">
            <text:p>0.52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0" office:value-type="string" calcext:value-type="string">
            <text:p>45 Rue Carnot, 54550 MaiziÃ¨res, France</text:p>
          </table:table-cell>
          <table:table-cell table:style-name="ce30" office:value-type="float" office:value="28.1" calcext:value-type="float">
            <text:p>28.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8.5843" calcext:value-type="float">
            <text:p>48.5843</text:p>
          </table:table-cell>
          <table:table-cell table:style-name="ce30" office:value-type="float" office:value="6.0613" calcext:value-type="float">
            <text:p>6.0613</text:p>
          </table:table-cell>
          <table:table-cell table:style-name="ce93" table:formula="of:=([.E134]-48.39)/1.16" office:value-type="float" office:value="0.167499999999999" calcext:value-type="float">
            <text:p>0.1675</text:p>
          </table:table-cell>
          <table:table-cell table:style-name="ce96" table:formula="of:=([.C134]-61)*([.C134]-61)/3721" office:value-type="float" office:value="0.290892233270626" calcext:value-type="float">
            <text:p>0.2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1" office:value-type="string" calcext:value-type="string">
            <text:p>4 Rue Maurice AndrÃ©, 54600 Villers-lÃ¨s-Nancy, France</text:p>
          </table:table-cell>
          <table:table-cell table:style-name="ce31" office:value-type="float" office:value="8.1" calcext:value-type="float">
            <text:p>8.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6735" calcext:value-type="float">
            <text:p>48.6735</text:p>
          </table:table-cell>
          <table:table-cell table:style-name="ce31" office:value-type="float" office:value="6.1547" calcext:value-type="float">
            <text:p>6.1547</text:p>
          </table:table-cell>
          <table:table-cell table:style-name="ce94" table:formula="of:=([.E135]-48.39)/1.16" office:value-type="float" office:value="0.244396551724135" calcext:value-type="float">
            <text:p>0.2444</text:p>
          </table:table-cell>
          <table:table-cell table:style-name="ce97" table:formula="of:=([.C135]-61)*([.C135]-61)/3721" office:value-type="float" office:value="0.752058586401505" calcext:value-type="float">
            <text:p>0.75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0" office:value-type="string" calcext:value-type="string">
            <text:p>4 Rue Maurice AndrÃ©, 54600 Villers-lÃ¨s-Nancy, France</text:p>
          </table:table-cell>
          <table:table-cell table:style-name="ce30" office:value-type="float" office:value="8.1" calcext:value-type="float">
            <text:p>8.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735" calcext:value-type="float">
            <text:p>48.6735</text:p>
          </table:table-cell>
          <table:table-cell table:style-name="ce30" office:value-type="float" office:value="6.1547" calcext:value-type="float">
            <text:p>6.1547</text:p>
          </table:table-cell>
          <table:table-cell table:style-name="ce93" table:formula="of:=([.E136]-48.39)/1.16" office:value-type="float" office:value="0.244396551724135" calcext:value-type="float">
            <text:p>0.2444</text:p>
          </table:table-cell>
          <table:table-cell table:style-name="ce96" table:formula="of:=([.C136]-61)*([.C136]-61)/3721" office:value-type="float" office:value="0.752058586401505" calcext:value-type="float">
            <text:p>0.75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31" office:value-type="string" calcext:value-type="string">
            <text:p>10 Rue Pierre MendÃ¨s France, 54230 Chaligny, France</text:p>
          </table:table-cell>
          <table:table-cell table:style-name="ce31" office:value-type="float" office:value="16.7" calcext:value-type="float">
            <text:p>16.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6184" calcext:value-type="float">
            <text:p>48.6184</text:p>
          </table:table-cell>
          <table:table-cell table:style-name="ce31" office:value-type="float" office:value="6.0903" calcext:value-type="float">
            <text:p>6.0903</text:p>
          </table:table-cell>
          <table:table-cell table:style-name="ce94" table:formula="of:=([.E137]-48.39)/1.16" office:value-type="float" office:value="0.196896551724138" calcext:value-type="float">
            <text:p>0.1969</text:p>
          </table:table-cell>
          <table:table-cell table:style-name="ce97" table:formula="of:=([.C137]-61)*([.C137]-61)/3721" office:value-type="float" office:value="0.527409298575652" calcext:value-type="float">
            <text:p>0.5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30" office:value-type="string" calcext:value-type="string">
            <text:p>72 Chemin de la Poste, 54840 Bois-de-Haye, France</text:p>
          </table:table-cell>
          <table:table-cell table:style-name="ce30" office:value-type="float" office:value="69.4" calcext:value-type="float">
            <text:p>69.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8.6963" calcext:value-type="float">
            <text:p>48.6963</text:p>
          </table:table-cell>
          <table:table-cell table:style-name="ce30" office:value-type="float" office:value="6.0304" calcext:value-type="float">
            <text:p>6.0304</text:p>
          </table:table-cell>
          <table:table-cell table:style-name="ce93" table:formula="of:=([.E138]-48.39)/1.16" office:value-type="float" office:value="0.264051724137931" calcext:value-type="float">
            <text:p>0.2641</text:p>
          </table:table-cell>
          <table:table-cell table:style-name="ce96" table:formula="of:=([.C138]-61)*([.C138]-61)/3721" office:value-type="float" office:value="0.0189626444504166" calcext:value-type="float">
            <text:p>0.02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31" office:value-type="string" calcext:value-type="string">
            <text:p>Place Ernest Poirson, 54230 Neuves-Maisons, Franc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6148" calcext:value-type="float">
            <text:p>48.6148</text:p>
          </table:table-cell>
          <table:table-cell table:style-name="ce31" office:value-type="float" office:value="6.1061" calcext:value-type="float">
            <text:p>6.1061</text:p>
          </table:table-cell>
          <table:table-cell table:style-name="ce94" table:formula="of:=([.E139]-48.39)/1.16" office:value-type="float" office:value="0.193793103448278" calcext:value-type="float">
            <text:p>0.1938</text:p>
          </table:table-cell>
          <table:table-cell table:style-name="ce97" table:formula="of:=([.C139]-61)*([.C139]-61)/3721" office:value-type="float" office:value="0.544208546089761" calcext:value-type="float">
            <text:p>0.54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0" office:value-type="string" calcext:value-type="string">
            <text:p>14 Rue Claude Beauregard, 54740 Xirocourt, France</text:p>
          </table:table-cell>
          <table:table-cell table:style-name="ce30" office:value-type="float" office:value="45.7" calcext:value-type="float">
            <text:p>45.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4319" calcext:value-type="float">
            <text:p>48.4319</text:p>
          </table:table-cell>
          <table:table-cell table:style-name="ce30" office:value-type="float" office:value="6.1741" calcext:value-type="float">
            <text:p>6.1741</text:p>
          </table:table-cell>
          <table:table-cell table:style-name="ce93" table:formula="of:=([.E140]-48.39)/1.16" office:value-type="float" office:value="0.0361206896551709" calcext:value-type="float">
            <text:p>0.0361</text:p>
          </table:table-cell>
          <table:table-cell table:style-name="ce96" table:formula="of:=([.C140]-61)*([.C140]-61)/3721" office:value-type="float" office:value="0.0629105079279763" calcext:value-type="float">
            <text:p>0.06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31" office:value-type="string" calcext:value-type="string">
            <text:p>15 Rue MarÃ©chal Foch, 54330 VÃ©zelise, France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8.4881" calcext:value-type="float">
            <text:p>48.4881</text:p>
          </table:table-cell>
          <table:table-cell table:style-name="ce31" office:value-type="float" office:value="6.0912" calcext:value-type="float">
            <text:p>6.0912</text:p>
          </table:table-cell>
          <table:table-cell table:style-name="ce94" table:formula="of:=([.E141]-48.39)/1.16" office:value-type="float" office:value="0.0845689655172434" calcext:value-type="float">
            <text:p>0.0846</text:p>
          </table:table-cell>
          <table:table-cell table:style-name="ce97" table:formula="of:=([.C141]-61)*([.C141]-61)/3721" office:value-type="float" office:value="0.185888202096211" calcext:value-type="float">
            <text:p>0.1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0" office:value-type="string" calcext:value-type="string">
            <text:p>4 Rue Albert 1er, 54600 Villers-lÃ¨s-Nancy, France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697" calcext:value-type="float">
            <text:p>48.6697</text:p>
          </table:table-cell>
          <table:table-cell table:style-name="ce30" office:value-type="float" office:value="6.1459" calcext:value-type="float">
            <text:p>6.1459</text:p>
          </table:table-cell>
          <table:table-cell table:style-name="ce93" table:formula="of:=([.E142]-48.39)/1.16" office:value-type="float" office:value="0.241120689655171" calcext:value-type="float">
            <text:p>0.2411</text:p>
          </table:table-cell>
          <table:table-cell table:style-name="ce96" table:formula="of:=([.C142]-61)*([.C142]-61)/3721" office:value-type="float" office:value="0.743552808384843" calcext:value-type="float">
            <text:p>0.74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31" office:value-type="string" calcext:value-type="string">
            <text:p>1 Avenue de Fraiture, 54930 Diarville, France</text:p>
          </table:table-cell>
          <table:table-cell table:style-name="ce31" office:value-type="float" office:value="50.9" calcext:value-type="float">
            <text:p>50.9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8.3946" calcext:value-type="float">
            <text:p>48.3946</text:p>
          </table:table-cell>
          <table:table-cell table:style-name="ce31" office:value-type="float" office:value="6.1307" calcext:value-type="float">
            <text:p>6.1307</text:p>
          </table:table-cell>
          <table:table-cell table:style-name="ce94" table:formula="of:=([.E143]-48.39)/1.16" office:value-type="float" office:value="0.00396551724137619" calcext:value-type="float">
            <text:p>0.0040</text:p>
          </table:table-cell>
          <table:table-cell table:style-name="ce97" table:formula="of:=([.C143]-61)*([.C143]-61)/3721" office:value-type="float" office:value="0.0274146734748724" calcext:value-type="float">
            <text:p>0.03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0" office:value-type="string" calcext:value-type="string">
            <text:p>10 Rue Pierre MendÃ¨s France, 54230 Chaligny, France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6184" calcext:value-type="float">
            <text:p>48.6184</text:p>
          </table:table-cell>
          <table:table-cell table:style-name="ce30" office:value-type="float" office:value="6.0903" calcext:value-type="float">
            <text:p>6.0903</text:p>
          </table:table-cell>
          <table:table-cell table:style-name="ce93" table:formula="of:=([.E144]-48.39)/1.16" office:value-type="float" office:value="0.196896551724138" calcext:value-type="float">
            <text:p>0.1969</text:p>
          </table:table-cell>
          <table:table-cell table:style-name="ce96" table:formula="of:=([.C144]-61)*([.C144]-61)/3721" office:value-type="float" office:value="0.527409298575652" calcext:value-type="float">
            <text:p>0.53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1" office:value-type="string" calcext:value-type="string">
            <text:p>Rue des Cisterciens Clairlieu, 54600 Villers-lÃ¨s-Nancy, France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9" calcext:value-type="float">
            <text:p>48.659</text:p>
          </table:table-cell>
          <table:table-cell table:style-name="ce31" office:value-type="float" office:value="6.1112" calcext:value-type="float">
            <text:p>6.1112</text:p>
          </table:table-cell>
          <table:table-cell table:style-name="ce94" table:formula="of:=([.E145]-48.39)/1.16" office:value-type="float" office:value="0.231896551724137" calcext:value-type="float">
            <text:p>0.2319</text:p>
          </table:table-cell>
          <table:table-cell table:style-name="ce97" table:formula="of:=([.C145]-61)*([.C145]-61)/3721" office:value-type="float" office:value="0.593657618919645" calcext:value-type="float">
            <text:p>0.59</text:p>
          </table:table-cell>
          <table:table-cell table:style-name="ce23" table:number-columns-repeated="1007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0" office:value-type="string" calcext:value-type="string">
            <text:p>Rue des Cisterciens Clairlieu, 54600 Villers-lÃ¨s-Nancy, France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59" calcext:value-type="float">
            <text:p>48.659</text:p>
          </table:table-cell>
          <table:table-cell table:style-name="ce30" office:value-type="float" office:value="6.1112" calcext:value-type="float">
            <text:p>6.1112</text:p>
          </table:table-cell>
          <table:table-cell table:style-name="ce93" table:formula="of:=([.E146]-48.39)/1.16" office:value-type="float" office:value="0.231896551724137" calcext:value-type="float">
            <text:p>0.2319</text:p>
          </table:table-cell>
          <table:table-cell table:style-name="ce96" table:formula="of:=([.C146]-61)*([.C146]-61)/3721" office:value-type="float" office:value="0.593657618919645" calcext:value-type="float">
            <text:p>0.59</text:p>
          </table:table-cell>
          <table:table-cell table:style-name="ce22" table:number-columns-repeated="1007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32" office:value-type="string" calcext:value-type="string">
            <text:p>7 Lotissement Echo, 54740 Benney, France</text:p>
          </table:table-cell>
          <table:table-cell table:style-name="ce32" office:value-type="float" office:value="30.2" calcext:value-type="float">
            <text:p>30.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8.5111" calcext:value-type="float">
            <text:p>48.5111</text:p>
          </table:table-cell>
          <table:table-cell table:style-name="ce32" office:value-type="float" office:value="6.2201" calcext:value-type="float">
            <text:p>6.2201</text:p>
          </table:table-cell>
          <table:table-cell table:style-name="ce95" table:formula="of:=([.E147]-48.39)/1.16" office:value-type="float" office:value="0.104396551724137" calcext:value-type="float">
            <text:p>0.1044</text:p>
          </table:table-cell>
          <table:table-cell table:style-name="ce98" table:formula="of:=([.C147]-61)*([.C147]-61)/3721" office:value-type="float" office:value="0.254942219833378" calcext:value-type="float">
            <text:p>0.25</text:p>
          </table:table-cell>
          <table:table-cell table:style-name="ce23" table:number-columns-repeated="1007"/>
          <table:table-cell table:style-name="ce28"/>
        </table:table-row>
        <table:table-row table:style-name="ro3" table:number-rows-repeated="104842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" table:style-name="ta2">
        <office:forms form:automatic-focus="false" form:apply-design-mode="false"/>
        <table:table-column table:style-name="co1" table:default-cell-style-name="ce68"/>
        <table:table-column table:style-name="co14" table:number-columns-repeated="2" table:default-cell-style-name="ce68"/>
        <table:table-column table:style-name="co15" table:default-cell-style-name="ce68"/>
        <table:table-column table:style-name="co16" table:number-columns-repeated="5" table:default-cell-style-name="ce68"/>
        <table:table-column table:style-name="co9" table:number-columns-repeated="1015" table:default-cell-style-name="ce68"/>
        <table:table-row table:style-name="ro1">
          <table:table-cell table:style-name="ce3"/>
          <table:table-cell table:style-name="ce29" office:value-type="string" calcext:value-type="string">
            <text:p>Global</text:p>
          </table:table-cell>
          <table:table-cell table:style-name="ce29" office:value-type="string" calcext:value-type="string">
            <text:p>Niveaux de classe</text:p>
          </table:table-cell>
          <table:table-cell table:style-name="ce29" office:value-type="string" calcext:value-type="string">
            <text:p>Quotité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Nord/Sud</text:p>
          </table:table-cell>
          <table:table-cell table:style-name="ce29" table:number-columns-repeated="3"/>
          <table:table-cell table:style-name="ce21" table:number-columns-repeated="1008"/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9" table:formula="of:=[.C2]*8+[.D2]*2+[.E2]*2+[.F2]*4" office:value-type="float" office:value="859.415694705724" calcext:value-type="float">
            <text:p>85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4]))+1*ISNUMBER(SEARCH(&quot;25%&quot;;[$classement.E4]))" office:value-type="float" office:value="10" calcext:value-type="float">
            <text:p>10</text:p>
          </table:table-cell>
          <table:table-cell table:style-name="ce108" table:formula="of:=10*[$distances.H2]" office:value-type="float" office:value="1.20784735286213" calcext:value-type="float">
            <text:p>1.21</text:p>
          </table:table-cell>
          <table:table-cell table:style-name="ce111" table:formula="of:=(1-[$distances.G2])*10" office:value-type="float" office:value="9.25000000000003" calcext:value-type="float">
            <text:p>9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0" table:formula="of:=[.C3]*8+[.D3]*2+[.E3]*2+[.F3]*4" office:value-type="float" office:value="862.100664448748" calcext:value-type="float">
            <text:p>86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]))+1*ISNUMBER(SEARCH(&quot;25%&quot;;[$classement.E5]))" office:value-type="float" office:value="10" calcext:value-type="float">
            <text:p>10</text:p>
          </table:table-cell>
          <table:table-cell table:style-name="ce109" table:formula="of:=10*[$distances.H3]" office:value-type="float" office:value="4.12964256920183" calcext:value-type="float">
            <text:p>4.13</text:p>
          </table:table-cell>
          <table:table-cell table:style-name="ce112" table:formula="of:=(1-[$distances.G3])*10" office:value-type="float" office:value="8.46034482758618" calcext:value-type="float">
            <text:p>8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9" table:formula="of:=[.C4]*8+[.D4]*2+[.E4]*2+[.F4]*4" office:value-type="float" office:value="120.085813972885" calcext:value-type="float">
            <text:p>12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6]))+1*ISNUMBER(SEARCH(&quot;25%&quot;;[$classement.E6]))" office:value-type="float" office:value="1" calcext:value-type="float">
            <text:p>1</text:p>
          </table:table-cell>
          <table:table-cell table:style-name="ce108" table:formula="of:=10*[$distances.H4]" office:value-type="float" office:value="0.00325181402848697" calcext:value-type="float">
            <text:p>0.00</text:p>
          </table:table-cell>
          <table:table-cell table:style-name="ce111" table:formula="of:=(1-[$distances.G4])*10" office:value-type="float" office:value="9.51982758620688" calcext:value-type="float">
            <text:p>9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0" table:formula="of:=[.C5]*8+[.D5]*2+[.E5]*2+[.F5]*4" office:value-type="float" office:value="65.5228349813269" calcext:value-type="float">
            <text:p>6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]))+1*ISNUMBER(SEARCH(&quot;25%&quot;;[$classement.E7]))" office:value-type="float" office:value="10" calcext:value-type="float">
            <text:p>10</text:p>
          </table:table-cell>
          <table:table-cell table:style-name="ce109" table:formula="of:=10*[$distances.H5]" office:value-type="float" office:value="1.61314162859446" calcext:value-type="float">
            <text:p>1.61</text:p>
          </table:table-cell>
          <table:table-cell table:style-name="ce112" table:formula="of:=(1-[$distances.G5])*10" office:value-type="float" office:value="8.5741379310345" calcext:value-type="float">
            <text:p>8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9" table:formula="of:=[.C6]*8+[.D6]*2+[.E6]*2+[.F6]*4" office:value-type="float" office:value="118.626324958993" calcext:value-type="float">
            <text:p>119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8]))+1*ISNUMBER(SEARCH(&quot;25%&quot;;[$classement.E8]))" office:value-type="float" office:value="1" calcext:value-type="float">
            <text:p>1</text:p>
          </table:table-cell>
          <table:table-cell table:style-name="ce108" table:formula="of:=10*[$distances.H6]" office:value-type="float" office:value="0.00454178984144045" calcext:value-type="float">
            <text:p>0.00</text:p>
          </table:table-cell>
          <table:table-cell table:style-name="ce111" table:formula="of:=(1-[$distances.G6])*10" office:value-type="float" office:value="9.15431034482757" calcext:value-type="float">
            <text:p>9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0" table:formula="of:=[.C7]*8+[.D7]*2+[.E7]*2+[.F7]*4" office:value-type="float" office:value="102.048181337979" calcext:value-type="float">
            <text:p>10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9]))+1*ISNUMBER(SEARCH(&quot;25%&quot;;[$classement.E9]))" office:value-type="float" office:value="1" calcext:value-type="float">
            <text:p>1</text:p>
          </table:table-cell>
          <table:table-cell table:style-name="ce109" table:formula="of:=10*[$distances.H7]" office:value-type="float" office:value="5.88615963450685" calcext:value-type="float">
            <text:p>5.89</text:p>
          </table:table-cell>
          <table:table-cell table:style-name="ce112" table:formula="of:=(1-[$distances.G7])*10" office:value-type="float" office:value="2.06896551724136" calcext:value-type="float">
            <text:p>2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9" table:formula="of:=[.C8]*8+[.D8]*2+[.E8]*2+[.F8]*4" office:value-type="float" office:value="814.852964071579" calcext:value-type="float">
            <text:p>815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0]))+1*ISNUMBER(SEARCH(&quot;25%&quot;;[$classement.E10]))" office:value-type="float" office:value="1" calcext:value-type="float">
            <text:p>1</text:p>
          </table:table-cell>
          <table:table-cell table:style-name="ce108" table:formula="of:=10*[$distances.H8]" office:value-type="float" office:value="3.3109647944101" calcext:value-type="float">
            <text:p>3.31</text:p>
          </table:table-cell>
          <table:table-cell table:style-name="ce111" table:formula="of:=(1-[$distances.G8])*10" office:value-type="float" office:value="1.55775862068964" calcext:value-type="float">
            <text:p>1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0" table:formula="of:=[.C9]*8+[.D9]*2+[.E9]*2+[.F9]*4" office:value-type="float" office:value="42.6349312846935" calcext:value-type="float">
            <text:p>4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1]))+1*ISNUMBER(SEARCH(&quot;25%&quot;;[$classement.E11]))" office:value-type="float" office:value="10" calcext:value-type="float">
            <text:p>10</text:p>
          </table:table-cell>
          <table:table-cell table:style-name="ce109" table:formula="of:=10*[$distances.H9]" office:value-type="float" office:value="2.75194840096748" calcext:value-type="float">
            <text:p>2.75</text:p>
          </table:table-cell>
          <table:table-cell table:style-name="ce112" table:formula="of:=(1-[$distances.G9])*10" office:value-type="float" office:value="2.28275862068963" calcext:value-type="float">
            <text:p>2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9" table:formula="of:=[.C10]*8+[.D10]*2+[.E10]*2+[.F10]*4" office:value-type="float" office:value="816.366533838698" calcext:value-type="float">
            <text:p>81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]))+1*ISNUMBER(SEARCH(&quot;25%&quot;;[$classement.E12]))" office:value-type="float" office:value="1" calcext:value-type="float">
            <text:p>1</text:p>
          </table:table-cell>
          <table:table-cell table:style-name="ce108" table:formula="of:=10*[$distances.H10]" office:value-type="float" office:value="1.3125772641763" calcext:value-type="float">
            <text:p>1.31</text:p>
          </table:table-cell>
          <table:table-cell table:style-name="ce111" table:formula="of:=(1-[$distances.G10])*10" office:value-type="float" office:value="2.93534482758622" calcext:value-type="float">
            <text:p>2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0" table:formula="of:=[.C11]*8+[.D11]*2+[.E11]*2+[.F11]*4" office:value-type="float" office:value="832.715047864404" calcext:value-type="float">
            <text:p>833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]))+1*ISNUMBER(SEARCH(&quot;25%&quot;;[$classement.E13]))" office:value-type="float" office:value="10" calcext:value-type="float">
            <text:p>10</text:p>
          </table:table-cell>
          <table:table-cell table:style-name="ce109" table:formula="of:=10*[$distances.H11]" office:value-type="float" office:value="2.15235151840903" calcext:value-type="float">
            <text:p>2.15</text:p>
          </table:table-cell>
          <table:table-cell table:style-name="ce112" table:formula="of:=(1-[$distances.G11])*10" office:value-type="float" office:value="2.10258620689655" calcext:value-type="float">
            <text:p>2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9" table:formula="of:=[.C12]*8+[.D12]*2+[.E12]*2+[.F12]*4" office:value-type="float" office:value="115.793003363946" calcext:value-type="float">
            <text:p>11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4]))+1*ISNUMBER(SEARCH(&quot;25%&quot;;[$classement.E14]))" office:value-type="float" office:value="10" calcext:value-type="float">
            <text:p>10</text:p>
          </table:table-cell>
          <table:table-cell table:style-name="ce108" table:formula="of:=10*[$distances.H12]" office:value-type="float" office:value="0.120639613007256" calcext:value-type="float">
            <text:p>0.12</text:p>
          </table:table-cell>
          <table:table-cell table:style-name="ce111" table:formula="of:=(1-[$distances.G12])*10" office:value-type="float" office:value="3.88793103448279" calcext:value-type="float">
            <text:p>3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70" table:formula="of:=[.C13]*8+[.D13]*2+[.E13]*2+[.F13]*4" office:value-type="float" office:value="833.673020786033" calcext:value-type="float">
            <text:p>83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5]))+1*ISNUMBER(SEARCH(&quot;25%&quot;;[$classement.E15]))" office:value-type="float" office:value="10" calcext:value-type="float">
            <text:p>10</text:p>
          </table:table-cell>
          <table:table-cell table:style-name="ce109" table:formula="of:=10*[$distances.H13]" office:value-type="float" office:value="1.21926901370599" calcext:value-type="float">
            <text:p>1.22</text:p>
          </table:table-cell>
          <table:table-cell table:style-name="ce112" table:formula="of:=(1-[$distances.G13])*10" office:value-type="float" office:value="2.80862068965515" calcext:value-type="float">
            <text:p>2.8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9" table:formula="of:=[.C14]*8+[.D14]*2+[.E14]*2+[.F14]*4" office:value-type="float" office:value="834.195909516352" calcext:value-type="float">
            <text:p>83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6]))+1*ISNUMBER(SEARCH(&quot;25%&quot;;[$classement.E16]))" office:value-type="float" office:value="10" calcext:value-type="float">
            <text:p>10</text:p>
          </table:table-cell>
          <table:table-cell table:style-name="ce108" table:formula="of:=10*[$distances.H14]" office:value-type="float" office:value="0.23243751679656" calcext:value-type="float">
            <text:p>0.23</text:p>
          </table:table-cell>
          <table:table-cell table:style-name="ce111" table:formula="of:=(1-[$distances.G14])*10" office:value-type="float" office:value="3.43275862068965" calcext:value-type="float">
            <text:p>3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70" table:formula="of:=[.C15]*8+[.D15]*2+[.E15]*2+[.F15]*4" office:value-type="float" office:value="48.0402237070123" calcext:value-type="float">
            <text:p>4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7]))+1*ISNUMBER(SEARCH(&quot;25%&quot;;[$classement.E17]))" office:value-type="float" office:value="1" calcext:value-type="float">
            <text:p>1</text:p>
          </table:table-cell>
          <table:table-cell table:style-name="ce109" table:formula="of:=10*[$distances.H15]" office:value-type="float" office:value="2.54942219833378" calcext:value-type="float">
            <text:p>2.55</text:p>
          </table:table-cell>
          <table:table-cell table:style-name="ce112" table:formula="of:=(1-[$distances.G15])*10" office:value-type="float" office:value="8.23534482758619" calcext:value-type="float">
            <text:p>8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9" table:formula="of:=[.C16]*8+[.D16]*2+[.E16]*2+[.F16]*4" office:value-type="float" office:value="856.476882373111" calcext:value-type="float">
            <text:p>85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8]))+1*ISNUMBER(SEARCH(&quot;25%&quot;;[$classement.E18]))" office:value-type="float" office:value="10" calcext:value-type="float">
            <text:p>10</text:p>
          </table:table-cell>
          <table:table-cell table:style-name="ce108" table:formula="of:=10*[$distances.H16]" office:value-type="float" office:value="2.32292394517603" calcext:value-type="float">
            <text:p>2.32</text:p>
          </table:table-cell>
          <table:table-cell table:style-name="ce111" table:formula="of:=(1-[$distances.G16])*10" office:value-type="float" office:value="7.95775862068967" calcext:value-type="float">
            <text:p>8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70" table:formula="of:=[.C17]*8+[.D17]*2+[.E17]*2+[.F17]*4" office:value-type="float" office:value="129.07212280718" calcext:value-type="float">
            <text:p>129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9]))+1*ISNUMBER(SEARCH(&quot;25%&quot;;[$classement.E19]))" office:value-type="float" office:value="1" calcext:value-type="float">
            <text:p>1</text:p>
          </table:table-cell>
          <table:table-cell table:style-name="ce109" table:formula="of:=10*[$distances.H17]" office:value-type="float" office:value="8.3377855415211" calcext:value-type="float">
            <text:p>8.34</text:p>
          </table:table-cell>
          <table:table-cell table:style-name="ce112" table:formula="of:=(1-[$distances.G17])*10" office:value-type="float" office:value="7.59913793103447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9" table:formula="of:=[.C18]*8+[.D18]*2+[.E18]*2+[.F18]*4" office:value-type="float" office:value="848.974856592129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0]))+1*ISNUMBER(SEARCH(&quot;25%&quot;;[$classement.E20]))" office:value-type="float" office:value="1" calcext:value-type="float">
            <text:p>1</text:p>
          </table:table-cell>
          <table:table-cell table:style-name="ce108" table:formula="of:=10*[$distances.H18]" office:value-type="float" office:value="8.2184627788229" calcext:value-type="float">
            <text:p>8.22</text:p>
          </table:table-cell>
          <table:table-cell table:style-name="ce111" table:formula="of:=(1-[$distances.G18])*10" office:value-type="float" office:value="7.63448275862069" calcext:value-type="float">
            <text:p>7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70" table:formula="of:=[.C19]*8+[.D19]*2+[.E19]*2+[.F19]*4" office:value-type="float" office:value="73.6552400633867" calcext:value-type="float">
            <text:p>7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21]))+1*ISNUMBER(SEARCH(&quot;25%&quot;;[$classement.E21]))" office:value-type="float" office:value="10" calcext:value-type="float">
            <text:p>10</text:p>
          </table:table-cell>
          <table:table-cell table:style-name="ce109" table:formula="of:=10*[$distances.H19]" office:value-type="float" office:value="7.4638269282451" calcext:value-type="float">
            <text:p>7.46</text:p>
          </table:table-cell>
          <table:table-cell table:style-name="ce112" table:formula="of:=(1-[$distances.G19])*10" office:value-type="float" office:value="7.68189655172412" calcext:value-type="float">
            <text:p>7.7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9" table:formula="of:=[.C20]*8+[.D20]*2+[.E20]*2+[.F20]*4" office:value-type="float" office:value="847.428499013057" calcext:value-type="float">
            <text:p>847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2]))+1*ISNUMBER(SEARCH(&quot;25%&quot;;[$classement.E22]))" office:value-type="float" office:value="1" calcext:value-type="float">
            <text:p>1</text:p>
          </table:table-cell>
          <table:table-cell table:style-name="ce108" table:formula="of:=10*[$distances.H20]" office:value-type="float" office:value="7.32287019618382" calcext:value-type="float">
            <text:p>7.32</text:p>
          </table:table-cell>
          <table:table-cell table:style-name="ce111" table:formula="of:=(1-[$distances.G20])*10" office:value-type="float" office:value="7.69568965517242" calcext:value-type="float">
            <text:p>7.7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70" table:formula="of:=[.C21]*8+[.D21]*2+[.E21]*2+[.F21]*4" office:value-type="float" office:value="847.655240063387" calcext:value-type="float">
            <text:p>84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23]))+1*ISNUMBER(SEARCH(&quot;25%&quot;;[$classement.E23]))" office:value-type="float" office:value="1" calcext:value-type="float">
            <text:p>1</text:p>
          </table:table-cell>
          <table:table-cell table:style-name="ce109" table:formula="of:=10*[$distances.H21]" office:value-type="float" office:value="7.4638269282451" calcext:value-type="float">
            <text:p>7.46</text:p>
          </table:table-cell>
          <table:table-cell table:style-name="ce112" table:formula="of:=(1-[$distances.G21])*10" office:value-type="float" office:value="7.68189655172412" calcext:value-type="float">
            <text:p>7.7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9" table:formula="of:=[.C22]*8+[.D22]*2+[.E22]*2+[.F22]*4" office:value-type="float" office:value="840.14938327665" calcext:value-type="float">
            <text:p>84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4]))+1*ISNUMBER(SEARCH(&quot;25%&quot;;[$classement.E24]))" office:value-type="float" office:value="1" calcext:value-type="float">
            <text:p>1</text:p>
          </table:table-cell>
          <table:table-cell table:style-name="ce108" table:formula="of:=10*[$distances.H22]" office:value-type="float" office:value="2.61607094866971" calcext:value-type="float">
            <text:p>2.62</text:p>
          </table:table-cell>
          <table:table-cell table:style-name="ce111" table:formula="of:=(1-[$distances.G22])*10" office:value-type="float" office:value="8.22931034482761" calcext:value-type="float">
            <text:p>8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70" table:formula="of:=[.C23]*8+[.D23]*2+[.E23]*2+[.F23]*4" office:value-type="float" office:value="67.1842719328323" calcext:value-type="float">
            <text:p>6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25]))+1*ISNUMBER(SEARCH(&quot;25%&quot;;[$classement.E25]))" office:value-type="float" office:value="10" calcext:value-type="float">
            <text:p>10</text:p>
          </table:table-cell>
          <table:table-cell table:style-name="ce109" table:formula="of:=10*[$distances.H23]" office:value-type="float" office:value="3.69903251814029" calcext:value-type="float">
            <text:p>3.70</text:p>
          </table:table-cell>
          <table:table-cell table:style-name="ce112" table:formula="of:=(1-[$distances.G23])*10" office:value-type="float" office:value="7.94655172413794" calcext:value-type="float">
            <text:p>7.9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9" table:formula="of:=[.C24]*8+[.D24]*2+[.E24]*2+[.F24]*4" office:value-type="float" office:value="859.030650826159" calcext:value-type="float">
            <text:p>85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6]))+1*ISNUMBER(SEARCH(&quot;25%&quot;;[$classement.E26]))" office:value-type="float" office:value="10" calcext:value-type="float">
            <text:p>10</text:p>
          </table:table-cell>
          <table:table-cell table:style-name="ce108" table:formula="of:=10*[$distances.H24]" office:value-type="float" office:value="3.67911851652781" calcext:value-type="float">
            <text:p>3.68</text:p>
          </table:table-cell>
          <table:table-cell table:style-name="ce111" table:formula="of:=(1-[$distances.G24])*10" office:value-type="float" office:value="7.91810344827584" calcext:value-type="float">
            <text:p>7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70" table:formula="of:=[.C25]*8+[.D25]*2+[.E25]*2+[.F25]*4" office:value-type="float" office:value="841.030650826159" calcext:value-type="float">
            <text:p>841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27]))+1*ISNUMBER(SEARCH(&quot;25%&quot;;[$classement.E27]))" office:value-type="float" office:value="1" calcext:value-type="float">
            <text:p>1</text:p>
          </table:table-cell>
          <table:table-cell table:style-name="ce109" table:formula="of:=10*[$distances.H25]" office:value-type="float" office:value="3.67911851652781" calcext:value-type="float">
            <text:p>3.68</text:p>
          </table:table-cell>
          <table:table-cell table:style-name="ce112" table:formula="of:=(1-[$distances.G25])*10" office:value-type="float" office:value="7.91810344827584" calcext:value-type="float">
            <text:p>7.9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9" table:formula="of:=[.C26]*8+[.D26]*2+[.E26]*2+[.F26]*4" office:value-type="float" office:value="139.821642309724" calcext:value-type="float">
            <text:p>14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28]))+1*ISNUMBER(SEARCH(&quot;25%&quot;;[$classement.E28]))" office:value-type="float" office:value="10" calcext:value-type="float">
            <text:p>10</text:p>
          </table:table-cell>
          <table:table-cell table:style-name="ce108" table:formula="of:=10*[$distances.H26]" office:value-type="float" office:value="3.75909701693093" calcext:value-type="float">
            <text:p>3.76</text:p>
          </table:table-cell>
          <table:table-cell table:style-name="ce111" table:formula="of:=(1-[$distances.G26])*10" office:value-type="float" office:value="8.07586206896553" calcext:value-type="float">
            <text:p>8.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70" table:formula="of:=[.C27]*8+[.D27]*2+[.E27]*2+[.F27]*4" office:value-type="float" office:value="67.0340991020212" calcext:value-type="float">
            <text:p>6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29]))+1*ISNUMBER(SEARCH(&quot;25%&quot;;[$classement.E29]))" office:value-type="float" office:value="10" calcext:value-type="float">
            <text:p>10</text:p>
          </table:table-cell>
          <table:table-cell table:style-name="ce109" table:formula="of:=10*[$distances.H27]" office:value-type="float" office:value="3.67911851652781" calcext:value-type="float">
            <text:p>3.68</text:p>
          </table:table-cell>
          <table:table-cell table:style-name="ce112" table:formula="of:=(1-[$distances.G27])*10" office:value-type="float" office:value="7.91896551724139" calcext:value-type="float">
            <text:p>7.9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9" table:formula="of:=[.C28]*8+[.D28]*2+[.E28]*2+[.F28]*4" office:value-type="float" office:value="848.361492553911" calcext:value-type="float">
            <text:p>84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30]))+1*ISNUMBER(SEARCH(&quot;25%&quot;;[$classement.E30]))" office:value-type="float" office:value="1" calcext:value-type="float">
            <text:p>1</text:p>
          </table:table-cell>
          <table:table-cell table:style-name="ce108" table:formula="of:=10*[$distances.H28]" office:value-type="float" office:value="8.04109110454179" calcext:value-type="float">
            <text:p>8.04</text:p>
          </table:table-cell>
          <table:table-cell table:style-name="ce111" table:formula="of:=(1-[$distances.G28])*10" office:value-type="float" office:value="7.56982758620689" calcext:value-type="float">
            <text:p>7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0" table:formula="of:=[.C29]*8+[.D29]*2+[.E29]*2+[.F29]*4" office:value-type="float" office:value="100.271490793168" calcext:value-type="float">
            <text:p>10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31]))+1*ISNUMBER(SEARCH(&quot;25%&quot;;[$classement.E31]))" office:value-type="float" office:value="1" calcext:value-type="float">
            <text:p>1</text:p>
          </table:table-cell>
          <table:table-cell table:style-name="ce109" table:formula="of:=10*[$distances.H29]" office:value-type="float" office:value="8.82367643106692" calcext:value-type="float">
            <text:p>8.82</text:p>
          </table:table-cell>
          <table:table-cell table:style-name="ce112" table:formula="of:=(1-[$distances.G29])*10" office:value-type="float" office:value="0.156034482758622" calcext:value-type="float">
            <text:p>0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9" table:formula="of:=[.C30]*8+[.D30]*2+[.E30]*2+[.F30]*4" office:value-type="float" office:value="820.271490793168" calcext:value-type="float">
            <text:p>82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32]))+1*ISNUMBER(SEARCH(&quot;25%&quot;;[$classement.E32]))" office:value-type="float" office:value="1" calcext:value-type="float">
            <text:p>1</text:p>
          </table:table-cell>
          <table:table-cell table:style-name="ce108" table:formula="of:=10*[$distances.H30]" office:value-type="float" office:value="8.82367643106692" calcext:value-type="float">
            <text:p>8.82</text:p>
          </table:table-cell>
          <table:table-cell table:style-name="ce111" table:formula="of:=(1-[$distances.G30])*10" office:value-type="float" office:value="0.156034482758622" calcext:value-type="float">
            <text:p>0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0" table:formula="of:=[.C31]*8+[.D31]*2+[.E31]*2+[.F31]*4" office:value-type="float" office:value="837.369414970021" calcext:value-type="float">
            <text:p>837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33]))+1*ISNUMBER(SEARCH(&quot;25%&quot;;[$classement.E33]))" office:value-type="float" office:value="10" calcext:value-type="float">
            <text:p>10</text:p>
          </table:table-cell>
          <table:table-cell table:style-name="ce109" table:formula="of:=10*[$distances.H31]" office:value-type="float" office:value="8.12953507121742" calcext:value-type="float">
            <text:p>8.13</text:p>
          </table:table-cell>
          <table:table-cell table:style-name="ce112" table:formula="of:=(1-[$distances.G31])*10" office:value-type="float" office:value="0.277586206896546" calcext:value-type="float">
            <text:p>0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69" table:formula="of:=[.C32]*8+[.D32]*2+[.E32]*2+[.F32]*4" office:value-type="float" office:value="821.900314153593" calcext:value-type="float">
            <text:p>82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34]))+1*ISNUMBER(SEARCH(&quot;25%&quot;;[$classement.E34]))" office:value-type="float" office:value="1" calcext:value-type="float">
            <text:p>1</text:p>
          </table:table-cell>
          <table:table-cell table:style-name="ce108" table:formula="of:=10*[$distances.H32]" office:value-type="float" office:value="9.90188121472723" calcext:value-type="float">
            <text:p>9.90</text:p>
          </table:table-cell>
          <table:table-cell table:style-name="ce111" table:formula="of:=(1-[$distances.G32])*10" office:value-type="float" office:value="0.0241379310345169" calcext:value-type="float">
            <text:p>0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70" table:formula="of:=[.C33]*8+[.D33]*2+[.E33]*2+[.F33]*4" office:value-type="float" office:value="119.380098045575" calcext:value-type="float">
            <text:p>119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35]))+1*ISNUMBER(SEARCH(&quot;25%&quot;;[$classement.E35]))" office:value-type="float" office:value="10" calcext:value-type="float">
            <text:p>10</text:p>
          </table:table-cell>
          <table:table-cell table:style-name="ce109" table:formula="of:=10*[$distances.H33]" office:value-type="float" office:value="8.54866971244289" calcext:value-type="float">
            <text:p>8.55</text:p>
          </table:table-cell>
          <table:table-cell table:style-name="ce112" table:formula="of:=(1-[$distances.G33])*10" office:value-type="float" office:value="0.570689655172398" calcext:value-type="float">
            <text:p>0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69" table:formula="of:=[.C34]*8+[.D34]*2+[.E34]*2+[.F34]*4" office:value-type="float" office:value="44.7205534292783" calcext:value-type="float">
            <text:p>4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36]))+1*ISNUMBER(SEARCH(&quot;25%&quot;;[$classement.E36]))" office:value-type="float" office:value="10" calcext:value-type="float">
            <text:p>10</text:p>
          </table:table-cell>
          <table:table-cell table:style-name="ce108" table:formula="of:=10*[$distances.H34]" office:value-type="float" office:value="7.89475947325988" calcext:value-type="float">
            <text:p>7.89</text:p>
          </table:table-cell>
          <table:table-cell table:style-name="ce111" table:formula="of:=(1-[$distances.G34])*10" office:value-type="float" office:value="0.232758620689631" calcext:value-type="float">
            <text:p>0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70" table:formula="of:=[.C35]*8+[.D35]*2+[.E35]*2+[.F35]*4" office:value-type="float" office:value="47.1347199955517" calcext:value-type="float">
            <text:p>4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37]))+1*ISNUMBER(SEARCH(&quot;25%&quot;;[$classement.E37]))" office:value-type="float" office:value="10" calcext:value-type="float">
            <text:p>10</text:p>
          </table:table-cell>
          <table:table-cell table:style-name="ce109" table:formula="of:=10*[$distances.H35]" office:value-type="float" office:value="8.7621875839828" calcext:value-type="float">
            <text:p>8.76</text:p>
          </table:table-cell>
          <table:table-cell table:style-name="ce112" table:formula="of:=(1-[$distances.G35])*10" office:value-type="float" office:value="0.40258620689653" calcext:value-type="float">
            <text:p>0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9" table:formula="of:=[.C36]*8+[.D36]*2+[.E36]*2+[.F36]*4" office:value-type="float" office:value="115.17539130193" calcext:value-type="float">
            <text:p>115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38]))+1*ISNUMBER(SEARCH(&quot;25%&quot;;[$classement.E38]))" office:value-type="float" office:value="10" calcext:value-type="float">
            <text:p>10</text:p>
          </table:table-cell>
          <table:table-cell table:style-name="ce108" table:formula="of:=10*[$distances.H36]" office:value-type="float" office:value="5.78597151303413" calcext:value-type="float">
            <text:p>5.79</text:p>
          </table:table-cell>
          <table:table-cell table:style-name="ce111" table:formula="of:=(1-[$distances.G36])*10" office:value-type="float" office:value="0.900862068965499" calcext:value-type="float">
            <text:p>0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70" table:formula="of:=[.C37]*8+[.D37]*2+[.E37]*2+[.F37]*4" office:value-type="float" office:value="838.141117052331" calcext:value-type="float">
            <text:p>83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39]))+1*ISNUMBER(SEARCH(&quot;25%&quot;;[$classement.E39]))" office:value-type="float" office:value="1" calcext:value-type="float">
            <text:p>1</text:p>
          </table:table-cell>
          <table:table-cell table:style-name="ce109" table:formula="of:=10*[$distances.H37]" office:value-type="float" office:value="1.04297231926901" calcext:value-type="float">
            <text:p>1.04</text:p>
          </table:table-cell>
          <table:table-cell table:style-name="ce112" table:formula="of:=(1-[$distances.G37])*10" office:value-type="float" office:value="8.51379310344831" calcext:value-type="float">
            <text:p>8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9" table:formula="of:=[.C38]*8+[.D38]*2+[.E38]*2+[.F38]*4" office:value-type="float" office:value="63.4054416221076" calcext:value-type="float">
            <text:p>63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0]))+1*ISNUMBER(SEARCH(&quot;25%&quot;;[$classement.E40]))" office:value-type="float" office:value="10" calcext:value-type="float">
            <text:p>10</text:p>
          </table:table-cell>
          <table:table-cell table:style-name="ce108" table:formula="of:=10*[$distances.H38]" office:value-type="float" office:value="1.28892770760548" calcext:value-type="float">
            <text:p>1.29</text:p>
          </table:table-cell>
          <table:table-cell table:style-name="ce111" table:formula="of:=(1-[$distances.G38])*10" office:value-type="float" office:value="8.20689655172415" calcext:value-type="float">
            <text:p>8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70" table:formula="of:=[.C39]*8+[.D39]*2+[.E39]*2+[.F39]*4" office:value-type="float" office:value="62.8349535256558" calcext:value-type="float">
            <text:p>6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1]))+1*ISNUMBER(SEARCH(&quot;25%&quot;;[$classement.E41]))" office:value-type="float" office:value="10" calcext:value-type="float">
            <text:p>10</text:p>
          </table:table-cell>
          <table:table-cell table:style-name="ce109" table:formula="of:=10*[$distances.H39]" office:value-type="float" office:value="0.714028486965869" calcext:value-type="float">
            <text:p>0.71</text:p>
          </table:table-cell>
          <table:table-cell table:style-name="ce112" table:formula="of:=(1-[$distances.G39])*10" office:value-type="float" office:value="8.35172413793102" calcext:value-type="float">
            <text:p>8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9" table:formula="of:=[.C40]*8+[.D40]*2+[.E40]*2+[.F40]*4" office:value-type="float" office:value="837.247980242612" calcext:value-type="float">
            <text:p>837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42]))+1*ISNUMBER(SEARCH(&quot;25%&quot;;[$classement.E42]))" office:value-type="float" office:value="1" calcext:value-type="float">
            <text:p>1</text:p>
          </table:table-cell>
          <table:table-cell table:style-name="ce108" table:formula="of:=10*[$distances.H40]" office:value-type="float" office:value="0.949852190271432" calcext:value-type="float">
            <text:p>0.95</text:p>
          </table:table-cell>
          <table:table-cell table:style-name="ce111" table:formula="of:=(1-[$distances.G40])*10" office:value-type="float" office:value="8.33706896551723" calcext:value-type="float">
            <text:p>8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70" table:formula="of:=[.C41]*8+[.D41]*2+[.E41]*2+[.F41]*4" office:value-type="float" office:value="58.7935000787701" calcext:value-type="float">
            <text:p>59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3]))+1*ISNUMBER(SEARCH(&quot;25%&quot;;[$classement.E43]))" office:value-type="float" office:value="1" calcext:value-type="float">
            <text:p>1</text:p>
          </table:table-cell>
          <table:table-cell table:style-name="ce109" table:formula="of:=10*[$distances.H41]" office:value-type="float" office:value="9.70709486697125" calcext:value-type="float">
            <text:p>9.71</text:p>
          </table:table-cell>
          <table:table-cell table:style-name="ce112" table:formula="of:=(1-[$distances.G41])*10" office:value-type="float" office:value="7.3448275862069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69" table:formula="of:=[.C42]*8+[.D42]*2+[.E42]*2+[.F42]*4" office:value-type="float" office:value="57.9949299873041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4]))+1*ISNUMBER(SEARCH(&quot;25%&quot;;[$classement.E44]))" office:value-type="float" office:value="1" calcext:value-type="float">
            <text:p>1</text:p>
          </table:table-cell>
          <table:table-cell table:style-name="ce108" table:formula="of:=10*[$distances.H42]" office:value-type="float" office:value="9.32332706261758" calcext:value-type="float">
            <text:p>9.32</text:p>
          </table:table-cell>
          <table:table-cell table:style-name="ce111" table:formula="of:=(1-[$distances.G42])*10" office:value-type="float" office:value="7.33706896551723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70" table:formula="of:=[.C43]*8+[.D43]*2+[.E43]*2+[.F43]*4" office:value-type="float" office:value="57.9949299873041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5]))+1*ISNUMBER(SEARCH(&quot;25%&quot;;[$classement.E45]))" office:value-type="float" office:value="1" calcext:value-type="float">
            <text:p>1</text:p>
          </table:table-cell>
          <table:table-cell table:style-name="ce109" table:formula="of:=10*[$distances.H43]" office:value-type="float" office:value="9.32332706261758" calcext:value-type="float">
            <text:p>9.32</text:p>
          </table:table-cell>
          <table:table-cell table:style-name="ce112" table:formula="of:=(1-[$distances.G43])*10" office:value-type="float" office:value="7.33706896551723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69" table:formula="of:=[.C44]*8+[.D44]*2+[.E44]*2+[.F44]*4" office:value-type="float" office:value="57.9949299873041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6]))+1*ISNUMBER(SEARCH(&quot;25%&quot;;[$classement.E46]))" office:value-type="float" office:value="1" calcext:value-type="float">
            <text:p>1</text:p>
          </table:table-cell>
          <table:table-cell table:style-name="ce108" table:formula="of:=10*[$distances.H44]" office:value-type="float" office:value="9.32332706261758" calcext:value-type="float">
            <text:p>9.32</text:p>
          </table:table-cell>
          <table:table-cell table:style-name="ce111" table:formula="of:=(1-[$distances.G44])*10" office:value-type="float" office:value="7.33706896551723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70" table:formula="of:=[.C45]*8+[.D45]*2+[.E45]*2+[.F45]*4" office:value-type="float" office:value="58.1218350647305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7]))+1*ISNUMBER(SEARCH(&quot;25%&quot;;[$classement.E47]))" office:value-type="float" office:value="1" calcext:value-type="float">
            <text:p>1</text:p>
          </table:table-cell>
          <table:table-cell table:style-name="ce109" table:formula="of:=10*[$distances.H45]" office:value-type="float" office:value="9.19712442891696" calcext:value-type="float">
            <text:p>9.20</text:p>
          </table:table-cell>
          <table:table-cell table:style-name="ce112" table:formula="of:=(1-[$distances.G45])*10" office:value-type="float" office:value="7.43189655172415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69" table:formula="of:=[.C46]*8+[.D46]*2+[.E46]*2+[.F46]*4" office:value-type="float" office:value="57.9838465744285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8]))+1*ISNUMBER(SEARCH(&quot;25%&quot;;[$classement.E48]))" office:value-type="float" office:value="1" calcext:value-type="float">
            <text:p>1</text:p>
          </table:table-cell>
          <table:table-cell table:style-name="ce108" table:formula="of:=10*[$distances.H46]" office:value-type="float" office:value="9.38675087342112" calcext:value-type="float">
            <text:p>9.39</text:p>
          </table:table-cell>
          <table:table-cell table:style-name="ce111" table:formula="of:=(1-[$distances.G46])*10" office:value-type="float" office:value="7.30258620689656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70" table:formula="of:=[.C47]*8+[.D47]*2+[.E47]*2+[.F47]*4" office:value-type="float" office:value="57.9838465744285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9]))+1*ISNUMBER(SEARCH(&quot;25%&quot;;[$classement.E49]))" office:value-type="float" office:value="1" calcext:value-type="float">
            <text:p>1</text:p>
          </table:table-cell>
          <table:table-cell table:style-name="ce109" table:formula="of:=10*[$distances.H47]" office:value-type="float" office:value="9.38675087342112" calcext:value-type="float">
            <text:p>9.39</text:p>
          </table:table-cell>
          <table:table-cell table:style-name="ce112" table:formula="of:=(1-[$distances.G47])*10" office:value-type="float" office:value="7.30258620689656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69" table:formula="of:=[.C48]*8+[.D48]*2+[.E48]*2+[.F48]*4" office:value-type="float" office:value="850.696948354632" calcext:value-type="float">
            <text:p>851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0]))+1*ISNUMBER(SEARCH(&quot;25%&quot;;[$classement.E50]))" office:value-type="float" office:value="1" calcext:value-type="float">
            <text:p>1</text:p>
          </table:table-cell>
          <table:table-cell table:style-name="ce108" table:formula="of:=10*[$distances.H48]" office:value-type="float" office:value="9.70709486697125" calcext:value-type="float">
            <text:p>9.71</text:p>
          </table:table-cell>
          <table:table-cell table:style-name="ce111" table:formula="of:=(1-[$distances.G48])*10" office:value-type="float" office:value="7.32068965517241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0" table:formula="of:=[.C49]*8+[.D49]*2+[.E49]*2+[.F49]*4" office:value-type="float" office:value="850.79350007877" calcext:value-type="float">
            <text:p>851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1]))+1*ISNUMBER(SEARCH(&quot;25%&quot;;[$classement.E51]))" office:value-type="float" office:value="1" calcext:value-type="float">
            <text:p>1</text:p>
          </table:table-cell>
          <table:table-cell table:style-name="ce109" table:formula="of:=10*[$distances.H49]" office:value-type="float" office:value="9.70709486697125" calcext:value-type="float">
            <text:p>9.71</text:p>
          </table:table-cell>
          <table:table-cell table:style-name="ce112" table:formula="of:=(1-[$distances.G49])*10" office:value-type="float" office:value="7.3448275862069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9" table:formula="of:=[.C50]*8+[.D50]*2+[.E50]*2+[.F50]*4" office:value-type="float" office:value="848.852511838679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2]))+1*ISNUMBER(SEARCH(&quot;25%&quot;;[$classement.E52]))" office:value-type="float" office:value="1" calcext:value-type="float">
            <text:p>1</text:p>
          </table:table-cell>
          <table:table-cell table:style-name="ce108" table:formula="of:=10*[$distances.H50]" office:value-type="float" office:value="8.54866971244289" calcext:value-type="float">
            <text:p>8.55</text:p>
          </table:table-cell>
          <table:table-cell table:style-name="ce111" table:formula="of:=(1-[$distances.G50])*10" office:value-type="float" office:value="7.43879310344827" calcext:value-type="float">
            <text:p>7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70" table:formula="of:=[.C51]*8+[.D51]*2+[.E51]*2+[.F51]*4" office:value-type="float" office:value="850.094248857834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3]))+1*ISNUMBER(SEARCH(&quot;25%&quot;;[$classement.E53]))" office:value-type="float" office:value="1" calcext:value-type="float">
            <text:p>1</text:p>
          </table:table-cell>
          <table:table-cell table:style-name="ce109" table:formula="of:=10*[$distances.H51]" office:value-type="float" office:value="9.19712442891696" calcext:value-type="float">
            <text:p>9.20</text:p>
          </table:table-cell>
          <table:table-cell table:style-name="ce112" table:formula="of:=(1-[$distances.G51])*10" office:value-type="float" office:value="7.42500000000003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9" table:formula="of:=[.C52]*8+[.D52]*2+[.E52]*2+[.F52]*4" office:value-type="float" office:value="849.458857926586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4]))+1*ISNUMBER(SEARCH(&quot;25%&quot;;[$classement.E54]))" office:value-type="float" office:value="1" calcext:value-type="float">
            <text:p>1</text:p>
          </table:table-cell>
          <table:table-cell table:style-name="ce108" table:formula="of:=10*[$distances.H52]" office:value-type="float" office:value="8.7621875839828" calcext:value-type="float">
            <text:p>8.76</text:p>
          </table:table-cell>
          <table:table-cell table:style-name="ce111" table:formula="of:=(1-[$distances.G52])*10" office:value-type="float" office:value="7.48362068965519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70" table:formula="of:=[.C53]*8+[.D53]*2+[.E53]*2+[.F53]*4" office:value-type="float" office:value="849.368366864673" calcext:value-type="float">
            <text:p>849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5]))+1*ISNUMBER(SEARCH(&quot;25%&quot;;[$classement.E55]))" office:value-type="float" office:value="1" calcext:value-type="float">
            <text:p>1</text:p>
          </table:table-cell>
          <table:table-cell table:style-name="ce109" table:formula="of:=10*[$distances.H53]" office:value-type="float" office:value="8.5790110185434" calcext:value-type="float">
            <text:p>8.58</text:p>
          </table:table-cell>
          <table:table-cell table:style-name="ce112" table:formula="of:=(1-[$distances.G53])*10" office:value-type="float" office:value="7.55258620689653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69" table:formula="of:=[.C54]*8+[.D54]*2+[.E54]*2+[.F54]*4" office:value-type="float" office:value="849.983846574428" calcext:value-type="float">
            <text:p>85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6]))+1*ISNUMBER(SEARCH(&quot;25%&quot;;[$classement.E56]))" office:value-type="float" office:value="1" calcext:value-type="float">
            <text:p>1</text:p>
          </table:table-cell>
          <table:table-cell table:style-name="ce108" table:formula="of:=10*[$distances.H54]" office:value-type="float" office:value="9.38675087342112" calcext:value-type="float">
            <text:p>9.39</text:p>
          </table:table-cell>
          <table:table-cell table:style-name="ce111" table:formula="of:=(1-[$distances.G54])*10" office:value-type="float" office:value="7.30258620689656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70" table:formula="of:=[.C55]*8+[.D55]*2+[.E55]*2+[.F55]*4" office:value-type="float" office:value="867.983846574429" calcext:value-type="float">
            <text:p>86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7]))+1*ISNUMBER(SEARCH(&quot;25%&quot;;[$classement.E57]))" office:value-type="float" office:value="10" calcext:value-type="float">
            <text:p>10</text:p>
          </table:table-cell>
          <table:table-cell table:style-name="ce109" table:formula="of:=10*[$distances.H55]" office:value-type="float" office:value="9.38675087342112" calcext:value-type="float">
            <text:p>9.39</text:p>
          </table:table-cell>
          <table:table-cell table:style-name="ce112" table:formula="of:=(1-[$distances.G55])*10" office:value-type="float" office:value="7.30258620689656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69" table:formula="of:=[.C56]*8+[.D56]*2+[.E56]*2+[.F56]*4" office:value-type="float" office:value="849.981160978231" calcext:value-type="float">
            <text:p>85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8]))+1*ISNUMBER(SEARCH(&quot;25%&quot;;[$classement.E58]))" office:value-type="float" office:value="1" calcext:value-type="float">
            <text:p>1</text:p>
          </table:table-cell>
          <table:table-cell table:style-name="ce108" table:formula="of:=10*[$distances.H56]" office:value-type="float" office:value="9.04058048911583" calcext:value-type="float">
            <text:p>9.04</text:p>
          </table:table-cell>
          <table:table-cell table:style-name="ce111" table:formula="of:=(1-[$distances.G56])*10" office:value-type="float" office:value="7.47499999999997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70" table:formula="of:=[.C57]*8+[.D57]*2+[.E57]*2+[.F57]*4" office:value-type="float" office:value="850.126154444949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9]))+1*ISNUMBER(SEARCH(&quot;25%&quot;;[$classement.E59]))" office:value-type="float" office:value="1" calcext:value-type="float">
            <text:p>1</text:p>
          </table:table-cell>
          <table:table-cell table:style-name="ce109" table:formula="of:=10*[$distances.H57]" office:value-type="float" office:value="9.2285944638538" calcext:value-type="float">
            <text:p>9.23</text:p>
          </table:table-cell>
          <table:table-cell table:style-name="ce112" table:formula="of:=(1-[$distances.G57])*10" office:value-type="float" office:value="7.41724137931036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69" table:formula="of:=[.C58]*8+[.D58]*2+[.E58]*2+[.F58]*4" office:value-type="float" office:value="76.7935000787701" calcext:value-type="float">
            <text:p>77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0]))+1*ISNUMBER(SEARCH(&quot;25%&quot;;[$classement.E60]))" office:value-type="float" office:value="10" calcext:value-type="float">
            <text:p>10</text:p>
          </table:table-cell>
          <table:table-cell table:style-name="ce108" table:formula="of:=10*[$distances.H58]" office:value-type="float" office:value="9.70709486697125" calcext:value-type="float">
            <text:p>9.71</text:p>
          </table:table-cell>
          <table:table-cell table:style-name="ce111" table:formula="of:=(1-[$distances.G58])*10" office:value-type="float" office:value="7.3448275862069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70" table:formula="of:=[.C59]*8+[.D59]*2+[.E59]*2+[.F59]*4" office:value-type="float" office:value="76.7935000787701" calcext:value-type="float">
            <text:p>7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61]))+1*ISNUMBER(SEARCH(&quot;25%&quot;;[$classement.E61]))" office:value-type="float" office:value="10" calcext:value-type="float">
            <text:p>10</text:p>
          </table:table-cell>
          <table:table-cell table:style-name="ce109" table:formula="of:=10*[$distances.H59]" office:value-type="float" office:value="9.70709486697125" calcext:value-type="float">
            <text:p>9.71</text:p>
          </table:table-cell>
          <table:table-cell table:style-name="ce112" table:formula="of:=(1-[$distances.G59])*10" office:value-type="float" office:value="7.3448275862069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69" table:formula="of:=[.C60]*8+[.D60]*2+[.E60]*2+[.F60]*4" office:value-type="float" office:value="75.9949299873041" calcext:value-type="float">
            <text:p>7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2]))+1*ISNUMBER(SEARCH(&quot;25%&quot;;[$classement.E62]))" office:value-type="float" office:value="10" calcext:value-type="float">
            <text:p>10</text:p>
          </table:table-cell>
          <table:table-cell table:style-name="ce108" table:formula="of:=10*[$distances.H60]" office:value-type="float" office:value="9.32332706261758" calcext:value-type="float">
            <text:p>9.32</text:p>
          </table:table-cell>
          <table:table-cell table:style-name="ce111" table:formula="of:=(1-[$distances.G60])*10" office:value-type="float" office:value="7.33706896551723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70" table:formula="of:=[.C61]*8+[.D61]*2+[.E61]*2+[.F61]*4" office:value-type="float" office:value="867.30494305387" calcext:value-type="float">
            <text:p>867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63]))+1*ISNUMBER(SEARCH(&quot;25%&quot;;[$classement.E63]))" office:value-type="float" office:value="10" calcext:value-type="float">
            <text:p>10</text:p>
          </table:table-cell>
          <table:table-cell table:style-name="ce109" table:formula="of:=10*[$distances.H61]" office:value-type="float" office:value="8.94729911314163" calcext:value-type="float">
            <text:p>8.95</text:p>
          </table:table-cell>
          <table:table-cell table:style-name="ce112" table:formula="of:=(1-[$distances.G61])*10" office:value-type="float" office:value="7.35258620689657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9" table:formula="of:=[.C62]*8+[.D62]*2+[.E62]*2+[.F62]*4" office:value-type="float" office:value="75.9838465744285" calcext:value-type="float">
            <text:p>7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4]))+1*ISNUMBER(SEARCH(&quot;25%&quot;;[$classement.E64]))" office:value-type="float" office:value="10" calcext:value-type="float">
            <text:p>10</text:p>
          </table:table-cell>
          <table:table-cell table:style-name="ce108" table:formula="of:=10*[$distances.H62]" office:value-type="float" office:value="9.38675087342112" calcext:value-type="float">
            <text:p>9.39</text:p>
          </table:table-cell>
          <table:table-cell table:style-name="ce111" table:formula="of:=(1-[$distances.G62])*10" office:value-type="float" office:value="7.30258620689656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70" table:formula="of:=[.C63]*8+[.D63]*2+[.E63]*2+[.F63]*4" office:value-type="float" office:value="850.126154444949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65]))+1*ISNUMBER(SEARCH(&quot;25%&quot;;[$classement.E65]))" office:value-type="float" office:value="1" calcext:value-type="float">
            <text:p>1</text:p>
          </table:table-cell>
          <table:table-cell table:style-name="ce109" table:formula="of:=10*[$distances.H63]" office:value-type="float" office:value="9.2285944638538" calcext:value-type="float">
            <text:p>9.23</text:p>
          </table:table-cell>
          <table:table-cell table:style-name="ce112" table:formula="of:=(1-[$distances.G63])*10" office:value-type="float" office:value="7.41724137931036" calcext:value-type="float">
            <text:p>7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69" table:formula="of:=[.C64]*8+[.D64]*2+[.E64]*2+[.F64]*4" office:value-type="float" office:value="73.2137402811628" calcext:value-type="float">
            <text:p>73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6]))+1*ISNUMBER(SEARCH(&quot;25%&quot;;[$classement.E66]))" office:value-type="float" office:value="10" calcext:value-type="float">
            <text:p>10</text:p>
          </table:table-cell>
          <table:table-cell table:style-name="ce108" table:formula="of:=10*[$distances.H64]" office:value-type="float" office:value="7.57755979575383" calcext:value-type="float">
            <text:p>7.58</text:p>
          </table:table-cell>
          <table:table-cell table:style-name="ce111" table:formula="of:=(1-[$distances.G64])*10" office:value-type="float" office:value="7.5146551724138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70" table:formula="of:=[.C65]*8+[.D65]*2+[.E65]*2+[.F65]*4" office:value-type="float" office:value="867.618329333049" calcext:value-type="float">
            <text:p>86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67]))+1*ISNUMBER(SEARCH(&quot;25%&quot;;[$classement.E67]))" office:value-type="float" office:value="10" calcext:value-type="float">
            <text:p>10</text:p>
          </table:table-cell>
          <table:table-cell table:style-name="ce109" table:formula="of:=10*[$distances.H65]" office:value-type="float" office:value="9.38675087342112" calcext:value-type="float">
            <text:p>9.39</text:p>
          </table:table-cell>
          <table:table-cell table:style-name="ce112" table:formula="of:=(1-[$distances.G65])*10" office:value-type="float" office:value="7.2112068965517" calcext:value-type="float">
            <text:p>7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69" table:formula="of:=[.C66]*8+[.D66]*2+[.E66]*2+[.F66]*4" office:value-type="float" office:value="847.213740281163" calcext:value-type="float">
            <text:p>847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68]))+1*ISNUMBER(SEARCH(&quot;25%&quot;;[$classement.E68]))" office:value-type="float" office:value="1" calcext:value-type="float">
            <text:p>1</text:p>
          </table:table-cell>
          <table:table-cell table:style-name="ce108" table:formula="of:=10*[$distances.H66]" office:value-type="float" office:value="7.57755979575383" calcext:value-type="float">
            <text:p>7.58</text:p>
          </table:table-cell>
          <table:table-cell table:style-name="ce111" table:formula="of:=(1-[$distances.G66])*10" office:value-type="float" office:value="7.5146551724138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70" table:formula="of:=[.C67]*8+[.D67]*2+[.E67]*2+[.F67]*4" office:value-type="float" office:value="75.9328851161627" calcext:value-type="float">
            <text:p>7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69]))+1*ISNUMBER(SEARCH(&quot;25%&quot;;[$classement.E69]))" office:value-type="float" office:value="10" calcext:value-type="float">
            <text:p>10</text:p>
          </table:table-cell>
          <table:table-cell table:style-name="ce109" table:formula="of:=10*[$distances.H67]" office:value-type="float" office:value="9.04058048911583" calcext:value-type="float">
            <text:p>9.04</text:p>
          </table:table-cell>
          <table:table-cell table:style-name="ce112" table:formula="of:=(1-[$distances.G67])*10" office:value-type="float" office:value="7.46293103448276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69" table:formula="of:=[.C68]*8+[.D68]*2+[.E68]*2+[.F68]*4" office:value-type="float" office:value="156.743142833313" calcext:value-type="float">
            <text:p>157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70]))+1*ISNUMBER(SEARCH(&quot;25%&quot;;[$classement.E70]))" office:value-type="float" office:value="10" calcext:value-type="float">
            <text:p>10</text:p>
          </table:table-cell>
          <table:table-cell table:style-name="ce108" table:formula="of:=10*[$distances.H68]" office:value-type="float" office:value="13.5474334856221" calcext:value-type="float">
            <text:p>13.55</text:p>
          </table:table-cell>
          <table:table-cell table:style-name="ce111" table:formula="of:=(1-[$distances.G68])*10" office:value-type="float" office:value="7.41206896551727" calcext:value-type="float">
            <text:p>7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70" table:formula="of:=[.C69]*8+[.D69]*2+[.E69]*2+[.F69]*4" office:value-type="float" office:value="57.618329333049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1]))+1*ISNUMBER(SEARCH(&quot;25%&quot;;[$classement.E71]))" office:value-type="float" office:value="1" calcext:value-type="float">
            <text:p>1</text:p>
          </table:table-cell>
          <table:table-cell table:style-name="ce109" table:formula="of:=10*[$distances.H69]" office:value-type="float" office:value="9.38675087342112" calcext:value-type="float">
            <text:p>9.39</text:p>
          </table:table-cell>
          <table:table-cell table:style-name="ce112" table:formula="of:=(1-[$distances.G69])*10" office:value-type="float" office:value="7.2112068965517" calcext:value-type="float">
            <text:p>7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69" table:formula="of:=[.C70]*8+[.D70]*2+[.E70]*2+[.F70]*4" office:value-type="float" office:value="57.618329333049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72]))+1*ISNUMBER(SEARCH(&quot;25%&quot;;[$classement.E72]))" office:value-type="float" office:value="1" calcext:value-type="float">
            <text:p>1</text:p>
          </table:table-cell>
          <table:table-cell table:style-name="ce108" table:formula="of:=10*[$distances.H70]" office:value-type="float" office:value="9.38675087342112" calcext:value-type="float">
            <text:p>9.39</text:p>
          </table:table-cell>
          <table:table-cell table:style-name="ce111" table:formula="of:=(1-[$distances.G70])*10" office:value-type="float" office:value="7.2112068965517" calcext:value-type="float">
            <text:p>7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70" table:formula="of:=[.C71]*8+[.D71]*2+[.E71]*2+[.F71]*4" office:value-type="float" office:value="57.618329333049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3]))+1*ISNUMBER(SEARCH(&quot;25%&quot;;[$classement.E73]))" office:value-type="float" office:value="1" calcext:value-type="float">
            <text:p>1</text:p>
          </table:table-cell>
          <table:table-cell table:style-name="ce109" table:formula="of:=10*[$distances.H71]" office:value-type="float" office:value="9.38675087342112" calcext:value-type="float">
            <text:p>9.39</text:p>
          </table:table-cell>
          <table:table-cell table:style-name="ce112" table:formula="of:=(1-[$distances.G71])*10" office:value-type="float" office:value="7.2112068965517" calcext:value-type="float">
            <text:p>7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69" table:formula="of:=[.C72]*8+[.D72]*2+[.E72]*2+[.F72]*4" office:value-type="float" office:value="57.3347199955519" calcext:value-type="float">
            <text:p>57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74]))+1*ISNUMBER(SEARCH(&quot;25%&quot;;[$classement.E74]))" office:value-type="float" office:value="1" calcext:value-type="float">
            <text:p>1</text:p>
          </table:table-cell>
          <table:table-cell table:style-name="ce108" table:formula="of:=10*[$distances.H72]" office:value-type="float" office:value="8.7621875839828" calcext:value-type="float">
            <text:p>8.76</text:p>
          </table:table-cell>
          <table:table-cell table:style-name="ce111" table:formula="of:=(1-[$distances.G72])*10" office:value-type="float" office:value="7.45258620689658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70" table:formula="of:=[.C73]*8+[.D73]*2+[.E73]*2+[.F73]*4" office:value-type="float" office:value="57.9328851161627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5]))+1*ISNUMBER(SEARCH(&quot;25%&quot;;[$classement.E75]))" office:value-type="float" office:value="1" calcext:value-type="float">
            <text:p>1</text:p>
          </table:table-cell>
          <table:table-cell table:style-name="ce109" table:formula="of:=10*[$distances.H73]" office:value-type="float" office:value="9.04058048911583" calcext:value-type="float">
            <text:p>9.04</text:p>
          </table:table-cell>
          <table:table-cell table:style-name="ce112" table:formula="of:=(1-[$distances.G73])*10" office:value-type="float" office:value="7.46293103448276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69" table:formula="of:=[.C74]*8+[.D74]*2+[.E74]*2+[.F74]*4" office:value-type="float" office:value="57.9328851161627" calcext:value-type="float">
            <text:p>5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76]))+1*ISNUMBER(SEARCH(&quot;25%&quot;;[$classement.E76]))" office:value-type="float" office:value="1" calcext:value-type="float">
            <text:p>1</text:p>
          </table:table-cell>
          <table:table-cell table:style-name="ce108" table:formula="of:=10*[$distances.H74]" office:value-type="float" office:value="9.04058048911583" calcext:value-type="float">
            <text:p>9.04</text:p>
          </table:table-cell>
          <table:table-cell table:style-name="ce111" table:formula="of:=(1-[$distances.G74])*10" office:value-type="float" office:value="7.46293103448276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70" table:formula="of:=[.C75]*8+[.D75]*2+[.E75]*2+[.F75]*4" office:value-type="float" office:value="849.691450203412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77]))+1*ISNUMBER(SEARCH(&quot;25%&quot;;[$classement.E77]))" office:value-type="float" office:value="1" calcext:value-type="float">
            <text:p>1</text:p>
          </table:table-cell>
          <table:table-cell table:style-name="ce109" table:formula="of:=10*[$distances.H75]" office:value-type="float" office:value="8.88538027411986" calcext:value-type="float">
            <text:p>8.89</text:p>
          </table:table-cell>
          <table:table-cell table:style-name="ce112" table:formula="of:=(1-[$distances.G75])*10" office:value-type="float" office:value="7.48017241379313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69" table:formula="of:=[.C76]*8+[.D76]*2+[.E76]*2+[.F76]*4" office:value-type="float" office:value="849.618329333049" calcext:value-type="float">
            <text:p>85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78]))+1*ISNUMBER(SEARCH(&quot;25%&quot;;[$classement.E78]))" office:value-type="float" office:value="1" calcext:value-type="float">
            <text:p>1</text:p>
          </table:table-cell>
          <table:table-cell table:style-name="ce108" table:formula="of:=10*[$distances.H76]" office:value-type="float" office:value="9.38675087342112" calcext:value-type="float">
            <text:p>9.39</text:p>
          </table:table-cell>
          <table:table-cell table:style-name="ce111" table:formula="of:=(1-[$distances.G76])*10" office:value-type="float" office:value="7.2112068965517" calcext:value-type="float">
            <text:p>7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70" table:formula="of:=[.C77]*8+[.D77]*2+[.E77]*2+[.F77]*4" office:value-type="float" office:value="57.6914502034122" calcext:value-type="float">
            <text:p>5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9]))+1*ISNUMBER(SEARCH(&quot;25%&quot;;[$classement.E79]))" office:value-type="float" office:value="1" calcext:value-type="float">
            <text:p>1</text:p>
          </table:table-cell>
          <table:table-cell table:style-name="ce109" table:formula="of:=10*[$distances.H77]" office:value-type="float" office:value="8.88538027411986" calcext:value-type="float">
            <text:p>8.89</text:p>
          </table:table-cell>
          <table:table-cell table:style-name="ce112" table:formula="of:=(1-[$distances.G77])*10" office:value-type="float" office:value="7.48017241379313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69" table:formula="of:=[.C78]*8+[.D78]*2+[.E78]*2+[.F78]*4" office:value-type="float" office:value="75.6914502034122" calcext:value-type="float">
            <text:p>7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80]))+1*ISNUMBER(SEARCH(&quot;25%&quot;;[$classement.E80]))" office:value-type="float" office:value="10" calcext:value-type="float">
            <text:p>10</text:p>
          </table:table-cell>
          <table:table-cell table:style-name="ce108" table:formula="of:=10*[$distances.H78]" office:value-type="float" office:value="8.88538027411986" calcext:value-type="float">
            <text:p>8.89</text:p>
          </table:table-cell>
          <table:table-cell table:style-name="ce111" table:formula="of:=(1-[$distances.G78])*10" office:value-type="float" office:value="7.48017241379313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70" table:formula="of:=[.C79]*8+[.D79]*2+[.E79]*2+[.F79]*4" office:value-type="float" office:value="70.1710561676969" calcext:value-type="float">
            <text:p>7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81]))+1*ISNUMBER(SEARCH(&quot;25%&quot;;[$classement.E81]))" office:value-type="float" office:value="10" calcext:value-type="float">
            <text:p>10</text:p>
          </table:table-cell>
          <table:table-cell table:style-name="ce109" table:formula="of:=10*[$distances.H79]" office:value-type="float" office:value="7.43552808384843" calcext:value-type="float">
            <text:p>7.44</text:p>
          </table:table-cell>
          <table:table-cell table:style-name="ce112" table:formula="of:=(1-[$distances.G79])*10" office:value-type="float" office:value="6.82500000000002" calcext:value-type="float">
            <text:p>6.8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69" table:formula="of:=[.C80]*8+[.D80]*2+[.E80]*2+[.F80]*4" office:value-type="float" office:value="119.157363148579" calcext:value-type="float">
            <text:p>119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82]))+1*ISNUMBER(SEARCH(&quot;25%&quot;;[$classement.E82]))" office:value-type="float" office:value="1" calcext:value-type="float">
            <text:p>1</text:p>
          </table:table-cell>
          <table:table-cell table:style-name="ce108" table:formula="of:=10*[$distances.H80]" office:value-type="float" office:value="5.51488847084117" calcext:value-type="float">
            <text:p>5.51</text:p>
          </table:table-cell>
          <table:table-cell table:style-name="ce111" table:formula="of:=(1-[$distances.G80])*10" office:value-type="float" office:value="6.53189655172417" calcext:value-type="float">
            <text:p>6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70" table:formula="of:=[.C81]*8+[.D81]*2+[.E81]*2+[.F81]*4" office:value-type="float" office:value="73.1900897978853" calcext:value-type="float">
            <text:p>7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83]))+1*ISNUMBER(SEARCH(&quot;25%&quot;;[$classement.E83]))" office:value-type="float" office:value="10" calcext:value-type="float">
            <text:p>10</text:p>
          </table:table-cell>
          <table:table-cell table:style-name="ce109" table:formula="of:=10*[$distances.H81]" office:value-type="float" office:value="8.48814834721849" calcext:value-type="float">
            <text:p>8.49</text:p>
          </table:table-cell>
          <table:table-cell table:style-name="ce112" table:formula="of:=(1-[$distances.G81])*10" office:value-type="float" office:value="7.05344827586208" calcext:value-type="float">
            <text:p>7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69" table:formula="of:=[.C82]*8+[.D82]*2+[.E82]*2+[.F82]*4" office:value-type="float" office:value="145.027295220973" calcext:value-type="float">
            <text:p>145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84]))+1*ISNUMBER(SEARCH(&quot;25%&quot;;[$classement.E84]))" office:value-type="float" office:value="10" calcext:value-type="float">
            <text:p>10</text:p>
          </table:table-cell>
          <table:table-cell table:style-name="ce108" table:formula="of:=10*[$distances.H82]" office:value-type="float" office:value="8.3377855415211" calcext:value-type="float">
            <text:p>8.34</text:p>
          </table:table-cell>
          <table:table-cell table:style-name="ce111" table:formula="of:=(1-[$distances.G82])*10" office:value-type="float" office:value="7.08793103448275" calcext:value-type="float">
            <text:p>7.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70" table:formula="of:=[.C83]*8+[.D83]*2+[.E83]*2+[.F83]*4" office:value-type="float" office:value="73.1900897978853" calcext:value-type="float">
            <text:p>7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85]))+1*ISNUMBER(SEARCH(&quot;25%&quot;;[$classement.E85]))" office:value-type="float" office:value="10" calcext:value-type="float">
            <text:p>10</text:p>
          </table:table-cell>
          <table:table-cell table:style-name="ce109" table:formula="of:=10*[$distances.H83]" office:value-type="float" office:value="8.48814834721849" calcext:value-type="float">
            <text:p>8.49</text:p>
          </table:table-cell>
          <table:table-cell table:style-name="ce112" table:formula="of:=(1-[$distances.G83])*10" office:value-type="float" office:value="7.05344827586208" calcext:value-type="float">
            <text:p>7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69" table:formula="of:=[.C84]*8+[.D84]*2+[.E84]*2+[.F84]*4" office:value-type="float" office:value="57.0677014892179" calcext:value-type="float">
            <text:p>57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86]))+1*ISNUMBER(SEARCH(&quot;25%&quot;;[$classement.E86]))" office:value-type="float" office:value="1" calcext:value-type="float">
            <text:p>1</text:p>
          </table:table-cell>
          <table:table-cell table:style-name="ce108" table:formula="of:=10*[$distances.H84]" office:value-type="float" office:value="9.07178177909164" calcext:value-type="float">
            <text:p>9.07</text:p>
          </table:table-cell>
          <table:table-cell table:style-name="ce111" table:formula="of:=(1-[$distances.G84])*10" office:value-type="float" office:value="7.23103448275864" calcext:value-type="float">
            <text:p>7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70" table:formula="of:=[.C85]*8+[.D85]*2+[.E85]*2+[.F85]*4" office:value-type="float" office:value="121.988075137384" calcext:value-type="float">
            <text:p>12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87]))+1*ISNUMBER(SEARCH(&quot;25%&quot;;[$classement.E87]))" office:value-type="float" office:value="1" calcext:value-type="float">
            <text:p>1</text:p>
          </table:table-cell>
          <table:table-cell table:style-name="ce109" table:formula="of:=10*[$distances.H85]" office:value-type="float" office:value="6.11472722386455" calcext:value-type="float">
            <text:p>6.11</text:p>
          </table:table-cell>
          <table:table-cell table:style-name="ce112" table:formula="of:=(1-[$distances.G85])*10" office:value-type="float" office:value="6.93965517241382" calcext:value-type="float">
            <text:p>6.9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69" table:formula="of:=[.C86]*8+[.D86]*2+[.E86]*2+[.F86]*4" office:value-type="float" office:value="860.706344234494" calcext:value-type="float">
            <text:p>861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88]))+1*ISNUMBER(SEARCH(&quot;25%&quot;;[$classement.E88]))" office:value-type="float" office:value="10" calcext:value-type="float">
            <text:p>10</text:p>
          </table:table-cell>
          <table:table-cell table:style-name="ce108" table:formula="of:=10*[$distances.H86]" office:value-type="float" office:value="6.55834453104004" calcext:value-type="float">
            <text:p>6.56</text:p>
          </table:table-cell>
          <table:table-cell table:style-name="ce111" table:formula="of:=(1-[$distances.G86])*10" office:value-type="float" office:value="6.89741379310348" calcext:value-type="float">
            <text:p>6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70" table:formula="of:=[.C87]*8+[.D87]*2+[.E87]*2+[.F87]*4" office:value-type="float" office:value="120.68757564244" calcext:value-type="float">
            <text:p>121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89]))+1*ISNUMBER(SEARCH(&quot;25%&quot;;[$classement.E89]))" office:value-type="float" office:value="1" calcext:value-type="float">
            <text:p>1</text:p>
          </table:table-cell>
          <table:table-cell table:style-name="ce109" table:formula="of:=10*[$distances.H87]" office:value-type="float" office:value="6.29551195915077" calcext:value-type="float">
            <text:p>6.30</text:p>
          </table:table-cell>
          <table:table-cell table:style-name="ce112" table:formula="of:=(1-[$distances.G87])*10" office:value-type="float" office:value="6.5241379310345" calcext:value-type="float">
            <text:p>6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69" table:formula="of:=[.C88]*8+[.D88]*2+[.E88]*2+[.F88]*4" office:value-type="float" office:value="849.098735971976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90]))+1*ISNUMBER(SEARCH(&quot;25%&quot;;[$classement.E90]))" office:value-type="float" office:value="1" calcext:value-type="float">
            <text:p>1</text:p>
          </table:table-cell>
          <table:table-cell table:style-name="ce108" table:formula="of:=10*[$distances.H88]" office:value-type="float" office:value="9.07178177909164" calcext:value-type="float">
            <text:p>9.07</text:p>
          </table:table-cell>
          <table:table-cell table:style-name="ce111" table:formula="of:=(1-[$distances.G88])*10" office:value-type="float" office:value="7.23879310344831" calcext:value-type="float">
            <text:p>7.2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70" table:formula="of:=[.C89]*8+[.D89]*2+[.E89]*2+[.F89]*4" office:value-type="float" office:value="859.71047827336" calcext:value-type="float">
            <text:p>8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91]))+1*ISNUMBER(SEARCH(&quot;25%&quot;;[$classement.E91]))" office:value-type="float" office:value="10" calcext:value-type="float">
            <text:p>10</text:p>
          </table:table-cell>
          <table:table-cell table:style-name="ce109" table:formula="of:=10*[$distances.H89]" office:value-type="float" office:value="6.77248051599033" calcext:value-type="float">
            <text:p>6.77</text:p>
          </table:table-cell>
          <table:table-cell table:style-name="ce112" table:formula="of:=(1-[$distances.G89])*10" office:value-type="float" office:value="6.5413793103448" calcext:value-type="float">
            <text:p>6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69" table:formula="of:=[.C90]*8+[.D90]*2+[.E90]*2+[.F90]*4" office:value-type="float" office:value="50.706344234494" calcext:value-type="float">
            <text:p>51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92]))+1*ISNUMBER(SEARCH(&quot;25%&quot;;[$classement.E92]))" office:value-type="float" office:value="1" calcext:value-type="float">
            <text:p>1</text:p>
          </table:table-cell>
          <table:table-cell table:style-name="ce108" table:formula="of:=10*[$distances.H90]" office:value-type="float" office:value="6.55834453104004" calcext:value-type="float">
            <text:p>6.56</text:p>
          </table:table-cell>
          <table:table-cell table:style-name="ce111" table:formula="of:=(1-[$distances.G90])*10" office:value-type="float" office:value="6.89741379310348" calcext:value-type="float">
            <text:p>6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70" table:formula="of:=[.C91]*8+[.D91]*2+[.E91]*2+[.F91]*4" office:value-type="float" office:value="115.815540872402" calcext:value-type="float">
            <text:p>11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93]))+1*ISNUMBER(SEARCH(&quot;25%&quot;;[$classement.E93]))" office:value-type="float" office:value="1" calcext:value-type="float">
            <text:p>1</text:p>
          </table:table-cell>
          <table:table-cell table:style-name="ce109" table:formula="of:=10*[$distances.H91]" office:value-type="float" office:value="4.62846009137329" calcext:value-type="float">
            <text:p>4.63</text:p>
          </table:table-cell>
          <table:table-cell table:style-name="ce112" table:formula="of:=(1-[$distances.G91])*10" office:value-type="float" office:value="6.13965517241379" calcext:value-type="float">
            <text:p>6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69" table:formula="of:=[.C92]*8+[.D92]*2+[.E92]*2+[.F92]*4" office:value-type="float" office:value="129.986703611376" calcext:value-type="float">
            <text:p>13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94]))+1*ISNUMBER(SEARCH(&quot;25%&quot;;[$classement.E94]))" office:value-type="float" office:value="10" calcext:value-type="float">
            <text:p>10</text:p>
          </table:table-cell>
          <table:table-cell table:style-name="ce108" table:formula="of:=10*[$distances.H92]" office:value-type="float" office:value="2.78645525396399" calcext:value-type="float">
            <text:p>2.79</text:p>
          </table:table-cell>
          <table:table-cell table:style-name="ce111" table:formula="of:=(1-[$distances.G92])*10" office:value-type="float" office:value="6.10344827586208" calcext:value-type="float">
            <text:p>6.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70" table:formula="of:=[.C93]*8+[.D93]*2+[.E93]*2+[.F93]*4" office:value-type="float" office:value="64.0775496019796" calcext:value-type="float">
            <text:p>6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95]))+1*ISNUMBER(SEARCH(&quot;25%&quot;;[$classement.E95]))" office:value-type="float" office:value="10" calcext:value-type="float">
            <text:p>10</text:p>
          </table:table-cell>
          <table:table-cell table:style-name="ce109" table:formula="of:=10*[$distances.H93]" office:value-type="float" office:value="5.08532652512765" calcext:value-type="float">
            <text:p>5.09</text:p>
          </table:table-cell>
          <table:table-cell table:style-name="ce112" table:formula="of:=(1-[$distances.G93])*10" office:value-type="float" office:value="6.47672413793107" calcext:value-type="float">
            <text:p>6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69" table:formula="of:=[.C94]*8+[.D94]*2+[.E94]*2+[.F94]*4" office:value-type="float" office:value="50.4044324384436" calcext:value-type="float">
            <text:p>5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96]))+1*ISNUMBER(SEARCH(&quot;25%&quot;;[$classement.E96]))" office:value-type="float" office:value="10" calcext:value-type="float">
            <text:p>10</text:p>
          </table:table-cell>
          <table:table-cell table:style-name="ce108" table:formula="of:=10*[$distances.H94]" office:value-type="float" office:value="1.39704380542865" calcext:value-type="float">
            <text:p>1.40</text:p>
          </table:table-cell>
          <table:table-cell table:style-name="ce111" table:formula="of:=(1-[$distances.G94])*10" office:value-type="float" office:value="4.90258620689658" calcext:value-type="float">
            <text:p>4.9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70" table:formula="of:=[.C95]*8+[.D95]*2+[.E95]*2+[.F95]*4" office:value-type="float" office:value="56.1129312661594" calcext:value-type="float">
            <text:p>5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97]))+1*ISNUMBER(SEARCH(&quot;25%&quot;;[$classement.E97]))" office:value-type="float" office:value="10" calcext:value-type="float">
            <text:p>10</text:p>
          </table:table-cell>
          <table:table-cell table:style-name="ce109" table:formula="of:=10*[$distances.H95]" office:value-type="float" office:value="2.94439666756248" calcext:value-type="float">
            <text:p>2.94</text:p>
          </table:table-cell>
          <table:table-cell table:style-name="ce112" table:formula="of:=(1-[$distances.G95])*10" office:value-type="float" office:value="5.5560344827586" calcext:value-type="float">
            <text:p>5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69" table:formula="of:=[.C96]*8+[.D96]*2+[.E96]*2+[.F96]*4" office:value-type="float" office:value="56.3768082365697" calcext:value-type="float">
            <text:p>5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98]))+1*ISNUMBER(SEARCH(&quot;25%&quot;;[$classement.E98]))" office:value-type="float" office:value="10" calcext:value-type="float">
            <text:p>10</text:p>
          </table:table-cell>
          <table:table-cell table:style-name="ce108" table:formula="of:=10*[$distances.H96]" office:value-type="float" office:value="3.0159903251814" calcext:value-type="float">
            <text:p>3.02</text:p>
          </table:table-cell>
          <table:table-cell table:style-name="ce111" table:formula="of:=(1-[$distances.G96])*10" office:value-type="float" office:value="5.58620689655172" calcext:value-type="float">
            <text:p>5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70" table:formula="of:=[.C97]*8+[.D97]*2+[.E97]*2+[.F97]*4" office:value-type="float" office:value="38.5786875978833" calcext:value-type="float">
            <text:p>39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99]))+1*ISNUMBER(SEARCH(&quot;25%&quot;;[$classement.E99]))" office:value-type="float" office:value="1" calcext:value-type="float">
            <text:p>1</text:p>
          </table:table-cell>
          <table:table-cell table:style-name="ce109" table:formula="of:=10*[$distances.H97]" office:value-type="float" office:value="3.16175759204515" calcext:value-type="float">
            <text:p>3.16</text:p>
          </table:table-cell>
          <table:table-cell table:style-name="ce112" table:formula="of:=(1-[$distances.G97])*10" office:value-type="float" office:value="5.56379310344826" calcext:value-type="float">
            <text:p>5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69" table:formula="of:=[.C98]*8+[.D98]*2+[.E98]*2+[.F98]*4" office:value-type="float" office:value="132.368738474085" calcext:value-type="float">
            <text:p>13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00]))+1*ISNUMBER(SEARCH(&quot;25%&quot;;[$classement.E100]))" office:value-type="float" office:value="10" calcext:value-type="float">
            <text:p>10</text:p>
          </table:table-cell>
          <table:table-cell table:style-name="ce108" table:formula="of:=10*[$distances.H98]" office:value-type="float" office:value="2.89126578876646" calcext:value-type="float">
            <text:p>2.89</text:p>
          </table:table-cell>
          <table:table-cell table:style-name="ce111" table:formula="of:=(1-[$distances.G98])*10" office:value-type="float" office:value="6.64655172413791" calcext:value-type="float">
            <text:p>6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70" table:formula="of:=[.C99]*8+[.D99]*2+[.E99]*2+[.F99]*4" office:value-type="float" office:value="134.99864052118" calcext:value-type="float">
            <text:p>135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01]))+1*ISNUMBER(SEARCH(&quot;25%&quot;;[$classement.E101]))" office:value-type="float" office:value="10" calcext:value-type="float">
            <text:p>10</text:p>
          </table:table-cell>
          <table:table-cell table:style-name="ce109" table:formula="of:=10*[$distances.H99]" office:value-type="float" office:value="3.58035474334856" calcext:value-type="float">
            <text:p>3.58</text:p>
          </table:table-cell>
          <table:table-cell table:style-name="ce112" table:formula="of:=(1-[$distances.G99])*10" office:value-type="float" office:value="6.9594827586207" calcext:value-type="float">
            <text:p>7.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69" table:formula="of:=[.C100]*8+[.D100]*2+[.E100]*2+[.F100]*4" office:value-type="float" office:value="134.99864052118" calcext:value-type="float">
            <text:p>135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02]))+1*ISNUMBER(SEARCH(&quot;25%&quot;;[$classement.E102]))" office:value-type="float" office:value="10" calcext:value-type="float">
            <text:p>10</text:p>
          </table:table-cell>
          <table:table-cell table:style-name="ce108" table:formula="of:=10*[$distances.H100]" office:value-type="float" office:value="3.58035474334856" calcext:value-type="float">
            <text:p>3.58</text:p>
          </table:table-cell>
          <table:table-cell table:style-name="ce111" table:formula="of:=(1-[$distances.G100])*10" office:value-type="float" office:value="6.9594827586207" calcext:value-type="float">
            <text:p>7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0" table:formula="of:=[.C101]*8+[.D101]*2+[.E101]*2+[.F101]*4" office:value-type="float" office:value="55.4706363695337" calcext:value-type="float">
            <text:p>55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03]))+1*ISNUMBER(SEARCH(&quot;25%&quot;;[$classement.E103]))" office:value-type="float" office:value="1" calcext:value-type="float">
            <text:p>1</text:p>
          </table:table-cell>
          <table:table-cell table:style-name="ce109" table:formula="of:=10*[$distances.H101]" office:value-type="float" office:value="8.18876646062886" calcext:value-type="float">
            <text:p>8.19</text:p>
          </table:table-cell>
          <table:table-cell table:style-name="ce112" table:formula="of:=(1-[$distances.G101])*10" office:value-type="float" office:value="7.27327586206898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9" table:formula="of:=[.C102]*8+[.D102]*2+[.E102]*2+[.F102]*4" office:value-type="float" office:value="55.4706363695337" calcext:value-type="float">
            <text:p>5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04]))+1*ISNUMBER(SEARCH(&quot;25%&quot;;[$classement.E104]))" office:value-type="float" office:value="1" calcext:value-type="float">
            <text:p>1</text:p>
          </table:table-cell>
          <table:table-cell table:style-name="ce108" table:formula="of:=10*[$distances.H102]" office:value-type="float" office:value="8.18876646062886" calcext:value-type="float">
            <text:p>8.19</text:p>
          </table:table-cell>
          <table:table-cell table:style-name="ce111" table:formula="of:=(1-[$distances.G102])*10" office:value-type="float" office:value="7.27327586206898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70" table:formula="of:=[.C103]*8+[.D103]*2+[.E103]*2+[.F103]*4" office:value-type="float" office:value="73.6004494527796" calcext:value-type="float">
            <text:p>7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05]))+1*ISNUMBER(SEARCH(&quot;25%&quot;;[$classement.E105]))" office:value-type="float" office:value="10" calcext:value-type="float">
            <text:p>10</text:p>
          </table:table-cell>
          <table:table-cell table:style-name="ce109" table:formula="of:=10*[$distances.H103]" office:value-type="float" office:value="8.12953507121742" calcext:value-type="float">
            <text:p>8.13</text:p>
          </table:table-cell>
          <table:table-cell table:style-name="ce112" table:formula="of:=(1-[$distances.G103])*10" office:value-type="float" office:value="7.3353448275862" calcext:value-type="float">
            <text:p>7.3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69" table:formula="of:=[.C104]*8+[.D104]*2+[.E104]*2+[.F104]*4" office:value-type="float" office:value="847.649136772651" calcext:value-type="float">
            <text:p>84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06]))+1*ISNUMBER(SEARCH(&quot;25%&quot;;[$classement.E106]))" office:value-type="float" office:value="1" calcext:value-type="float">
            <text:p>1</text:p>
          </table:table-cell>
          <table:table-cell table:style-name="ce108" table:formula="of:=10*[$distances.H104]" office:value-type="float" office:value="8.27801666218758" calcext:value-type="float">
            <text:p>8.28</text:p>
          </table:table-cell>
          <table:table-cell table:style-name="ce111" table:formula="of:=(1-[$distances.G104])*10" office:value-type="float" office:value="7.27327586206898" calcext:value-type="float">
            <text:p>7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70" table:formula="of:=[.C105]*8+[.D105]*2+[.E105]*2+[.F105]*4" office:value-type="float" office:value="120.60841171728" calcext:value-type="float">
            <text:p>121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07]))+1*ISNUMBER(SEARCH(&quot;25%&quot;;[$classement.E107]))" office:value-type="float" office:value="1" calcext:value-type="float">
            <text:p>1</text:p>
          </table:table-cell>
          <table:table-cell table:style-name="ce109" table:formula="of:=10*[$distances.H105]" office:value-type="float" office:value="4.85420585864015" calcext:value-type="float">
            <text:p>4.85</text:p>
          </table:table-cell>
          <table:table-cell table:style-name="ce112" table:formula="of:=(1-[$distances.G105])*10" office:value-type="float" office:value="7.22500000000001" calcext:value-type="float">
            <text:p>7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69" table:formula="of:=[.C106]*8+[.D106]*2+[.E106]*2+[.F106]*4" office:value-type="float" office:value="55.5340258921869" calcext:value-type="float">
            <text:p>5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08]))+1*ISNUMBER(SEARCH(&quot;25%&quot;;[$classement.E108]))" office:value-type="float" office:value="1" calcext:value-type="float">
            <text:p>1</text:p>
          </table:table-cell>
          <table:table-cell table:style-name="ce108" table:formula="of:=10*[$distances.H106]" office:value-type="float" office:value="7.74977156678312" calcext:value-type="float">
            <text:p>7.75</text:p>
          </table:table-cell>
          <table:table-cell table:style-name="ce111" table:formula="of:=(1-[$distances.G106])*10" office:value-type="float" office:value="7.50862068965516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70" table:formula="of:=[.C107]*8+[.D107]*2+[.E107]*2+[.F107]*4" office:value-type="float" office:value="73.5340258921869" calcext:value-type="float">
            <text:p>7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09]))+1*ISNUMBER(SEARCH(&quot;25%&quot;;[$classement.E109]))" office:value-type="float" office:value="10" calcext:value-type="float">
            <text:p>10</text:p>
          </table:table-cell>
          <table:table-cell table:style-name="ce109" table:formula="of:=10*[$distances.H107]" office:value-type="float" office:value="7.74977156678312" calcext:value-type="float">
            <text:p>7.75</text:p>
          </table:table-cell>
          <table:table-cell table:style-name="ce112" table:formula="of:=(1-[$distances.G107])*10" office:value-type="float" office:value="7.50862068965516" calcext:value-type="float">
            <text:p>7.5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69" table:formula="of:=[.C108]*8+[.D108]*2+[.E108]*2+[.F108]*4" office:value-type="float" office:value="44.186334782085" calcext:value-type="float">
            <text:p>4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0]))+1*ISNUMBER(SEARCH(&quot;25%&quot;;[$classement.E110]))" office:value-type="float" office:value="1" calcext:value-type="float">
            <text:p>1</text:p>
          </table:table-cell>
          <table:table-cell table:style-name="ce108" table:formula="of:=10*[$distances.H108]" office:value-type="float" office:value="2.10696049449073" calcext:value-type="float">
            <text:p>2.11</text:p>
          </table:table-cell>
          <table:table-cell table:style-name="ce111" table:formula="of:=(1-[$distances.G108])*10" office:value-type="float" office:value="7.49310344827589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70" table:formula="of:=[.C109]*8+[.D109]*2+[.E109]*2+[.F109]*4" office:value-type="float" office:value="49.2748584455422" calcext:value-type="float">
            <text:p>49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11]))+1*ISNUMBER(SEARCH(&quot;25%&quot;;[$classement.E111]))" office:value-type="float" office:value="1" calcext:value-type="float">
            <text:p>1</text:p>
          </table:table-cell>
          <table:table-cell table:style-name="ce109" table:formula="of:=10*[$distances.H109]" office:value-type="float" office:value="4.47363611932276" calcext:value-type="float">
            <text:p>4.47</text:p>
          </table:table-cell>
          <table:table-cell table:style-name="ce112" table:formula="of:=(1-[$distances.G109])*10" office:value-type="float" office:value="7.58189655172417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69" table:formula="of:=[.C110]*8+[.D110]*2+[.E110]*2+[.F110]*4" office:value-type="float" office:value="65.1263193987528" calcext:value-type="float">
            <text:p>6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2]))+1*ISNUMBER(SEARCH(&quot;25%&quot;;[$classement.E112]))" office:value-type="float" office:value="10" calcext:value-type="float">
            <text:p>10</text:p>
          </table:table-cell>
          <table:table-cell table:style-name="ce108" table:formula="of:=10*[$distances.H110]" office:value-type="float" office:value="3.73902176834184" calcext:value-type="float">
            <text:p>3.74</text:p>
          </table:table-cell>
          <table:table-cell table:style-name="ce111" table:formula="of:=(1-[$distances.G110])*10" office:value-type="float" office:value="7.41206896551727" calcext:value-type="float">
            <text:p>7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70" table:formula="of:=[.C111]*8+[.D111]*2+[.E111]*2+[.F111]*4" office:value-type="float" office:value="120.346161117238" calcext:value-type="float">
            <text:p>12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13]))+1*ISNUMBER(SEARCH(&quot;25%&quot;;[$classement.E113]))" office:value-type="float" office:value="1" calcext:value-type="float">
            <text:p>1</text:p>
          </table:table-cell>
          <table:table-cell table:style-name="ce109" table:formula="of:=10*[$distances.H111]" office:value-type="float" office:value="0.447218489653319" calcext:value-type="float">
            <text:p>0.45</text:p>
          </table:table-cell>
          <table:table-cell table:style-name="ce112" table:formula="of:=(1-[$distances.G111])*10" office:value-type="float" office:value="9.36293103448274" calcext:value-type="float">
            <text:p>9.4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9" table:formula="of:=[.C112]*8+[.D112]*2+[.E112]*2+[.F112]*4" office:value-type="float" office:value="66.0083060727095" calcext:value-type="float">
            <text:p>6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4]))+1*ISNUMBER(SEARCH(&quot;25%&quot;;[$classement.E114]))" office:value-type="float" office:value="10" calcext:value-type="float">
            <text:p>10</text:p>
          </table:table-cell>
          <table:table-cell table:style-name="ce108" table:formula="of:=10*[$distances.H112]" office:value-type="float" office:value="1.40932545014781" calcext:value-type="float">
            <text:p>1.41</text:p>
          </table:table-cell>
          <table:table-cell table:style-name="ce111" table:formula="of:=(1-[$distances.G112])*10" office:value-type="float" office:value="8.79741379310346" calcext:value-type="float">
            <text:p>8.8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70" table:formula="of:=[.C113]*8+[.D113]*2+[.E113]*2+[.F113]*4" office:value-type="float" office:value="66.0083060727095" calcext:value-type="float">
            <text:p>6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15]))+1*ISNUMBER(SEARCH(&quot;25%&quot;;[$classement.E115]))" office:value-type="float" office:value="10" calcext:value-type="float">
            <text:p>10</text:p>
          </table:table-cell>
          <table:table-cell table:style-name="ce109" table:formula="of:=10*[$distances.H113]" office:value-type="float" office:value="1.40932545014781" calcext:value-type="float">
            <text:p>1.41</text:p>
          </table:table-cell>
          <table:table-cell table:style-name="ce112" table:formula="of:=(1-[$distances.G113])*10" office:value-type="float" office:value="8.79741379310346" calcext:value-type="float">
            <text:p>8.8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69" table:formula="of:=[.C114]*8+[.D114]*2+[.E114]*2+[.F114]*4" office:value-type="float" office:value="65.1689840513767" calcext:value-type="float">
            <text:p>6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6]))+1*ISNUMBER(SEARCH(&quot;25%&quot;;[$classement.E116]))" office:value-type="float" office:value="10" calcext:value-type="float">
            <text:p>10</text:p>
          </table:table-cell>
          <table:table-cell table:style-name="ce108" table:formula="of:=10*[$distances.H114]" office:value-type="float" office:value="4.45173340499866" calcext:value-type="float">
            <text:p>4.45</text:p>
          </table:table-cell>
          <table:table-cell table:style-name="ce111" table:formula="of:=(1-[$distances.G114])*10" office:value-type="float" office:value="7.06637931034484" calcext:value-type="float">
            <text:p>7.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70" table:formula="of:=[.C115]*8+[.D115]*2+[.E115]*2+[.F115]*4" office:value-type="float" office:value="131.839696410865" calcext:value-type="float">
            <text:p>13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17]))+1*ISNUMBER(SEARCH(&quot;25%&quot;;[$classement.E117]))" office:value-type="float" office:value="10" calcext:value-type="float">
            <text:p>10</text:p>
          </table:table-cell>
          <table:table-cell table:style-name="ce109" table:formula="of:=10*[$distances.H115]" office:value-type="float" office:value="2.40260682612201" calcext:value-type="float">
            <text:p>2.40</text:p>
          </table:table-cell>
          <table:table-cell table:style-name="ce112" table:formula="of:=(1-[$distances.G115])*10" office:value-type="float" office:value="6.75862068965519" calcext:value-type="float">
            <text:p>6.8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69" table:formula="of:=[.C116]*8+[.D116]*2+[.E116]*2+[.F116]*4" office:value-type="float" office:value="839.884232084442" calcext:value-type="float">
            <text:p>84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18]))+1*ISNUMBER(SEARCH(&quot;25%&quot;;[$classement.E118]))" office:value-type="float" office:value="1" calcext:value-type="float">
            <text:p>1</text:p>
          </table:table-cell>
          <table:table-cell table:style-name="ce108" table:formula="of:=10*[$distances.H116]" office:value-type="float" office:value="3.96280569739317" calcext:value-type="float">
            <text:p>3.96</text:p>
          </table:table-cell>
          <table:table-cell table:style-name="ce111" table:formula="of:=(1-[$distances.G116])*10" office:value-type="float" office:value="7.48965517241382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70" table:formula="of:=[.C117]*8+[.D117]*2+[.E117]*2+[.F117]*4" office:value-type="float" office:value="839.422793279523" calcext:value-type="float">
            <text:p>839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19]))+1*ISNUMBER(SEARCH(&quot;25%&quot;;[$classement.E119]))" office:value-type="float" office:value="1" calcext:value-type="float">
            <text:p>1</text:p>
          </table:table-cell>
          <table:table-cell table:style-name="ce109" table:formula="of:=10*[$distances.H117]" office:value-type="float" office:value="3.52174146734749" calcext:value-type="float">
            <text:p>3.52</text:p>
          </table:table-cell>
          <table:table-cell table:style-name="ce112" table:formula="of:=(1-[$distances.G117])*10" office:value-type="float" office:value="7.59482758620693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9" table:formula="of:=[.C118]*8+[.D118]*2+[.E118]*2+[.F118]*4" office:value-type="float" office:value="836.331279133344" calcext:value-type="float">
            <text:p>83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0]))+1*ISNUMBER(SEARCH(&quot;25%&quot;;[$classement.E120]))" office:value-type="float" office:value="1" calcext:value-type="float">
            <text:p>1</text:p>
          </table:table-cell>
          <table:table-cell table:style-name="ce108" table:formula="of:=10*[$distances.H118]" office:value-type="float" office:value="2.18288094598226" calcext:value-type="float">
            <text:p>2.18</text:p>
          </table:table-cell>
          <table:table-cell table:style-name="ce111" table:formula="of:=(1-[$distances.G118])*10" office:value-type="float" office:value="7.49137931034485" calcext:value-type="float">
            <text:p>7.5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70" table:formula="of:=[.C119]*8+[.D119]*2+[.E119]*2+[.F119]*4" office:value-type="float" office:value="39.9472027356383" calcext:value-type="float">
            <text:p>4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21]))+1*ISNUMBER(SEARCH(&quot;25%&quot;;[$classement.E121]))" office:value-type="float" office:value="1" calcext:value-type="float">
            <text:p>1</text:p>
          </table:table-cell>
          <table:table-cell table:style-name="ce109" table:formula="of:=10*[$distances.H119]" office:value-type="float" office:value="2.3546358505778" calcext:value-type="float">
            <text:p>2.35</text:p>
          </table:table-cell>
          <table:table-cell table:style-name="ce112" table:formula="of:=(1-[$distances.G119])*10" office:value-type="float" office:value="6.30948275862068" calcext:value-type="float">
            <text:p>6.3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69" table:formula="of:=[.C120]*8+[.D120]*2+[.E120]*2+[.F120]*4" office:value-type="float" office:value="118.99155677469" calcext:value-type="float">
            <text:p>119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22]))+1*ISNUMBER(SEARCH(&quot;25%&quot;;[$classement.E122]))" office:value-type="float" office:value="1" calcext:value-type="float">
            <text:p>1</text:p>
          </table:table-cell>
          <table:table-cell table:style-name="ce108" table:formula="of:=10*[$distances.H120]" office:value-type="float" office:value="1.20784735286213" calcext:value-type="float">
            <text:p>1.21</text:p>
          </table:table-cell>
          <table:table-cell table:style-name="ce111" table:formula="of:=(1-[$distances.G120])*10" office:value-type="float" office:value="8.64396551724139" calcext:value-type="float">
            <text:p>8.6</text:p>
          </table:table-cell>
          <table:table-cell table:style-name="ce72" table:number-columns-repeated="3"/>
          <table:table-cell table:style-name="ce78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70" table:formula="of:=[.C121]*8+[.D121]*2+[.E121]*2+[.F121]*4" office:value-type="float" office:value="161.601763522968" calcext:value-type="float">
            <text:p>16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23]))+1*ISNUMBER(SEARCH(&quot;25%&quot;;[$classement.E123]))" office:value-type="float" office:value="10" calcext:value-type="float">
            <text:p>10</text:p>
          </table:table-cell>
          <table:table-cell table:style-name="ce109" table:formula="of:=10*[$distances.H121]" office:value-type="float" office:value="13.5474334856221" calcext:value-type="float">
            <text:p>13.55</text:p>
          </table:table-cell>
          <table:table-cell table:style-name="ce112" table:formula="of:=(1-[$distances.G121])*10" office:value-type="float" office:value="8.62672413793102" calcext:value-type="float">
            <text:p>8.6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69" table:formula="of:=[.C122]*8+[.D122]*2+[.E122]*2+[.F122]*4" office:value-type="float" office:value="57.142240220927" calcext:value-type="float">
            <text:p>57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24]))+1*ISNUMBER(SEARCH(&quot;25%&quot;;[$classement.E124]))" office:value-type="float" office:value="1" calcext:value-type="float">
            <text:p>1</text:p>
          </table:table-cell>
          <table:table-cell table:style-name="ce108" table:formula="of:=10*[$distances.H122]" office:value-type="float" office:value="8.27801666218758" calcext:value-type="float">
            <text:p>8.28</text:p>
          </table:table-cell>
          <table:table-cell table:style-name="ce111" table:formula="of:=(1-[$distances.G122])*10" office:value-type="float" office:value="7.64655172413796" calcext:value-type="float">
            <text:p>7.6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70" table:formula="of:=[.C123]*8+[.D123]*2+[.E123]*2+[.F123]*4" office:value-type="float" office:value="57.142240220927" calcext:value-type="float">
            <text:p>57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25]))+1*ISNUMBER(SEARCH(&quot;25%&quot;;[$classement.E125]))" office:value-type="float" office:value="1" calcext:value-type="float">
            <text:p>1</text:p>
          </table:table-cell>
          <table:table-cell table:style-name="ce109" table:formula="of:=10*[$distances.H123]" office:value-type="float" office:value="8.27801666218758" calcext:value-type="float">
            <text:p>8.28</text:p>
          </table:table-cell>
          <table:table-cell table:style-name="ce112" table:formula="of:=(1-[$distances.G123])*10" office:value-type="float" office:value="7.64655172413796" calcext:value-type="float">
            <text:p>7.6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69" table:formula="of:=[.C124]*8+[.D124]*2+[.E124]*2+[.F124]*4" office:value-type="float" office:value="849.166535692111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6]))+1*ISNUMBER(SEARCH(&quot;25%&quot;;[$classement.E126]))" office:value-type="float" office:value="1" calcext:value-type="float">
            <text:p>1</text:p>
          </table:table-cell>
          <table:table-cell table:style-name="ce108" table:formula="of:=10*[$distances.H124]" office:value-type="float" office:value="8.36775060467616" calcext:value-type="float">
            <text:p>8.37</text:p>
          </table:table-cell>
          <table:table-cell table:style-name="ce111" table:formula="of:=(1-[$distances.G124])*10" office:value-type="float" office:value="7.60775862068969" calcext:value-type="float">
            <text:p>7.6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70" table:formula="of:=[.C125]*8+[.D125]*2+[.E125]*2+[.F125]*4" office:value-type="float" office:value="849.166535692111" calcext:value-type="float">
            <text:p>849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27]))+1*ISNUMBER(SEARCH(&quot;25%&quot;;[$classement.E127]))" office:value-type="float" office:value="1" calcext:value-type="float">
            <text:p>1</text:p>
          </table:table-cell>
          <table:table-cell table:style-name="ce109" table:formula="of:=10*[$distances.H125]" office:value-type="float" office:value="8.36775060467616" calcext:value-type="float">
            <text:p>8.37</text:p>
          </table:table-cell>
          <table:table-cell table:style-name="ce112" table:formula="of:=(1-[$distances.G125])*10" office:value-type="float" office:value="7.60775862068969" calcext:value-type="float">
            <text:p>7.6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69" table:formula="of:=[.C126]*8+[.D126]*2+[.E126]*2+[.F126]*4" office:value-type="float" office:value="849.159481600237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8]))+1*ISNUMBER(SEARCH(&quot;25%&quot;;[$classement.E128]))" office:value-type="float" office:value="1" calcext:value-type="float">
            <text:p>1</text:p>
          </table:table-cell>
          <table:table-cell table:style-name="ce108" table:formula="of:=10*[$distances.H126]" office:value-type="float" office:value="8.27801666218758" calcext:value-type="float">
            <text:p>8.28</text:p>
          </table:table-cell>
          <table:table-cell table:style-name="ce111" table:formula="of:=(1-[$distances.G126])*10" office:value-type="float" office:value="7.65086206896551" calcext:value-type="float">
            <text:p>7.7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70" table:formula="of:=[.C127]*8+[.D127]*2+[.E127]*2+[.F127]*4" office:value-type="float" office:value="52.1152758342678" calcext:value-type="float">
            <text:p>5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29]))+1*ISNUMBER(SEARCH(&quot;25%&quot;;[$classement.E129]))" office:value-type="float" office:value="1" calcext:value-type="float">
            <text:p>1</text:p>
          </table:table-cell>
          <table:table-cell table:style-name="ce109" table:formula="of:=10*[$distances.H127]" office:value-type="float" office:value="5.0386723998925" calcext:value-type="float">
            <text:p>5.04</text:p>
          </table:table-cell>
          <table:table-cell table:style-name="ce112" table:formula="of:=(1-[$distances.G127])*10" office:value-type="float" office:value="8.0094827586207" calcext:value-type="float">
            <text:p>8.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69" table:formula="of:=[.C128]*8+[.D128]*2+[.E128]*2+[.F128]*4" office:value-type="float" office:value="54.3920340286723" calcext:value-type="float">
            <text:p>5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30]))+1*ISNUMBER(SEARCH(&quot;25%&quot;;[$classement.E130]))" office:value-type="float" office:value="1" calcext:value-type="float">
            <text:p>1</text:p>
          </table:table-cell>
          <table:table-cell table:style-name="ce108" table:formula="of:=10*[$distances.H128]" office:value-type="float" office:value="6.66498253157753" calcext:value-type="float">
            <text:p>6.66</text:p>
          </table:table-cell>
          <table:table-cell table:style-name="ce111" table:formula="of:=(1-[$distances.G128])*10" office:value-type="float" office:value="7.76551724137931" calcext:value-type="float">
            <text:p>7.8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0" table:formula="of:=[.C129]*8+[.D129]*2+[.E129]*2+[.F129]*4" office:value-type="float" office:value="849.160576040923" calcext:value-type="float">
            <text:p>849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1]))+1*ISNUMBER(SEARCH(&quot;25%&quot;;[$classement.E131]))" office:value-type="float" office:value="1" calcext:value-type="float">
            <text:p>1</text:p>
          </table:table-cell>
          <table:table-cell table:style-name="ce109" table:formula="of:=10*[$distances.H129]" office:value-type="float" office:value="8.30787422735824" calcext:value-type="float">
            <text:p>8.31</text:p>
          </table:table-cell>
          <table:table-cell table:style-name="ce112" table:formula="of:=(1-[$distances.G129])*10" office:value-type="float" office:value="7.63620689655172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69" table:formula="of:=[.C130]*8+[.D130]*2+[.E130]*2+[.F130]*4" office:value-type="float" office:value="844.115275834268" calcext:value-type="float">
            <text:p>84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32]))+1*ISNUMBER(SEARCH(&quot;25%&quot;;[$classement.E132]))" office:value-type="float" office:value="1" calcext:value-type="float">
            <text:p>1</text:p>
          </table:table-cell>
          <table:table-cell table:style-name="ce108" table:formula="of:=10*[$distances.H130]" office:value-type="float" office:value="5.0386723998925" calcext:value-type="float">
            <text:p>5.04</text:p>
          </table:table-cell>
          <table:table-cell table:style-name="ce111" table:formula="of:=(1-[$distances.G130])*10" office:value-type="float" office:value="8.0094827586207" calcext:value-type="float">
            <text:p>8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70" table:formula="of:=[.C131]*8+[.D131]*2+[.E131]*2+[.F131]*4" office:value-type="float" office:value="849.558022037087" calcext:value-type="float">
            <text:p>85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3]))+1*ISNUMBER(SEARCH(&quot;25%&quot;;[$classement.E133]))" office:value-type="float" office:value="1" calcext:value-type="float">
            <text:p>1</text:p>
          </table:table-cell>
          <table:table-cell table:style-name="ce109" table:formula="of:=10*[$distances.H131]" office:value-type="float" office:value="8.5790110185434" calcext:value-type="float">
            <text:p>8.58</text:p>
          </table:table-cell>
          <table:table-cell table:style-name="ce112" table:formula="of:=(1-[$distances.G131])*10" office:value-type="float" office:value="7.60000000000002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69" table:formula="of:=[.C132]*8+[.D132]*2+[.E132]*2+[.F132]*4" office:value-type="float" office:value="849.085201419715" calcext:value-type="float">
            <text:p>849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34]))+1*ISNUMBER(SEARCH(&quot;25%&quot;;[$classement.E134]))" office:value-type="float" office:value="1" calcext:value-type="float">
            <text:p>1</text:p>
          </table:table-cell>
          <table:table-cell table:style-name="ce108" table:formula="of:=10*[$distances.H132]" office:value-type="float" office:value="8.2184627788229" calcext:value-type="float">
            <text:p>8.22</text:p>
          </table:table-cell>
          <table:table-cell table:style-name="ce111" table:formula="of:=(1-[$distances.G132])*10" office:value-type="float" office:value="7.66206896551724" calcext:value-type="float">
            <text:p>7.7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70" table:formula="of:=[.C133]*8+[.D133]*2+[.E133]*2+[.F133]*4" office:value-type="float" office:value="844.648214699423" calcext:value-type="float">
            <text:p>845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5]))+1*ISNUMBER(SEARCH(&quot;25%&quot;;[$classement.E135]))" office:value-type="float" office:value="1" calcext:value-type="float">
            <text:p>1</text:p>
          </table:table-cell>
          <table:table-cell table:style-name="ce109" table:formula="of:=10*[$distances.H133]" office:value-type="float" office:value="5.17927976350443" calcext:value-type="float">
            <text:p>5.18</text:p>
          </table:table-cell>
          <table:table-cell table:style-name="ce112" table:formula="of:=(1-[$distances.G133])*10" office:value-type="float" office:value="8.07241379310347" calcext:value-type="float">
            <text:p>8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69" table:formula="of:=[.C134]*8+[.D134]*2+[.E134]*2+[.F134]*4" office:value-type="float" office:value="841.117844665413" calcext:value-type="float">
            <text:p>841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36]))+1*ISNUMBER(SEARCH(&quot;25%&quot;;[$classement.E136]))" office:value-type="float" office:value="1" calcext:value-type="float">
            <text:p>1</text:p>
          </table:table-cell>
          <table:table-cell table:style-name="ce108" table:formula="of:=10*[$distances.H134]" office:value-type="float" office:value="2.90892233270626" calcext:value-type="float">
            <text:p>2.91</text:p>
          </table:table-cell>
          <table:table-cell table:style-name="ce111" table:formula="of:=(1-[$distances.G134])*10" office:value-type="float" office:value="8.32500000000001" calcext:value-type="float">
            <text:p>8.3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70" table:formula="of:=[.C135]*8+[.D135]*2+[.E135]*2+[.F135]*4" office:value-type="float" office:value="73.2653096590647" calcext:value-type="float">
            <text:p>7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37]))+1*ISNUMBER(SEARCH(&quot;25%&quot;;[$classement.E137]))" office:value-type="float" office:value="10" calcext:value-type="float">
            <text:p>10</text:p>
          </table:table-cell>
          <table:table-cell table:style-name="ce109" table:formula="of:=10*[$distances.H135]" office:value-type="float" office:value="7.52058586401505" calcext:value-type="float">
            <text:p>7.52</text:p>
          </table:table-cell>
          <table:table-cell table:style-name="ce112" table:formula="of:=(1-[$distances.G135])*10" office:value-type="float" office:value="7.55603448275865" calcext:value-type="float">
            <text:p>7.6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69" table:formula="of:=[.C136]*8+[.D136]*2+[.E136]*2+[.F136]*4" office:value-type="float" office:value="73.2653096590647" calcext:value-type="float">
            <text:p>73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38]))+1*ISNUMBER(SEARCH(&quot;25%&quot;;[$classement.E138]))" office:value-type="float" office:value="10" calcext:value-type="float">
            <text:p>10</text:p>
          </table:table-cell>
          <table:table-cell table:style-name="ce108" table:formula="of:=10*[$distances.H136]" office:value-type="float" office:value="7.52058586401505" calcext:value-type="float">
            <text:p>7.52</text:p>
          </table:table-cell>
          <table:table-cell table:style-name="ce111" table:formula="of:=(1-[$distances.G136])*10" office:value-type="float" office:value="7.55603448275865" calcext:value-type="float">
            <text:p>7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70" table:formula="of:=[.C137]*8+[.D137]*2+[.E137]*2+[.F137]*4" office:value-type="float" office:value="52.6723239025475" calcext:value-type="float">
            <text:p>5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39]))+1*ISNUMBER(SEARCH(&quot;25%&quot;;[$classement.E139]))" office:value-type="float" office:value="1" calcext:value-type="float">
            <text:p>1</text:p>
          </table:table-cell>
          <table:table-cell table:style-name="ce109" table:formula="of:=10*[$distances.H137]" office:value-type="float" office:value="5.27409298575652" calcext:value-type="float">
            <text:p>5.27</text:p>
          </table:table-cell>
          <table:table-cell table:style-name="ce112" table:formula="of:=(1-[$distances.G137])*10" office:value-type="float" office:value="8.03103448275862" calcext:value-type="float">
            <text:p>8.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69" table:formula="of:=[.C138]*8+[.D138]*2+[.E138]*2+[.F138]*4" office:value-type="float" office:value="39.8171839234911" calcext:value-type="float">
            <text:p>4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40]))+1*ISNUMBER(SEARCH(&quot;25%&quot;;[$classement.E140]))" office:value-type="float" office:value="1" calcext:value-type="float">
            <text:p>1</text:p>
          </table:table-cell>
          <table:table-cell table:style-name="ce108" table:formula="of:=10*[$distances.H138]" office:value-type="float" office:value="0.189626444504166" calcext:value-type="float">
            <text:p>0.19</text:p>
          </table:table-cell>
          <table:table-cell table:style-name="ce111" table:formula="of:=(1-[$distances.G138])*10" office:value-type="float" office:value="7.35948275862069" calcext:value-type="float">
            <text:p>7.4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70" table:formula="of:=[.C139]*8+[.D139]*2+[.E139]*2+[.F139]*4" office:value-type="float" office:value="53.1324467838641" calcext:value-type="float">
            <text:p>5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41]))+1*ISNUMBER(SEARCH(&quot;25%&quot;;[$classement.E141]))" office:value-type="float" office:value="1" calcext:value-type="float">
            <text:p>1</text:p>
          </table:table-cell>
          <table:table-cell table:style-name="ce109" table:formula="of:=10*[$distances.H139]" office:value-type="float" office:value="5.44208546089761" calcext:value-type="float">
            <text:p>5.44</text:p>
          </table:table-cell>
          <table:table-cell table:style-name="ce112" table:formula="of:=(1-[$distances.G139])*10" office:value-type="float" office:value="8.06206896551723" calcext:value-type="float">
            <text:p>8.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69" table:formula="of:=[.C140]*8+[.D140]*2+[.E140]*2+[.F140]*4" office:value-type="float" office:value="841.813382572353" calcext:value-type="float">
            <text:p>8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42]))+1*ISNUMBER(SEARCH(&quot;25%&quot;;[$classement.E142]))" office:value-type="float" office:value="1" calcext:value-type="float">
            <text:p>1</text:p>
          </table:table-cell>
          <table:table-cell table:style-name="ce108" table:formula="of:=10*[$distances.H140]" office:value-type="float" office:value="0.629105079279763" calcext:value-type="float">
            <text:p>0.63</text:p>
          </table:table-cell>
          <table:table-cell table:style-name="ce111" table:formula="of:=(1-[$distances.G140])*10" office:value-type="float" office:value="9.63879310344829" calcext:value-type="float">
            <text:p>9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70" table:formula="of:=[.C141]*8+[.D141]*2+[.E141]*2+[.F141]*4" office:value-type="float" office:value="842.335005421234" calcext:value-type="float">
            <text:p>842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43]))+1*ISNUMBER(SEARCH(&quot;25%&quot;;[$classement.E143]))" office:value-type="float" office:value="1" calcext:value-type="float">
            <text:p>1</text:p>
          </table:table-cell>
          <table:table-cell table:style-name="ce109" table:formula="of:=10*[$distances.H141]" office:value-type="float" office:value="1.85888202096211" calcext:value-type="float">
            <text:p>1.86</text:p>
          </table:table-cell>
          <table:table-cell table:style-name="ce112" table:formula="of:=(1-[$distances.G141])*10" office:value-type="float" office:value="9.15431034482757" calcext:value-type="float">
            <text:p>9.2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69" table:formula="of:=[.C142]*8+[.D142]*2+[.E142]*2+[.F142]*4" office:value-type="float" office:value="55.22622858149" calcext:value-type="float">
            <text:p>55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44]))+1*ISNUMBER(SEARCH(&quot;25%&quot;;[$classement.E144]))" office:value-type="float" office:value="1" calcext:value-type="float">
            <text:p>1</text:p>
          </table:table-cell>
          <table:table-cell table:style-name="ce108" table:formula="of:=10*[$distances.H142]" office:value-type="float" office:value="7.43552808384843" calcext:value-type="float">
            <text:p>7.44</text:p>
          </table:table-cell>
          <table:table-cell table:style-name="ce111" table:formula="of:=(1-[$distances.G142])*10" office:value-type="float" office:value="7.58879310344829" calcext:value-type="float">
            <text:p>7.6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70" table:formula="of:=[.C143]*8+[.D143]*2+[.E143]*2+[.F143]*4" office:value-type="float" office:value="122.389672779842" calcext:value-type="float">
            <text:p>12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45]))+1*ISNUMBER(SEARCH(&quot;25%&quot;;[$classement.E145]))" office:value-type="float" office:value="1" calcext:value-type="float">
            <text:p>1</text:p>
          </table:table-cell>
          <table:table-cell table:style-name="ce109" table:formula="of:=10*[$distances.H143]" office:value-type="float" office:value="0.274146734748723" calcext:value-type="float">
            <text:p>0.27</text:p>
          </table:table-cell>
          <table:table-cell table:style-name="ce112" table:formula="of:=(1-[$distances.G143])*10" office:value-type="float" office:value="9.96034482758624" calcext:value-type="float">
            <text:p>10.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69" table:formula="of:=[.C144]*8+[.D144]*2+[.E144]*2+[.F144]*4" office:value-type="float" office:value="70.6723239025475" calcext:value-type="float">
            <text:p>71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46]))+1*ISNUMBER(SEARCH(&quot;25%&quot;;[$classement.E146]))" office:value-type="float" office:value="10" calcext:value-type="float">
            <text:p>10</text:p>
          </table:table-cell>
          <table:table-cell table:style-name="ce108" table:formula="of:=10*[$distances.H144]" office:value-type="float" office:value="5.27409298575652" calcext:value-type="float">
            <text:p>5.27</text:p>
          </table:table-cell>
          <table:table-cell table:style-name="ce111" table:formula="of:=(1-[$distances.G144])*10" office:value-type="float" office:value="8.03103448275862" calcext:value-type="float">
            <text:p>8.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70" table:formula="of:=[.C145]*8+[.D145]*2+[.E145]*2+[.F145]*4" office:value-type="float" office:value="52.5972903094275" calcext:value-type="float">
            <text:p>53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47]))+1*ISNUMBER(SEARCH(&quot;25%&quot;;[$classement.E147]))" office:value-type="float" office:value="1" calcext:value-type="float">
            <text:p>1</text:p>
          </table:table-cell>
          <table:table-cell table:style-name="ce109" table:formula="of:=10*[$distances.H145]" office:value-type="float" office:value="5.93657618919645" calcext:value-type="float">
            <text:p>5.94</text:p>
          </table:table-cell>
          <table:table-cell table:style-name="ce112" table:formula="of:=(1-[$distances.G145])*10" office:value-type="float" office:value="7.68103448275864" calcext:value-type="float">
            <text:p>7.7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9" table:formula="of:=[.C146]*8+[.D146]*2+[.E146]*2+[.F146]*4" office:value-type="float" office:value="844.597290309427" calcext:value-type="float">
            <text:p>845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48]))+1*ISNUMBER(SEARCH(&quot;25%&quot;;[$classement.E148]))" office:value-type="float" office:value="1" calcext:value-type="float">
            <text:p>1</text:p>
          </table:table-cell>
          <table:table-cell table:style-name="ce108" table:formula="of:=10*[$distances.H146]" office:value-type="float" office:value="5.93657618919645" calcext:value-type="float">
            <text:p>5.94</text:p>
          </table:table-cell>
          <table:table-cell table:style-name="ce111" table:formula="of:=(1-[$distances.G146])*10" office:value-type="float" office:value="7.68103448275864" calcext:value-type="float">
            <text:p>7.7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71" table:formula="of:=[.C147]*8+[.D147]*2+[.E147]*2+[.F147]*4" office:value-type="float" office:value="68.9229823277021" calcext:value-type="float">
            <text:p>69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10*ISNUMBER(SEARCH(&quot;50%&quot;;[$classement.E149]))+1*ISNUMBER(SEARCH(&quot;25%&quot;;[$classement.E149]))" office:value-type="float" office:value="10" calcext:value-type="float">
            <text:p>10</text:p>
          </table:table-cell>
          <table:table-cell table:style-name="ce110" table:formula="of:=10*[$distances.H147]" office:value-type="float" office:value="2.54942219833378" calcext:value-type="float">
            <text:p>2.55</text:p>
          </table:table-cell>
          <table:table-cell table:style-name="ce113" table:formula="of:=(1-[$distances.G147])*10" office:value-type="float" office:value="8.95603448275864" calcext:value-type="float">
            <text:p>9.0</text:p>
          </table:table-cell>
          <table:table-cell table:style-name="ce74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ort" table:style-name="ta2">
        <table:table-column table:style-name="co17" table:default-cell-style-name="ce86"/>
        <table:table-column table:style-name="co18" table:default-cell-style-name="ce90"/>
        <table:table-column table:style-name="co6" table:default-cell-style-name="ce90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9" table:number-columns-repeated="1009" table:default-cell-style-name="Default"/>
        <table:table-row table:style-name="ro1">
          <table:table-cell table:style-name="ce82" office:value-type="string" calcext:value-type="string">
            <text:p>Id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Observations</text:p>
          </table:table-cell>
          <table:table-cell table:style-name="ce29" office:value-type="string" calcext:value-type="string">
            <text:p>Note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 table:number-columns-repeated="2"/>
          <table:table-cell table:style-name="ce21" table:number-columns-repeated="1009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7" table:formula="of:=[$classement.C4]" office:value-type="string" office:string-value="BAYON, Elém. F. Dolto, MS et GS" calcext:value-type="string">
            <text:p>BAYON, Elém. F. Dolto, MS et GS</text:p>
          </table:table-cell>
          <table:table-cell table:style-name="ce87" table:formula="of:=[$classement.F4]" office:value-type="float" office:value="0" calcext:value-type="float">
            <text:p>0</text:p>
          </table:table-cell>
          <table:table-cell table:style-name="ce30" table:formula="of:=[$notes.B2]" office:value-type="float" office:value="859.415694705724" calcext:value-type="float">
            <text:p>859.415694705724</text:p>
          </table:table-cell>
          <table:table-cell table:style-name="ce65" table:formula="of:=[$distances.E2]" office:value-type="float" office:value="48.477" calcext:value-type="float">
            <text:p>48.4770</text:p>
          </table:table-cell>
          <table:table-cell table:style-name="ce65" table:formula="of:=[$distances.F2]" office:value-type="float" office:value="6.3159" calcext:value-type="float">
            <text:p>6.3159</text:p>
          </table:table-cell>
          <table:table-cell table:style-name="ce65"/>
          <table:table-cell table:style-name="ce33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88" table:formula="of:=[$classement.C5]" office:value-type="string" office:string-value="FLAVIGNY SUR MOSELLE, Prim village, MS et GS" calcext:value-type="string">
            <text:p>FLAVIGNY SUR MOSELLE, Prim village, MS et GS</text:p>
          </table:table-cell>
          <table:table-cell table:style-name="ce88" table:formula="of:=[$classement.F5]" office:value-type="float" office:value="0" calcext:value-type="float">
            <text:p>0</text:p>
          </table:table-cell>
          <table:table-cell table:style-name="ce31" table:formula="of:=[$notes.B3]" office:value-type="float" office:value="862.100664448748" calcext:value-type="float">
            <text:p>862.100664448748</text:p>
          </table:table-cell>
          <table:table-cell table:style-name="ce31" table:formula="of:=[$distances.E3]" office:value-type="float" office:value="48.5686" calcext:value-type="float">
            <text:p>48.5686</text:p>
          </table:table-cell>
          <table:table-cell table:style-name="ce31" table:formula="of:=[$distances.F3]" office:value-type="float" office:value="6.1885" calcext:value-type="float">
            <text:p>6.188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" calcext:value-type="float">
            <text:p>3</text:p>
          </table:table-cell>
          <table:table-cell table:style-name="ce87" table:formula="of:=[$classement.C6]" office:value-type="string" office:string-value="MAGNIERES, Prim (mat 3 niveaux et élém 3 niveaux)" calcext:value-type="string">
            <text:p>MAGNIERES, Prim (mat 3 niveaux et élém 3 niveaux)</text:p>
          </table:table-cell>
          <table:table-cell table:style-name="ce87" table:formula="of:=[$classement.F6]" office:value-type="float" office:value="0" calcext:value-type="float">
            <text:p>0</text:p>
          </table:table-cell>
          <table:table-cell table:style-name="ce30" table:formula="of:=[$notes.B4]" office:value-type="float" office:value="120.085813972885" calcext:value-type="float">
            <text:p>120.085813972885</text:p>
          </table:table-cell>
          <table:table-cell table:style-name="ce30" table:formula="of:=[$distances.E4]" office:value-type="float" office:value="48.4457" calcext:value-type="float">
            <text:p>48.4457</text:p>
          </table:table-cell>
          <table:table-cell table:style-name="ce30" table:formula="of:=[$distances.F4]" office:value-type="float" office:value="6.5661" calcext:value-type="float">
            <text:p>6.566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88" table:formula="of:=[$classement.C7]" office:value-type="string" office:string-value="DAMELEVIERES Louis Aragon élémentaire-CE2 et CM1" calcext:value-type="string">
            <text:p>DAMELEVIERES Louis Aragon élémentaire-CE2 et CM1</text:p>
          </table:table-cell>
          <table:table-cell table:style-name="ce88" table:formula="of:=[$classement.F7]" office:value-type="float" office:value="0" calcext:value-type="float">
            <text:p>0</text:p>
          </table:table-cell>
          <table:table-cell table:style-name="ce31" table:formula="of:=[$notes.B5]" office:value-type="float" office:value="65.5228349813269" calcext:value-type="float">
            <text:p>65.5228349813269</text:p>
          </table:table-cell>
          <table:table-cell table:style-name="ce31" table:formula="of:=[$distances.E5]" office:value-type="float" office:value="48.5554" calcext:value-type="float">
            <text:p>48.5554</text:p>
          </table:table-cell>
          <table:table-cell table:style-name="ce31" table:formula="of:=[$distances.F5]" office:value-type="float" office:value="6.3926" calcext:value-type="float">
            <text:p>6.392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7" table:formula="of:=[$classement.C8]" office:value-type="string" office:string-value="AZERAILLES, Prim, classe de CP et CE1" calcext:value-type="string">
            <text:p>AZERAILLES, Prim, classe de CP et CE1</text:p>
          </table:table-cell>
          <table:table-cell table:style-name="ce87" table:formula="of:=[$classement.F8]" office:value-type="float" office:value="0" calcext:value-type="float">
            <text:p>0</text:p>
          </table:table-cell>
          <table:table-cell table:style-name="ce30" table:formula="of:=[$notes.B6]" office:value-type="float" office:value="118.626324958993" calcext:value-type="float">
            <text:p>118.626324958993</text:p>
          </table:table-cell>
          <table:table-cell table:style-name="ce30" table:formula="of:=[$distances.E6]" office:value-type="float" office:value="48.4881" calcext:value-type="float">
            <text:p>48.4881</text:p>
          </table:table-cell>
          <table:table-cell table:style-name="ce30" table:formula="of:=[$distances.F6]" office:value-type="float" office:value="6.696" calcext:value-type="float">
            <text:p>6.6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88" table:formula="of:=[$classement.C9]" office:value-type="string" office:string-value="PIENNES, Elém J Zay&#10;MERCY LE BAS, Elém J Curie " calcext:value-type="string">
            <text:p>PIENNES, Elém J Zay</text:p>
            <text:p>MERCY LE BAS, Elém J Curie </text:p>
          </table:table-cell>
          <table:table-cell table:style-name="ce88" table:formula="of:=[$classement.F9]" office:value-type="float" office:value="0" calcext:value-type="float">
            <text:p>0</text:p>
          </table:table-cell>
          <table:table-cell table:style-name="ce31" table:formula="of:=[$notes.B7]" office:value-type="float" office:value="102.048181337979" calcext:value-type="float">
            <text:p>102.048181337979</text:p>
          </table:table-cell>
          <table:table-cell table:style-name="ce31" table:formula="of:=[$distances.E7]" office:value-type="float" office:value="49.31" calcext:value-type="float">
            <text:p>49.31</text:p>
          </table:table-cell>
          <table:table-cell table:style-name="ce31" table:formula="of:=[$distances.F7]" office:value-type="float" office:value="5.7694" calcext:value-type="float">
            <text:p>5.769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7" table:formula="of:=[$classement.C10]" office:value-type="string" office:string-value="AUDUN LE ROMAN Mat. F. Poulbot&#10;MONT BONVILLERS EPPU" calcext:value-type="string">
            <text:p>AUDUN LE ROMAN Mat. F. Poulbot</text:p>
            <text:p>MONT BONVILLERS EPPU</text:p>
          </table:table-cell>
          <table:table-cell table:style-name="ce87" table:formula="of:=[$classement.F10]" office:value-type="float" office:value="0" calcext:value-type="float">
            <text:p>0</text:p>
          </table:table-cell>
          <table:table-cell table:style-name="ce30" table:formula="of:=[$notes.B8]" office:value-type="float" office:value="814.852964071579" calcext:value-type="float">
            <text:p>814.852964071579</text:p>
          </table:table-cell>
          <table:table-cell table:style-name="ce30" table:formula="of:=[$distances.E8]" office:value-type="float" office:value="49.3693" calcext:value-type="float">
            <text:p>49.3693</text:p>
          </table:table-cell>
          <table:table-cell table:style-name="ce30" table:formula="of:=[$distances.F8]" office:value-type="float" office:value="5.896" calcext:value-type="float">
            <text:p>5.8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88" table:formula="of:=[$classement.C11]" office:value-type="string" office:string-value="MANCIEULLES et VAL-DE-BRIEY, Elém Hervé Bazin" calcext:value-type="string">
            <text:p>MANCIEULLES et VAL-DE-BRIEY, Elém Hervé Bazin</text:p>
          </table:table-cell>
          <table:table-cell table:style-name="ce88" table:formula="of:=[$classement.F11]" office:value-type="float" office:value="0" calcext:value-type="float">
            <text:p>0</text:p>
          </table:table-cell>
          <table:table-cell table:style-name="ce31" table:formula="of:=[$notes.B9]" office:value-type="float" office:value="42.6349312846935" calcext:value-type="float">
            <text:p>42.6349312846935</text:p>
          </table:table-cell>
          <table:table-cell table:style-name="ce31" table:formula="of:=[$distances.E9]" office:value-type="float" office:value="49.2852" calcext:value-type="float">
            <text:p>49.2852</text:p>
          </table:table-cell>
          <table:table-cell table:style-name="ce31" table:formula="of:=[$distances.F9]" office:value-type="float" office:value="5.8937" calcext:value-type="float">
            <text:p>5.893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" calcext:value-type="float">
            <text:p>9</text:p>
          </table:table-cell>
          <table:table-cell table:style-name="ce87" table:formula="of:=[$classement.C12]" office:value-type="string" office:string-value="VALLEROY Mat, Emile Duhamel" calcext:value-type="string">
            <text:p>VALLEROY Mat, Emile Duhamel</text:p>
          </table:table-cell>
          <table:table-cell table:style-name="ce87" table:formula="of:=[$classement.F12]" office:value-type="float" office:value="0" calcext:value-type="float">
            <text:p>0</text:p>
          </table:table-cell>
          <table:table-cell table:style-name="ce30" table:formula="of:=[$notes.B10]" office:value-type="float" office:value="816.366533838698" calcext:value-type="float">
            <text:p>816.366533838698</text:p>
          </table:table-cell>
          <table:table-cell table:style-name="ce30" table:formula="of:=[$distances.E10]" office:value-type="float" office:value="49.2095" calcext:value-type="float">
            <text:p>49.2095</text:p>
          </table:table-cell>
          <table:table-cell table:style-name="ce30" table:formula="of:=[$distances.F10]" office:value-type="float" office:value="5.9346" calcext:value-type="float">
            <text:p>5.934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" calcext:value-type="float">
            <text:p>10</text:p>
          </table:table-cell>
          <table:table-cell table:style-name="ce88" table:formula="of:=[$classement.C13]" office:value-type="string" office:string-value="PIENNES, Mat. Elsa. Triolet" calcext:value-type="string">
            <text:p>PIENNES, Mat. Elsa. Triolet</text:p>
          </table:table-cell>
          <table:table-cell table:style-name="ce88" table:formula="of:=[$classement.F13]" office:value-type="float" office:value="0" calcext:value-type="float">
            <text:p>0</text:p>
          </table:table-cell>
          <table:table-cell table:style-name="ce31" table:formula="of:=[$notes.B11]" office:value-type="float" office:value="832.715047864404" calcext:value-type="float">
            <text:p>832.715047864404</text:p>
          </table:table-cell>
          <table:table-cell table:style-name="ce31" table:formula="of:=[$distances.E11]" office:value-type="float" office:value="49.3061" calcext:value-type="float">
            <text:p>49.3061</text:p>
          </table:table-cell>
          <table:table-cell table:style-name="ce31" table:formula="of:=[$distances.F11]" office:value-type="float" office:value="5.7915" calcext:value-type="float">
            <text:p>5.791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" calcext:value-type="float">
            <text:p>11</text:p>
          </table:table-cell>
          <table:table-cell table:style-name="ce87" table:formula="of:=[$classement.C14]" office:value-type="string" office:string-value="MARS LA TOUR, Primaire Albert Lebrun" calcext:value-type="string">
            <text:p>MARS LA TOUR, Primaire Albert Lebrun</text:p>
          </table:table-cell>
          <table:table-cell table:style-name="ce87" table:formula="of:=[$classement.F14]" office:value-type="float" office:value="0" calcext:value-type="float">
            <text:p>0</text:p>
          </table:table-cell>
          <table:table-cell table:style-name="ce30" table:formula="of:=[$notes.B12]" office:value-type="float" office:value="115.793003363946" calcext:value-type="float">
            <text:p>115.793003363946</text:p>
          </table:table-cell>
          <table:table-cell table:style-name="ce30" table:formula="of:=[$distances.E12]" office:value-type="float" office:value="49.099" calcext:value-type="float">
            <text:p>49.099</text:p>
          </table:table-cell>
          <table:table-cell table:style-name="ce30" table:formula="of:=[$distances.F12]" office:value-type="float" office:value="5.8855" calcext:value-type="float">
            <text:p>5.885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" calcext:value-type="float">
            <text:p>12</text:p>
          </table:table-cell>
          <table:table-cell table:style-name="ce88" table:formula="of:=[$classement.C15]" office:value-type="string" office:string-value="HOMECOURT, Mat H. Defaut" calcext:value-type="string">
            <text:p>HOMECOURT, Mat H. Defaut</text:p>
          </table:table-cell>
          <table:table-cell table:style-name="ce88" table:formula="of:=[$classement.F15]" office:value-type="float" office:value="0" calcext:value-type="float">
            <text:p>0</text:p>
          </table:table-cell>
          <table:table-cell table:style-name="ce31" table:formula="of:=[$notes.B13]" office:value-type="float" office:value="833.673020786033" calcext:value-type="float">
            <text:p>833.673020786033</text:p>
          </table:table-cell>
          <table:table-cell table:style-name="ce31" table:formula="of:=[$distances.E13]" office:value-type="float" office:value="49.2242" calcext:value-type="float">
            <text:p>49.2242</text:p>
          </table:table-cell>
          <table:table-cell table:style-name="ce31" table:formula="of:=[$distances.F13]" office:value-type="float" office:value="5.9944" calcext:value-type="float">
            <text:p>5.994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7" table:formula="of:=[$classement.C16]" office:value-type="string" office:string-value="JARNY, Prim Jules Ferry (mat)" calcext:value-type="string">
            <text:p>JARNY, Prim Jules Ferry (mat)</text:p>
          </table:table-cell>
          <table:table-cell table:style-name="ce87" table:formula="of:=[$classement.F16]" office:value-type="float" office:value="0" calcext:value-type="float">
            <text:p>0</text:p>
          </table:table-cell>
          <table:table-cell table:style-name="ce30" table:formula="of:=[$notes.B14]" office:value-type="float" office:value="834.195909516352" calcext:value-type="float">
            <text:p>834.195909516352</text:p>
          </table:table-cell>
          <table:table-cell table:style-name="ce30" table:formula="of:=[$distances.E14]" office:value-type="float" office:value="49.1518" calcext:value-type="float">
            <text:p>49.1518</text:p>
          </table:table-cell>
          <table:table-cell table:style-name="ce30" table:formula="of:=[$distances.F14]" office:value-type="float" office:value="5.8858" calcext:value-type="float">
            <text:p>5.885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" calcext:value-type="float">
            <text:p>14</text:p>
          </table:table-cell>
          <table:table-cell table:style-name="ce88" table:formula="of:=[$classement.C17]" office:value-type="string" office:string-value="ROSIERES-AUX-SALINES, Elémentaire&#10;" calcext:value-type="string">
            <text:p>ROSIERES-AUX-SALINES, Elémentaire</text:p>
            <text:p/>
          </table:table-cell>
          <table:table-cell table:style-name="ce88" table:formula="of:=[$classement.F17]" office:value-type="float" office:value="0" calcext:value-type="float">
            <text:p>0</text:p>
          </table:table-cell>
          <table:table-cell table:style-name="ce31" table:formula="of:=[$notes.B15]" office:value-type="float" office:value="48.0402237070123" calcext:value-type="float">
            <text:p>48.0402237070123</text:p>
          </table:table-cell>
          <table:table-cell table:style-name="ce31" table:formula="of:=[$distances.E15]" office:value-type="float" office:value="48.5947" calcext:value-type="float">
            <text:p>48.5947</text:p>
          </table:table-cell>
          <table:table-cell table:style-name="ce31" table:formula="of:=[$distances.F15]" office:value-type="float" office:value="6.3328" calcext:value-type="float">
            <text:p>6.33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87" table:formula="of:=[$classement.C18]" office:value-type="string" office:string-value="DOMBASLE, Mat J. L'hôte" calcext:value-type="string">
            <text:p>DOMBASLE, Mat J. L'hôte</text:p>
          </table:table-cell>
          <table:table-cell table:style-name="ce87" table:formula="of:=[$classement.F18]" office:value-type="float" office:value="0" calcext:value-type="float">
            <text:p>0</text:p>
          </table:table-cell>
          <table:table-cell table:style-name="ce30" table:formula="of:=[$notes.B16]" office:value-type="float" office:value="856.476882373111" calcext:value-type="float">
            <text:p>856.476882373111</text:p>
          </table:table-cell>
          <table:table-cell table:style-name="ce30" table:formula="of:=[$distances.E16]" office:value-type="float" office:value="48.6269" calcext:value-type="float">
            <text:p>48.6269</text:p>
          </table:table-cell>
          <table:table-cell table:style-name="ce30" table:formula="of:=[$distances.F16]" office:value-type="float" office:value="6.3513" calcext:value-type="float">
            <text:p>6.351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style-name="ce88" table:formula="of:=[$classement.C19]" office:value-type="string" office:string-value="JARVILLE, Elem L. Majorelle&#10;HEILLECOURT, Prim. E. Gallé" calcext:value-type="string">
            <text:p>JARVILLE, Elem L. Majorelle</text:p>
            <text:p>HEILLECOURT, Prim. E. Gallé</text:p>
          </table:table-cell>
          <table:table-cell table:style-name="ce88" table:formula="of:=[$classement.F19]" office:value-type="float" office:value="0" calcext:value-type="float">
            <text:p>0</text:p>
          </table:table-cell>
          <table:table-cell table:style-name="ce31" table:formula="of:=[$notes.B17]" office:value-type="float" office:value="129.07212280718" calcext:value-type="float">
            <text:p>129.07212280718</text:p>
          </table:table-cell>
          <table:table-cell table:style-name="ce31" table:formula="of:=[$distances.E17]" office:value-type="float" office:value="48.6685" calcext:value-type="float">
            <text:p>48.6685</text:p>
          </table:table-cell>
          <table:table-cell table:style-name="ce31" table:formula="of:=[$distances.F17]" office:value-type="float" office:value="6.1983" calcext:value-type="float">
            <text:p>6.198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7" calcext:value-type="float">
            <text:p>17</text:p>
          </table:table-cell>
          <table:table-cell table:style-name="ce87" table:formula="of:=[$classement.C20]" office:value-type="string" office:string-value="JARVILLE, Mat Florian JARVILLE, Mat E. Chatrian" calcext:value-type="string">
            <text:p>JARVILLE, Mat Florian JARVILLE, Mat E. Chatrian</text:p>
          </table:table-cell>
          <table:table-cell table:style-name="ce87" table:formula="of:=[$classement.F20]" office:value-type="float" office:value="0" calcext:value-type="float">
            <text:p>0</text:p>
          </table:table-cell>
          <table:table-cell table:style-name="ce30" table:formula="of:=[$notes.B18]" office:value-type="float" office:value="848.974856592129" calcext:value-type="float">
            <text:p>848.974856592129</text:p>
          </table:table-cell>
          <table:table-cell table:style-name="ce30" table:formula="of:=[$distances.E18]" office:value-type="float" office:value="48.6644" calcext:value-type="float">
            <text:p>48.6644</text:p>
          </table:table-cell>
          <table:table-cell table:style-name="ce30" table:formula="of:=[$distances.F18]" office:value-type="float" office:value="6.2003" calcext:value-type="float">
            <text:p>6.20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style-name="ce88" table:formula="of:=[$classement.C21]" office:value-type="string" office:string-value="LANEUVEVILLE-DVT-NANCY, Elém Montaigu" calcext:value-type="string">
            <text:p>LANEUVEVILLE-DVT-NANCY, Elém Montaigu</text:p>
          </table:table-cell>
          <table:table-cell table:style-name="ce88" table:formula="of:=[$classement.F21]" office:value-type="float" office:value="0" calcext:value-type="float">
            <text:p>0</text:p>
          </table:table-cell>
          <table:table-cell table:style-name="ce31" table:formula="of:=[$notes.B19]" office:value-type="float" office:value="73.6552400633867" calcext:value-type="float">
            <text:p>73.6552400633867</text:p>
          </table:table-cell>
          <table:table-cell table:style-name="ce31" table:formula="of:=[$distances.E19]" office:value-type="float" office:value="48.6589" calcext:value-type="float">
            <text:p>48.6589</text:p>
          </table:table-cell>
          <table:table-cell table:style-name="ce31" table:formula="of:=[$distances.F19]" office:value-type="float" office:value="6.2251" calcext:value-type="float">
            <text:p>6.225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9" calcext:value-type="float">
            <text:p>19</text:p>
          </table:table-cell>
          <table:table-cell table:style-name="ce87" table:formula="of:=[$classement.C22]" office:value-type="string" office:string-value="LANEUVEVILLE-DVT-NANCY, Mat du Centre&#10;LANEUVEVILLE-DVT-NANCY, Mat du Centre" calcext:value-type="string">
            <text:p>LANEUVEVILLE-DVT-NANCY, Mat du Centre</text:p>
            <text:p>LANEUVEVILLE-DVT-NANCY, Mat du Centre</text:p>
          </table:table-cell>
          <table:table-cell table:style-name="ce87" table:formula="of:=[$classement.F22]" office:value-type="float" office:value="0" calcext:value-type="float">
            <text:p>0</text:p>
          </table:table-cell>
          <table:table-cell table:style-name="ce30" table:formula="of:=[$notes.B20]" office:value-type="float" office:value="847.428499013057" calcext:value-type="float">
            <text:p>847.428499013057</text:p>
          </table:table-cell>
          <table:table-cell table:style-name="ce30" table:formula="of:=[$distances.E20]" office:value-type="float" office:value="48.6573" calcext:value-type="float">
            <text:p>48.6573</text:p>
          </table:table-cell>
          <table:table-cell table:style-name="ce30" table:formula="of:=[$distances.F20]" office:value-type="float" office:value="6.2324" calcext:value-type="float">
            <text:p>6.232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0" calcext:value-type="float">
            <text:p>20</text:p>
          </table:table-cell>
          <table:table-cell table:style-name="ce88" table:formula="of:=[$classement.C23]" office:value-type="string" office:string-value="LANEUVEVILLE-DVT-NANCY, Mat Montaigu&#10;HEILLECOURT, Prim E. Gallé" calcext:value-type="string">
            <text:p>LANEUVEVILLE-DVT-NANCY, Mat Montaigu</text:p>
            <text:p>HEILLECOURT, Prim E. Gallé</text:p>
          </table:table-cell>
          <table:table-cell table:style-name="ce88" table:formula="of:=[$classement.F23]" office:value-type="float" office:value="0" calcext:value-type="float">
            <text:p>0</text:p>
          </table:table-cell>
          <table:table-cell table:style-name="ce31" table:formula="of:=[$notes.B21]" office:value-type="float" office:value="847.655240063387" calcext:value-type="float">
            <text:p>847.655240063387</text:p>
          </table:table-cell>
          <table:table-cell table:style-name="ce31" table:formula="of:=[$distances.E21]" office:value-type="float" office:value="48.6589" calcext:value-type="float">
            <text:p>48.6589</text:p>
          </table:table-cell>
          <table:table-cell table:style-name="ce31" table:formula="of:=[$distances.F21]" office:value-type="float" office:value="6.2251" calcext:value-type="float">
            <text:p>6.225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1" calcext:value-type="float">
            <text:p>21</text:p>
          </table:table-cell>
          <table:table-cell table:style-name="ce87" table:formula="of:=[$classement.C24]" office:value-type="string" office:string-value="ROSIERES-AUX-SALINES, Mat&#10;VARANGEVILLE, Mat L. Michel" calcext:value-type="string">
            <text:p>ROSIERES-AUX-SALINES, Mat</text:p>
            <text:p>VARANGEVILLE, Mat L. Michel</text:p>
          </table:table-cell>
          <table:table-cell table:style-name="ce87" table:formula="of:=[$classement.F24]" office:value-type="float" office:value="0" calcext:value-type="float">
            <text:p>0</text:p>
          </table:table-cell>
          <table:table-cell table:style-name="ce30" table:formula="of:=[$notes.B22]" office:value-type="float" office:value="840.14938327665" calcext:value-type="float">
            <text:p>840.14938327665</text:p>
          </table:table-cell>
          <table:table-cell table:style-name="ce30" table:formula="of:=[$distances.E22]" office:value-type="float" office:value="48.5954" calcext:value-type="float">
            <text:p>48.5954</text:p>
          </table:table-cell>
          <table:table-cell table:style-name="ce30" table:formula="of:=[$distances.F22]" office:value-type="float" office:value="6.3329" calcext:value-type="float">
            <text:p>6.332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2" calcext:value-type="float">
            <text:p>22</text:p>
          </table:table-cell>
          <table:table-cell table:style-name="ce88" table:formula="of:=[$classement.C25]" office:value-type="string" office:string-value="ST-NICOLAS-DE-PORT, Elém P et M Curie" calcext:value-type="string">
            <text:p>ST-NICOLAS-DE-PORT, Elém P et M Curie</text:p>
          </table:table-cell>
          <table:table-cell table:style-name="ce88" table:formula="of:=[$classement.F25]" office:value-type="float" office:value="0" calcext:value-type="float">
            <text:p>0</text:p>
          </table:table-cell>
          <table:table-cell table:style-name="ce31" table:formula="of:=[$notes.B23]" office:value-type="float" office:value="67.1842719328323" calcext:value-type="float">
            <text:p>67.1842719328323</text:p>
          </table:table-cell>
          <table:table-cell table:style-name="ce31" table:formula="of:=[$distances.E23]" office:value-type="float" office:value="48.6282" calcext:value-type="float">
            <text:p>48.6282</text:p>
          </table:table-cell>
          <table:table-cell table:style-name="ce31" table:formula="of:=[$distances.F23]" office:value-type="float" office:value="6.2918" calcext:value-type="float">
            <text:p>6.29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3" calcext:value-type="float">
            <text:p>23</text:p>
          </table:table-cell>
          <table:table-cell table:style-name="ce87" table:formula="of:=[$classement.C26]" office:value-type="string" office:string-value="ST-NICOLAS-DE-PORT, Mat P. Castel" calcext:value-type="string">
            <text:p>ST-NICOLAS-DE-PORT, Mat P. Castel</text:p>
          </table:table-cell>
          <table:table-cell table:style-name="ce87" table:formula="of:=[$classement.F26]" office:value-type="float" office:value="0" calcext:value-type="float">
            <text:p>0</text:p>
          </table:table-cell>
          <table:table-cell table:style-name="ce30" table:formula="of:=[$notes.B24]" office:value-type="float" office:value="859.030650826159" calcext:value-type="float">
            <text:p>859.030650826159</text:p>
          </table:table-cell>
          <table:table-cell table:style-name="ce30" table:formula="of:=[$distances.E24]" office:value-type="float" office:value="48.6315" calcext:value-type="float">
            <text:p>48.6315</text:p>
          </table:table-cell>
          <table:table-cell table:style-name="ce30" table:formula="of:=[$distances.F24]" office:value-type="float" office:value="6.2986" calcext:value-type="float">
            <text:p>6.298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4" calcext:value-type="float">
            <text:p>24</text:p>
          </table:table-cell>
          <table:table-cell table:style-name="ce88" table:formula="of:=[$classement.C27]" office:value-type="string" office:string-value="ST-NICOLAS-DE-PORT, Mat P. Castel&#10;ST-NICOLAS-DE-PORT, Mat M. Marvingt" calcext:value-type="string">
            <text:p>ST-NICOLAS-DE-PORT, Mat P. Castel</text:p>
            <text:p>ST-NICOLAS-DE-PORT, Mat M. Marvingt</text:p>
          </table:table-cell>
          <table:table-cell table:style-name="ce88" table:formula="of:=[$classement.F27]" office:value-type="float" office:value="0" calcext:value-type="float">
            <text:p>0</text:p>
          </table:table-cell>
          <table:table-cell table:style-name="ce31" table:formula="of:=[$notes.B25]" office:value-type="float" office:value="841.030650826159" calcext:value-type="float">
            <text:p>841.030650826159</text:p>
          </table:table-cell>
          <table:table-cell table:style-name="ce31" table:formula="of:=[$distances.E25]" office:value-type="float" office:value="48.6315" calcext:value-type="float">
            <text:p>48.6315</text:p>
          </table:table-cell>
          <table:table-cell table:style-name="ce31" table:formula="of:=[$distances.F25]" office:value-type="float" office:value="6.2986" calcext:value-type="float">
            <text:p>6.298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5" calcext:value-type="float">
            <text:p>25</text:p>
          </table:table-cell>
          <table:table-cell table:style-name="ce87" table:formula="of:=[$classement.C28]" office:value-type="string" office:string-value="VILLE-EN-VERMOIS, Prim Sonnini" calcext:value-type="string">
            <text:p>VILLE-EN-VERMOIS, Prim Sonnini</text:p>
          </table:table-cell>
          <table:table-cell table:style-name="ce87" table:formula="of:=[$classement.F28]" office:value-type="float" office:value="0" calcext:value-type="float">
            <text:p>0</text:p>
          </table:table-cell>
          <table:table-cell table:style-name="ce30" table:formula="of:=[$notes.B26]" office:value-type="float" office:value="139.821642309724" calcext:value-type="float">
            <text:p>139.821642309724</text:p>
          </table:table-cell>
          <table:table-cell table:style-name="ce30" table:formula="of:=[$distances.E26]" office:value-type="float" office:value="48.6132" calcext:value-type="float">
            <text:p>48.6132</text:p>
          </table:table-cell>
          <table:table-cell table:style-name="ce30" table:formula="of:=[$distances.F26]" office:value-type="float" office:value="6.2549" calcext:value-type="float">
            <text:p>6.254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6" calcext:value-type="float">
            <text:p>26</text:p>
          </table:table-cell>
          <table:table-cell table:style-name="ce88" table:formula="of:=[$classement.C29]" office:value-type="string" office:string-value="ST-NICOLAS-DE-PORT, Elem J. Moulin" calcext:value-type="string">
            <text:p>ST-NICOLAS-DE-PORT, Elem J. Moulin</text:p>
          </table:table-cell>
          <table:table-cell table:style-name="ce88" table:formula="of:=[$classement.F29]" office:value-type="float" office:value="0" calcext:value-type="float">
            <text:p>0</text:p>
          </table:table-cell>
          <table:table-cell table:style-name="ce31" table:formula="of:=[$notes.B27]" office:value-type="float" office:value="67.0340991020212" calcext:value-type="float">
            <text:p>67.0340991020212</text:p>
          </table:table-cell>
          <table:table-cell table:style-name="ce31" table:formula="of:=[$distances.E27]" office:value-type="float" office:value="48.6314" calcext:value-type="float">
            <text:p>48.6314</text:p>
          </table:table-cell>
          <table:table-cell table:style-name="ce31" table:formula="of:=[$distances.F27]" office:value-type="float" office:value="6.2988" calcext:value-type="float">
            <text:p>6.298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7" calcext:value-type="float">
            <text:p>27</text:p>
          </table:table-cell>
          <table:table-cell table:style-name="ce87" table:formula="of:=[$classement.C30]" office:value-type="string" office:string-value="JARVILLE, Mat Calmette et Guérin &#10;ST-NICOLAS-DE-PORT , Mat. P. Castel" calcext:value-type="string">
            <text:p>JARVILLE, Mat Calmette et Guérin </text:p>
            <text:p>ST-NICOLAS-DE-PORT , Mat. P. Castel</text:p>
          </table:table-cell>
          <table:table-cell table:style-name="ce87" table:formula="of:=[$classement.F30]" office:value-type="float" office:value="0" calcext:value-type="float">
            <text:p>0</text:p>
          </table:table-cell>
          <table:table-cell table:style-name="ce30" table:formula="of:=[$notes.B28]" office:value-type="float" office:value="848.361492553911" calcext:value-type="float">
            <text:p>848.361492553911</text:p>
          </table:table-cell>
          <table:table-cell table:style-name="ce30" table:formula="of:=[$distances.E28]" office:value-type="float" office:value="48.6719" calcext:value-type="float">
            <text:p>48.6719</text:p>
          </table:table-cell>
          <table:table-cell table:style-name="ce30" table:formula="of:=[$distances.F28]" office:value-type="float" office:value="6.209" calcext:value-type="float">
            <text:p>6.2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8" calcext:value-type="float">
            <text:p>28</text:p>
          </table:table-cell>
          <table:table-cell table:style-name="ce88" table:formula="of:=[$classement.C31]" office:value-type="string" office:string-value="LONGWY, Prim Chadelle" calcext:value-type="string">
            <text:p>LONGWY, Prim Chadelle</text:p>
          </table:table-cell>
          <table:table-cell table:style-name="ce88" table:formula="of:=[$classement.F31]" office:value-type="float" office:value="0" calcext:value-type="float">
            <text:p>0</text:p>
          </table:table-cell>
          <table:table-cell table:style-name="ce31" table:formula="of:=[$notes.B29]" office:value-type="float" office:value="100.271490793168" calcext:value-type="float">
            <text:p>100.271490793168</text:p>
          </table:table-cell>
          <table:table-cell table:style-name="ce31" table:formula="of:=[$distances.E29]" office:value-type="float" office:value="49.5319" calcext:value-type="float">
            <text:p>49.5319</text:p>
          </table:table-cell>
          <table:table-cell table:style-name="ce31" table:formula="of:=[$distances.F29]" office:value-type="float" office:value="5.7608" calcext:value-type="float">
            <text:p>5.760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9" calcext:value-type="float">
            <text:p>29</text:p>
          </table:table-cell>
          <table:table-cell table:style-name="ce87" table:formula="of:=[$classement.C32]" office:value-type="string" office:string-value="LONGWY, Prim Chadelle&#10;LONGWY, Mat porte de Bourgogne" calcext:value-type="string">
            <text:p>LONGWY, Prim Chadelle</text:p>
            <text:p>LONGWY, Mat porte de Bourgogne</text:p>
          </table:table-cell>
          <table:table-cell table:style-name="ce87" table:formula="of:=[$classement.F32]" office:value-type="float" office:value="0" calcext:value-type="float">
            <text:p>0</text:p>
          </table:table-cell>
          <table:table-cell table:style-name="ce30" table:formula="of:=[$notes.B30]" office:value-type="float" office:value="820.271490793168" calcext:value-type="float">
            <text:p>820.271490793168</text:p>
          </table:table-cell>
          <table:table-cell table:style-name="ce30" table:formula="of:=[$distances.E30]" office:value-type="float" office:value="49.5319" calcext:value-type="float">
            <text:p>49.5319</text:p>
          </table:table-cell>
          <table:table-cell table:style-name="ce30" table:formula="of:=[$distances.F30]" office:value-type="float" office:value="5.7608" calcext:value-type="float">
            <text:p>5.760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0" calcext:value-type="float">
            <text:p>30</text:p>
          </table:table-cell>
          <table:table-cell table:style-name="ce88" table:formula="of:=[$classement.C33]" office:value-type="string" office:string-value="LONGWY, Mat Dartein" calcext:value-type="string">
            <text:p>LONGWY, Mat Dartein</text:p>
          </table:table-cell>
          <table:table-cell table:style-name="ce88" table:formula="of:=[$classement.F33]" office:value-type="float" office:value="0" calcext:value-type="float">
            <text:p>0</text:p>
          </table:table-cell>
          <table:table-cell table:style-name="ce31" table:formula="of:=[$notes.B31]" office:value-type="float" office:value="837.369414970021" calcext:value-type="float">
            <text:p>837.369414970021</text:p>
          </table:table-cell>
          <table:table-cell table:style-name="ce31" table:formula="of:=[$distances.E31]" office:value-type="float" office:value="49.5178" calcext:value-type="float">
            <text:p>49.5178</text:p>
          </table:table-cell>
          <table:table-cell table:style-name="ce31" table:formula="of:=[$distances.F31]" office:value-type="float" office:value="5.7661" calcext:value-type="float">
            <text:p>5.766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1" calcext:value-type="float">
            <text:p>31</text:p>
          </table:table-cell>
          <table:table-cell table:style-name="ce87" table:formula="of:=[$classement.C34]" office:value-type="string" office:string-value="MONT-ST-MARTIN, Mat J. Macé " calcext:value-type="string">
            <text:p>MONT-ST-MARTIN, Mat J. Macé </text:p>
          </table:table-cell>
          <table:table-cell table:style-name="ce87" table:formula="of:=[$classement.F34]" office:value-type="float" office:value="0" calcext:value-type="float">
            <text:p>0</text:p>
          </table:table-cell>
          <table:table-cell table:style-name="ce30" table:formula="of:=[$notes.B32]" office:value-type="float" office:value="821.900314153593" calcext:value-type="float">
            <text:p>821.900314153593</text:p>
          </table:table-cell>
          <table:table-cell table:style-name="ce30" table:formula="of:=[$distances.E32]" office:value-type="float" office:value="49.5472" calcext:value-type="float">
            <text:p>49.5472</text:p>
          </table:table-cell>
          <table:table-cell table:style-name="ce30" table:formula="of:=[$distances.F32]" office:value-type="float" office:value="5.7892" calcext:value-type="float">
            <text:p>5.789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2" calcext:value-type="float">
            <text:p>32</text:p>
          </table:table-cell>
          <table:table-cell table:style-name="ce88" table:formula="of:=[$classement.C35]" office:value-type="string" office:string-value="CONS-LA-GRANDVILLE, Prim" calcext:value-type="string">
            <text:p>CONS-LA-GRANDVILLE, Prim</text:p>
          </table:table-cell>
          <table:table-cell table:style-name="ce88" table:formula="of:=[$classement.F35]" office:value-type="float" office:value="0" calcext:value-type="float">
            <text:p>0</text:p>
          </table:table-cell>
          <table:table-cell table:style-name="ce31" table:formula="of:=[$notes.B33]" office:value-type="float" office:value="119.380098045575" calcext:value-type="float">
            <text:p>119.380098045575</text:p>
          </table:table-cell>
          <table:table-cell table:style-name="ce31" table:formula="of:=[$distances.E33]" office:value-type="float" office:value="49.4838" calcext:value-type="float">
            <text:p>49.4838</text:p>
          </table:table-cell>
          <table:table-cell table:style-name="ce31" table:formula="of:=[$distances.F33]" office:value-type="float" office:value="5.7053" calcext:value-type="float">
            <text:p>5.705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3" calcext:value-type="float">
            <text:p>33</text:p>
          </table:table-cell>
          <table:table-cell table:style-name="ce87" table:formula="of:=[$classement.C36]" office:value-type="string" office:string-value="HERSERANGE- Elém J. Simon" calcext:value-type="string">
            <text:p>HERSERANGE- Elém J. Simon</text:p>
          </table:table-cell>
          <table:table-cell table:style-name="ce87" table:formula="of:=[$classement.F36]" office:value-type="float" office:value="0" calcext:value-type="float">
            <text:p>0</text:p>
          </table:table-cell>
          <table:table-cell table:style-name="ce30" table:formula="of:=[$notes.B34]" office:value-type="float" office:value="44.7205534292783" calcext:value-type="float">
            <text:p>44.7205534292783</text:p>
          </table:table-cell>
          <table:table-cell table:style-name="ce30" table:formula="of:=[$distances.E34]" office:value-type="float" office:value="49.523" calcext:value-type="float">
            <text:p>49.523</text:p>
          </table:table-cell>
          <table:table-cell table:style-name="ce30" table:formula="of:=[$distances.F34]" office:value-type="float" office:value="5.7961" calcext:value-type="float">
            <text:p>5.796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4" calcext:value-type="float">
            <text:p>34</text:p>
          </table:table-cell>
          <table:table-cell table:style-name="ce88" table:formula="of:=[$classement.C37]" office:value-type="string" office:string-value="LEXY, Elém J. Macé" calcext:value-type="string">
            <text:p>LEXY, Elém J. Macé</text:p>
          </table:table-cell>
          <table:table-cell table:style-name="ce88" table:formula="of:=[$classement.F37]" office:value-type="float" office:value="0" calcext:value-type="float">
            <text:p>0</text:p>
          </table:table-cell>
          <table:table-cell table:style-name="ce31" table:formula="of:=[$notes.B35]" office:value-type="float" office:value="47.1347199955517" calcext:value-type="float">
            <text:p>47.1347199955517</text:p>
          </table:table-cell>
          <table:table-cell table:style-name="ce31" table:formula="of:=[$distances.E35]" office:value-type="float" office:value="49.5033" calcext:value-type="float">
            <text:p>49.5033</text:p>
          </table:table-cell>
          <table:table-cell table:style-name="ce31" table:formula="of:=[$distances.F35]" office:value-type="float" office:value="5.733" calcext:value-type="float">
            <text:p>5.73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5" calcext:value-type="float">
            <text:p>35</text:p>
          </table:table-cell>
          <table:table-cell table:style-name="ce87" table:formula="of:=[$classement.C38]" office:value-type="string" office:string-value="MORFONTAINE, Prim G. Sand" calcext:value-type="string">
            <text:p>MORFONTAINE, Prim G. Sand</text:p>
          </table:table-cell>
          <table:table-cell table:style-name="ce87" table:formula="of:=[$classement.F38]" office:value-type="float" office:value="0" calcext:value-type="float">
            <text:p>0</text:p>
          </table:table-cell>
          <table:table-cell table:style-name="ce30" table:formula="of:=[$notes.B36]" office:value-type="float" office:value="115.17539130193" calcext:value-type="float">
            <text:p>115.17539130193</text:p>
          </table:table-cell>
          <table:table-cell table:style-name="ce30" table:formula="of:=[$distances.E36]" office:value-type="float" office:value="49.4455" calcext:value-type="float">
            <text:p>49.4455</text:p>
          </table:table-cell>
          <table:table-cell table:style-name="ce30" table:formula="of:=[$distances.F36]" office:value-type="float" office:value="5.8353" calcext:value-type="float">
            <text:p>5.835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6" calcext:value-type="float">
            <text:p>36</text:p>
          </table:table-cell>
          <table:table-cell table:style-name="ce88" table:formula="of:=[$classement.C39]" office:value-type="string" office:string-value="REHAINVILLER, Prim&#10;LUNEVILLE mat La Fontaine " calcext:value-type="string">
            <text:p>REHAINVILLER, Prim</text:p>
            <text:p>LUNEVILLE mat La Fontaine </text:p>
          </table:table-cell>
          <table:table-cell table:style-name="ce88" table:formula="of:=[$classement.F39]" office:value-type="float" office:value="0" calcext:value-type="float">
            <text:p>0</text:p>
          </table:table-cell>
          <table:table-cell table:style-name="ce31" table:formula="of:=[$notes.B37]" office:value-type="float" office:value="838.141117052331" calcext:value-type="float">
            <text:p>838.141117052331</text:p>
          </table:table-cell>
          <table:table-cell table:style-name="ce31" table:formula="of:=[$distances.E37]" office:value-type="float" office:value="48.5624" calcext:value-type="float">
            <text:p>48.5624</text:p>
          </table:table-cell>
          <table:table-cell table:style-name="ce31" table:formula="of:=[$distances.F37]" office:value-type="float" office:value="6.4663" calcext:value-type="float">
            <text:p>6.466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7" calcext:value-type="float">
            <text:p>37</text:p>
          </table:table-cell>
          <table:table-cell table:style-name="ce87" table:formula="of:=[$classement.C40]" office:value-type="string" office:string-value="LUNEVILLE, Demangeot Elem" calcext:value-type="string">
            <text:p>LUNEVILLE, Demangeot Elem</text:p>
          </table:table-cell>
          <table:table-cell table:style-name="ce87" table:formula="of:=[$classement.F40]" office:value-type="float" office:value="0" calcext:value-type="float">
            <text:p>0</text:p>
          </table:table-cell>
          <table:table-cell table:style-name="ce30" table:formula="of:=[$notes.B38]" office:value-type="float" office:value="63.4054416221076" calcext:value-type="float">
            <text:p>63.4054416221076</text:p>
          </table:table-cell>
          <table:table-cell table:style-name="ce30" table:formula="of:=[$distances.E38]" office:value-type="float" office:value="48.598" calcext:value-type="float">
            <text:p>48.598</text:p>
          </table:table-cell>
          <table:table-cell table:style-name="ce30" table:formula="of:=[$distances.F38]" office:value-type="float" office:value="6.4885" calcext:value-type="float">
            <text:p>6.488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8" calcext:value-type="float">
            <text:p>38</text:p>
          </table:table-cell>
          <table:table-cell table:style-name="ce88" table:formula="of:=[$classement.C41]" office:value-type="string" office:string-value="CIREY SUR VEZOUZE, Elem" calcext:value-type="string">
            <text:p>CIREY SUR VEZOUZE, Elem</text:p>
          </table:table-cell>
          <table:table-cell table:style-name="ce88" table:formula="of:=[$classement.F41]" office:value-type="float" office:value="0" calcext:value-type="float">
            <text:p>0</text:p>
          </table:table-cell>
          <table:table-cell table:style-name="ce31" table:formula="of:=[$notes.B39]" office:value-type="float" office:value="62.8349535256558" calcext:value-type="float">
            <text:p>62.8349535256558</text:p>
          </table:table-cell>
          <table:table-cell table:style-name="ce31" table:formula="of:=[$distances.E39]" office:value-type="float" office:value="48.5812" calcext:value-type="float">
            <text:p>48.5812</text:p>
          </table:table-cell>
          <table:table-cell table:style-name="ce31" table:formula="of:=[$distances.F39]" office:value-type="float" office:value="6.9454" calcext:value-type="float">
            <text:p>6.945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9" calcext:value-type="float">
            <text:p>39</text:p>
          </table:table-cell>
          <table:table-cell table:style-name="ce87" table:formula="of:=[$classement.C42]" office:value-type="string" office:string-value="LUNEVILLE, Alsace Maternelle&#10;LUNEVILLE, Alsace Maternelle" calcext:value-type="string">
            <text:p>LUNEVILLE, Alsace Maternelle</text:p>
            <text:p>LUNEVILLE, Alsace Maternelle</text:p>
          </table:table-cell>
          <table:table-cell table:style-name="ce87" table:formula="of:=[$classement.F42]" office:value-type="float" office:value="0" calcext:value-type="float">
            <text:p>0</text:p>
          </table:table-cell>
          <table:table-cell table:style-name="ce30" table:formula="of:=[$notes.B40]" office:value-type="float" office:value="837.247980242612" calcext:value-type="float">
            <text:p>837.247980242612</text:p>
          </table:table-cell>
          <table:table-cell table:style-name="ce30" table:formula="of:=[$distances.E40]" office:value-type="float" office:value="48.5829" calcext:value-type="float">
            <text:p>48.5829</text:p>
          </table:table-cell>
          <table:table-cell table:style-name="ce30" table:formula="of:=[$distances.F40]" office:value-type="float" office:value="6.5083" calcext:value-type="float">
            <text:p>6.50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0" calcext:value-type="float">
            <text:p>40</text:p>
          </table:table-cell>
          <table:table-cell table:style-name="ce88" table:formula="of:=[$classement.C43]" office:value-type="string" office:string-value="NANCY, Elém Boudonville" calcext:value-type="string">
            <text:p>NANCY, Elém Boudonville</text:p>
          </table:table-cell>
          <table:table-cell table:style-name="ce88" table:formula="of:=[$classement.F43]" office:value-type="float" office:value="0" calcext:value-type="float">
            <text:p>0</text:p>
          </table:table-cell>
          <table:table-cell table:style-name="ce31" table:formula="of:=[$notes.B41]" office:value-type="float" office:value="58.7935000787701" calcext:value-type="float">
            <text:p>58.7935000787701</text:p>
          </table:table-cell>
          <table:table-cell table:style-name="ce31" table:formula="of:=[$distances.E41]" office:value-type="float" office:value="48.698" calcext:value-type="float">
            <text:p>48.698</text:p>
          </table:table-cell>
          <table:table-cell table:style-name="ce31" table:formula="of:=[$distances.F41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1" calcext:value-type="float">
            <text:p>41</text:p>
          </table:table-cell>
          <table:table-cell table:style-name="ce87" table:formula="of:=[$classement.C44]" office:value-type="string" office:string-value="NANCY, Elem Braconnot" calcext:value-type="string">
            <text:p>NANCY, Elem Braconnot</text:p>
          </table:table-cell>
          <table:table-cell table:style-name="ce87" table:formula="of:=[$classement.F44]" office:value-type="float" office:value="0" calcext:value-type="float">
            <text:p>0</text:p>
          </table:table-cell>
          <table:table-cell table:style-name="ce30" table:formula="of:=[$notes.B42]" office:value-type="float" office:value="57.9949299873041" calcext:value-type="float">
            <text:p>57.9949299873041</text:p>
          </table:table-cell>
          <table:table-cell table:style-name="ce30" table:formula="of:=[$distances.E42]" office:value-type="float" office:value="48.6989" calcext:value-type="float">
            <text:p>48.6989</text:p>
          </table:table-cell>
          <table:table-cell table:style-name="ce30" table:formula="of:=[$distances.F42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2" calcext:value-type="float">
            <text:p>42</text:p>
          </table:table-cell>
          <table:table-cell table:style-name="ce88" table:formula="of:=[$classement.C45]" office:value-type="string" office:string-value="NANCY, Elém Braconnot" calcext:value-type="string">
            <text:p>NANCY, Elém Braconnot</text:p>
          </table:table-cell>
          <table:table-cell table:style-name="ce88" table:formula="of:=[$classement.F45]" office:value-type="float" office:value="0" calcext:value-type="float">
            <text:p>0</text:p>
          </table:table-cell>
          <table:table-cell table:style-name="ce31" table:formula="of:=[$notes.B43]" office:value-type="float" office:value="57.9949299873041" calcext:value-type="float">
            <text:p>57.9949299873041</text:p>
          </table:table-cell>
          <table:table-cell table:style-name="ce31" table:formula="of:=[$distances.E43]" office:value-type="float" office:value="48.6989" calcext:value-type="float">
            <text:p>48.6989</text:p>
          </table:table-cell>
          <table:table-cell table:style-name="ce31" table:formula="of:=[$distances.F43]" office:value-type="float" office:value="6.1796" calcext:value-type="float">
            <text:p>6.179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3" calcext:value-type="float">
            <text:p>43</text:p>
          </table:table-cell>
          <table:table-cell table:style-name="ce87" table:formula="of:=[$classement.C46]" office:value-type="string" office:string-value="NANCY, Elém Braconnot&#10;NANCY, Elem Clémenceau" calcext:value-type="string">
            <text:p>NANCY, Elém Braconnot</text:p>
            <text:p>NANCY, Elem Clémenceau</text:p>
          </table:table-cell>
          <table:table-cell table:style-name="ce87" table:formula="of:=[$classement.F46]" office:value-type="float" office:value="0" calcext:value-type="float">
            <text:p>0</text:p>
          </table:table-cell>
          <table:table-cell table:style-name="ce30" table:formula="of:=[$notes.B44]" office:value-type="float" office:value="57.9949299873041" calcext:value-type="float">
            <text:p>57.9949299873041</text:p>
          </table:table-cell>
          <table:table-cell table:style-name="ce30" table:formula="of:=[$distances.E44]" office:value-type="float" office:value="48.6989" calcext:value-type="float">
            <text:p>48.6989</text:p>
          </table:table-cell>
          <table:table-cell table:style-name="ce30" table:formula="of:=[$distances.F44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4" calcext:value-type="float">
            <text:p>44</text:p>
          </table:table-cell>
          <table:table-cell table:style-name="ce88" table:formula="of:=[$classement.C47]" office:value-type="string" office:string-value="NANCY, Elém Didion Raugraff &#10;NANCY, Elem Alfred Mézières " calcext:value-type="string">
            <text:p>NANCY, Elém Didion Raugraff </text:p>
            <text:p>NANCY, Elem Alfred Mézières </text:p>
          </table:table-cell>
          <table:table-cell table:style-name="ce88" table:formula="of:=[$classement.F47]" office:value-type="float" office:value="0" calcext:value-type="float">
            <text:p>0</text:p>
          </table:table-cell>
          <table:table-cell table:style-name="ce31" table:formula="of:=[$notes.B45]" office:value-type="float" office:value="58.1218350647305" calcext:value-type="float">
            <text:p>58.1218350647305</text:p>
          </table:table-cell>
          <table:table-cell table:style-name="ce31" table:formula="of:=[$distances.E45]" office:value-type="float" office:value="48.6879" calcext:value-type="float">
            <text:p>48.6879</text:p>
          </table:table-cell>
          <table:table-cell table:style-name="ce31" table:formula="of:=[$distances.F45]" office:value-type="float" office:value="6.1794" calcext:value-type="float">
            <text:p>6.179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5" calcext:value-type="float">
            <text:p>45</text:p>
          </table:table-cell>
          <table:table-cell table:style-name="ce87" table:formula="of:=[$classement.C48]" office:value-type="string" office:string-value="NANCY, Elém III Maisons" calcext:value-type="string">
            <text:p>NANCY, Elém III Maisons</text:p>
          </table:table-cell>
          <table:table-cell table:style-name="ce87" table:formula="of:=[$classement.F48]" office:value-type="float" office:value="0" calcext:value-type="float">
            <text:p>0</text:p>
          </table:table-cell>
          <table:table-cell table:style-name="ce30" table:formula="of:=[$notes.B46]" office:value-type="float" office:value="57.9838465744285" calcext:value-type="float">
            <text:p>57.9838465744285</text:p>
          </table:table-cell>
          <table:table-cell table:style-name="ce30" table:formula="of:=[$distances.E46]" office:value-type="float" office:value="48.7029" calcext:value-type="float">
            <text:p>48.7029</text:p>
          </table:table-cell>
          <table:table-cell table:style-name="ce30" table:formula="of:=[$distances.F46]" office:value-type="float" office:value="6.177" calcext:value-type="float">
            <text:p>6.177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6" calcext:value-type="float">
            <text:p>46</text:p>
          </table:table-cell>
          <table:table-cell table:style-name="ce88" table:formula="of:=[$classement.C49]" office:value-type="string" office:string-value="NANCY, Elém III Maisons" calcext:value-type="string">
            <text:p>NANCY, Elém III Maisons</text:p>
          </table:table-cell>
          <table:table-cell table:style-name="ce88" table:formula="of:=[$classement.F49]" office:value-type="float" office:value="0" calcext:value-type="float">
            <text:p>0</text:p>
          </table:table-cell>
          <table:table-cell table:style-name="ce31" table:formula="of:=[$notes.B47]" office:value-type="float" office:value="57.9838465744285" calcext:value-type="float">
            <text:p>57.9838465744285</text:p>
          </table:table-cell>
          <table:table-cell table:style-name="ce31" table:formula="of:=[$distances.E47]" office:value-type="float" office:value="48.7029" calcext:value-type="float">
            <text:p>48.7029</text:p>
          </table:table-cell>
          <table:table-cell table:style-name="ce31" table:formula="of:=[$distances.F47]" office:value-type="float" office:value="6.177" calcext:value-type="float">
            <text:p>6.17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7" calcext:value-type="float">
            <text:p>47</text:p>
          </table:table-cell>
          <table:table-cell table:style-name="ce87" table:formula="of:=[$classement.C50]" office:value-type="string" office:string-value="NANCY, Mat A. Mézières &#10;&#10;NANCY, Mat Clémenceau" calcext:value-type="string">
            <text:p>NANCY, Mat A. Mézières </text:p>
            <text:p/>
            <text:p>NANCY, Mat Clémenceau</text:p>
          </table:table-cell>
          <table:table-cell table:style-name="ce87" table:formula="of:=[$classement.F50]" office:value-type="float" office:value="0" calcext:value-type="float">
            <text:p>0</text:p>
          </table:table-cell>
          <table:table-cell table:style-name="ce30" table:formula="of:=[$notes.B48]" office:value-type="float" office:value="850.696948354632" calcext:value-type="float">
            <text:p>850.696948354632</text:p>
          </table:table-cell>
          <table:table-cell table:style-name="ce30" table:formula="of:=[$distances.E48]" office:value-type="float" office:value="48.7008" calcext:value-type="float">
            <text:p>48.7008</text:p>
          </table:table-cell>
          <table:table-cell table:style-name="ce30" table:formula="of:=[$distances.F48]" office:value-type="float" office:value="6.1709" calcext:value-type="float">
            <text:p>6.17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8" calcext:value-type="float">
            <text:p>48</text:p>
          </table:table-cell>
          <table:table-cell table:style-name="ce88" table:formula="of:=[$classement.C51]" office:value-type="string" office:string-value="NANCY, Mat Boudonville" calcext:value-type="string">
            <text:p>NANCY, Mat Boudonville</text:p>
          </table:table-cell>
          <table:table-cell table:style-name="ce88" table:formula="of:=[$classement.F51]" office:value-type="float" office:value="0" calcext:value-type="float">
            <text:p>0</text:p>
          </table:table-cell>
          <table:table-cell table:style-name="ce31" table:formula="of:=[$notes.B49]" office:value-type="float" office:value="850.79350007877" calcext:value-type="float">
            <text:p>850.79350007877</text:p>
          </table:table-cell>
          <table:table-cell table:style-name="ce31" table:formula="of:=[$distances.E49]" office:value-type="float" office:value="48.698" calcext:value-type="float">
            <text:p>48.698</text:p>
          </table:table-cell>
          <table:table-cell table:style-name="ce31" table:formula="of:=[$distances.F49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87" table:formula="of:=[$classement.C52]" office:value-type="string" office:string-value="NANCY, Mat Charles III &#10;NANCY, Mat Montet" calcext:value-type="string">
            <text:p>NANCY, Mat Charles III </text:p>
            <text:p>NANCY, Mat Montet</text:p>
          </table:table-cell>
          <table:table-cell table:style-name="ce87" table:formula="of:=[$classement.F52]" office:value-type="float" office:value="0" calcext:value-type="float">
            <text:p>0</text:p>
          </table:table-cell>
          <table:table-cell table:style-name="ce30" table:formula="of:=[$notes.B50]" office:value-type="float" office:value="848.852511838679" calcext:value-type="float">
            <text:p>848.852511838679</text:p>
          </table:table-cell>
          <table:table-cell table:style-name="ce30" table:formula="of:=[$distances.E50]" office:value-type="float" office:value="48.6871" calcext:value-type="float">
            <text:p>48.6871</text:p>
          </table:table-cell>
          <table:table-cell table:style-name="ce30" table:formula="of:=[$distances.F50]" office:value-type="float" office:value="6.1883" calcext:value-type="float">
            <text:p>6.18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0" calcext:value-type="float">
            <text:p>50</text:p>
          </table:table-cell>
          <table:table-cell table:style-name="ce88" table:formula="of:=[$classement.C53]" office:value-type="string" office:string-value="NANCY, Mat Didion" calcext:value-type="string">
            <text:p>NANCY, Mat Didion</text:p>
          </table:table-cell>
          <table:table-cell table:style-name="ce88" table:formula="of:=[$classement.F53]" office:value-type="float" office:value="0" calcext:value-type="float">
            <text:p>0</text:p>
          </table:table-cell>
          <table:table-cell table:style-name="ce31" table:formula="of:=[$notes.B51]" office:value-type="float" office:value="850.094248857834" calcext:value-type="float">
            <text:p>850.094248857834</text:p>
          </table:table-cell>
          <table:table-cell table:style-name="ce31" table:formula="of:=[$distances.E51]" office:value-type="float" office:value="48.6887" calcext:value-type="float">
            <text:p>48.6887</text:p>
          </table:table-cell>
          <table:table-cell table:style-name="ce31" table:formula="of:=[$distances.F51]" office:value-type="float" office:value="6.1786" calcext:value-type="float">
            <text:p>6.178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1" calcext:value-type="float">
            <text:p>51</text:p>
          </table:table-cell>
          <table:table-cell table:style-name="ce87" table:formula="of:=[$classement.C54]" office:value-type="string" office:string-value="NANCY, Mat Gallé NANCY, Mat Tiercelins" calcext:value-type="string">
            <text:p>NANCY, Mat Gallé NANCY, Mat Tiercelins</text:p>
          </table:table-cell>
          <table:table-cell table:style-name="ce87" table:formula="of:=[$classement.F54]" office:value-type="float" office:value="0" calcext:value-type="float">
            <text:p>0</text:p>
          </table:table-cell>
          <table:table-cell table:style-name="ce30" table:formula="of:=[$notes.B52]" office:value-type="float" office:value="849.458857926586" calcext:value-type="float">
            <text:p>849.458857926586</text:p>
          </table:table-cell>
          <table:table-cell table:style-name="ce30" table:formula="of:=[$distances.E52]" office:value-type="float" office:value="48.6819" calcext:value-type="float">
            <text:p>48.6819</text:p>
          </table:table-cell>
          <table:table-cell table:style-name="ce30" table:formula="of:=[$distances.F52]" office:value-type="float" office:value="6.1921" calcext:value-type="float">
            <text:p>6.192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2" calcext:value-type="float">
            <text:p>52</text:p>
          </table:table-cell>
          <table:table-cell table:style-name="ce88" table:formula="of:=[$classement.C55]" office:value-type="string" office:string-value="NANCY, Mat Gebhart&#10;VILLERS, Mat Placieux" calcext:value-type="string">
            <text:p>NANCY, Mat Gebhart</text:p>
            <text:p>VILLERS, Mat Placieux</text:p>
          </table:table-cell>
          <table:table-cell table:style-name="ce88" table:formula="of:=[$classement.F55]" office:value-type="float" office:value="0" calcext:value-type="float">
            <text:p>0</text:p>
          </table:table-cell>
          <table:table-cell table:style-name="ce31" table:formula="of:=[$notes.B53]" office:value-type="float" office:value="849.368366864673" calcext:value-type="float">
            <text:p>849.368366864673</text:p>
          </table:table-cell>
          <table:table-cell table:style-name="ce31" table:formula="of:=[$distances.E53]" office:value-type="float" office:value="48.6739" calcext:value-type="float">
            <text:p>48.6739</text:p>
          </table:table-cell>
          <table:table-cell table:style-name="ce31" table:formula="of:=[$distances.F53]" office:value-type="float" office:value="6.173" calcext:value-type="float">
            <text:p>6.17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3" calcext:value-type="float">
            <text:p>53</text:p>
          </table:table-cell>
          <table:table-cell table:style-name="ce87" table:formula="of:=[$classement.C56]" office:value-type="string" office:string-value="NANCY, Mat III Maisons" calcext:value-type="string">
            <text:p>NANCY, Mat III Maisons</text:p>
          </table:table-cell>
          <table:table-cell table:style-name="ce87" table:formula="of:=[$classement.F56]" office:value-type="float" office:value="0" calcext:value-type="float">
            <text:p>0</text:p>
          </table:table-cell>
          <table:table-cell table:style-name="ce30" table:formula="of:=[$notes.B54]" office:value-type="float" office:value="849.983846574428" calcext:value-type="float">
            <text:p>849.983846574428</text:p>
          </table:table-cell>
          <table:table-cell table:style-name="ce30" table:formula="of:=[$distances.E54]" office:value-type="float" office:value="48.7029" calcext:value-type="float">
            <text:p>48.7029</text:p>
          </table:table-cell>
          <table:table-cell table:style-name="ce30" table:formula="of:=[$distances.F54]" office:value-type="float" office:value="6.177" calcext:value-type="float">
            <text:p>6.177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4" calcext:value-type="float">
            <text:p>54</text:p>
          </table:table-cell>
          <table:table-cell table:style-name="ce88" table:formula="of:=[$classement.C57]" office:value-type="string" office:string-value="NANCY, Mat III Maisons" calcext:value-type="string">
            <text:p>NANCY, Mat III Maisons</text:p>
          </table:table-cell>
          <table:table-cell table:style-name="ce88" table:formula="of:=[$classement.F57]" office:value-type="float" office:value="0" calcext:value-type="float">
            <text:p>0</text:p>
          </table:table-cell>
          <table:table-cell table:style-name="ce31" table:formula="of:=[$notes.B55]" office:value-type="float" office:value="867.983846574429" calcext:value-type="float">
            <text:p>867.983846574429</text:p>
          </table:table-cell>
          <table:table-cell table:style-name="ce31" table:formula="of:=[$distances.E55]" office:value-type="float" office:value="48.7029" calcext:value-type="float">
            <text:p>48.7029</text:p>
          </table:table-cell>
          <table:table-cell table:style-name="ce31" table:formula="of:=[$distances.F55]" office:value-type="float" office:value="6.177" calcext:value-type="float">
            <text:p>6.17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7" table:formula="of:=[$classement.C58]" office:value-type="string" office:string-value="NANCY, Mat M. Leroy&#10;NANCY, Mat Roberty" calcext:value-type="string">
            <text:p>NANCY, Mat M. Leroy</text:p>
            <text:p>NANCY, Mat Roberty</text:p>
          </table:table-cell>
          <table:table-cell table:style-name="ce87" table:formula="of:=[$classement.F58]" office:value-type="float" office:value="0" calcext:value-type="float">
            <text:p>0</text:p>
          </table:table-cell>
          <table:table-cell table:style-name="ce30" table:formula="of:=[$notes.B56]" office:value-type="float" office:value="849.981160978231" calcext:value-type="float">
            <text:p>849.981160978231</text:p>
          </table:table-cell>
          <table:table-cell table:style-name="ce30" table:formula="of:=[$distances.E56]" office:value-type="float" office:value="48.6829" calcext:value-type="float">
            <text:p>48.6829</text:p>
          </table:table-cell>
          <table:table-cell table:style-name="ce30" table:formula="of:=[$distances.F56]" office:value-type="float" office:value="6.1703" calcext:value-type="float">
            <text:p>6.17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6" calcext:value-type="float">
            <text:p>56</text:p>
          </table:table-cell>
          <table:table-cell table:style-name="ce88" table:formula="of:=[$classement.C59]" office:value-type="string" office:string-value="NANCY, Mat Stanislas" calcext:value-type="string">
            <text:p>NANCY, Mat Stanislas</text:p>
          </table:table-cell>
          <table:table-cell table:style-name="ce88" table:formula="of:=[$classement.F59]" office:value-type="float" office:value="0" calcext:value-type="float">
            <text:p>0</text:p>
          </table:table-cell>
          <table:table-cell table:style-name="ce31" table:formula="of:=[$notes.B57]" office:value-type="float" office:value="850.126154444949" calcext:value-type="float">
            <text:p>850.126154444949</text:p>
          </table:table-cell>
          <table:table-cell table:style-name="ce31" table:formula="of:=[$distances.E57]" office:value-type="float" office:value="48.6896" calcext:value-type="float">
            <text:p>48.6896</text:p>
          </table:table-cell>
          <table:table-cell table:style-name="ce31" table:formula="of:=[$distances.F57]" office:value-type="float" office:value="6.1702" calcext:value-type="float">
            <text:p>6.170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7" calcext:value-type="float">
            <text:p>57</text:p>
          </table:table-cell>
          <table:table-cell table:style-name="ce87" table:formula="of:=[$classement.C60]" office:value-type="string" office:string-value="NANCY, Elem Boudonville" calcext:value-type="string">
            <text:p>NANCY, Elem Boudonville</text:p>
          </table:table-cell>
          <table:table-cell table:style-name="ce87" table:formula="of:=[$classement.F60]" office:value-type="float" office:value="0" calcext:value-type="float">
            <text:p>0</text:p>
          </table:table-cell>
          <table:table-cell table:style-name="ce30" table:formula="of:=[$notes.B58]" office:value-type="float" office:value="76.7935000787701" calcext:value-type="float">
            <text:p>76.7935000787701</text:p>
          </table:table-cell>
          <table:table-cell table:style-name="ce30" table:formula="of:=[$distances.E58]" office:value-type="float" office:value="48.698" calcext:value-type="float">
            <text:p>48.698</text:p>
          </table:table-cell>
          <table:table-cell table:style-name="ce30" table:formula="of:=[$distances.F58]" office:value-type="float" office:value="6.1642" calcext:value-type="float">
            <text:p>6.164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8" calcext:value-type="float">
            <text:p>58</text:p>
          </table:table-cell>
          <table:table-cell table:style-name="ce88" table:formula="of:=[$classement.C61]" office:value-type="string" office:string-value="NANCY, Elem Boudonville" calcext:value-type="string">
            <text:p>NANCY, Elem Boudonville</text:p>
          </table:table-cell>
          <table:table-cell table:style-name="ce88" table:formula="of:=[$classement.F61]" office:value-type="float" office:value="0" calcext:value-type="float">
            <text:p>0</text:p>
          </table:table-cell>
          <table:table-cell table:style-name="ce31" table:formula="of:=[$notes.B59]" office:value-type="float" office:value="76.7935000787701" calcext:value-type="float">
            <text:p>76.7935000787701</text:p>
          </table:table-cell>
          <table:table-cell table:style-name="ce31" table:formula="of:=[$distances.E59]" office:value-type="float" office:value="48.698" calcext:value-type="float">
            <text:p>48.698</text:p>
          </table:table-cell>
          <table:table-cell table:style-name="ce31" table:formula="of:=[$distances.F59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9" calcext:value-type="float">
            <text:p>59</text:p>
          </table:table-cell>
          <table:table-cell table:style-name="ce87" table:formula="of:=[$classement.C62]" office:value-type="string" office:string-value="NANCY, Elem Braconnot" calcext:value-type="string">
            <text:p>NANCY, Elem Braconnot</text:p>
          </table:table-cell>
          <table:table-cell table:style-name="ce87" table:formula="of:=[$classement.F62]" office:value-type="float" office:value="0" calcext:value-type="float">
            <text:p>0</text:p>
          </table:table-cell>
          <table:table-cell table:style-name="ce30" table:formula="of:=[$notes.B60]" office:value-type="float" office:value="75.9949299873041" calcext:value-type="float">
            <text:p>75.9949299873041</text:p>
          </table:table-cell>
          <table:table-cell table:style-name="ce30" table:formula="of:=[$distances.E60]" office:value-type="float" office:value="48.6989" calcext:value-type="float">
            <text:p>48.6989</text:p>
          </table:table-cell>
          <table:table-cell table:style-name="ce30" table:formula="of:=[$distances.F60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0" calcext:value-type="float">
            <text:p>60</text:p>
          </table:table-cell>
          <table:table-cell table:style-name="ce88" table:formula="of:=[$classement.C63]" office:value-type="string" office:string-value="NANCY, Mat Roberty" calcext:value-type="string">
            <text:p>NANCY, Mat Roberty</text:p>
          </table:table-cell>
          <table:table-cell table:style-name="ce88" table:formula="of:=[$classement.F63]" office:value-type="float" office:value="0" calcext:value-type="float">
            <text:p>0</text:p>
          </table:table-cell>
          <table:table-cell table:style-name="ce31" table:formula="of:=[$notes.B61]" office:value-type="float" office:value="867.30494305387" calcext:value-type="float">
            <text:p>867.30494305387</text:p>
          </table:table-cell>
          <table:table-cell table:style-name="ce31" table:formula="of:=[$distances.E61]" office:value-type="float" office:value="48.6971" calcext:value-type="float">
            <text:p>48.6971</text:p>
          </table:table-cell>
          <table:table-cell table:style-name="ce31" table:formula="of:=[$distances.F61]" office:value-type="float" office:value="6.1784" calcext:value-type="float">
            <text:p>6.178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1" calcext:value-type="float">
            <text:p>61</text:p>
          </table:table-cell>
          <table:table-cell table:style-name="ce87" table:formula="of:=[$classement.C64]" office:value-type="string" office:string-value="NANCY, Elem III Maisons" calcext:value-type="string">
            <text:p>NANCY, Elem III Maisons</text:p>
          </table:table-cell>
          <table:table-cell table:style-name="ce87" table:formula="of:=[$classement.F64]" office:value-type="float" office:value="0" calcext:value-type="float">
            <text:p>0</text:p>
          </table:table-cell>
          <table:table-cell table:style-name="ce30" table:formula="of:=[$notes.B62]" office:value-type="float" office:value="75.9838465744285" calcext:value-type="float">
            <text:p>75.9838465744285</text:p>
          </table:table-cell>
          <table:table-cell table:style-name="ce30" table:formula="of:=[$distances.E62]" office:value-type="float" office:value="48.7029" calcext:value-type="float">
            <text:p>48.7029</text:p>
          </table:table-cell>
          <table:table-cell table:style-name="ce30" table:formula="of:=[$distances.F62]" office:value-type="float" office:value="6.177" calcext:value-type="float">
            <text:p>6.177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2" calcext:value-type="float">
            <text:p>62</text:p>
          </table:table-cell>
          <table:table-cell table:style-name="ce88" table:formula="of:=[$classement.C65]" office:value-type="string" office:string-value="NANCY, Mat Stanislas" calcext:value-type="string">
            <text:p>NANCY, Mat Stanislas</text:p>
          </table:table-cell>
          <table:table-cell table:style-name="ce88" table:formula="of:=[$classement.F65]" office:value-type="float" office:value="0" calcext:value-type="float">
            <text:p>0</text:p>
          </table:table-cell>
          <table:table-cell table:style-name="ce31" table:formula="of:=[$notes.B63]" office:value-type="float" office:value="850.126154444949" calcext:value-type="float">
            <text:p>850.126154444949</text:p>
          </table:table-cell>
          <table:table-cell table:style-name="ce31" table:formula="of:=[$distances.E63]" office:value-type="float" office:value="48.6896" calcext:value-type="float">
            <text:p>48.6896</text:p>
          </table:table-cell>
          <table:table-cell table:style-name="ce31" table:formula="of:=[$distances.F63]" office:value-type="float" office:value="6.1702" calcext:value-type="float">
            <text:p>6.170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3" calcext:value-type="float">
            <text:p>63</text:p>
          </table:table-cell>
          <table:table-cell table:style-name="ce87" table:formula="of:=[$classement.C66]" office:value-type="string" office:string-value="LAXOU- Elem V.Hugo 4,5 jours" calcext:value-type="string">
            <text:p>LAXOU- Elem V.Hugo 4,5 jours</text:p>
          </table:table-cell>
          <table:table-cell table:style-name="ce87" table:formula="of:=[$classement.F66]" office:value-type="float" office:value="0" calcext:value-type="float">
            <text:p>0</text:p>
          </table:table-cell>
          <table:table-cell table:style-name="ce30" table:formula="of:=[$notes.B64]" office:value-type="float" office:value="73.2137402811628" calcext:value-type="float">
            <text:p>73.2137402811628</text:p>
          </table:table-cell>
          <table:table-cell table:style-name="ce30" table:formula="of:=[$distances.E64]" office:value-type="float" office:value="48.6783" calcext:value-type="float">
            <text:p>48.6783</text:p>
          </table:table-cell>
          <table:table-cell table:style-name="ce30" table:formula="of:=[$distances.F64]" office:value-type="float" office:value="6.1454" calcext:value-type="float">
            <text:p>6.145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4" calcext:value-type="float">
            <text:p>64</text:p>
          </table:table-cell>
          <table:table-cell table:style-name="ce88" table:formula="of:=[$classement.C67]" office:value-type="string" office:string-value="MAXEVILLE- Mat Vautrin 4,5 jours" calcext:value-type="string">
            <text:p>MAXEVILLE- Mat Vautrin 4,5 jours</text:p>
          </table:table-cell>
          <table:table-cell table:style-name="ce88" table:formula="of:=[$classement.F67]" office:value-type="float" office:value="0" calcext:value-type="float">
            <text:p>0</text:p>
          </table:table-cell>
          <table:table-cell table:style-name="ce31" table:formula="of:=[$notes.B65]" office:value-type="float" office:value="867.618329333049" calcext:value-type="float">
            <text:p>867.618329333049</text:p>
          </table:table-cell>
          <table:table-cell table:style-name="ce31" table:formula="of:=[$distances.E65]" office:value-type="float" office:value="48.7135" calcext:value-type="float">
            <text:p>48.7135</text:p>
          </table:table-cell>
          <table:table-cell table:style-name="ce31" table:formula="of:=[$distances.F65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5" calcext:value-type="float">
            <text:p>65</text:p>
          </table:table-cell>
          <table:table-cell table:style-name="ce87" table:formula="of:=[$classement.C68]" office:value-type="string" office:string-value="LAXOU-Mat V.Hugo" calcext:value-type="string">
            <text:p>LAXOU-Mat V.Hugo</text:p>
          </table:table-cell>
          <table:table-cell table:style-name="ce87" table:formula="of:=[$classement.F68]" office:value-type="float" office:value="0" calcext:value-type="float">
            <text:p>0</text:p>
          </table:table-cell>
          <table:table-cell table:style-name="ce30" table:formula="of:=[$notes.B66]" office:value-type="float" office:value="847.213740281163" calcext:value-type="float">
            <text:p>847.213740281163</text:p>
          </table:table-cell>
          <table:table-cell table:style-name="ce30" table:formula="of:=[$distances.E66]" office:value-type="float" office:value="48.6783" calcext:value-type="float">
            <text:p>48.6783</text:p>
          </table:table-cell>
          <table:table-cell table:style-name="ce30" table:formula="of:=[$distances.F66]" office:value-type="float" office:value="6.1454" calcext:value-type="float">
            <text:p>6.145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6" calcext:value-type="float">
            <text:p>66</text:p>
          </table:table-cell>
          <table:table-cell table:style-name="ce88" table:formula="of:=[$classement.C69]" office:value-type="string" office:string-value="NANCY-Elem Charlemagne" calcext:value-type="string">
            <text:p>NANCY-Elem Charlemagne</text:p>
          </table:table-cell>
          <table:table-cell table:style-name="ce88" table:formula="of:=[$classement.F69]" office:value-type="float" office:value="0" calcext:value-type="float">
            <text:p>0</text:p>
          </table:table-cell>
          <table:table-cell table:style-name="ce31" table:formula="of:=[$notes.B67]" office:value-type="float" office:value="75.9328851161627" calcext:value-type="float">
            <text:p>75.9328851161627</text:p>
          </table:table-cell>
          <table:table-cell table:style-name="ce31" table:formula="of:=[$distances.E67]" office:value-type="float" office:value="48.6843" calcext:value-type="float">
            <text:p>48.6843</text:p>
          </table:table-cell>
          <table:table-cell table:style-name="ce31" table:formula="of:=[$distances.F67]" office:value-type="float" office:value="6.1623" calcext:value-type="float">
            <text:p>6.162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7" calcext:value-type="float">
            <text:p>67</text:p>
          </table:table-cell>
          <table:table-cell table:style-name="ce87" table:formula="of:=[$classement.C70]" office:value-type="string" office:string-value="NANCY-BEAUREGARD Primaire (Poste ECMA)" calcext:value-type="string">
            <text:p>NANCY-BEAUREGARD Primaire (Poste ECMA)</text:p>
          </table:table-cell>
          <table:table-cell table:style-name="ce87" table:formula="of:=[$classement.F70]" office:value-type="float" office:value="0" calcext:value-type="float">
            <text:p>0</text:p>
          </table:table-cell>
          <table:table-cell table:style-name="ce30" table:formula="of:=[$notes.B68]" office:value-type="float" office:value="156.743142833313" calcext:value-type="float">
            <text:p>156.743142833313</text:p>
          </table:table-cell>
          <table:table-cell table:style-name="ce30" table:formula="of:=[$distances.E68]" office:value-type="float" office:value="48.6902" calcext:value-type="float">
            <text:p>48.6902</text:p>
          </table:table-cell>
          <table:table-cell table:style-name="ce30" table:formula="of:=[$distances.F68]" office:value-type="float" office:value="6.1402" calcext:value-type="float">
            <text:p>6.140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8" calcext:value-type="float">
            <text:p>68</text:p>
          </table:table-cell>
          <table:table-cell table:style-name="ce88" table:formula="of:=[$classement.C71]" office:value-type="string" office:string-value="MAXEVILLE-Elem Vautrin 4,5 jours" calcext:value-type="string">
            <text:p>MAXEVILLE-Elem Vautrin 4,5 jours</text:p>
          </table:table-cell>
          <table:table-cell table:style-name="ce88" table:formula="of:=[$classement.F71]" office:value-type="float" office:value="0" calcext:value-type="float">
            <text:p>0</text:p>
          </table:table-cell>
          <table:table-cell table:style-name="ce31" table:formula="of:=[$notes.B69]" office:value-type="float" office:value="57.618329333049" calcext:value-type="float">
            <text:p>57.618329333049</text:p>
          </table:table-cell>
          <table:table-cell table:style-name="ce31" table:formula="of:=[$distances.E69]" office:value-type="float" office:value="48.7135" calcext:value-type="float">
            <text:p>48.7135</text:p>
          </table:table-cell>
          <table:table-cell table:style-name="ce31" table:formula="of:=[$distances.F69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9" calcext:value-type="float">
            <text:p>69</text:p>
          </table:table-cell>
          <table:table-cell table:style-name="ce87" table:formula="of:=[$classement.C72]" office:value-type="string" office:string-value="MAXEVILLE-Elem Vautrin 4,5 jours " calcext:value-type="string">
            <text:p>MAXEVILLE-Elem Vautrin 4,5 jours </text:p>
          </table:table-cell>
          <table:table-cell table:style-name="ce87" table:formula="of:=[$classement.F72]" office:value-type="float" office:value="0" calcext:value-type="float">
            <text:p>0</text:p>
          </table:table-cell>
          <table:table-cell table:style-name="ce30" table:formula="of:=[$notes.B70]" office:value-type="float" office:value="57.618329333049" calcext:value-type="float">
            <text:p>57.618329333049</text:p>
          </table:table-cell>
          <table:table-cell table:style-name="ce30" table:formula="of:=[$distances.E70]" office:value-type="float" office:value="48.7135" calcext:value-type="float">
            <text:p>48.7135</text:p>
          </table:table-cell>
          <table:table-cell table:style-name="ce30" table:formula="of:=[$distances.F70]" office:value-type="float" office:value="6.1648" calcext:value-type="float">
            <text:p>6.16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0" calcext:value-type="float">
            <text:p>70</text:p>
          </table:table-cell>
          <table:table-cell table:style-name="ce88" table:formula="of:=[$classement.C73]" office:value-type="string" office:string-value="MAXEVILLE-Elem Vautrin 4,5 jours&#10;LAXOU-Elem Pergaud 4,5 jours" calcext:value-type="string">
            <text:p>MAXEVILLE-Elem Vautrin 4,5 jours</text:p>
            <text:p>LAXOU-Elem Pergaud 4,5 jours</text:p>
          </table:table-cell>
          <table:table-cell table:style-name="ce88" table:formula="of:=[$classement.F73]" office:value-type="float" office:value="0" calcext:value-type="float">
            <text:p>0</text:p>
          </table:table-cell>
          <table:table-cell table:style-name="ce31" table:formula="of:=[$notes.B71]" office:value-type="float" office:value="57.618329333049" calcext:value-type="float">
            <text:p>57.618329333049</text:p>
          </table:table-cell>
          <table:table-cell table:style-name="ce31" table:formula="of:=[$distances.E71]" office:value-type="float" office:value="48.7135" calcext:value-type="float">
            <text:p>48.7135</text:p>
          </table:table-cell>
          <table:table-cell table:style-name="ce31" table:formula="of:=[$distances.F71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1" calcext:value-type="float">
            <text:p>71</text:p>
          </table:table-cell>
          <table:table-cell table:style-name="ce87" table:formula="of:=[$classement.C74]" office:value-type="string" office:string-value="LAXOU-Elem Pergaud 4,5 jours " calcext:value-type="string">
            <text:p>LAXOU-Elem Pergaud 4,5 jours </text:p>
          </table:table-cell>
          <table:table-cell table:style-name="ce87" table:formula="of:=[$classement.F74]" office:value-type="float" office:value="0" calcext:value-type="float">
            <text:p>0</text:p>
          </table:table-cell>
          <table:table-cell table:style-name="ce30" table:formula="of:=[$notes.B72]" office:value-type="float" office:value="57.3347199955519" calcext:value-type="float">
            <text:p>57.3347199955519</text:p>
          </table:table-cell>
          <table:table-cell table:style-name="ce30" table:formula="of:=[$distances.E72]" office:value-type="float" office:value="48.6855" calcext:value-type="float">
            <text:p>48.6855</text:p>
          </table:table-cell>
          <table:table-cell table:style-name="ce30" table:formula="of:=[$distances.F72]" office:value-type="float" office:value="6.1426" calcext:value-type="float">
            <text:p>6.142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2" calcext:value-type="float">
            <text:p>72</text:p>
          </table:table-cell>
          <table:table-cell table:style-name="ce88" table:formula="of:=[$classement.C75]" office:value-type="string" office:string-value="NANCY-Elem Charlemagne" calcext:value-type="string">
            <text:p>NANCY-Elem Charlemagne</text:p>
          </table:table-cell>
          <table:table-cell table:style-name="ce88" table:formula="of:=[$classement.F75]" office:value-type="float" office:value="0" calcext:value-type="float">
            <text:p>0</text:p>
          </table:table-cell>
          <table:table-cell table:style-name="ce31" table:formula="of:=[$notes.B73]" office:value-type="float" office:value="57.9328851161627" calcext:value-type="float">
            <text:p>57.9328851161627</text:p>
          </table:table-cell>
          <table:table-cell table:style-name="ce31" table:formula="of:=[$distances.E73]" office:value-type="float" office:value="48.6843" calcext:value-type="float">
            <text:p>48.6843</text:p>
          </table:table-cell>
          <table:table-cell table:style-name="ce31" table:formula="of:=[$distances.F73]" office:value-type="float" office:value="6.1623" calcext:value-type="float">
            <text:p>6.162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3" calcext:value-type="float">
            <text:p>73</text:p>
          </table:table-cell>
          <table:table-cell table:style-name="ce87" table:formula="of:=[$classement.C76]" office:value-type="string" office:string-value="NANCY-Elem Charlemagne &#10;" calcext:value-type="string">
            <text:p>NANCY-Elem Charlemagne </text:p>
            <text:p/>
          </table:table-cell>
          <table:table-cell table:style-name="ce87" table:formula="of:=[$classement.F76]" office:value-type="float" office:value="0" calcext:value-type="float">
            <text:p>0</text:p>
          </table:table-cell>
          <table:table-cell table:style-name="ce30" table:formula="of:=[$notes.B74]" office:value-type="float" office:value="57.9328851161627" calcext:value-type="float">
            <text:p>57.9328851161627</text:p>
          </table:table-cell>
          <table:table-cell table:style-name="ce30" table:formula="of:=[$distances.E74]" office:value-type="float" office:value="48.6843" calcext:value-type="float">
            <text:p>48.6843</text:p>
          </table:table-cell>
          <table:table-cell table:style-name="ce30" table:formula="of:=[$distances.F74]" office:value-type="float" office:value="6.1623" calcext:value-type="float">
            <text:p>6.162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4" calcext:value-type="float">
            <text:p>74</text:p>
          </table:table-cell>
          <table:table-cell table:style-name="ce88" table:formula="of:=[$classement.C77]" office:value-type="string" office:string-value="LAXOU-Mat Zola&#10;NANCY-Mat Charlemagne" calcext:value-type="string">
            <text:p>LAXOU-Mat Zola</text:p>
            <text:p>NANCY-Mat Charlemagne</text:p>
          </table:table-cell>
          <table:table-cell table:style-name="ce88" table:formula="of:=[$classement.F77]" office:value-type="string" office:string-value=" &#10;" calcext:value-type="string">
            <text:p> </text:p>
            <text:p/>
          </table:table-cell>
          <table:table-cell table:style-name="ce31" table:formula="of:=[$notes.B75]" office:value-type="float" office:value="849.691450203412" calcext:value-type="float">
            <text:p>849.691450203412</text:p>
          </table:table-cell>
          <table:table-cell table:style-name="ce31" table:formula="of:=[$distances.E75]" office:value-type="float" office:value="48.6823" calcext:value-type="float">
            <text:p>48.6823</text:p>
          </table:table-cell>
          <table:table-cell table:style-name="ce31" table:formula="of:=[$distances.F75]" office:value-type="float" office:value="6.1556" calcext:value-type="float">
            <text:p>6.155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5" calcext:value-type="float">
            <text:p>75</text:p>
          </table:table-cell>
          <table:table-cell table:style-name="ce87" table:formula="of:=[$classement.C78]" office:value-type="string" office:string-value="MAXEVIILE-Mat Vautrin 4,5 jours &#10;LAXOU Mat. Hugo 4,5 jours" calcext:value-type="string">
            <text:p>MAXEVIILE-Mat Vautrin 4,5 jours </text:p>
            <text:p>LAXOU Mat. Hugo 4,5 jours</text:p>
          </table:table-cell>
          <table:table-cell table:style-name="ce87" table:formula="of:=[$classement.F78]" office:value-type="float" office:value="0" calcext:value-type="float">
            <text:p>0</text:p>
          </table:table-cell>
          <table:table-cell table:style-name="ce30" table:formula="of:=[$notes.B76]" office:value-type="float" office:value="849.618329333049" calcext:value-type="float">
            <text:p>849.618329333049</text:p>
          </table:table-cell>
          <table:table-cell table:style-name="ce30" table:formula="of:=[$distances.E76]" office:value-type="float" office:value="48.7135" calcext:value-type="float">
            <text:p>48.7135</text:p>
          </table:table-cell>
          <table:table-cell table:style-name="ce30" table:formula="of:=[$distances.F76]" office:value-type="float" office:value="6.1648" calcext:value-type="float">
            <text:p>6.16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6" calcext:value-type="float">
            <text:p>76</text:p>
          </table:table-cell>
          <table:table-cell table:style-name="ce88" table:formula="of:=[$classement.C79]" office:value-type="string" office:string-value="LAXOU-Elem Zola 4,5 Jours" calcext:value-type="string">
            <text:p>LAXOU-Elem Zola 4,5 Jours</text:p>
          </table:table-cell>
          <table:table-cell table:style-name="ce88" table:formula="of:=[$classement.F79]" office:value-type="float" office:value="0" calcext:value-type="float">
            <text:p>0</text:p>
          </table:table-cell>
          <table:table-cell table:style-name="ce31" table:formula="of:=[$notes.B77]" office:value-type="float" office:value="57.6914502034122" calcext:value-type="float">
            <text:p>57.6914502034122</text:p>
          </table:table-cell>
          <table:table-cell table:style-name="ce31" table:formula="of:=[$distances.E77]" office:value-type="float" office:value="48.6823" calcext:value-type="float">
            <text:p>48.6823</text:p>
          </table:table-cell>
          <table:table-cell table:style-name="ce31" table:formula="of:=[$distances.F77]" office:value-type="float" office:value="6.1556" calcext:value-type="float">
            <text:p>6.155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7" calcext:value-type="float">
            <text:p>77</text:p>
          </table:table-cell>
          <table:table-cell table:style-name="ce87" table:formula="of:=[$classement.C80]" office:value-type="string" office:string-value="LAXOU-Elem Zola 4,5 Jours" calcext:value-type="string">
            <text:p>LAXOU-Elem Zola 4,5 Jours</text:p>
          </table:table-cell>
          <table:table-cell table:style-name="ce87" table:formula="of:=[$classement.F80]" office:value-type="float" office:value="0" calcext:value-type="float">
            <text:p>0</text:p>
          </table:table-cell>
          <table:table-cell table:style-name="ce30" table:formula="of:=[$notes.B78]" office:value-type="float" office:value="75.6914502034122" calcext:value-type="float">
            <text:p>75.6914502034122</text:p>
          </table:table-cell>
          <table:table-cell table:style-name="ce30" table:formula="of:=[$distances.E78]" office:value-type="float" office:value="48.6823" calcext:value-type="float">
            <text:p>48.6823</text:p>
          </table:table-cell>
          <table:table-cell table:style-name="ce30" table:formula="of:=[$distances.F78]" office:value-type="float" office:value="6.1556" calcext:value-type="float">
            <text:p>6.155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8" calcext:value-type="float">
            <text:p>78</text:p>
          </table:table-cell>
          <table:table-cell table:style-name="ce88" table:formula="of:=[$classement.C81]" office:value-type="string" office:string-value="BOUXIERES-AUX-DAMES, Elém Thibault" calcext:value-type="string">
            <text:p>BOUXIERES-AUX-DAMES, Elém Thibault</text:p>
          </table:table-cell>
          <table:table-cell table:style-name="ce88" table:formula="of:=[$classement.F81]" office:value-type="float" office:value="0" calcext:value-type="float">
            <text:p>0</text:p>
          </table:table-cell>
          <table:table-cell table:style-name="ce31" table:formula="of:=[$notes.B79]" office:value-type="float" office:value="70.1710561676969" calcext:value-type="float">
            <text:p>70.1710561676969</text:p>
          </table:table-cell>
          <table:table-cell table:style-name="ce31" table:formula="of:=[$distances.E79]" office:value-type="float" office:value="48.7583" calcext:value-type="float">
            <text:p>48.7583</text:p>
          </table:table-cell>
          <table:table-cell table:style-name="ce31" table:formula="of:=[$distances.F79]" office:value-type="float" office:value="6.1611" calcext:value-type="float">
            <text:p>6.161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9" calcext:value-type="float">
            <text:p>79</text:p>
          </table:table-cell>
          <table:table-cell table:style-name="ce87" table:formula="of:=[$classement.C82]" office:value-type="string" office:string-value="&#10;FAULX, Prim Les Marronniers&#10;CUSTINES, Elém. L. Guingot" calcext:value-type="string">
            <text:p/>
            <text:p>FAULX, Prim Les Marronniers</text:p>
            <text:p>CUSTINES, Elém. L. Guingot</text:p>
          </table:table-cell>
          <table:table-cell table:style-name="ce87" table:formula="of:=[$classement.F82]" office:value-type="string" office:string-value="&#10;" calcext:value-type="string">
            <text:p/>
            <text:p/>
          </table:table-cell>
          <table:table-cell table:style-name="ce30" table:formula="of:=[$notes.B80]" office:value-type="float" office:value="119.157363148579" calcext:value-type="float">
            <text:p>119.157363148579</text:p>
          </table:table-cell>
          <table:table-cell table:style-name="ce30" table:formula="of:=[$distances.E80]" office:value-type="float" office:value="48.7923" calcext:value-type="float">
            <text:p>48.7923</text:p>
          </table:table-cell>
          <table:table-cell table:style-name="ce30" table:formula="of:=[$distances.F80]" office:value-type="float" office:value="6.1995" calcext:value-type="float">
            <text:p>6.199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0" calcext:value-type="float">
            <text:p>80</text:p>
          </table:table-cell>
          <table:table-cell table:style-name="ce88" table:formula="of:=[$classement.C83]" office:value-type="string" office:string-value="CHAMPIGNEULLES, Elém J. Moulin" calcext:value-type="string">
            <text:p>CHAMPIGNEULLES, Elém J. Moulin</text:p>
          </table:table-cell>
          <table:table-cell table:style-name="ce88" table:formula="of:=[$classement.F83]" office:value-type="float" office:value="0" calcext:value-type="float">
            <text:p>0</text:p>
          </table:table-cell>
          <table:table-cell table:style-name="ce31" table:formula="of:=[$notes.B81]" office:value-type="float" office:value="73.1900897978853" calcext:value-type="float">
            <text:p>73.1900897978853</text:p>
          </table:table-cell>
          <table:table-cell table:style-name="ce31" table:formula="of:=[$distances.E81]" office:value-type="float" office:value="48.7318" calcext:value-type="float">
            <text:p>48.7318</text:p>
          </table:table-cell>
          <table:table-cell table:style-name="ce31" table:formula="of:=[$distances.F81]" office:value-type="float" office:value="6.1639" calcext:value-type="float">
            <text:p>6.1639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1" calcext:value-type="float">
            <text:p>81</text:p>
          </table:table-cell>
          <table:table-cell table:style-name="ce87" table:formula="of:=[$classement.C84]" office:value-type="string" office:string-value="CHAMPIGNEULLES, Prim Buffon " calcext:value-type="string">
            <text:p>CHAMPIGNEULLES, Prim Buffon </text:p>
          </table:table-cell>
          <table:table-cell table:style-name="ce87" table:formula="of:=[$classement.F84]" office:value-type="float" office:value="0" calcext:value-type="float">
            <text:p>0</text:p>
          </table:table-cell>
          <table:table-cell table:style-name="ce30" table:formula="of:=[$notes.B82]" office:value-type="float" office:value="145.027295220973" calcext:value-type="float">
            <text:p>145.027295220973</text:p>
          </table:table-cell>
          <table:table-cell table:style-name="ce30" table:formula="of:=[$distances.E82]" office:value-type="float" office:value="48.7278" calcext:value-type="float">
            <text:p>48.7278</text:p>
          </table:table-cell>
          <table:table-cell table:style-name="ce30" table:formula="of:=[$distances.F82]" office:value-type="float" office:value="6.1584" calcext:value-type="float">
            <text:p>6.158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2" calcext:value-type="float">
            <text:p>82</text:p>
          </table:table-cell>
          <table:table-cell table:style-name="ce88" table:formula="of:=[$classement.C85]" office:value-type="string" office:string-value="CHAMPIGNEULLES, Elém J. Moulin" calcext:value-type="string">
            <text:p>CHAMPIGNEULLES, Elém J. Moulin</text:p>
          </table:table-cell>
          <table:table-cell table:style-name="ce88" table:formula="of:=[$classement.F85]" office:value-type="float" office:value="0" calcext:value-type="float">
            <text:p>0</text:p>
          </table:table-cell>
          <table:table-cell table:style-name="ce31" table:formula="of:=[$notes.B83]" office:value-type="float" office:value="73.1900897978853" calcext:value-type="float">
            <text:p>73.1900897978853</text:p>
          </table:table-cell>
          <table:table-cell table:style-name="ce31" table:formula="of:=[$distances.E83]" office:value-type="float" office:value="48.7318" calcext:value-type="float">
            <text:p>48.7318</text:p>
          </table:table-cell>
          <table:table-cell table:style-name="ce31" table:formula="of:=[$distances.F83]" office:value-type="float" office:value="6.1639" calcext:value-type="float">
            <text:p>6.1639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3" calcext:value-type="float">
            <text:p>83</text:p>
          </table:table-cell>
          <table:table-cell table:style-name="ce87" table:formula="of:=[$classement.C86]" office:value-type="string" office:string-value="MALZEVILLE, Elém. P. Bert&#10;BOUXIERES-AUX-CHENES, Prim Les Gesnels" calcext:value-type="string">
            <text:p>MALZEVILLE, Elém. P. Bert</text:p>
            <text:p>BOUXIERES-AUX-CHENES, Prim Les Gesnels</text:p>
          </table:table-cell>
          <table:table-cell table:style-name="ce87" table:formula="of:=[$classement.F86]" office:value-type="float" office:value="0" calcext:value-type="float">
            <text:p>0</text:p>
          </table:table-cell>
          <table:table-cell table:style-name="ce30" table:formula="of:=[$notes.B84]" office:value-type="float" office:value="57.0677014892179" calcext:value-type="float">
            <text:p>57.0677014892179</text:p>
          </table:table-cell>
          <table:table-cell table:style-name="ce30" table:formula="of:=[$distances.E84]" office:value-type="float" office:value="48.7112" calcext:value-type="float">
            <text:p>48.7112</text:p>
          </table:table-cell>
          <table:table-cell table:style-name="ce30" table:formula="of:=[$distances.F84]" office:value-type="float" office:value="6.1849" calcext:value-type="float">
            <text:p>6.184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4" calcext:value-type="float">
            <text:p>84</text:p>
          </table:table-cell>
          <table:table-cell table:style-name="ce88" table:formula="of:=[$classement.C87]" office:value-type="string" office:string-value="EULMONT, Prim. Les Vignottes" calcext:value-type="string">
            <text:p>EULMONT, Prim. Les Vignottes</text:p>
          </table:table-cell>
          <table:table-cell table:style-name="ce88" table:formula="of:=[$classement.F87]" office:value-type="float" office:value="0" calcext:value-type="float">
            <text:p>0</text:p>
          </table:table-cell>
          <table:table-cell table:style-name="ce31" table:formula="of:=[$notes.B85]" office:value-type="float" office:value="121.988075137384" calcext:value-type="float">
            <text:p>121.988075137384</text:p>
          </table:table-cell>
          <table:table-cell table:style-name="ce31" table:formula="of:=[$distances.E85]" office:value-type="float" office:value="48.745" calcext:value-type="float">
            <text:p>48.745</text:p>
          </table:table-cell>
          <table:table-cell table:style-name="ce31" table:formula="of:=[$distances.F85]" office:value-type="float" office:value="6.2207" calcext:value-type="float">
            <text:p>6.220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5" calcext:value-type="float">
            <text:p>85</text:p>
          </table:table-cell>
          <table:table-cell table:style-name="ce87" table:formula="of:=[$classement.C88]" office:value-type="string" office:string-value="LIVERDUN Mat. Rond Chêne" calcext:value-type="string">
            <text:p>LIVERDUN Mat. Rond Chêne</text:p>
          </table:table-cell>
          <table:table-cell table:style-name="ce87" table:formula="of:=[$classement.F88]" office:value-type="float" office:value="0" calcext:value-type="float">
            <text:p>0</text:p>
          </table:table-cell>
          <table:table-cell table:style-name="ce30" table:formula="of:=[$notes.B86]" office:value-type="float" office:value="860.706344234494" calcext:value-type="float">
            <text:p>860.706344234494</text:p>
          </table:table-cell>
          <table:table-cell table:style-name="ce30" table:formula="of:=[$distances.E86]" office:value-type="float" office:value="48.7499" calcext:value-type="float">
            <text:p>48.7499</text:p>
          </table:table-cell>
          <table:table-cell table:style-name="ce30" table:formula="of:=[$distances.F86]" office:value-type="float" office:value="6.0841" calcext:value-type="float">
            <text:p>6.08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6" calcext:value-type="float">
            <text:p>86</text:p>
          </table:table-cell>
          <table:table-cell table:style-name="ce88" table:formula="of:=[$classement.C89]" office:value-type="string" office:string-value="MALLELOY, Prim. &#10;LAY ST CHRISTOPHE, Elém Hanry" calcext:value-type="string">
            <text:p>MALLELOY, Prim. </text:p>
            <text:p>LAY ST CHRISTOPHE, Elém Hanry</text:p>
          </table:table-cell>
          <table:table-cell table:style-name="ce88" table:formula="of:=[$classement.F89]" office:value-type="string" office:string-value="Ecole d'immersion 40 à 50 % des cours en allemand" calcext:value-type="string">
            <text:p>Ecole d'immersion 40 à 50 % des cours en allemand</text:p>
          </table:table-cell>
          <table:table-cell table:style-name="ce31" table:formula="of:=[$notes.B87]" office:value-type="float" office:value="120.68757564244" calcext:value-type="float">
            <text:p>120.68757564244</text:p>
          </table:table-cell>
          <table:table-cell table:style-name="ce31" table:formula="of:=[$distances.E87]" office:value-type="float" office:value="48.7932" calcext:value-type="float">
            <text:p>48.7932</text:p>
          </table:table-cell>
          <table:table-cell table:style-name="ce31" table:formula="of:=[$distances.F87]" office:value-type="float" office:value="6.1621" calcext:value-type="float">
            <text:p>6.162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7" calcext:value-type="float">
            <text:p>87</text:p>
          </table:table-cell>
          <table:table-cell table:style-name="ce87" table:formula="of:=[$classement.C90]" office:value-type="string" office:string-value="MALZEVILLE, Mat Geny&#10;MALZEVILLE, Mat. Leclerc" calcext:value-type="string">
            <text:p>MALZEVILLE, Mat Geny</text:p>
            <text:p>MALZEVILLE, Mat. Leclerc</text:p>
          </table:table-cell>
          <table:table-cell table:style-name="ce87" table:formula="of:=[$classement.F90]" office:value-type="float" office:value="0" calcext:value-type="float">
            <text:p>0</text:p>
          </table:table-cell>
          <table:table-cell table:style-name="ce30" table:formula="of:=[$notes.B88]" office:value-type="float" office:value="849.098735971976" calcext:value-type="float">
            <text:p>849.098735971976</text:p>
          </table:table-cell>
          <table:table-cell table:style-name="ce30" table:formula="of:=[$distances.E88]" office:value-type="float" office:value="48.7103" calcext:value-type="float">
            <text:p>48.7103</text:p>
          </table:table-cell>
          <table:table-cell table:style-name="ce30" table:formula="of:=[$distances.F88]" office:value-type="float" office:value="6.1859" calcext:value-type="float">
            <text:p>6.185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8" calcext:value-type="float">
            <text:p>88</text:p>
          </table:table-cell>
          <table:table-cell table:style-name="ce88" table:formula="of:=[$classement.C91]" office:value-type="string" office:string-value="CUSTINES, Mat Centre " calcext:value-type="string">
            <text:p>CUSTINES, Mat Centre </text:p>
          </table:table-cell>
          <table:table-cell table:style-name="ce88" table:formula="of:=[$classement.F91]" office:value-type="float" office:value="0" calcext:value-type="float">
            <text:p>0</text:p>
          </table:table-cell>
          <table:table-cell table:style-name="ce31" table:formula="of:=[$notes.B89]" office:value-type="float" office:value="859.71047827336" calcext:value-type="float">
            <text:p>859.71047827336</text:p>
          </table:table-cell>
          <table:table-cell table:style-name="ce31" table:formula="of:=[$distances.E89]" office:value-type="float" office:value="48.7912" calcext:value-type="float">
            <text:p>48.7912</text:p>
          </table:table-cell>
          <table:table-cell table:style-name="ce31" table:formula="of:=[$distances.F89]" office:value-type="float" office:value="6.1428" calcext:value-type="float">
            <text:p>6.14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9" calcext:value-type="float">
            <text:p>89</text:p>
          </table:table-cell>
          <table:table-cell table:style-name="ce87" table:formula="of:=[$classement.C92]" office:value-type="string" office:string-value="LIVERDUN, Elem Rond Chêne " calcext:value-type="string">
            <text:p>LIVERDUN, Elem Rond Chêne </text:p>
          </table:table-cell>
          <table:table-cell table:style-name="ce87" table:formula="of:=[$classement.F92]" office:value-type="string" office:string-value="&#10;" calcext:value-type="string">
            <text:p/>
            <text:p/>
          </table:table-cell>
          <table:table-cell table:style-name="ce30" table:formula="of:=[$notes.B90]" office:value-type="float" office:value="50.706344234494" calcext:value-type="float">
            <text:p>50.706344234494</text:p>
          </table:table-cell>
          <table:table-cell table:style-name="ce30" table:formula="of:=[$distances.E90]" office:value-type="float" office:value="48.7499" calcext:value-type="float">
            <text:p>48.7499</text:p>
          </table:table-cell>
          <table:table-cell table:style-name="ce30" table:formula="of:=[$distances.F90]" office:value-type="float" office:value="6.0841" calcext:value-type="float">
            <text:p>6.08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0" calcext:value-type="float">
            <text:p>90</text:p>
          </table:table-cell>
          <table:table-cell table:style-name="ce88" table:formula="of:=[$classement.C93]" office:value-type="string" office:string-value="DIEULOUARD, Prim" calcext:value-type="string">
            <text:p>DIEULOUARD, Prim</text:p>
          </table:table-cell>
          <table:table-cell table:style-name="ce88" table:formula="of:=[$classement.F93]" office:value-type="string" office:string-value="&#10;&#10;" calcext:value-type="string">
            <text:p/>
            <text:p/>
            <text:p/>
          </table:table-cell>
          <table:table-cell table:style-name="ce31" table:formula="of:=[$notes.B91]" office:value-type="float" office:value="115.815540872402" calcext:value-type="float">
            <text:p>115.815540872402</text:p>
          </table:table-cell>
          <table:table-cell table:style-name="ce31" table:formula="of:=[$distances.E91]" office:value-type="float" office:value="48.8378" calcext:value-type="float">
            <text:p>48.8378</text:p>
          </table:table-cell>
          <table:table-cell table:style-name="ce31" table:formula="of:=[$distances.F91]" office:value-type="float" office:value="6.07" calcext:value-type="float">
            <text:p>6.0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1" calcext:value-type="float">
            <text:p>91</text:p>
          </table:table-cell>
          <table:table-cell table:style-name="ce87" table:formula="of:=[$classement.C94]" office:value-type="string" office:string-value="JEANDELAINCOURT – Prim (4,5 jours)" calcext:value-type="string">
            <text:p>JEANDELAINCOURT – Prim (4,5 jours)</text:p>
          </table:table-cell>
          <table:table-cell table:style-name="ce87" table:formula="of:=[$classement.F94]" office:value-type="float" office:value="0" calcext:value-type="float">
            <text:p>0</text:p>
          </table:table-cell>
          <table:table-cell table:style-name="ce30" table:formula="of:=[$notes.B92]" office:value-type="float" office:value="129.986703611376" calcext:value-type="float">
            <text:p>129.986703611376</text:p>
          </table:table-cell>
          <table:table-cell table:style-name="ce30" table:formula="of:=[$distances.E92]" office:value-type="float" office:value="48.842" calcext:value-type="float">
            <text:p>48.842</text:p>
          </table:table-cell>
          <table:table-cell table:style-name="ce30" table:formula="of:=[$distances.F92]" office:value-type="float" office:value="6.2414" calcext:value-type="float">
            <text:p>6.241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2" calcext:value-type="float">
            <text:p>92</text:p>
          </table:table-cell>
          <table:table-cell table:style-name="ce88" table:formula="of:=[$classement.C95]" office:value-type="string" office:string-value="MARBACHE, Elém" calcext:value-type="string">
            <text:p>MARBACHE, Elém</text:p>
          </table:table-cell>
          <table:table-cell table:style-name="ce88" table:formula="of:=[$classement.F95]" office:value-type="float" office:value="0" calcext:value-type="float">
            <text:p>0</text:p>
          </table:table-cell>
          <table:table-cell table:style-name="ce31" table:formula="of:=[$notes.B93]" office:value-type="float" office:value="64.0775496019796" calcext:value-type="float">
            <text:p>64.0775496019796</text:p>
          </table:table-cell>
          <table:table-cell table:style-name="ce31" table:formula="of:=[$distances.E93]" office:value-type="float" office:value="48.7987" calcext:value-type="float">
            <text:p>48.7987</text:p>
          </table:table-cell>
          <table:table-cell table:style-name="ce31" table:formula="of:=[$distances.F93]" office:value-type="float" office:value="6.1057" calcext:value-type="float">
            <text:p>6.105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3" calcext:value-type="float">
            <text:p>93</text:p>
          </table:table-cell>
          <table:table-cell table:style-name="ce87" table:formula="of:=[$classement.C96]" office:value-type="string" office:string-value="PAGNY-SUR-MOSELLE, Elém P. Bert" calcext:value-type="string">
            <text:p>PAGNY-SUR-MOSELLE, Elém P. Bert</text:p>
          </table:table-cell>
          <table:table-cell table:style-name="ce87" table:formula="of:=[$classement.F96]" office:value-type="float" office:value="0" calcext:value-type="float">
            <text:p>0</text:p>
          </table:table-cell>
          <table:table-cell table:style-name="ce30" table:formula="of:=[$notes.B94]" office:value-type="float" office:value="50.4044324384436" calcext:value-type="float">
            <text:p>50.4044324384436</text:p>
          </table:table-cell>
          <table:table-cell table:style-name="ce30" table:formula="of:=[$distances.E94]" office:value-type="float" office:value="48.9813" calcext:value-type="float">
            <text:p>48.9813</text:p>
          </table:table-cell>
          <table:table-cell table:style-name="ce30" table:formula="of:=[$distances.F94]" office:value-type="float" office:value="6.0246" calcext:value-type="float">
            <text:p>6.024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4" calcext:value-type="float">
            <text:p>94</text:p>
          </table:table-cell>
          <table:table-cell table:style-name="ce88" table:formula="of:=[$classement.C97]" office:value-type="string" office:string-value="PONT-A-MOUSSON, Elém P. Dohm" calcext:value-type="string">
            <text:p>PONT-A-MOUSSON, Elém P. Dohm</text:p>
          </table:table-cell>
          <table:table-cell table:style-name="ce88" table:formula="of:=[$classement.F97]" office:value-type="float" office:value="0" calcext:value-type="float">
            <text:p>0</text:p>
          </table:table-cell>
          <table:table-cell table:style-name="ce31" table:formula="of:=[$notes.B95]" office:value-type="float" office:value="56.1129312661594" calcext:value-type="float">
            <text:p>56.1129312661594</text:p>
          </table:table-cell>
          <table:table-cell table:style-name="ce31" table:formula="of:=[$distances.E95]" office:value-type="float" office:value="48.9055" calcext:value-type="float">
            <text:p>48.9055</text:p>
          </table:table-cell>
          <table:table-cell table:style-name="ce31" table:formula="of:=[$distances.F95]" office:value-type="float" office:value="6.0498" calcext:value-type="float">
            <text:p>6.049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5" calcext:value-type="float">
            <text:p>95</text:p>
          </table:table-cell>
          <table:table-cell table:style-name="ce87" table:formula="of:=[$classement.C98]" office:value-type="string" office:string-value="PONT-A-MOUSSON, Elém St Jean" calcext:value-type="string">
            <text:p>PONT-A-MOUSSON, Elém St Jean</text:p>
          </table:table-cell>
          <table:table-cell table:style-name="ce87" table:formula="of:=[$classement.F98]" office:value-type="float" office:value="0" calcext:value-type="float">
            <text:p>0</text:p>
          </table:table-cell>
          <table:table-cell table:style-name="ce30" table:formula="of:=[$notes.B96]" office:value-type="float" office:value="56.3768082365697" calcext:value-type="float">
            <text:p>56.3768082365697</text:p>
          </table:table-cell>
          <table:table-cell table:style-name="ce30" table:formula="of:=[$distances.E96]" office:value-type="float" office:value="48.902" calcext:value-type="float">
            <text:p>48.902</text:p>
          </table:table-cell>
          <table:table-cell table:style-name="ce30" table:formula="of:=[$distances.F96]" office:value-type="float" office:value="6.0579" calcext:value-type="float">
            <text:p>6.057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6" calcext:value-type="float">
            <text:p>96</text:p>
          </table:table-cell>
          <table:table-cell table:style-name="ce88" table:formula="of:=[$classement.C99]" office:value-type="string" office:string-value="PONT-A-MOUSSON, Elém St Martin" calcext:value-type="string">
            <text:p>PONT-A-MOUSSON, Elém St Martin</text:p>
          </table:table-cell>
          <table:table-cell table:style-name="ce88" table:formula="of:=[$classement.F99]" office:value-type="float" office:value="0" calcext:value-type="float">
            <text:p>0</text:p>
          </table:table-cell>
          <table:table-cell table:style-name="ce31" table:formula="of:=[$notes.B97]" office:value-type="float" office:value="38.5786875978833" calcext:value-type="float">
            <text:p>38.5786875978833</text:p>
          </table:table-cell>
          <table:table-cell table:style-name="ce31" table:formula="of:=[$distances.E97]" office:value-type="float" office:value="48.9046" calcext:value-type="float">
            <text:p>48.9046</text:p>
          </table:table-cell>
          <table:table-cell table:style-name="ce31" table:formula="of:=[$distances.F97]" office:value-type="float" office:value="6.0595" calcext:value-type="float">
            <text:p>6.059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7" calcext:value-type="float">
            <text:p>97</text:p>
          </table:table-cell>
          <table:table-cell table:style-name="ce87" table:formula="of:=[$classement.C100]" office:value-type="string" office:string-value="BRIN SUR SEILLE, Prim." calcext:value-type="string">
            <text:p>BRIN SUR SEILLE, Prim.</text:p>
          </table:table-cell>
          <table:table-cell table:style-name="ce87" table:formula="of:=[$classement.F100]" office:value-type="float" office:value="0" calcext:value-type="float">
            <text:p>0</text:p>
          </table:table-cell>
          <table:table-cell table:style-name="ce30" table:formula="of:=[$notes.B98]" office:value-type="float" office:value="132.368738474085" calcext:value-type="float">
            <text:p>132.368738474085</text:p>
          </table:table-cell>
          <table:table-cell table:style-name="ce30" table:formula="of:=[$distances.E98]" office:value-type="float" office:value="48.779" calcext:value-type="float">
            <text:p>48.779</text:p>
          </table:table-cell>
          <table:table-cell table:style-name="ce30" table:formula="of:=[$distances.F98]" office:value-type="float" office:value="6.3536" calcext:value-type="float">
            <text:p>6.353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8" calcext:value-type="float">
            <text:p>98</text:p>
          </table:table-cell>
          <table:table-cell table:style-name="ce88" table:formula="of:=[$classement.C101]" office:value-type="string" office:string-value="CHAMPENOUX, Prim" calcext:value-type="string">
            <text:p>CHAMPENOUX, Prim</text:p>
          </table:table-cell>
          <table:table-cell table:style-name="ce88" table:formula="of:=[$classement.F101]" office:value-type="float" office:value="0" calcext:value-type="float">
            <text:p>0</text:p>
          </table:table-cell>
          <table:table-cell table:style-name="ce31" table:formula="of:=[$notes.B99]" office:value-type="float" office:value="134.99864052118" calcext:value-type="float">
            <text:p>134.99864052118</text:p>
          </table:table-cell>
          <table:table-cell table:style-name="ce31" table:formula="of:=[$distances.E99]" office:value-type="float" office:value="48.7427" calcext:value-type="float">
            <text:p>48.7427</text:p>
          </table:table-cell>
          <table:table-cell table:style-name="ce31" table:formula="of:=[$distances.F99]" office:value-type="float" office:value="6.3481" calcext:value-type="float">
            <text:p>6.348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9" calcext:value-type="float">
            <text:p>99</text:p>
          </table:table-cell>
          <table:table-cell table:style-name="ce87" table:formula="of:=[$classement.C102]" office:value-type="string" office:string-value="CHAMPENOUX, Prim (site de Ceville)" calcext:value-type="string">
            <text:p>CHAMPENOUX, Prim (site de Ceville)</text:p>
          </table:table-cell>
          <table:table-cell table:style-name="ce87" table:formula="of:=[$classement.F102]" office:value-type="string" office:string-value="&#10;" calcext:value-type="string">
            <text:p/>
            <text:p/>
          </table:table-cell>
          <table:table-cell table:style-name="ce30" table:formula="of:=[$notes.B100]" office:value-type="float" office:value="134.99864052118" calcext:value-type="float">
            <text:p>134.99864052118</text:p>
          </table:table-cell>
          <table:table-cell table:style-name="ce30" table:formula="of:=[$distances.E100]" office:value-type="float" office:value="48.7427" calcext:value-type="float">
            <text:p>48.7427</text:p>
          </table:table-cell>
          <table:table-cell table:style-name="ce30" table:formula="of:=[$distances.F100]" office:value-type="float" office:value="6.3481" calcext:value-type="float">
            <text:p>6.348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0" calcext:value-type="float">
            <text:p>100</text:p>
          </table:table-cell>
          <table:table-cell table:style-name="ce88" table:formula="of:=[$classement.C103]" office:value-type="string" office:string-value="ESSEY-LES-NANCY, Elém Centre" calcext:value-type="string">
            <text:p>ESSEY-LES-NANCY, Elém Centre</text:p>
          </table:table-cell>
          <table:table-cell table:style-name="ce88" table:formula="of:=[$classement.F103]" office:value-type="float" office:value="0" calcext:value-type="float">
            <text:p>0</text:p>
          </table:table-cell>
          <table:table-cell table:style-name="ce31" table:formula="of:=[$notes.B101]" office:value-type="float" office:value="55.4706363695337" calcext:value-type="float">
            <text:p>55.4706363695337</text:p>
          </table:table-cell>
          <table:table-cell table:style-name="ce31" table:formula="of:=[$distances.E101]" office:value-type="float" office:value="48.7063" calcext:value-type="float">
            <text:p>48.7063</text:p>
          </table:table-cell>
          <table:table-cell table:style-name="ce31" table:formula="of:=[$distances.F101]" office:value-type="float" office:value="6.2221" calcext:value-type="float">
            <text:p>6.222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1" calcext:value-type="float">
            <text:p>101</text:p>
          </table:table-cell>
          <table:table-cell table:style-name="ce87" table:formula="of:=[$classement.C104]" office:value-type="string" office:string-value="ESSEY-LES-NANCY, Elém Centre" calcext:value-type="string">
            <text:p>ESSEY-LES-NANCY, Elém Centre</text:p>
          </table:table-cell>
          <table:table-cell table:style-name="ce87" table:formula="of:=[$classement.F104]" office:value-type="float" office:value="0" calcext:value-type="float">
            <text:p>0</text:p>
          </table:table-cell>
          <table:table-cell table:style-name="ce30" table:formula="of:=[$notes.B102]" office:value-type="float" office:value="55.4706363695337" calcext:value-type="float">
            <text:p>55.4706363695337</text:p>
          </table:table-cell>
          <table:table-cell table:style-name="ce30" table:formula="of:=[$distances.E102]" office:value-type="float" office:value="48.7063" calcext:value-type="float">
            <text:p>48.7063</text:p>
          </table:table-cell>
          <table:table-cell table:style-name="ce30" table:formula="of:=[$distances.F102]" office:value-type="float" office:value="6.2221" calcext:value-type="float">
            <text:p>6.222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2" calcext:value-type="float">
            <text:p>102</text:p>
          </table:table-cell>
          <table:table-cell table:style-name="ce88" table:formula="of:=[$classement.C105]" office:value-type="string" office:string-value="ESSEY-LES-NANCY, Elém Mouzimpré" calcext:value-type="string">
            <text:p>ESSEY-LES-NANCY, Elém Mouzimpré</text:p>
          </table:table-cell>
          <table:table-cell table:style-name="ce88" table:formula="of:=[$classement.F105]" office:value-type="float" office:value="0" calcext:value-type="float">
            <text:p>0</text:p>
          </table:table-cell>
          <table:table-cell table:style-name="ce31" table:formula="of:=[$notes.B103]" office:value-type="float" office:value="73.6004494527796" calcext:value-type="float">
            <text:p>73.6004494527796</text:p>
          </table:table-cell>
          <table:table-cell table:style-name="ce31" table:formula="of:=[$distances.E103]" office:value-type="float" office:value="48.6991" calcext:value-type="float">
            <text:p>48.6991</text:p>
          </table:table-cell>
          <table:table-cell table:style-name="ce31" table:formula="of:=[$distances.F103]" office:value-type="float" office:value="6.2217" calcext:value-type="float">
            <text:p>6.221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3" calcext:value-type="float">
            <text:p>103</text:p>
          </table:table-cell>
          <table:table-cell table:style-name="ce87" table:formula="of:=[$classement.C106]" office:value-type="string" office:string-value="ESSEY-LES-NANCY, mat Prevert, mat Delaunay" calcext:value-type="string">
            <text:p>ESSEY-LES-NANCY, mat Prevert, mat Delaunay</text:p>
          </table:table-cell>
          <table:table-cell table:style-name="ce87" table:formula="of:=[$classement.F106]" office:value-type="string" office:string-value="                                   " calcext:value-type="string">
            <text:p><text:s text:c="35"/></text:p>
          </table:table-cell>
          <table:table-cell table:style-name="ce30" table:formula="of:=[$notes.B104]" office:value-type="float" office:value="847.649136772651" calcext:value-type="float">
            <text:p>847.649136772651</text:p>
          </table:table-cell>
          <table:table-cell table:style-name="ce30" table:formula="of:=[$distances.E104]" office:value-type="float" office:value="48.7063" calcext:value-type="float">
            <text:p>48.7063</text:p>
          </table:table-cell>
          <table:table-cell table:style-name="ce30" table:formula="of:=[$distances.F104]" office:value-type="float" office:value="6.2209" calcext:value-type="float">
            <text:p>6.22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4" calcext:value-type="float">
            <text:p>104</text:p>
          </table:table-cell>
          <table:table-cell table:style-name="ce88" table:formula="of:=[$classement.C107]" office:value-type="string" office:string-value="SEICHAMPS L Michel " calcext:value-type="string">
            <text:p>SEICHAMPS L Michel </text:p>
          </table:table-cell>
          <table:table-cell table:style-name="ce88" table:formula="of:=[$classement.F107]" office:value-type="string" office:string-value="                           " calcext:value-type="string">
            <text:p><text:s text:c="27"/></text:p>
          </table:table-cell>
          <table:table-cell table:style-name="ce31" table:formula="of:=[$notes.B105]" office:value-type="float" office:value="120.60841171728" calcext:value-type="float">
            <text:p>120.60841171728</text:p>
          </table:table-cell>
          <table:table-cell table:style-name="ce31" table:formula="of:=[$distances.E105]" office:value-type="float" office:value="48.7119" calcext:value-type="float">
            <text:p>48.7119</text:p>
          </table:table-cell>
          <table:table-cell table:style-name="ce31" table:formula="of:=[$distances.F105]" office:value-type="float" office:value="6.2637" calcext:value-type="float">
            <text:p>6.263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5" calcext:value-type="float">
            <text:p>105</text:p>
          </table:table-cell>
          <table:table-cell table:style-name="ce87" table:formula="of:=[$classement.C108]" office:value-type="string" office:string-value="TOMBLAINE, Elém Brossolette (4,5j )" calcext:value-type="string">
            <text:p>TOMBLAINE, Elém Brossolette (4,5j )</text:p>
          </table:table-cell>
          <table:table-cell table:style-name="ce87" table:formula="of:=[$classement.F108]" office:value-type="float" office:value="0" calcext:value-type="float">
            <text:p>0</text:p>
          </table:table-cell>
          <table:table-cell table:style-name="ce30" table:formula="of:=[$notes.B106]" office:value-type="float" office:value="55.5340258921869" calcext:value-type="float">
            <text:p>55.5340258921869</text:p>
          </table:table-cell>
          <table:table-cell table:style-name="ce30" table:formula="of:=[$distances.E106]" office:value-type="float" office:value="48.679" calcext:value-type="float">
            <text:p>48.679</text:p>
          </table:table-cell>
          <table:table-cell table:style-name="ce30" table:formula="of:=[$distances.F106]" office:value-type="float" office:value="6.2203" calcext:value-type="float">
            <text:p>6.22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6" calcext:value-type="float">
            <text:p>106</text:p>
          </table:table-cell>
          <table:table-cell table:style-name="ce88" table:formula="of:=[$classement.C109]" office:value-type="string" office:string-value="TOMBLAINE, Elém Brossolette (4,5j )" calcext:value-type="string">
            <text:p>TOMBLAINE, Elém Brossolette (4,5j )</text:p>
          </table:table-cell>
          <table:table-cell table:style-name="ce88" table:formula="of:=[$classement.F109]" office:value-type="string" office:string-value=" " calcext:value-type="string">
            <text:p><text:s/></text:p>
          </table:table-cell>
          <table:table-cell table:style-name="ce31" table:formula="of:=[$notes.B107]" office:value-type="float" office:value="73.5340258921869" calcext:value-type="float">
            <text:p>73.5340258921869</text:p>
          </table:table-cell>
          <table:table-cell table:style-name="ce31" table:formula="of:=[$distances.E107]" office:value-type="float" office:value="48.679" calcext:value-type="float">
            <text:p>48.679</text:p>
          </table:table-cell>
          <table:table-cell table:style-name="ce31" table:formula="of:=[$distances.F107]" office:value-type="float" office:value="6.2203" calcext:value-type="float">
            <text:p>6.220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7" calcext:value-type="float">
            <text:p>107</text:p>
          </table:table-cell>
          <table:table-cell table:style-name="ce87" table:formula="of:=[$classement.C110]" office:value-type="string" office:string-value="FOUG, Elém Luton" calcext:value-type="string">
            <text:p>FOUG, Elém Luton</text:p>
          </table:table-cell>
          <table:table-cell table:style-name="ce87" table:formula="of:=[$classement.F110]" office:value-type="float" office:value="0" calcext:value-type="float">
            <text:p>0</text:p>
          </table:table-cell>
          <table:table-cell table:style-name="ce30" table:formula="of:=[$notes.B108]" office:value-type="float" office:value="44.186334782085" calcext:value-type="float">
            <text:p>44.186334782085</text:p>
          </table:table-cell>
          <table:table-cell table:style-name="ce30" table:formula="of:=[$distances.E108]" office:value-type="float" office:value="48.6808" calcext:value-type="float">
            <text:p>48.6808</text:p>
          </table:table-cell>
          <table:table-cell table:style-name="ce30" table:formula="of:=[$distances.F108]" office:value-type="float" office:value="5.7855" calcext:value-type="float">
            <text:p>5.785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8" calcext:value-type="float">
            <text:p>108</text:p>
          </table:table-cell>
          <table:table-cell table:style-name="ce88" table:formula="of:=[$classement.C111]" office:value-type="string" office:string-value="DOMMARTIN-LES-TOUL, Elém J. Ferry" calcext:value-type="string">
            <text:p>DOMMARTIN-LES-TOUL, Elém J. Ferry</text:p>
          </table:table-cell>
          <table:table-cell table:style-name="ce88" table:formula="of:=[$classement.F111]" office:value-type="float" office:value="0" calcext:value-type="float">
            <text:p>0</text:p>
          </table:table-cell>
          <table:table-cell table:style-name="ce31" table:formula="of:=[$notes.B109]" office:value-type="float" office:value="49.2748584455422" calcext:value-type="float">
            <text:p>49.2748584455422</text:p>
          </table:table-cell>
          <table:table-cell table:style-name="ce31" table:formula="of:=[$distances.E109]" office:value-type="float" office:value="48.6705" calcext:value-type="float">
            <text:p>48.6705</text:p>
          </table:table-cell>
          <table:table-cell table:style-name="ce31" table:formula="of:=[$distances.F109]" office:value-type="float" office:value="5.91" calcext:value-type="float">
            <text:p>5.9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9" calcext:value-type="float">
            <text:p>109</text:p>
          </table:table-cell>
          <table:table-cell table:style-name="ce87" table:formula="of:=[$classement.C112]" office:value-type="string" office:string-value="TOUL, Elém La Sapinière " calcext:value-type="string">
            <text:p>TOUL, Elém La Sapinière </text:p>
          </table:table-cell>
          <table:table-cell table:style-name="ce87" table:formula="of:=[$classement.F112]" office:value-type="float" office:value="0" calcext:value-type="float">
            <text:p>0</text:p>
          </table:table-cell>
          <table:table-cell table:style-name="ce30" table:formula="of:=[$notes.B110]" office:value-type="float" office:value="65.1263193987528" calcext:value-type="float">
            <text:p>65.1263193987528</text:p>
          </table:table-cell>
          <table:table-cell table:style-name="ce30" table:formula="of:=[$distances.E110]" office:value-type="float" office:value="48.6902" calcext:value-type="float">
            <text:p>48.6902</text:p>
          </table:table-cell>
          <table:table-cell table:style-name="ce30" table:formula="of:=[$distances.F110]" office:value-type="float" office:value="5.889" calcext:value-type="float">
            <text:p>5.88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0" calcext:value-type="float">
            <text:p>110</text:p>
          </table:table-cell>
          <table:table-cell table:style-name="ce88" table:formula="of:=[$classement.C113]" office:value-type="string" office:string-value="FAVIERES, Prim" calcext:value-type="string">
            <text:p>FAVIERES, Prim</text:p>
          </table:table-cell>
          <table:table-cell table:style-name="ce88" table:formula="of:=[$classement.F113]" office:value-type="float" office:value="0" calcext:value-type="float">
            <text:p>0</text:p>
          </table:table-cell>
          <table:table-cell table:style-name="ce31" table:formula="of:=[$notes.B111]" office:value-type="float" office:value="120.346161117238" calcext:value-type="float">
            <text:p>120.346161117238</text:p>
          </table:table-cell>
          <table:table-cell table:style-name="ce31" table:formula="of:=[$distances.E111]" office:value-type="float" office:value="48.4639" calcext:value-type="float">
            <text:p>48.4639</text:p>
          </table:table-cell>
          <table:table-cell table:style-name="ce31" table:formula="of:=[$distances.F111]" office:value-type="float" office:value="5.957" calcext:value-type="float">
            <text:p>5.95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1" calcext:value-type="float">
            <text:p>111</text:p>
          </table:table-cell>
          <table:table-cell table:style-name="ce87" table:formula="of:=[$classement.C114]" office:value-type="string" office:string-value="COLOMBEY-LES-BELLES, Elém" calcext:value-type="string">
            <text:p>COLOMBEY-LES-BELLES, Elém</text:p>
          </table:table-cell>
          <table:table-cell table:style-name="ce87" table:formula="of:=[$classement.F114]" office:value-type="float" office:value="0" calcext:value-type="float">
            <text:p>0</text:p>
          </table:table-cell>
          <table:table-cell table:style-name="ce30" table:formula="of:=[$notes.B112]" office:value-type="float" office:value="66.0083060727095" calcext:value-type="float">
            <text:p>66.0083060727095</text:p>
          </table:table-cell>
          <table:table-cell table:style-name="ce30" table:formula="of:=[$distances.E112]" office:value-type="float" office:value="48.5295" calcext:value-type="float">
            <text:p>48.5295</text:p>
          </table:table-cell>
          <table:table-cell table:style-name="ce30" table:formula="of:=[$distances.F112]" office:value-type="float" office:value="5.8918" calcext:value-type="float">
            <text:p>5.891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2" calcext:value-type="float">
            <text:p>112</text:p>
          </table:table-cell>
          <table:table-cell table:style-name="ce88" table:formula="of:=[$classement.C115]" office:value-type="string" office:string-value="COLOMBEY-LES-BELLES, Elém" calcext:value-type="string">
            <text:p>COLOMBEY-LES-BELLES, Elém</text:p>
          </table:table-cell>
          <table:table-cell table:style-name="ce88" table:formula="of:=[$classement.F115]" office:value-type="float" office:value="0" calcext:value-type="float">
            <text:p>0</text:p>
          </table:table-cell>
          <table:table-cell table:style-name="ce31" table:formula="of:=[$notes.B113]" office:value-type="float" office:value="66.0083060727095" calcext:value-type="float">
            <text:p>66.0083060727095</text:p>
          </table:table-cell>
          <table:table-cell table:style-name="ce31" table:formula="of:=[$distances.E113]" office:value-type="float" office:value="48.5295" calcext:value-type="float">
            <text:p>48.5295</text:p>
          </table:table-cell>
          <table:table-cell table:style-name="ce31" table:formula="of:=[$distances.F113]" office:value-type="float" office:value="5.8918" calcext:value-type="float">
            <text:p>5.89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3" calcext:value-type="float">
            <text:p>113</text:p>
          </table:table-cell>
          <table:table-cell table:style-name="ce87" table:formula="of:=[$classement.C116]" office:value-type="string" office:string-value="VILLEY-SAINT-ETIENNE Elém" calcext:value-type="string">
            <text:p>VILLEY-SAINT-ETIENNE Elém</text:p>
          </table:table-cell>
          <table:table-cell table:style-name="ce87" table:formula="of:=[$classement.F116]" office:value-type="float" office:value="0" calcext:value-type="float">
            <text:p>0</text:p>
          </table:table-cell>
          <table:table-cell table:style-name="ce30" table:formula="of:=[$notes.B114]" office:value-type="float" office:value="65.1689840513767" calcext:value-type="float">
            <text:p>65.1689840513767</text:p>
          </table:table-cell>
          <table:table-cell table:style-name="ce30" table:formula="of:=[$distances.E114]" office:value-type="float" office:value="48.7303" calcext:value-type="float">
            <text:p>48.7303</text:p>
          </table:table-cell>
          <table:table-cell table:style-name="ce30" table:formula="of:=[$distances.F114]" office:value-type="float" office:value="5.9783" calcext:value-type="float">
            <text:p>5.97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4" calcext:value-type="float">
            <text:p>114</text:p>
          </table:table-cell>
          <table:table-cell table:style-name="ce88" table:formula="of:=[$classement.C117]" office:value-type="string" office:string-value="MENIL-LA-TOUR, Prim" calcext:value-type="string">
            <text:p>MENIL-LA-TOUR, Prim</text:p>
          </table:table-cell>
          <table:table-cell table:style-name="ce88" table:formula="of:=[$classement.F117]" office:value-type="float" office:value="0" calcext:value-type="float">
            <text:p>0</text:p>
          </table:table-cell>
          <table:table-cell table:style-name="ce31" table:formula="of:=[$notes.B115]" office:value-type="float" office:value="131.839696410865" calcext:value-type="float">
            <text:p>131.839696410865</text:p>
          </table:table-cell>
          <table:table-cell table:style-name="ce31" table:formula="of:=[$distances.E115]" office:value-type="float" office:value="48.766" calcext:value-type="float">
            <text:p>48.766</text:p>
          </table:table-cell>
          <table:table-cell table:style-name="ce31" table:formula="of:=[$distances.F115]" office:value-type="float" office:value="5.8634" calcext:value-type="float">
            <text:p>5.863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5" calcext:value-type="float">
            <text:p>115</text:p>
          </table:table-cell>
          <table:table-cell table:style-name="ce87" table:formula="of:=[$classement.C118]" office:value-type="string" office:string-value="TOUL, Mat Les Eglantines" calcext:value-type="string">
            <text:p>TOUL, Mat Les Eglantines</text:p>
          </table:table-cell>
          <table:table-cell table:style-name="ce87" table:formula="of:=[$classement.F118]" office:value-type="float" office:value="0" calcext:value-type="float">
            <text:p>0</text:p>
          </table:table-cell>
          <table:table-cell table:style-name="ce30" table:formula="of:=[$notes.B116]" office:value-type="float" office:value="839.884232084442" calcext:value-type="float">
            <text:p>839.884232084442</text:p>
          </table:table-cell>
          <table:table-cell table:style-name="ce30" table:formula="of:=[$distances.E116]" office:value-type="float" office:value="48.6812" calcext:value-type="float">
            <text:p>48.6812</text:p>
          </table:table-cell>
          <table:table-cell table:style-name="ce30" table:formula="of:=[$distances.F116]" office:value-type="float" office:value="5.8799" calcext:value-type="float">
            <text:p>5.879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6" calcext:value-type="float">
            <text:p>116</text:p>
          </table:table-cell>
          <table:table-cell table:style-name="ce88" table:formula="of:=[$classement.C119]" office:value-type="string" office:string-value="TOUL, Saint-Evre&#10;TOUL, Jean Feidt Mat" calcext:value-type="string">
            <text:p>TOUL, Saint-Evre</text:p>
            <text:p>TOUL, Jean Feidt Mat</text:p>
          </table:table-cell>
          <table:table-cell table:style-name="ce88" table:formula="of:=[$classement.F119]" office:value-type="float" office:value="0" calcext:value-type="float">
            <text:p>0</text:p>
          </table:table-cell>
          <table:table-cell table:style-name="ce31" table:formula="of:=[$notes.B117]" office:value-type="float" office:value="839.422793279523" calcext:value-type="float">
            <text:p>839.422793279523</text:p>
          </table:table-cell>
          <table:table-cell table:style-name="ce31" table:formula="of:=[$distances.E117]" office:value-type="float" office:value="48.669" calcext:value-type="float">
            <text:p>48.669</text:p>
          </table:table-cell>
          <table:table-cell table:style-name="ce31" table:formula="of:=[$distances.F117]" office:value-type="float" office:value="5.8826" calcext:value-type="float">
            <text:p>5.882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7" calcext:value-type="float">
            <text:p>117</text:p>
          </table:table-cell>
          <table:table-cell table:style-name="ce87" table:formula="of:=[$classement.C120]" office:value-type="string" office:string-value="FOUG, Mat Les Tilleuls ECROUVES, Prim Mathy (mat)" calcext:value-type="string">
            <text:p>FOUG, Mat Les Tilleuls ECROUVES, Prim Mathy (mat)</text:p>
          </table:table-cell>
          <table:table-cell table:style-name="ce87" table:formula="of:=[$classement.F120]" office:value-type="float" office:value="0" calcext:value-type="float">
            <text:p>0</text:p>
          </table:table-cell>
          <table:table-cell table:style-name="ce30" table:formula="of:=[$notes.B118]" office:value-type="float" office:value="836.331279133344" calcext:value-type="float">
            <text:p>836.331279133344</text:p>
          </table:table-cell>
          <table:table-cell table:style-name="ce30" table:formula="of:=[$distances.E118]" office:value-type="float" office:value="48.681" calcext:value-type="float">
            <text:p>48.681</text:p>
          </table:table-cell>
          <table:table-cell table:style-name="ce30" table:formula="of:=[$distances.F118]" office:value-type="float" office:value="5.7918" calcext:value-type="float">
            <text:p>5.791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8" calcext:value-type="float">
            <text:p>118</text:p>
          </table:table-cell>
          <table:table-cell table:style-name="ce88" table:formula="of:=[$classement.C121]" office:value-type="string" office:string-value="DOMEVRE EN HAYE, Elém" calcext:value-type="string">
            <text:p>DOMEVRE EN HAYE, Elém</text:p>
          </table:table-cell>
          <table:table-cell table:style-name="ce88" table:formula="of:=[$classement.F121]" office:value-type="float" office:value="0" calcext:value-type="float">
            <text:p>0</text:p>
          </table:table-cell>
          <table:table-cell table:style-name="ce31" table:formula="of:=[$notes.B119]" office:value-type="float" office:value="39.9472027356383" calcext:value-type="float">
            <text:p>39.9472027356383</text:p>
          </table:table-cell>
          <table:table-cell table:style-name="ce31" table:formula="of:=[$distances.E119]" office:value-type="float" office:value="48.8181" calcext:value-type="float">
            <text:p>48.8181</text:p>
          </table:table-cell>
          <table:table-cell table:style-name="ce31" table:formula="of:=[$distances.F119]" office:value-type="float" office:value="5.9303" calcext:value-type="float">
            <text:p>5.930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19" calcext:value-type="float">
            <text:p>119</text:p>
          </table:table-cell>
          <table:table-cell table:style-name="ce87" table:formula="of:=[$classement.C122]" office:value-type="string" office:string-value="VANNES, Prim&#10;COLOMBEY LES BELLES, Elém" calcext:value-type="string">
            <text:p>VANNES, Prim</text:p>
            <text:p>COLOMBEY LES BELLES, Elém</text:p>
          </table:table-cell>
          <table:table-cell table:style-name="ce87" table:formula="of:=[$classement.F122]" office:value-type="float" office:value="0" calcext:value-type="float">
            <text:p>0</text:p>
          </table:table-cell>
          <table:table-cell table:style-name="ce30" table:formula="of:=[$notes.B120]" office:value-type="float" office:value="118.99155677469" calcext:value-type="float">
            <text:p>118.99155677469</text:p>
          </table:table-cell>
          <table:table-cell table:style-name="ce30" table:formula="of:=[$distances.E120]" office:value-type="float" office:value="48.5473" calcext:value-type="float">
            <text:p>48.5473</text:p>
          </table:table-cell>
          <table:table-cell table:style-name="ce30" table:formula="of:=[$distances.F120]" office:value-type="float" office:value="5.7785" calcext:value-type="float">
            <text:p>5.7785</text:p>
          </table:table-cell>
          <table:table-cell table:style-name="ce30" table:number-columns-repeated="2"/>
          <table:table-cell table:style-name="ce25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0" calcext:value-type="float">
            <text:p>120</text:p>
          </table:table-cell>
          <table:table-cell table:style-name="ce88" table:formula="of:=[$classement.C123]" office:value-type="string" office:string-value="ALLAIN, Prim" calcext:value-type="string">
            <text:p>ALLAIN, Prim</text:p>
          </table:table-cell>
          <table:table-cell table:style-name="ce88" table:formula="of:=[$classement.F123]" office:value-type="float" office:value="0" calcext:value-type="float">
            <text:p>0</text:p>
          </table:table-cell>
          <table:table-cell table:style-name="ce31" table:formula="of:=[$notes.B121]" office:value-type="float" office:value="161.601763522968" calcext:value-type="float">
            <text:p>161.601763522968</text:p>
          </table:table-cell>
          <table:table-cell table:style-name="ce31" table:formula="of:=[$distances.E121]" office:value-type="float" office:value="48.5493" calcext:value-type="float">
            <text:p>48.5493</text:p>
          </table:table-cell>
          <table:table-cell table:style-name="ce31" table:formula="of:=[$distances.F121]" office:value-type="float" office:value="5.9103" calcext:value-type="float">
            <text:p>5.910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1" calcext:value-type="float">
            <text:p>121</text:p>
          </table:table-cell>
          <table:table-cell table:style-name="ce87" table:formula="of:=[$classement.C124]" office:value-type="string" office:string-value="VANDŒUVRE, Elém Europe Nations" calcext:value-type="string">
            <text:p>VANDŒUVRE, Elém Europe Nations</text:p>
          </table:table-cell>
          <table:table-cell table:style-name="ce87" table:formula="of:=[$classement.F124]" office:value-type="string" office:string-value="Ecole porteuse en 2020/2021 d'un projet EPS important" calcext:value-type="string">
            <text:p>Ecole porteuse en 2020/2021 d'un projet EPS important</text:p>
          </table:table-cell>
          <table:table-cell table:style-name="ce30" table:formula="of:=[$notes.B122]" office:value-type="float" office:value="57.142240220927" calcext:value-type="float">
            <text:p>57.142240220927</text:p>
          </table:table-cell>
          <table:table-cell table:style-name="ce30" table:formula="of:=[$distances.E122]" office:value-type="float" office:value="48.663" calcext:value-type="float">
            <text:p>48.663</text:p>
          </table:table-cell>
          <table:table-cell table:style-name="ce30" table:formula="of:=[$distances.F122]" office:value-type="float" office:value="6.1813" calcext:value-type="float">
            <text:p>6.1813</text:p>
          </table:table-cell>
          <table:table-cell table:style-name="ce30" table:number-columns-repeated="2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2" calcext:value-type="float">
            <text:p>122</text:p>
          </table:table-cell>
          <table:table-cell table:style-name="ce88" table:formula="of:=[$classement.C125]" office:value-type="string" office:string-value="VANDŒUVRE, Elém Europe Nations&#10;" calcext:value-type="string">
            <text:p>VANDŒUVRE, Elém Europe Nations</text:p>
            <text:p/>
          </table:table-cell>
          <table:table-cell table:style-name="ce88" table:formula="of:=[$classement.F125]" office:value-type="string" office:string-value="Ecole porteuse en 2020/2021 d'un projet EPS important" calcext:value-type="string">
            <text:p>Ecole porteuse en 2020/2021 d'un projet EPS important</text:p>
          </table:table-cell>
          <table:table-cell table:style-name="ce31" table:formula="of:=[$notes.B123]" office:value-type="float" office:value="57.142240220927" calcext:value-type="float">
            <text:p>57.142240220927</text:p>
          </table:table-cell>
          <table:table-cell table:style-name="ce31" table:formula="of:=[$distances.E123]" office:value-type="float" office:value="48.663" calcext:value-type="float">
            <text:p>48.663</text:p>
          </table:table-cell>
          <table:table-cell table:style-name="ce31" table:formula="of:=[$distances.F123]" office:value-type="float" office:value="6.1813" calcext:value-type="float">
            <text:p>6.181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3" calcext:value-type="float">
            <text:p>123</text:p>
          </table:table-cell>
          <table:table-cell table:style-name="ce87" table:formula="of:=[$classement.C126]" office:value-type="string" office:string-value="VANDŒUVRE, Mat Charmois" calcext:value-type="string">
            <text:p>VANDŒUVRE, Mat Charmois</text:p>
          </table:table-cell>
          <table:table-cell table:style-name="ce87" table:formula="of:=[$classement.F126]" office:value-type="string" office:string-value="                                 " calcext:value-type="string">
            <text:p><text:s text:c="33"/></text:p>
          </table:table-cell>
          <table:table-cell table:style-name="ce30" table:formula="of:=[$notes.B124]" office:value-type="float" office:value="849.166535692111" calcext:value-type="float">
            <text:p>849.166535692111</text:p>
          </table:table-cell>
          <table:table-cell table:style-name="ce30" table:formula="of:=[$distances.E124]" office:value-type="float" office:value="48.6675" calcext:value-type="float">
            <text:p>48.6675</text:p>
          </table:table-cell>
          <table:table-cell table:style-name="ce30" table:formula="of:=[$distances.F124]" office:value-type="float" office:value="6.1712" calcext:value-type="float">
            <text:p>6.1712</text:p>
          </table:table-cell>
          <table:table-cell table:style-name="ce30" table:number-columns-repeated="2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4" calcext:value-type="float">
            <text:p>124</text:p>
          </table:table-cell>
          <table:table-cell table:style-name="ce88" table:formula="of:=[$classement.C127]" office:value-type="string" office:string-value="VANDŒUVRE, Mat Charmois" calcext:value-type="string">
            <text:p>VANDŒUVRE, Mat Charmois</text:p>
          </table:table-cell>
          <table:table-cell table:style-name="ce88" table:formula="of:=[$classement.F127]" office:value-type="string" office:string-value="                         " calcext:value-type="string">
            <text:p><text:s text:c="25"/></text:p>
          </table:table-cell>
          <table:table-cell table:style-name="ce31" table:formula="of:=[$notes.B125]" office:value-type="float" office:value="849.166535692111" calcext:value-type="float">
            <text:p>849.166535692111</text:p>
          </table:table-cell>
          <table:table-cell table:style-name="ce31" table:formula="of:=[$distances.E125]" office:value-type="float" office:value="48.6675" calcext:value-type="float">
            <text:p>48.6675</text:p>
          </table:table-cell>
          <table:table-cell table:style-name="ce31" table:formula="of:=[$distances.F125]" office:value-type="float" office:value="6.1712" calcext:value-type="float">
            <text:p>6.1712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5" calcext:value-type="float">
            <text:p>125</text:p>
          </table:table-cell>
          <table:table-cell table:style-name="ce87" table:formula="of:=[$classement.C128]" office:value-type="string" office:string-value="VANDŒUVRE, Mat Brossolette" calcext:value-type="string">
            <text:p>VANDŒUVRE, Mat Brossolette</text:p>
          </table:table-cell>
          <table:table-cell table:style-name="ce87" table:formula="of:=[$classement.F128]" office:value-type="float" office:value="0" calcext:value-type="float">
            <text:p>0</text:p>
          </table:table-cell>
          <table:table-cell table:style-name="ce30" table:formula="of:=[$notes.B126]" office:value-type="float" office:value="849.159481600237" calcext:value-type="float">
            <text:p>849.159481600237</text:p>
          </table:table-cell>
          <table:table-cell table:style-name="ce30" table:formula="of:=[$distances.E126]" office:value-type="float" office:value="48.6625" calcext:value-type="float">
            <text:p>48.6625</text:p>
          </table:table-cell>
          <table:table-cell table:style-name="ce30" table:formula="of:=[$distances.F126]" office:value-type="float" office:value="6.1701" calcext:value-type="float">
            <text:p>6.170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6" calcext:value-type="float">
            <text:p>126</text:p>
          </table:table-cell>
          <table:table-cell table:style-name="ce88" table:formula="of:=[$classement.C129]" office:value-type="string" office:string-value="LUDRES, Elém J Prévert" calcext:value-type="string">
            <text:p>LUDRES, Elém J Prévert</text:p>
          </table:table-cell>
          <table:table-cell table:style-name="ce88" table:formula="of:=[$classement.F129]" office:value-type="string" office:string-value="                               " calcext:value-type="string">
            <text:p><text:s text:c="31"/></text:p>
          </table:table-cell>
          <table:table-cell table:style-name="ce31" table:formula="of:=[$notes.B127]" office:value-type="float" office:value="52.1152758342678" calcext:value-type="float">
            <text:p>52.1152758342678</text:p>
          </table:table-cell>
          <table:table-cell table:style-name="ce31" table:formula="of:=[$distances.E127]" office:value-type="float" office:value="48.6209" calcext:value-type="float">
            <text:p>48.6209</text:p>
          </table:table-cell>
          <table:table-cell table:style-name="ce31" table:formula="of:=[$distances.F127]" office:value-type="float" office:value="6.1605" calcext:value-type="float">
            <text:p>6.160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27" calcext:value-type="float">
            <text:p>127</text:p>
          </table:table-cell>
          <table:table-cell table:style-name="ce87" table:formula="of:=[$classement.C130]" office:value-type="string" office:string-value="VANDŒUVRE, Elém Brabois&#10;VANDOEUVRE, Elém J. Ferry" calcext:value-type="string">
            <text:p>VANDŒUVRE, Elém Brabois</text:p>
            <text:p>VANDOEUVRE, Elém J. Ferry</text:p>
          </table:table-cell>
          <table:table-cell table:style-name="ce87" table:formula="of:=[$classement.F130]" office:value-type="string" office:string-value="Ecole immersion Anglais" calcext:value-type="string">
            <text:p>Ecole immersion Anglais</text:p>
          </table:table-cell>
          <table:table-cell table:style-name="ce30" table:formula="of:=[$notes.B128]" office:value-type="float" office:value="54.3920340286723" calcext:value-type="float">
            <text:p>54.3920340286723</text:p>
          </table:table-cell>
          <table:table-cell table:style-name="ce30" table:formula="of:=[$distances.E128]" office:value-type="float" office:value="48.6492" calcext:value-type="float">
            <text:p>48.6492</text:p>
          </table:table-cell>
          <table:table-cell table:style-name="ce30" table:formula="of:=[$distances.F128]" office:value-type="float" office:value="6.152" calcext:value-type="float">
            <text:p>6.15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8" calcext:value-type="float">
            <text:p>128</text:p>
          </table:table-cell>
          <table:table-cell table:style-name="ce88" table:formula="of:=[$classement.C131]" office:value-type="string" office:string-value="VANDŒUVRE, Mat Bert" calcext:value-type="string">
            <text:p>VANDŒUVRE, Mat Bert</text:p>
          </table:table-cell>
          <table:table-cell table:style-name="ce88" table:formula="of:=[$classement.F131]" office:value-type="float" office:value="0" calcext:value-type="float">
            <text:p>0</text:p>
          </table:table-cell>
          <table:table-cell table:style-name="ce31" table:formula="of:=[$notes.B129]" office:value-type="float" office:value="849.160576040923" calcext:value-type="float">
            <text:p>849.160576040923</text:p>
          </table:table-cell>
          <table:table-cell table:style-name="ce31" table:formula="of:=[$distances.E129]" office:value-type="float" office:value="48.6642" calcext:value-type="float">
            <text:p>48.6642</text:p>
          </table:table-cell>
          <table:table-cell table:style-name="ce31" table:formula="of:=[$distances.F129]" office:value-type="float" office:value="6.1852" calcext:value-type="float">
            <text:p>6.185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29" calcext:value-type="float">
            <text:p>129</text:p>
          </table:table-cell>
          <table:table-cell table:style-name="ce87" table:formula="of:=[$classement.C132]" office:value-type="string" office:string-value="LUDRES, Mat J. Prévert" calcext:value-type="string">
            <text:p>LUDRES, Mat J. Prévert</text:p>
          </table:table-cell>
          <table:table-cell table:style-name="ce87" table:formula="of:=[$classement.F132]" office:value-type="string" office:string-value="                                                                            " calcext:value-type="string">
            <text:p><text:s text:c="76"/></text:p>
          </table:table-cell>
          <table:table-cell table:style-name="ce30" table:formula="of:=[$notes.B130]" office:value-type="float" office:value="844.115275834268" calcext:value-type="float">
            <text:p>844.115275834268</text:p>
          </table:table-cell>
          <table:table-cell table:style-name="ce30" table:formula="of:=[$distances.E130]" office:value-type="float" office:value="48.6209" calcext:value-type="float">
            <text:p>48.6209</text:p>
          </table:table-cell>
          <table:table-cell table:style-name="ce30" table:formula="of:=[$distances.F130]" office:value-type="float" office:value="6.1605" calcext:value-type="float">
            <text:p>6.160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0" calcext:value-type="float">
            <text:p>130</text:p>
          </table:table-cell>
          <table:table-cell table:style-name="ce88" table:formula="of:=[$classement.C133]" office:value-type="string" office:string-value="VANDOEUVRE, Mat J. Macé VANDOEUVRE, Elém J. Macé" calcext:value-type="string">
            <text:p>VANDOEUVRE, Mat J. Macé VANDOEUVRE, Elém J. Macé</text:p>
          </table:table-cell>
          <table:table-cell table:style-name="ce88" table:formula="of:=[$classement.F133]" office:value-type="string" office:string-value="                                                                               " calcext:value-type="string">
            <text:p><text:s text:c="79"/></text:p>
          </table:table-cell>
          <table:table-cell table:style-name="ce31" table:formula="of:=[$notes.B131]" office:value-type="float" office:value="849.558022037087" calcext:value-type="float">
            <text:p>849.558022037087</text:p>
          </table:table-cell>
          <table:table-cell table:style-name="ce31" table:formula="of:=[$distances.E131]" office:value-type="float" office:value="48.6684" calcext:value-type="float">
            <text:p>48.6684</text:p>
          </table:table-cell>
          <table:table-cell table:style-name="ce31" table:formula="of:=[$distances.F131]" office:value-type="float" office:value="6.1778" calcext:value-type="float">
            <text:p>6.177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1" calcext:value-type="float">
            <text:p>131</text:p>
          </table:table-cell>
          <table:table-cell table:style-name="ce87" table:formula="of:=[$classement.C134]" office:value-type="string" office:string-value="VANDOEUVRE, Mat J. Pompey VANDOEUVRE, Mat G. Monne" calcext:value-type="string">
            <text:p>VANDOEUVRE, Mat J. Pompey VANDOEUVRE, Mat G. Monne</text:p>
          </table:table-cell>
          <table:table-cell table:style-name="ce87" table:formula="of:=[$classement.F134]" office:value-type="string" office:string-value="                                        " calcext:value-type="string">
            <text:p><text:s text:c="40"/></text:p>
          </table:table-cell>
          <table:table-cell table:style-name="ce30" table:formula="of:=[$notes.B132]" office:value-type="float" office:value="849.085201419715" calcext:value-type="float">
            <text:p>849.085201419715</text:p>
          </table:table-cell>
          <table:table-cell table:style-name="ce30" table:formula="of:=[$distances.E132]" office:value-type="float" office:value="48.6612" calcext:value-type="float">
            <text:p>48.6612</text:p>
          </table:table-cell>
          <table:table-cell table:style-name="ce30" table:formula="of:=[$distances.F132]" office:value-type="float" office:value="6.1779" calcext:value-type="float">
            <text:p>6.177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2" calcext:value-type="float">
            <text:p>132</text:p>
          </table:table-cell>
          <table:table-cell table:style-name="ce88" table:formula="of:=[$classement.C135]" office:value-type="string" office:string-value="LUDRES, Mat P. Loti LUDRES, Elém P. Loti" calcext:value-type="string">
            <text:p>LUDRES, Mat P. Loti LUDRES, Elém P. Loti</text:p>
          </table:table-cell>
          <table:table-cell table:style-name="ce88" table:formula="of:=[$classement.F135]" office:value-type="string" office:string-value="                                                                      " calcext:value-type="string">
            <text:p><text:s text:c="70"/></text:p>
          </table:table-cell>
          <table:table-cell table:style-name="ce31" table:formula="of:=[$notes.B133]" office:value-type="float" office:value="844.648214699423" calcext:value-type="float">
            <text:p>844.648214699423</text:p>
          </table:table-cell>
          <table:table-cell table:style-name="ce31" table:formula="of:=[$distances.E133]" office:value-type="float" office:value="48.6136" calcext:value-type="float">
            <text:p>48.6136</text:p>
          </table:table-cell>
          <table:table-cell table:style-name="ce31" table:formula="of:=[$distances.F133]" office:value-type="float" office:value="6.1708" calcext:value-type="float">
            <text:p>6.170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3" calcext:value-type="float">
            <text:p>133</text:p>
          </table:table-cell>
          <table:table-cell table:style-name="ce87" table:formula="of:=[$classement.C136]" office:value-type="string" office:string-value="MAIZIERES, primaire Emile Gallé (classe maternelle)&#10;PULLIGNY, Elém. F. Aubert (école à 4,5 jours)" calcext:value-type="string">
            <text:p>MAIZIERES, primaire Emile Gallé (classe maternelle)</text:p>
            <text:p>PULLIGNY, Elém. F. Aubert (école à 4,5 jours)</text:p>
          </table:table-cell>
          <table:table-cell table:style-name="ce87" table:formula="of:=[$classement.F136]" office:value-type="float" office:value="0" calcext:value-type="float">
            <text:p>0</text:p>
          </table:table-cell>
          <table:table-cell table:style-name="ce30" table:formula="of:=[$notes.B134]" office:value-type="float" office:value="841.117844665413" calcext:value-type="float">
            <text:p>841.117844665413</text:p>
          </table:table-cell>
          <table:table-cell table:style-name="ce30" table:formula="of:=[$distances.E134]" office:value-type="float" office:value="48.5843" calcext:value-type="float">
            <text:p>48.5843</text:p>
          </table:table-cell>
          <table:table-cell table:style-name="ce30" table:formula="of:=[$distances.F134]" office:value-type="float" office:value="6.0613" calcext:value-type="float">
            <text:p>6.061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4" calcext:value-type="float">
            <text:p>134</text:p>
          </table:table-cell>
          <table:table-cell table:style-name="ce88" table:formula="of:=[$classement.C137]" office:value-type="string" office:string-value="VILLERS-LES-NANCY, Elém des Aiguillettes" calcext:value-type="string">
            <text:p>VILLERS-LES-NANCY, Elém des Aiguillettes</text:p>
          </table:table-cell>
          <table:table-cell table:style-name="ce88" table:formula="of:=[$classement.F137]" office:value-type="float" office:value="0" calcext:value-type="float">
            <text:p>0</text:p>
          </table:table-cell>
          <table:table-cell table:style-name="ce31" table:formula="of:=[$notes.B135]" office:value-type="float" office:value="73.2653096590647" calcext:value-type="float">
            <text:p>73.2653096590647</text:p>
          </table:table-cell>
          <table:table-cell table:style-name="ce31" table:formula="of:=[$distances.E135]" office:value-type="float" office:value="48.6735" calcext:value-type="float">
            <text:p>48.6735</text:p>
          </table:table-cell>
          <table:table-cell table:style-name="ce31" table:formula="of:=[$distances.F135]" office:value-type="float" office:value="6.1547" calcext:value-type="float">
            <text:p>6.154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5" calcext:value-type="float">
            <text:p>135</text:p>
          </table:table-cell>
          <table:table-cell table:style-name="ce87" table:formula="of:=[$classement.C138]" office:value-type="string" office:string-value="VILLERS-LES-NANCY, Elém des Aiguillettes" calcext:value-type="string">
            <text:p>VILLERS-LES-NANCY, Elém des Aiguillettes</text:p>
          </table:table-cell>
          <table:table-cell table:style-name="ce87" table:formula="of:=[$classement.F138]" office:value-type="float" office:value="0" calcext:value-type="float">
            <text:p>0</text:p>
          </table:table-cell>
          <table:table-cell table:style-name="ce30" table:formula="of:=[$notes.B136]" office:value-type="float" office:value="73.2653096590647" calcext:value-type="float">
            <text:p>73.2653096590647</text:p>
          </table:table-cell>
          <table:table-cell table:style-name="ce30" table:formula="of:=[$distances.E136]" office:value-type="float" office:value="48.6735" calcext:value-type="float">
            <text:p>48.6735</text:p>
          </table:table-cell>
          <table:table-cell table:style-name="ce30" table:formula="of:=[$distances.F136]" office:value-type="float" office:value="6.1547" calcext:value-type="float">
            <text:p>6.1547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6" calcext:value-type="float">
            <text:p>136</text:p>
          </table:table-cell>
          <table:table-cell table:style-name="ce88" table:formula="of:=[$classement.C139]" office:value-type="string" office:string-value="SEXEY-AUX-FORGES, Elém" calcext:value-type="string">
            <text:p>SEXEY-AUX-FORGES, Elém</text:p>
          </table:table-cell>
          <table:table-cell table:style-name="ce88" table:formula="of:=[$classement.F139]" office:value-type="string" office:string-value="&#10;" calcext:value-type="string">
            <text:p/>
            <text:p/>
          </table:table-cell>
          <table:table-cell table:style-name="ce31" table:formula="of:=[$notes.B137]" office:value-type="float" office:value="52.6723239025475" calcext:value-type="float">
            <text:p>52.6723239025475</text:p>
          </table:table-cell>
          <table:table-cell table:style-name="ce31" table:formula="of:=[$distances.E137]" office:value-type="float" office:value="48.6184" calcext:value-type="float">
            <text:p>48.6184</text:p>
          </table:table-cell>
          <table:table-cell table:style-name="ce31" table:formula="of:=[$distances.F137]" office:value-type="float" office:value="6.0903" calcext:value-type="float">
            <text:p>6.090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7" calcext:value-type="float">
            <text:p>137</text:p>
          </table:table-cell>
          <table:table-cell table:style-name="ce87" table:formula="of:=[$classement.C140]" office:value-type="string" office:string-value="VELAINE, Elém CHAVIGNY du Châtel, Elém " calcext:value-type="string">
            <text:p>VELAINE, Elém CHAVIGNY du Châtel, Elém </text:p>
          </table:table-cell>
          <table:table-cell table:style-name="ce87" table:formula="of:=[$classement.F140]" office:value-type="float" office:value="0" calcext:value-type="float">
            <text:p>0</text:p>
          </table:table-cell>
          <table:table-cell table:style-name="ce30" table:formula="of:=[$notes.B138]" office:value-type="float" office:value="39.8171839234911" calcext:value-type="float">
            <text:p>39.8171839234911</text:p>
          </table:table-cell>
          <table:table-cell table:style-name="ce30" table:formula="of:=[$distances.E138]" office:value-type="float" office:value="48.6963" calcext:value-type="float">
            <text:p>48.6963</text:p>
          </table:table-cell>
          <table:table-cell table:style-name="ce30" table:formula="of:=[$distances.F138]" office:value-type="float" office:value="6.0304" calcext:value-type="float">
            <text:p>6.030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8" calcext:value-type="float">
            <text:p>138</text:p>
          </table:table-cell>
          <table:table-cell table:style-name="ce88" table:formula="of:=[$classement.C141]" office:value-type="string" office:string-value="NEUVES-MAISONS, Elém E. Zola&#10;NEUVES-MAISONS, Elém F. Villon " calcext:value-type="string">
            <text:p>NEUVES-MAISONS, Elém E. Zola</text:p>
            <text:p>NEUVES-MAISONS, Elém F. Villon </text:p>
          </table:table-cell>
          <table:table-cell table:style-name="ce88" table:formula="of:=[$classement.F141]" office:value-type="float" office:value="0" calcext:value-type="float">
            <text:p>0</text:p>
          </table:table-cell>
          <table:table-cell table:style-name="ce31" table:formula="of:=[$notes.B139]" office:value-type="float" office:value="53.1324467838641" calcext:value-type="float">
            <text:p>53.1324467838641</text:p>
          </table:table-cell>
          <table:table-cell table:style-name="ce31" table:formula="of:=[$distances.E139]" office:value-type="float" office:value="48.6148" calcext:value-type="float">
            <text:p>48.6148</text:p>
          </table:table-cell>
          <table:table-cell table:style-name="ce31" table:formula="of:=[$distances.F139]" office:value-type="float" office:value="6.1061" calcext:value-type="float">
            <text:p>6.106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9" calcext:value-type="float">
            <text:p>139</text:p>
          </table:table-cell>
          <table:table-cell table:style-name="ce87" table:formula="of:=[$classement.C142]" office:value-type="string" office:string-value="XIROCOURT, primaire du Madon (classe maternelle)&#10;VILLERS-LES-NANCY, Mat S. Herbinière Lebert" calcext:value-type="string">
            <text:p>XIROCOURT, primaire du Madon (classe maternelle)</text:p>
            <text:p>VILLERS-LES-NANCY, Mat S. Herbinière Lebert</text:p>
          </table:table-cell>
          <table:table-cell table:style-name="ce87" table:formula="of:=[$classement.F142]" office:value-type="float" office:value="0" calcext:value-type="float">
            <text:p>0</text:p>
          </table:table-cell>
          <table:table-cell table:style-name="ce30" table:formula="of:=[$notes.B140]" office:value-type="float" office:value="841.813382572353" calcext:value-type="float">
            <text:p>841.813382572353</text:p>
          </table:table-cell>
          <table:table-cell table:style-name="ce30" table:formula="of:=[$distances.E140]" office:value-type="float" office:value="48.4319" calcext:value-type="float">
            <text:p>48.4319</text:p>
          </table:table-cell>
          <table:table-cell table:style-name="ce30" table:formula="of:=[$distances.F140]" office:value-type="float" office:value="6.1741" calcext:value-type="float">
            <text:p>6.17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0" calcext:value-type="float">
            <text:p>140</text:p>
          </table:table-cell>
          <table:table-cell table:style-name="ce88" table:formula="of:=[$classement.C143]" office:value-type="string" office:string-value="VEZELISE, maternelle" calcext:value-type="string">
            <text:p>VEZELISE, maternelle</text:p>
          </table:table-cell>
          <table:table-cell table:style-name="ce88" table:formula="of:=[$classement.F143]" office:value-type="float" office:value="0" calcext:value-type="float">
            <text:p>0</text:p>
          </table:table-cell>
          <table:table-cell table:style-name="ce31" table:formula="of:=[$notes.B141]" office:value-type="float" office:value="842.335005421234" calcext:value-type="float">
            <text:p>842.335005421234</text:p>
          </table:table-cell>
          <table:table-cell table:style-name="ce31" table:formula="of:=[$distances.E141]" office:value-type="float" office:value="48.4881" calcext:value-type="float">
            <text:p>48.4881</text:p>
          </table:table-cell>
          <table:table-cell table:style-name="ce31" table:formula="of:=[$distances.F141]" office:value-type="float" office:value="6.0912" calcext:value-type="float">
            <text:p>6.091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1" calcext:value-type="float">
            <text:p>141</text:p>
          </table:table-cell>
          <table:table-cell table:style-name="ce87" table:formula="of:=[$classement.C144]" office:value-type="string" office:string-value="VILLERS-LES-NANCY, élém du Château" calcext:value-type="string">
            <text:p>VILLERS-LES-NANCY, élém du Château</text:p>
          </table:table-cell>
          <table:table-cell table:style-name="ce87" table:formula="of:=[$classement.F144]" office:value-type="string" office:string-value="&#10;" calcext:value-type="string">
            <text:p/>
            <text:p/>
          </table:table-cell>
          <table:table-cell table:style-name="ce30" table:formula="of:=[$notes.B142]" office:value-type="float" office:value="55.22622858149" calcext:value-type="float">
            <text:p>55.22622858149</text:p>
          </table:table-cell>
          <table:table-cell table:style-name="ce30" table:formula="of:=[$distances.E142]" office:value-type="float" office:value="48.6697" calcext:value-type="float">
            <text:p>48.6697</text:p>
          </table:table-cell>
          <table:table-cell table:style-name="ce30" table:formula="of:=[$distances.F142]" office:value-type="float" office:value="6.1459" calcext:value-type="float">
            <text:p>6.145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2" calcext:value-type="float">
            <text:p>142</text:p>
          </table:table-cell>
          <table:table-cell table:style-name="ce88" table:formula="of:=[$classement.C145]" office:value-type="string" office:string-value="DIARVILLE, Elém.&#10;HAROUE, N. Mandela" calcext:value-type="string">
            <text:p>DIARVILLE, Elém.</text:p>
            <text:p>HAROUE, N. Mandela</text:p>
          </table:table-cell>
          <table:table-cell table:style-name="ce88" table:formula="of:=[$classement.F145]" office:value-type="float" office:value="0" calcext:value-type="float">
            <text:p>0</text:p>
          </table:table-cell>
          <table:table-cell table:style-name="ce31" table:formula="of:=[$notes.B143]" office:value-type="float" office:value="122.389672779842" calcext:value-type="float">
            <text:p>122.389672779842</text:p>
          </table:table-cell>
          <table:table-cell table:style-name="ce31" table:formula="of:=[$distances.E143]" office:value-type="float" office:value="48.3946" calcext:value-type="float">
            <text:p>48.3946</text:p>
          </table:table-cell>
          <table:table-cell table:style-name="ce31" table:formula="of:=[$distances.F143]" office:value-type="float" office:value="6.1307" calcext:value-type="float">
            <text:p>6.130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3" calcext:value-type="float">
            <text:p>143</text:p>
          </table:table-cell>
          <table:table-cell table:style-name="ce87" table:formula="of:=[$classement.C146]" office:value-type="string" office:string-value="CHALIGNY, Elém Banvoie" calcext:value-type="string">
            <text:p>CHALIGNY, Elém Banvoie</text:p>
          </table:table-cell>
          <table:table-cell table:style-name="ce87" table:formula="of:=[$classement.F146]" office:value-type="float" office:value="0" calcext:value-type="float">
            <text:p>0</text:p>
          </table:table-cell>
          <table:table-cell table:style-name="ce30" table:formula="of:=[$notes.B144]" office:value-type="float" office:value="70.6723239025475" calcext:value-type="float">
            <text:p>70.6723239025475</text:p>
          </table:table-cell>
          <table:table-cell table:style-name="ce30" table:formula="of:=[$distances.E144]" office:value-type="float" office:value="48.6184" calcext:value-type="float">
            <text:p>48.6184</text:p>
          </table:table-cell>
          <table:table-cell table:style-name="ce30" table:formula="of:=[$distances.F144]" office:value-type="float" office:value="6.0903" calcext:value-type="float">
            <text:p>6.09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4" calcext:value-type="float">
            <text:p>144</text:p>
          </table:table-cell>
          <table:table-cell table:style-name="ce88" table:formula="of:=[$classement.C147]" office:value-type="string" office:string-value="VILLERS-LES-NANCY, Elém A. Camus" calcext:value-type="string">
            <text:p>VILLERS-LES-NANCY, Elém A. Camus</text:p>
          </table:table-cell>
          <table:table-cell table:style-name="ce88" table:formula="of:=[$classement.F147]" office:value-type="string" office:string-value="&#10;" calcext:value-type="string">
            <text:p/>
            <text:p/>
          </table:table-cell>
          <table:table-cell table:style-name="ce31" table:formula="of:=[$notes.B145]" office:value-type="float" office:value="52.5972903094275" calcext:value-type="float">
            <text:p>52.5972903094275</text:p>
          </table:table-cell>
          <table:table-cell table:style-name="ce31" table:formula="of:=[$distances.E145]" office:value-type="float" office:value="48.659" calcext:value-type="float">
            <text:p>48.659</text:p>
          </table:table-cell>
          <table:table-cell table:style-name="ce31" table:formula="of:=[$distances.F145]" office:value-type="float" office:value="6.1112" calcext:value-type="float">
            <text:p>6.111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5" calcext:value-type="float">
            <text:p>145</text:p>
          </table:table-cell>
          <table:table-cell table:style-name="ce87" table:formula="of:=[$classement.C148]" office:value-type="string" office:string-value="VILLERS-LES-NANCY, Mat. Camus&#10;VILLERS-LES-NANCY, Mat. Deruet" calcext:value-type="string">
            <text:p>VILLERS-LES-NANCY, Mat. Camus</text:p>
            <text:p>VILLERS-LES-NANCY, Mat. Deruet</text:p>
          </table:table-cell>
          <table:table-cell table:style-name="ce87" table:formula="of:=[$classement.F148]" office:value-type="float" office:value="0" calcext:value-type="float">
            <text:p>0</text:p>
          </table:table-cell>
          <table:table-cell table:style-name="ce30" table:formula="of:=[$notes.B146]" office:value-type="float" office:value="844.597290309427" calcext:value-type="float">
            <text:p>844.597290309427</text:p>
          </table:table-cell>
          <table:table-cell table:style-name="ce30" table:formula="of:=[$distances.E146]" office:value-type="float" office:value="48.659" calcext:value-type="float">
            <text:p>48.659</text:p>
          </table:table-cell>
          <table:table-cell table:style-name="ce30" table:formula="of:=[$distances.F146]" office:value-type="float" office:value="6.1112" calcext:value-type="float">
            <text:p>6.111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5" office:value-type="float" office:value="146" calcext:value-type="float">
            <text:p>146</text:p>
          </table:table-cell>
          <table:table-cell table:style-name="ce89" table:formula="of:=[$classement.C149]" office:value-type="string" office:string-value="BENNEY, primaire (classe élém)" calcext:value-type="string">
            <text:p>BENNEY, primaire (classe élém)</text:p>
          </table:table-cell>
          <table:table-cell table:style-name="ce89" table:formula="of:=[$classement.F149]" office:value-type="float" office:value="0" calcext:value-type="float">
            <text:p>0</text:p>
          </table:table-cell>
          <table:table-cell table:style-name="ce32" table:formula="of:=[$notes.B147]" office:value-type="float" office:value="68.9229823277021" calcext:value-type="float">
            <text:p>68.9229823277021</text:p>
          </table:table-cell>
          <table:table-cell table:style-name="ce32" table:formula="of:=[$distances.E147]" office:value-type="float" office:value="48.5111" calcext:value-type="float">
            <text:p>48.5111</text:p>
          </table:table-cell>
          <table:table-cell table:style-name="ce32" table:formula="of:=[$distances.F147]" office:value-type="float" office:value="6.2201" calcext:value-type="float">
            <text:p>6.2201</text:p>
          </table:table-cell>
          <table:table-cell table:style-name="ce32" table:number-columns-repeated="2"/>
          <table:table-cell table:style-name="ce23" table:number-columns-repeated="1008"/>
          <table:table-cell table:style-name="ce28"/>
        </table:table-row>
        <table:table-row table:style-name="ro3" table:number-rows-repeated="1048428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temp" table:style-name="ta2">
        <table:table-column table:style-name="co22" table:default-cell-style-name="Default"/>
        <table:table-row table:style-name="ro1">
          <table:table-cell table:style-name="ce34" office:value-type="string" calcext:value-type="string">
            <text:p>BAYON,+Ecole+primaire+F.+Dolto</text:p>
          </table:table-cell>
        </table:table-row>
        <table:table-row table:style-name="ro1">
          <table:table-cell table:style-name="ce34" office:value-type="string" calcext:value-type="string">
            <text:p>FLAVIGNY+S+MOSELLE,+ecole+primaire+village</text:p>
          </table:table-cell>
        </table:table-row>
        <table:table-row table:style-name="ro1">
          <table:table-cell table:style-name="ce34" office:value-type="string" calcext:value-type="string">
            <text:p>MAGNIERES,+ecole+primaire</text:p>
          </table:table-cell>
        </table:table-row>
        <table:table-row table:style-name="ro1">
          <table:table-cell table:style-name="ce34" office:value-type="string" calcext:value-type="string">
            <text:p>DAMELEVIERES+Louis+Aragon+élémentaire</text:p>
          </table:table-cell>
        </table:table-row>
        <table:table-row table:style-name="ro1">
          <table:table-cell table:style-name="ce34" office:value-type="string" calcext:value-type="string">
            <text:p>AZERAILLES,+ecole+primaire</text:p>
          </table:table-cell>
        </table:table-row>
        <table:table-row table:style-name="ro1">
          <table:table-cell table:style-name="ce34" office:value-type="string" calcext:value-type="string">
            <text:p>PIENNES,+Ecole+primaire+J+Zay</text:p>
          </table:table-cell>
        </table:table-row>
        <table:table-row table:style-name="ro1">
          <table:table-cell table:style-name="ce34" office:value-type="string" calcext:value-type="string">
            <text:p>AUDUN+LE+ROMAN+Ecole+primaire+F.+Poulbot</text:p>
          </table:table-cell>
        </table:table-row>
        <table:table-row table:style-name="ro1">
          <table:table-cell table:style-name="ce34" office:value-type="string" calcext:value-type="string">
            <text:p>MANCIEULLES+VAL+DE+BRIEY,+Ecole+primaire+Hervé+Bazin</text:p>
          </table:table-cell>
        </table:table-row>
        <table:table-row table:style-name="ro1">
          <table:table-cell table:style-name="ce34" office:value-type="string" calcext:value-type="string">
            <text:p>VALLEROY,+ecole+primaire,+Emile+Duhamel</text:p>
          </table:table-cell>
        </table:table-row>
        <table:table-row table:style-name="ro1">
          <table:table-cell table:style-name="ce34" office:value-type="string" calcext:value-type="string">
            <text:p>PIENNES,+Ecole+primaire+Elsa.+Triolet</text:p>
          </table:table-cell>
        </table:table-row>
        <table:table-row table:style-name="ro1">
          <table:table-cell table:style-name="ce34" office:value-type="string" calcext:value-type="string">
            <text:p>MARS+LA+TOUR,+ecole+primaire+aire+Albert+Lebrun</text:p>
          </table:table-cell>
        </table:table-row>
        <table:table-row table:style-name="ro1">
          <table:table-cell table:style-name="ce34" office:value-type="string" calcext:value-type="string">
            <text:p>HOMECOURT,+Ecole+primaire+H.+Defaut</text:p>
          </table:table-cell>
        </table:table-row>
        <table:table-row table:style-name="ro1">
          <table:table-cell table:style-name="ce34" office:value-type="string" calcext:value-type="string">
            <text:p>JARNY,+ecole+primaire+Jules+Ferry+(mat)</text:p>
          </table:table-cell>
        </table:table-row>
        <table:table-row table:style-name="ro1">
          <table:table-cell table:style-name="ce34" office:value-type="string" calcext:value-type="string">
            <text:p>ROSIERES+AUX+SALINES,+ecole+primaire</text:p>
          </table:table-cell>
        </table:table-row>
        <table:table-row table:style-name="ro1">
          <table:table-cell table:style-name="ce34" office:value-type="string" calcext:value-type="string">
            <text:p>DOMBASLE,+Ecole+primaire+J.+L'hôte</text:p>
          </table:table-cell>
        </table:table-row>
        <table:table-row table:style-name="ro1">
          <table:table-cell table:style-name="ce34" office:value-type="string" calcext:value-type="string">
            <text:p>JARVILLE,+Ecole+primaire+L.+Majorelle</text:p>
          </table:table-cell>
        </table:table-row>
        <table:table-row table:style-name="ro1">
          <table:table-cell table:style-name="ce34" office:value-type="string" calcext:value-type="string">
            <text:p>JARVILLE,+Ecole+primaire+Florian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du+Centre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ROSIERES+AUX+SALINES,+Mat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+et+M+Curie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VILLE+EN+VERMOIS,+ecole+primaire+Sonnini</text:p>
          </table:table-cell>
        </table:table-row>
        <table:table-row table:style-name="ro1">
          <table:table-cell table:style-name="ce34" office:value-type="string" calcext:value-type="string">
            <text:p>ST+NICOLAS+DE+PORT,+Ecole+primaire+J.+Moulin</text:p>
          </table:table-cell>
        </table:table-row>
        <table:table-row table:style-name="ro1">
          <table:table-cell table:style-name="ce34" office:value-type="string" calcext:value-type="string">
            <text:p>JARVILLE,+Ecole+primaire+Calmette+et+Guérin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Dartein</text:p>
          </table:table-cell>
        </table:table-row>
        <table:table-row table:style-name="ro1">
          <table:table-cell table:style-name="ce34" office:value-type="string" calcext:value-type="string">
            <text:p>MONT+ST+MARTIN,+Ecole+primaire+J.+Macé</text:p>
          </table:table-cell>
        </table:table-row>
        <table:table-row table:style-name="ro1">
          <table:table-cell table:style-name="ce34" office:value-type="string" calcext:value-type="string">
            <text:p>CONS+LA+GRANDVILLE,+ecole+primaire+</text:p>
          </table:table-cell>
        </table:table-row>
        <table:table-row table:style-name="ro1">
          <table:table-cell table:style-name="ce34" office:value-type="string" calcext:value-type="string">
            <text:p>HERSERANGE+Ecole+primaire+J.+Simon</text:p>
          </table:table-cell>
        </table:table-row>
        <table:table-row table:style-name="ro1">
          <table:table-cell table:style-name="ce34" office:value-type="string" calcext:value-type="string">
            <text:p>LEXY,+Ecole+primaire+J.+Macé</text:p>
          </table:table-cell>
        </table:table-row>
        <table:table-row table:style-name="ro1">
          <table:table-cell table:style-name="ce34" office:value-type="string" calcext:value-type="string">
            <text:p>MORFONTAINE,+ecole+primaire+G.+Sand</text:p>
          </table:table-cell>
        </table:table-row>
        <table:table-row table:style-name="ro1">
          <table:table-cell table:style-name="ce34" office:value-type="string" calcext:value-type="string">
            <text:p>REHAINVILLER,+ecole+primaire</text:p>
          </table:table-cell>
        </table:table-row>
        <table:table-row table:style-name="ro1">
          <table:table-cell table:style-name="ce34" office:value-type="string" calcext:value-type="string">
            <text:p>LUNEVILLE,+Demangeot+Elem</text:p>
          </table:table-cell>
        </table:table-row>
        <table:table-row table:style-name="ro1">
          <table:table-cell table:style-name="ce34" office:value-type="string" calcext:value-type="string">
            <text:p>CIREY+SUR+VEZOUZE,+Elem</text:p>
          </table:table-cell>
        </table:table-row>
        <table:table-row table:style-name="ro1">
          <table:table-cell table:style-name="ce34" office:value-type="string" calcext:value-type="string">
            <text:p>LUNEVILLE,+Alsace+Materne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Didion+Raugraff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A.+Mézière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Charles+III</text:p>
          </table:table-cell>
        </table:table-row>
        <table:table-row table:style-name="ro1">
          <table:table-cell table:style-name="ce34" office:value-type="string" calcext:value-type="string">
            <text:p>NANCY,+Ecole+primaire+Didion</text:p>
          </table:table-cell>
        </table:table-row>
        <table:table-row table:style-name="ro1">
          <table:table-cell table:style-name="ce34" office:value-type="string" calcext:value-type="string">
            <text:p>NANCY,+Ecole+primaire+Gallé</text:p>
          </table:table-cell>
        </table:table-row>
        <table:table-row table:style-name="ro1">
          <table:table-cell table:style-name="ce34" office:value-type="string" calcext:value-type="string">
            <text:p>NANCY,+Ecole+primaire+Gebhart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M.+Leroy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Roberty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BEAUREGARD+ecole+primaire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Pergaud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MAXEVII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BOUXIERES+AUX+DAMES,+Ecole+primaire+Thibault</text:p>
          </table:table-cell>
        </table:table-row>
        <table:table-row table:style-name="ro1">
          <table:table-cell table:style-name="ce34" office:value-type="string" calcext:value-type="string">
            <text:p>FAULX,+ecole+primaire+Les+Marronniers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CHAMPIGNEULLES,+ecole+primaire+Buffon+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MALZEVILLE,+Ecole+primaire+P.+Bert</text:p>
          </table:table-cell>
        </table:table-row>
        <table:table-row table:style-name="ro1">
          <table:table-cell table:style-name="ce34" office:value-type="string" calcext:value-type="string">
            <text:p>EULMONT,+Ecole+primaire+Les+Vignottes</text:p>
          </table:table-cell>
        </table:table-row>
        <table:table-row table:style-name="ro1">
          <table:table-cell table:style-name="ce34" office:value-type="string" calcext:value-type="string">
            <text:p>LIVERDUN+Ecole+primaire+Rond+Chêne</text:p>
          </table:table-cell>
        </table:table-row>
        <table:table-row table:style-name="ro1">
          <table:table-cell table:style-name="ce34" office:value-type="string" calcext:value-type="string">
            <text:p>MALLELOY,+Ecole+primaire</text:p>
          </table:table-cell>
        </table:table-row>
        <table:table-row table:style-name="ro1">
          <table:table-cell table:style-name="ce34" office:value-type="string" calcext:value-type="string">
            <text:p>MALZEVILLE,+Ecole+primaire+Geny</text:p>
          </table:table-cell>
        </table:table-row>
        <table:table-row table:style-name="ro1">
          <table:table-cell table:style-name="ce34" office:value-type="string" calcext:value-type="string">
            <text:p>CUSTINES,+Ecole+primaire+Centre</text:p>
          </table:table-cell>
        </table:table-row>
        <table:table-row table:style-name="ro1">
          <table:table-cell table:style-name="ce34" office:value-type="string" calcext:value-type="string">
            <text:p>LIVERDUN,+Ecole+primaire+Rond+Chêne</text:p>
          </table:table-cell>
        </table:table-row>
        <table:table-row table:style-name="ro1">
          <table:table-cell table:style-name="ce34" office:value-type="string" calcext:value-type="string">
            <text:p>DIEULOUARD,+ecole+primaire+</text:p>
          </table:table-cell>
        </table:table-row>
        <table:table-row table:style-name="ro1">
          <table:table-cell table:style-name="ce34" office:value-type="string" calcext:value-type="string">
            <text:p>JEANDELAINCOURT+–+ecole+primaire</text:p>
          </table:table-cell>
        </table:table-row>
        <table:table-row table:style-name="ro1">
          <table:table-cell table:style-name="ce34" office:value-type="string" calcext:value-type="string">
            <text:p>MARBACHE,+ecole+primaire+</text:p>
          </table:table-cell>
        </table:table-row>
        <table:table-row table:style-name="ro1">
          <table:table-cell table:style-name="ce34" office:value-type="string" calcext:value-type="string">
            <text:p>PAGNY+SUR+MOSELLE,+Ecole+primaire+P.+Bert</text:p>
          </table:table-cell>
        </table:table-row>
        <table:table-row table:style-name="ro1">
          <table:table-cell table:style-name="ce34" office:value-type="string" calcext:value-type="string">
            <text:p>PONT+A+MOUSSON,+Ecole+primaire+P.+Dohm</text:p>
          </table:table-cell>
        </table:table-row>
        <table:table-row table:style-name="ro1">
          <table:table-cell table:style-name="ce34" office:value-type="string" calcext:value-type="string">
            <text:p>PONT+A+MOUSSON,+Ecole+primaire+St+Jean</text:p>
          </table:table-cell>
        </table:table-row>
        <table:table-row table:style-name="ro1">
          <table:table-cell table:style-name="ce34" office:value-type="string" calcext:value-type="string">
            <text:p>PONT+A+MOUSSON,+Ecole+primaire+St+Martin</text:p>
          </table:table-cell>
        </table:table-row>
        <table:table-row table:style-name="ro1">
          <table:table-cell table:style-name="ce34" office:value-type="string" calcext:value-type="string">
            <text:p>BRIN+S+SEILLE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Mouzimpré</text:p>
          </table:table-cell>
        </table:table-row>
        <table:table-row table:style-name="ro1">
          <table:table-cell table:style-name="ce34" office:value-type="string" calcext:value-type="string">
            <text:p>ESSEY+LES+NANCY,+ecole+primaire+Prevert</text:p>
          </table:table-cell>
        </table:table-row>
        <table:table-row table:style-name="ro1">
          <table:table-cell table:style-name="ce34" office:value-type="string" calcext:value-type="string">
            <text:p><text:span text:style-name="T2">SEICHAMPS+ecole+primaire</text:span>+L+Michel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FOUG,+Ecole+primaire+Luton</text:p>
          </table:table-cell>
        </table:table-row>
        <table:table-row table:style-name="ro1">
          <table:table-cell table:style-name="ce34" office:value-type="string" calcext:value-type="string">
            <text:p>DOMMARTIN+LES+TOUL,+Ecole+primaire+J.+Ferry</text:p>
          </table:table-cell>
        </table:table-row>
        <table:table-row table:style-name="ro1">
          <table:table-cell table:style-name="ce34" office:value-type="string" calcext:value-type="string">
            <text:p>TOUL,+Ecole+primaire+La+Sapinière</text:p>
          </table:table-cell>
        </table:table-row>
        <table:table-row table:style-name="ro1">
          <table:table-cell table:style-name="ce34" office:value-type="string" calcext:value-type="string">
            <text:p>FAVIER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VILLEY+SAINT+ETIENNE+ecole+primaire</text:p>
          </table:table-cell>
        </table:table-row>
        <table:table-row table:style-name="ro1">
          <table:table-cell table:style-name="ce34" office:value-type="string" calcext:value-type="string">
            <text:p>MENIL+LA+TOUR,+ecole+primaire</text:p>
          </table:table-cell>
        </table:table-row>
        <table:table-row table:style-name="ro1">
          <table:table-cell table:style-name="ce34" office:value-type="string" calcext:value-type="string">
            <text:p>TOUL,+Ecole+primaire+Les+Eglantines</text:p>
          </table:table-cell>
        </table:table-row>
        <table:table-row table:style-name="ro1">
          <table:table-cell table:style-name="ce34" office:value-type="string" calcext:value-type="string">
            <text:p>TOUL,+ecole+primaire+Saint+Evre</text:p>
          </table:table-cell>
        </table:table-row>
        <table:table-row table:style-name="ro1">
          <table:table-cell table:style-name="ce34" office:value-type="string" calcext:value-type="string">
            <text:p>FOUG,+Ecole+primaire+Les+Tilleuls</text:p>
          </table:table-cell>
        </table:table-row>
        <table:table-row table:style-name="ro1">
          <table:table-cell table:style-name="ce34" office:value-type="string" calcext:value-type="string">
            <text:p>DOMEVRE+EN+HAYE,+ecole+primaire</text:p>
          </table:table-cell>
        </table:table-row>
        <table:table-row table:style-name="ro1">
          <table:table-cell table:style-name="ce34" office:value-type="string" calcext:value-type="string">
            <text:p>VANNES,+ecole+primaire</text:p>
          </table:table-cell>
        </table:table-row>
        <table:table-row table:style-name="ro1">
          <table:table-cell table:style-name="ce34" office:value-type="string" calcext:value-type="string">
            <text:p>ALLAIN,+ecole+primaire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Brossolette</text:p>
          </table:table-cell>
        </table:table-row>
        <table:table-row table:style-name="ro1">
          <table:table-cell table:style-name="ce34" office:value-type="string" calcext:value-type="string">
            <text:p>LUDRES,+Ecole+primaire+J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Brabois</text:p>
          </table:table-cell>
        </table:table-row>
        <table:table-row table:style-name="ro1">
          <table:table-cell table:style-name="ce34" office:value-type="string" calcext:value-type="string">
            <text:p>VANDOEUVRE,+Ecole+primaire+Bert</text:p>
          </table:table-cell>
        </table:table-row>
        <table:table-row table:style-name="ro1">
          <table:table-cell table:style-name="ce34" office:value-type="string" calcext:value-type="string">
            <text:p>LUDRES,+Ecole+primaire+J.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J.+Macé</text:p>
          </table:table-cell>
        </table:table-row>
        <table:table-row table:style-name="ro1">
          <table:table-cell table:style-name="ce34" office:value-type="string" calcext:value-type="string">
            <text:p>VANDOEUVRE,+Ecole+primaire+J.+Pompey</text:p>
          </table:table-cell>
        </table:table-row>
        <table:table-row table:style-name="ro1">
          <table:table-cell table:style-name="ce34" office:value-type="string" calcext:value-type="string">
            <text:p>LUDRES,+Ecole+primaire+P.+Loti</text:p>
          </table:table-cell>
        </table:table-row>
        <table:table-row table:style-name="ro1">
          <table:table-cell table:style-name="ce34" office:value-type="string" calcext:value-type="string">
            <text:p>MAIZIERES,+primaire+Emile+Gallé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SEXEY+AUX+FORGES,+ecole+primaire</text:p>
          </table:table-cell>
        </table:table-row>
        <table:table-row table:style-name="ro1">
          <table:table-cell table:style-name="ce34" office:value-type="string" calcext:value-type="string">
            <text:p>VELAINE,+Ecole+primaire</text:p>
          </table:table-cell>
        </table:table-row>
        <table:table-row table:style-name="ro1">
          <table:table-cell table:style-name="ce34" office:value-type="string" calcext:value-type="string">
            <text:p>NEUVES+MAISONS,+Ecole+primaire+E.+Zola</text:p>
          </table:table-cell>
        </table:table-row>
        <table:table-row table:style-name="ro1">
          <table:table-cell table:style-name="ce34" office:value-type="string" calcext:value-type="string">
            <text:p>XIROCOURT,+primaire+du+Madon</text:p>
          </table:table-cell>
        </table:table-row>
        <table:table-row table:style-name="ro1">
          <table:table-cell table:style-name="ce34" office:value-type="string" calcext:value-type="string">
            <text:p>VEZELISE,+maternelle</text:p>
          </table:table-cell>
        </table:table-row>
        <table:table-row table:style-name="ro1">
          <table:table-cell table:style-name="ce34" office:value-type="string" calcext:value-type="string">
            <text:p>VILLERS+LES+NANCY,+ecole+primaire+du+Château</text:p>
          </table:table-cell>
        </table:table-row>
        <table:table-row table:style-name="ro1">
          <table:table-cell table:style-name="ce34" office:value-type="string" calcext:value-type="string">
            <text:p>DIARVILLE,+ecole+primaire</text:p>
          </table:table-cell>
        </table:table-row>
        <table:table-row table:style-name="ro1">
          <table:table-cell table:style-name="ce34" office:value-type="string" calcext:value-type="string">
            <text:p>CHALIGNY,+Ecole+primaire+Banvoie</text:p>
          </table:table-cell>
        </table:table-row>
        <table:table-row table:style-name="ro1">
          <table:table-cell table:style-name="ce34" office:value-type="string" calcext:value-type="string">
            <text:p>VILLERS+LES+NANCY,+Ecole+primaire+A.+Camus</text:p>
          </table:table-cell>
        </table:table-row>
        <table:table-row table:style-name="ro1">
          <table:table-cell table:style-name="ce34" office:value-type="string" calcext:value-type="string">
            <text:p>VILLERS+LES+NANCY,+Ecole+primaire+Camus</text:p>
          </table:table-cell>
        </table:table-row>
        <table:table-row table:style-name="ro1">
          <table:table-cell table:style-name="ce34" office:value-type="string" calcext:value-type="string">
            <text:p>BENNEY,+ecole+primaire</text:p>
          </table:table-cell>
        </table:table-row>
        <table:table-row table:style-name="ro1" table:number-rows-repeated="104842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22.71pt" fo:margin-right="22.71pt" style:print-page-order="ttb" style:first-page-number="continue" style:scale-to="49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2:08:54.114556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 dorothee</meta:initial-creator>
    <meta:print-date>2020-07-07T16:11:05</meta:print-date>
    <meta:creation-date>2020-07-07T15:40:20</meta:creation-date>
    <dc:date>2020-07-11T13:27:10.338756254</dc:date>
    <meta:generator>LibreOffice/6.1.5.2$Linux_X86_64 LibreOffice_project/10$Build-2</meta:generator>
    <meta:editing-duration>PT8H13M13S</meta:editing-duration>
    <meta:editing-cycles>65</meta:editing-cycles>
    <meta:document-statistic meta:table-count="5" meta:cell-count="44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